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1861in" table:align="left"/>
    </style:style>
    <style:style style:name="Table1.A" style:family="table-column">
      <style:table-column-properties style:column-width="2.8931in"/>
    </style:style>
    <style:style style:name="Table1.B" style:family="table-column">
      <style:table-column-properties style:column-width="0.2931in"/>
    </style:style>
    <style:style style:name="Table1.A1" style:family="table-cell">
      <style:table-cell-properties style:vertical-align="middle" fo:padding="0.0194in" fo:border="none"/>
    </style:style>
    <style:style style:name="Table2" style:family="table">
      <style:table-properties style:width="1.1236in" table:align="left"/>
    </style:style>
    <style:style style:name="Table2.A" style:family="table-column">
      <style:table-column-properties style:column-width="0.8306in"/>
    </style:style>
    <style:style style:name="Table2.B" style:family="table-column">
      <style:table-column-properties style:column-width="0.2931in"/>
    </style:style>
    <style:style style:name="Table2.A1" style:family="table-cell">
      <style:table-cell-properties style:vertical-align="middle" fo:padding="0.0194in" fo:border="none"/>
    </style:style>
    <style:style style:name="Table3" style:family="table">
      <style:table-properties style:width="1.8736in" table:align="left"/>
    </style:style>
    <style:style style:name="Table3.A" style:family="table-column">
      <style:table-column-properties style:column-width="1.5806in"/>
    </style:style>
    <style:style style:name="Table3.B" style:family="table-column">
      <style:table-column-properties style:column-width="0.2931in"/>
    </style:style>
    <style:style style:name="Table3.A1" style:family="table-cell">
      <style:table-cell-properties style:vertical-align="middle" fo:padding="0.0194in" fo:border="none"/>
    </style:style>
    <style:style style:name="Table4" style:family="table">
      <style:table-properties style:width="4.0819in" table:align="left"/>
    </style:style>
    <style:style style:name="Table4.A" style:family="table-column">
      <style:table-column-properties style:column-width="3.7889in"/>
    </style:style>
    <style:style style:name="Table4.B" style:family="table-column">
      <style:table-column-properties style:column-width="0.2931in"/>
    </style:style>
    <style:style style:name="Table4.A1" style:family="table-cell">
      <style:table-cell-properties style:vertical-align="middle" fo:padding="0.0194in" fo:border="none"/>
    </style:style>
    <style:style style:name="Table5" style:family="table">
      <style:table-properties style:width="3.4778in" table:align="left"/>
    </style:style>
    <style:style style:name="Table5.A" style:family="table-column">
      <style:table-column-properties style:column-width="3.1847in"/>
    </style:style>
    <style:style style:name="Table5.B" style:family="table-column">
      <style:table-column-properties style:column-width="0.2931in"/>
    </style:style>
    <style:style style:name="Table5.A1" style:family="table-cell">
      <style:table-cell-properties style:vertical-align="middle" fo:padding="0.0194in" fo:border="none"/>
    </style:style>
    <style:style style:name="Table6" style:family="table">
      <style:table-properties style:width="2.009in" table:align="left"/>
    </style:style>
    <style:style style:name="Table6.A" style:family="table-column">
      <style:table-column-properties style:column-width="1.716in"/>
    </style:style>
    <style:style style:name="Table6.B" style:family="table-column">
      <style:table-column-properties style:column-width="0.2931in"/>
    </style:style>
    <style:style style:name="Table6.A1" style:family="table-cell">
      <style:table-cell-properties style:vertical-align="middle" fo:padding="0.0194in" fo:border="none"/>
    </style:style>
    <style:style style:name="Table7" style:family="table">
      <style:table-properties style:width="1.6549in" table:align="left"/>
    </style:style>
    <style:style style:name="Table7.A" style:family="table-column">
      <style:table-column-properties style:column-width="1.3618in"/>
    </style:style>
    <style:style style:name="Table7.B" style:family="table-column">
      <style:table-column-properties style:column-width="0.2931in"/>
    </style:style>
    <style:style style:name="Table7.A1" style:family="table-cell">
      <style:table-cell-properties style:vertical-align="middle" fo:padding="0.0194in" fo:border="none"/>
    </style:style>
    <style:style style:name="Table8" style:family="table">
      <style:table-properties style:width="4.5924in" table:align="left"/>
    </style:style>
    <style:style style:name="Table8.A" style:family="table-column">
      <style:table-column-properties style:column-width="4.2993in"/>
    </style:style>
    <style:style style:name="Table8.B" style:family="table-column">
      <style:table-column-properties style:column-width="0.2931in"/>
    </style:style>
    <style:style style:name="Table8.A1" style:family="table-cell">
      <style:table-cell-properties style:vertical-align="middle" fo:padding="0.0194in" fo:border="none"/>
    </style:style>
    <style:style style:name="Table9" style:family="table">
      <style:table-properties style:width="5.4778in" table:align="left"/>
    </style:style>
    <style:style style:name="Table9.A" style:family="table-column">
      <style:table-column-properties style:column-width="5.1847in"/>
    </style:style>
    <style:style style:name="Table9.B" style:family="table-column">
      <style:table-column-properties style:column-width="0.2931in"/>
    </style:style>
    <style:style style:name="Table9.A1" style:family="table-cell">
      <style:table-cell-properties style:vertical-align="middle" fo:padding="0.0194in" fo:border="none"/>
    </style:style>
    <style:style style:name="Table10" style:family="table">
      <style:table-properties style:width="3.0306in" table:align="left"/>
    </style:style>
    <style:style style:name="Table10.A" style:family="table-column">
      <style:table-column-properties style:column-width="2.6535in"/>
    </style:style>
    <style:style style:name="Table10.B" style:family="table-column">
      <style:table-column-properties style:column-width="0.3771in"/>
    </style:style>
    <style:style style:name="Table10.A1" style:family="table-cell">
      <style:table-cell-properties style:vertical-align="middle" fo:padding="0.0194in" fo:border="none"/>
    </style:style>
    <style:style style:name="Table11" style:family="table">
      <style:table-properties style:width="2.709in" table:align="left"/>
    </style:style>
    <style:style style:name="Table11.A" style:family="table-column">
      <style:table-column-properties style:column-width="2.341in"/>
    </style:style>
    <style:style style:name="Table11.B" style:family="table-column">
      <style:table-column-properties style:column-width="0.3681in"/>
    </style:style>
    <style:style style:name="Table11.A1" style:family="table-cell">
      <style:table-cell-properties style:vertical-align="middle" fo:padding="0.0194in" fo:border="none"/>
    </style:style>
    <style:style style:name="Table12" style:family="table">
      <style:table-properties style:width="2.1035in" table:align="left"/>
    </style:style>
    <style:style style:name="Table12.A" style:family="table-column">
      <style:table-column-properties style:column-width="1.7264in"/>
    </style:style>
    <style:style style:name="Table12.B" style:family="table-column">
      <style:table-column-properties style:column-width="0.3771in"/>
    </style:style>
    <style:style style:name="Table12.A1" style:family="table-cell">
      <style:table-cell-properties style:vertical-align="middle" fo:padding="0.0194in" fo:border="none"/>
    </style:style>
    <style:style style:name="Table13" style:family="table">
      <style:table-properties style:width="1.9576in" table:align="left"/>
    </style:style>
    <style:style style:name="Table13.A" style:family="table-column">
      <style:table-column-properties style:column-width="1.5806in"/>
    </style:style>
    <style:style style:name="Table13.B" style:family="table-column">
      <style:table-column-properties style:column-width="0.3771in"/>
    </style:style>
    <style:style style:name="Table13.A1" style:family="table-cell">
      <style:table-cell-properties style:vertical-align="middle" fo:padding="0.0194in" fo:border="none"/>
    </style:style>
    <style:style style:name="Table14" style:family="table">
      <style:table-properties style:width="5.9056in" table:align="left"/>
    </style:style>
    <style:style style:name="Table14.A" style:family="table-column">
      <style:table-column-properties style:column-width="5.5285in"/>
    </style:style>
    <style:style style:name="Table14.B" style:family="table-column">
      <style:table-column-properties style:column-width="0.3771in"/>
    </style:style>
    <style:style style:name="Table14.A1" style:family="table-cell">
      <style:table-cell-properties style:vertical-align="middle" fo:padding="0.0194in" fo:border="none"/>
    </style:style>
    <style:style style:name="Table15" style:family="table">
      <style:table-properties style:width="1.4785in" table:align="left"/>
    </style:style>
    <style:style style:name="Table15.A" style:family="table-column">
      <style:table-column-properties style:column-width="1.1014in"/>
    </style:style>
    <style:style style:name="Table15.B" style:family="table-column">
      <style:table-column-properties style:column-width="0.3771in"/>
    </style:style>
    <style:style style:name="Table15.A1" style:family="table-cell">
      <style:table-cell-properties style:vertical-align="middle" fo:padding="0.0194in" fo:border="none"/>
    </style:style>
    <style:style style:name="Table16" style:family="table">
      <style:table-properties style:width="4.1347in" table:align="left"/>
    </style:style>
    <style:style style:name="Table16.A" style:family="table-column">
      <style:table-column-properties style:column-width="3.7576in"/>
    </style:style>
    <style:style style:name="Table16.B" style:family="table-column">
      <style:table-column-properties style:column-width="0.3771in"/>
    </style:style>
    <style:style style:name="Table16.A1" style:family="table-cell">
      <style:table-cell-properties style:vertical-align="middle" fo:padding="0.0194in" fo:border="none"/>
    </style:style>
    <style:style style:name="Table17" style:family="table">
      <style:table-properties style:width="5.7597in" table:align="left"/>
    </style:style>
    <style:style style:name="Table17.A" style:family="table-column">
      <style:table-column-properties style:column-width="5.3826in"/>
    </style:style>
    <style:style style:name="Table17.B" style:family="table-column">
      <style:table-column-properties style:column-width="0.3771in"/>
    </style:style>
    <style:style style:name="Table17.A1" style:family="table-cell">
      <style:table-cell-properties style:vertical-align="middle" fo:padding="0.0194in" fo:border="none"/>
    </style:style>
    <style:style style:name="Table18" style:family="table">
      <style:table-properties style:width="3.5826in" table:align="left"/>
    </style:style>
    <style:style style:name="Table18.A" style:family="table-column">
      <style:table-column-properties style:column-width="3.2056in"/>
    </style:style>
    <style:style style:name="Table18.B" style:family="table-column">
      <style:table-column-properties style:column-width="0.3771in"/>
    </style:style>
    <style:style style:name="Table18.A1" style:family="table-cell">
      <style:table-cell-properties style:vertical-align="middle" fo:padding="0.0194in" fo:border="none"/>
    </style:style>
    <style:style style:name="Table19" style:family="table">
      <style:table-properties style:width="4.8743in" table:align="left"/>
    </style:style>
    <style:style style:name="Table19.A" style:family="table-column">
      <style:table-column-properties style:column-width="4.4972in"/>
    </style:style>
    <style:style style:name="Table19.B" style:family="table-column">
      <style:table-column-properties style:column-width="0.3771in"/>
    </style:style>
    <style:style style:name="Table19.A1" style:family="table-cell">
      <style:table-cell-properties style:vertical-align="middle" fo:padding="0.0194in" fo:border="none"/>
    </style:style>
    <style:style style:name="Table20" style:family="table">
      <style:table-properties style:width="5.8299in" table:align="left"/>
    </style:style>
    <style:style style:name="Table20.A" style:family="table-column">
      <style:table-column-properties style:column-width="0.3993in"/>
    </style:style>
    <style:style style:name="Table20.B" style:family="table-column">
      <style:table-column-properties style:column-width="5.4306in"/>
    </style:style>
    <style:style style:name="Table20.A1" style:family="table-cell">
      <style:table-cell-properties style:vertical-align="middle"/>
    </style:style>
    <style:style style:name="Table21" style:family="table">
      <style:table-properties style:width="5.6944in" table:align="left"/>
    </style:style>
    <style:style style:name="Table21.A" style:family="table-column">
      <style:table-column-properties style:column-width="0.3993in"/>
    </style:style>
    <style:style style:name="Table21.B" style:family="table-column">
      <style:table-column-properties style:column-width="5.2951in"/>
    </style:style>
    <style:style style:name="Table21.A1" style:family="table-cell">
      <style:table-cell-properties style:vertical-align="middle"/>
    </style:style>
    <style:style style:name="Table22" style:family="table">
      <style:table-properties style:width="5.0208in" table:align="left"/>
    </style:style>
    <style:style style:name="Table22.A" style:family="table-column">
      <style:table-column-properties style:column-width="2.2639in"/>
    </style:style>
    <style:style style:name="Table22.B" style:family="table-column">
      <style:table-column-properties style:column-width="0.4618in"/>
    </style:style>
    <style:style style:name="Table22.C" style:family="table-column">
      <style:table-column-properties style:column-width="0.5243in"/>
    </style:style>
    <style:style style:name="Table22.D" style:family="table-column">
      <style:table-column-properties style:column-width="0.5556in"/>
    </style:style>
    <style:style style:name="Table22.E" style:family="table-column">
      <style:table-column-properties style:column-width="0.6076in"/>
    </style:style>
    <style:style style:name="Table22.A1" style:family="table-cell">
      <style:table-cell-properties style:vertical-align="middle"/>
    </style:style>
    <style:style style:name="Table23" style:family="table">
      <style:table-properties style:width="6.1806in" table:align="left"/>
    </style:style>
    <style:style style:name="Table23.A" style:family="table-column">
      <style:table-column-properties style:column-width="2.2639in"/>
    </style:style>
    <style:style style:name="Table23.B" style:family="table-column">
      <style:table-column-properties style:column-width="0.6597in"/>
    </style:style>
    <style:style style:name="Table23.F" style:family="table-column">
      <style:table-column-properties style:column-width="0.6181in"/>
    </style:style>
    <style:style style:name="Table23.A1" style:family="table-cell">
      <style:table-cell-properties style:vertical-align="middle"/>
    </style:style>
    <style:style style:name="Table24" style:family="table">
      <style:table-properties style:width="3.8229in" table:align="left"/>
    </style:style>
    <style:style style:name="Table24.A" style:family="table-column">
      <style:table-column-properties style:column-width="2.8681in"/>
    </style:style>
    <style:style style:name="Table24.B" style:family="table-column">
      <style:table-column-properties style:column-width="0.4722in"/>
    </style:style>
    <style:style style:name="Table24.C" style:family="table-column">
      <style:table-column-properties style:column-width="0.4826in"/>
    </style:style>
    <style:style style:name="Table24.A1" style:family="table-cell">
      <style:table-cell-properties style:vertical-align="middle"/>
    </style:style>
    <style:style style:name="Table25" style:family="table">
      <style:table-properties style:width="5.8472in" table:align="left"/>
    </style:style>
    <style:style style:name="Table25.A" style:family="table-column">
      <style:table-column-properties style:column-width="2.2639in"/>
    </style:style>
    <style:style style:name="Table25.B" style:family="table-column">
      <style:table-column-properties style:column-width="0.5764in"/>
    </style:style>
    <style:style style:name="Table25.F" style:family="table-column">
      <style:table-column-properties style:column-width="0.6181in"/>
    </style:style>
    <style:style style:name="Table25.G" style:family="table-column">
      <style:table-column-properties style:column-width="0.6597in"/>
    </style:style>
    <style:style style:name="Table25.A1" style:family="table-cell">
      <style:table-cell-properties style:vertical-align="middle"/>
    </style:style>
    <style:style style:name="Table26" style:family="table">
      <style:table-properties style:width="3.6354in" table:align="left"/>
    </style:style>
    <style:style style:name="Table26.A" style:family="table-column">
      <style:table-column-properties style:column-width="2.2639in"/>
    </style:style>
    <style:style style:name="Table26.B" style:family="table-column">
      <style:table-column-properties style:column-width="0.6597in"/>
    </style:style>
    <style:style style:name="Table26.C" style:family="table-column">
      <style:table-column-properties style:column-width="0.7118in"/>
    </style:style>
    <style:style style:name="Table26.A1" style:family="table-cell">
      <style:table-cell-properties style:vertical-align="middle"/>
    </style:style>
    <style:style style:name="Table27" style:family="table">
      <style:table-properties style:width="3.4063in" table:align="left"/>
    </style:style>
    <style:style style:name="Table27.A" style:family="table-column">
      <style:table-column-properties style:column-width="2.4514in"/>
    </style:style>
    <style:style style:name="Table27.B" style:family="table-column">
      <style:table-column-properties style:column-width="0.4722in"/>
    </style:style>
    <style:style style:name="Table27.C" style:family="table-column">
      <style:table-column-properties style:column-width="0.4826in"/>
    </style:style>
    <style:style style:name="Table27.A1" style:family="table-cell">
      <style:table-cell-properties style:vertical-align="middle"/>
    </style:style>
    <style:style style:name="Table28" style:family="table">
      <style:table-properties style:width="5.4965in" table:align="left"/>
    </style:style>
    <style:style style:name="Table28.A" style:family="table-column">
      <style:table-column-properties style:column-width="2.2639in"/>
    </style:style>
    <style:style style:name="Table28.B" style:family="table-column">
      <style:table-column-properties style:column-width="0.6701in"/>
    </style:style>
    <style:style style:name="Table28.C" style:family="table-column">
      <style:table-column-properties style:column-width="0.7847in"/>
    </style:style>
    <style:style style:name="Table28.D" style:family="table-column">
      <style:table-column-properties style:column-width="0.9097in"/>
    </style:style>
    <style:style style:name="Table28.E" style:family="table-column">
      <style:table-column-properties style:column-width="0.8681in"/>
    </style:style>
    <style:style style:name="Table28.A1" style:family="table-cell">
      <style:table-cell-properties style:vertical-align="middle"/>
    </style:style>
    <style:style style:name="Table29" style:family="table">
      <style:table-properties style:width="2.4167in" table:align="left"/>
    </style:style>
    <style:style style:name="Table29.A" style:family="table-column">
      <style:table-column-properties style:column-width="1.4618in"/>
    </style:style>
    <style:style style:name="Table29.B" style:family="table-column">
      <style:table-column-properties style:column-width="0.4722in"/>
    </style:style>
    <style:style style:name="Table29.C" style:family="table-column">
      <style:table-column-properties style:column-width="0.4826in"/>
    </style:style>
    <style:style style:name="Table29.A1" style:family="table-cell">
      <style:table-cell-properties style:vertical-align="middle"/>
    </style:style>
    <style:style style:name="Table30" style:family="table">
      <style:table-properties style:width="7.3188in" table:align="left"/>
    </style:style>
    <style:style style:name="Table30.A" style:family="table-column">
      <style:table-column-properties style:column-width="0.9743in"/>
    </style:style>
    <style:style style:name="Table30.B" style:family="table-column">
      <style:table-column-properties style:column-width="0.584in"/>
    </style:style>
    <style:style style:name="Table30.D" style:family="table-column">
      <style:table-column-properties style:column-width="0.5889in"/>
    </style:style>
    <style:style style:name="Table30.F" style:family="table-column">
      <style:table-column-properties style:column-width="0.5319in"/>
    </style:style>
    <style:style style:name="Table30.G" style:family="table-column">
      <style:table-column-properties style:column-width="0.5931in"/>
    </style:style>
    <style:style style:name="Table30.H" style:family="table-column">
      <style:table-column-properties style:column-width="0.5569in"/>
    </style:style>
    <style:style style:name="Table30.I" style:family="table-column">
      <style:table-column-properties style:column-width="0.5868in"/>
    </style:style>
    <style:style style:name="Table30.L" style:family="table-column">
      <style:table-column-properties style:column-width="0.5618in"/>
    </style:style>
    <style:style style:name="Table30.A1" style:family="table-cell">
      <style:table-cell-properties style:vertical-align="middle"/>
    </style:style>
    <style:style style:name="Table31" style:family="table">
      <style:table-properties style:width="7.1354in" table:align="left"/>
    </style:style>
    <style:style style:name="Table31.A" style:family="table-column">
      <style:table-column-properties style:column-width="2.2639in"/>
    </style:style>
    <style:style style:name="Table31.B" style:family="table-column">
      <style:table-column-properties style:column-width="0.5764in"/>
    </style:style>
    <style:style style:name="Table31.C" style:family="table-column">
      <style:table-column-properties style:column-width="0.6285in"/>
    </style:style>
    <style:style style:name="Table31.I" style:family="table-column">
      <style:table-column-properties style:column-width="0.6806in"/>
    </style:style>
    <style:style style:name="Table31.A1" style:family="table-cell">
      <style:table-cell-properties style:vertical-align="middle"/>
    </style:style>
    <style:style style:name="Table32" style:family="table">
      <style:table-properties style:width="5.5382in" table:align="left"/>
    </style:style>
    <style:style style:name="Table32.A" style:family="table-column">
      <style:table-column-properties style:column-width="2.2639in"/>
    </style:style>
    <style:style style:name="Table32.B" style:family="table-column">
      <style:table-column-properties style:column-width="0.691in"/>
    </style:style>
    <style:style style:name="Table32.D" style:family="table-column">
      <style:table-column-properties style:column-width="0.941in"/>
    </style:style>
    <style:style style:name="Table32.E" style:family="table-column">
      <style:table-column-properties style:column-width="0.9514in"/>
    </style:style>
    <style:style style:name="Table32.A1" style:family="table-cell">
      <style:table-cell-properties style:vertical-align="middle"/>
    </style:style>
    <style:style style:name="Table33" style:family="table">
      <style:table-properties style:width="4.7188in" table:align="left"/>
    </style:style>
    <style:style style:name="Table33.A" style:family="table-column">
      <style:table-column-properties style:column-width="3.6806in"/>
    </style:style>
    <style:style style:name="Table33.B" style:family="table-column">
      <style:table-column-properties style:column-width="0.5556in"/>
    </style:style>
    <style:style style:name="Table33.C" style:family="table-column">
      <style:table-column-properties style:column-width="0.4826in"/>
    </style:style>
    <style:style style:name="Table33.A1" style:family="table-cell">
      <style:table-cell-properties style:vertical-align="middle"/>
    </style:style>
    <style:style style:name="Table34" style:family="table">
      <style:table-properties style:width="6.0625in" table:align="left"/>
    </style:style>
    <style:style style:name="Table34.A" style:family="table-column">
      <style:table-column-properties style:column-width="1.6181in"/>
    </style:style>
    <style:style style:name="Table34.B" style:family="table-column">
      <style:table-column-properties style:column-width="0.3889in"/>
    </style:style>
    <style:style style:name="Table34.C" style:family="table-column">
      <style:table-column-properties style:column-width="0.7639in"/>
    </style:style>
    <style:style style:name="Table34.D" style:family="table-column">
      <style:table-column-properties style:column-width="0.9826in"/>
    </style:style>
    <style:style style:name="Table34.E" style:family="table-column">
      <style:table-column-properties style:column-width="0.816in"/>
    </style:style>
    <style:style style:name="Table34.F" style:family="table-column">
      <style:table-column-properties style:column-width="1.4931in"/>
    </style:style>
    <style:style style:name="Table34.A1" style:family="table-cell">
      <style:table-cell-properties style:vertical-align="middle"/>
    </style:style>
    <style:style style:name="Table35" style:family="table">
      <style:table-properties style:width="6.2431in" table:align="left"/>
    </style:style>
    <style:style style:name="Table35.A" style:family="table-column">
      <style:table-column-properties style:column-width="1.191in"/>
    </style:style>
    <style:style style:name="Table35.B" style:family="table-column">
      <style:table-column-properties style:column-width="0.8993in"/>
    </style:style>
    <style:style style:name="Table35.C" style:family="table-column">
      <style:table-column-properties style:column-width="1.1181in"/>
    </style:style>
    <style:style style:name="Table35.D" style:family="table-column">
      <style:table-column-properties style:column-width="0.9097in"/>
    </style:style>
    <style:style style:name="Table35.E" style:family="table-column">
      <style:table-column-properties style:column-width="0.5556in"/>
    </style:style>
    <style:style style:name="Table35.F" style:family="table-column">
      <style:table-column-properties style:column-width="0.6806in"/>
    </style:style>
    <style:style style:name="Table35.G" style:family="table-column">
      <style:table-column-properties style:column-width="0.8889in"/>
    </style:style>
    <style:style style:name="Table35.A1" style:family="table-cell">
      <style:table-cell-properties style:vertical-align="middle"/>
    </style:style>
    <style:style style:name="Table36" style:family="table">
      <style:table-properties style:width="6.7118in" table:align="left"/>
    </style:style>
    <style:style style:name="Table36.A" style:family="table-column">
      <style:table-column-properties style:column-width="1.191in"/>
    </style:style>
    <style:style style:name="Table36.B" style:family="table-column">
      <style:table-column-properties style:column-width="0.8993in"/>
    </style:style>
    <style:style style:name="Table36.C" style:family="table-column">
      <style:table-column-properties style:column-width="1.1181in"/>
    </style:style>
    <style:style style:name="Table36.D" style:family="table-column">
      <style:table-column-properties style:column-width="0.9097in"/>
    </style:style>
    <style:style style:name="Table36.E" style:family="table-column">
      <style:table-column-properties style:column-width="0.5556in"/>
    </style:style>
    <style:style style:name="Table36.F" style:family="table-column">
      <style:table-column-properties style:column-width="1.0139in"/>
    </style:style>
    <style:style style:name="Table36.G" style:family="table-column">
      <style:table-column-properties style:column-width="1.0243in"/>
    </style:style>
    <style:style style:name="Table36.A1" style:family="table-cell">
      <style:table-cell-properties style:vertical-align="middle"/>
    </style:style>
    <style:style style:name="Table37" style:family="table">
      <style:table-properties style:width="2.6243in" table:align="left"/>
    </style:style>
    <style:style style:name="Table37.A" style:family="table-column">
      <style:table-column-properties style:column-width="2.2472in"/>
    </style:style>
    <style:style style:name="Table37.B" style:family="table-column">
      <style:table-column-properties style:column-width="0.3771in"/>
    </style:style>
    <style:style style:name="Table37.A1" style:family="table-cell">
      <style:table-cell-properties style:vertical-align="middle" fo:padding="0.0194in" fo:border="none"/>
    </style:style>
    <style:style style:name="Table38" style:family="table">
      <style:table-properties style:width="2.3326in" table:align="left"/>
    </style:style>
    <style:style style:name="Table38.A" style:family="table-column">
      <style:table-column-properties style:column-width="1.9556in"/>
    </style:style>
    <style:style style:name="Table38.B" style:family="table-column">
      <style:table-column-properties style:column-width="0.3771in"/>
    </style:style>
    <style:style style:name="Table38.A1" style:family="table-cell">
      <style:table-cell-properties style:vertical-align="middle" fo:padding="0.0194in" fo:border="none"/>
    </style:style>
    <style:style style:name="Table39" style:family="table">
      <style:table-properties style:width="4.5618in" table:align="left"/>
    </style:style>
    <style:style style:name="Table39.A" style:family="table-column">
      <style:table-column-properties style:column-width="4.1847in"/>
    </style:style>
    <style:style style:name="Table39.B" style:family="table-column">
      <style:table-column-properties style:column-width="0.3771in"/>
    </style:style>
    <style:style style:name="Table39.A1" style:family="table-cell">
      <style:table-cell-properties style:vertical-align="middle" fo:padding="0.0194in" fo:border="none"/>
    </style:style>
    <style:style style:name="P1" style:family="paragraph" style:parent-style-name="Standard">
      <style:paragraph-properties fo:margin-top="0in" fo:margin-bottom="0in" style:contextual-spacing="false"/>
      <style:text-properties fo:font-size="2pt" style:font-size-asian="2pt" style:font-size-complex="2pt"/>
    </style:style>
    <style:style style:name="P2" style:family="paragraph" style:parent-style-name="Text_20_body">
      <style:paragraph-properties fo:margin-top="0in" fo:margin-bottom="0in" style:contextual-spacing="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in" fo:margin-bottom="0in" style:contextual-spacing="false" fo:text-align="center" style:justify-single-word="false"/>
    </style:style>
    <style:style style:name="P7" style:family="paragraph" style:parent-style-name="Table_20_Contents">
      <style:paragraph-properties fo:margin-top="0in" fo:margin-bottom="0in" style:contextual-spacing="false"/>
      <style:text-properties fo:font-size="2pt" style:font-size-asian="2pt" style:font-size-complex="2pt"/>
    </style:style>
    <style:style style:name="P8" style:family="paragraph" style:parent-style-name="Table_20_Contents">
      <style:paragraph-properties fo:margin-top="0in" fo:margin-bottom="0in" style:contextual-spacing="false" fo:text-align="start" style:justify-single-word="false"/>
      <style:text-properties fo:font-size="2pt" style:font-size-asian="2pt" style:font-size-complex="2pt"/>
    </style:style>
    <style:style style:name="P9" style:family="paragraph" style:parent-style-name="Table_20_Contents">
      <style:paragraph-properties fo:margin-top="0in" fo:margin-bottom="0in" style:contextual-spacing="false" fo:text-align="center" style:justify-single-word="false"/>
      <style:text-properties fo:font-size="2pt" style:font-size-asian="2pt" style:font-size-complex="2pt"/>
    </style:style>
    <style:style style:name="P10" style:family="paragraph" style:parent-style-name="Table_20_Contents">
      <style:paragraph-properties fo:margin-top="0in" fo:margin-bottom="0in" style:contextual-spacing="false" fo:text-align="end" style:justify-single-word="false"/>
      <style:text-properties fo:font-size="2pt" style:font-size-asian="2pt" style:font-size-complex="2pt"/>
    </style:style>
    <style:style style:name="P11" style:family="paragraph" style:parent-style-name="Table_20_Contents">
      <style:paragraph-properties fo:margin-top="0in" fo:margin-bottom="0in" style:contextual-spacing="false" fo:text-align="center" style:justify-single-word="false"/>
      <style:text-properties fo:font-size="2pt" fo:font-style="italic" style:font-size-asian="2pt" style:font-size-complex="2pt"/>
    </style:style>
    <style:style style:name="P12" style:family="paragraph" style:parent-style-name="Table_20_Contents">
      <style:paragraph-properties fo:margin-top="0in" fo:margin-bottom="0in" style:contextual-spacing="false" fo:text-align="center" style:justify-single-word="false"/>
      <style:text-properties fo:font-style="italic"/>
    </style:style>
    <style:style style:name="P13" style:family="paragraph" style:parent-style-name="Table_20_Contents">
      <style:paragraph-properties fo:margin-top="0in" fo:margin-bottom="0in" style:contextual-spacing="false" fo:text-align="end" style:justify-single-word="false"/>
    </style:style>
    <style:style style:name="P14" style:family="paragraph" style:parent-style-name="Heading_20_2.titleHead" style:master-page-name="HTML">
      <style:paragraph-properties style:page-number="auto"/>
    </style:style>
    <style:style style:name="P15" style:family="paragraph" style:parent-style-name="Text_20_Body.indent">
      <style:paragraph-properties fo:text-align="center" style:justify-single-word="false"/>
    </style:style>
    <style:style style:name="P16" style:family="paragraph" style:parent-style-name="Text_20_Body.indent">
      <style:paragraph-properties fo:margin-top="0in" fo:margin-bottom="0in" style:contextual-spacing="false"/>
    </style:style>
    <style:style style:name="P17" style:family="paragraph" style:parent-style-name="Text_20_Body.indent">
      <style:paragraph-properties fo:margin-top="0in" fo:margin-bottom="0in" style:contextual-spacing="false" fo:text-align="center" style:justify-single-word="false"/>
    </style:style>
    <style:style style:name="P18" style:family="paragraph" style:parent-style-name="Text_20_Body.indent">
      <style:paragraph-properties fo:margin-left="0.0453in" fo:margin-right="0in" fo:text-indent="0in" style:auto-text-indent="false"/>
    </style:style>
    <style:style style:name="P19" style:family="paragraph" style:parent-style-name="Text_20_Body.noindent">
      <style:text-properties fo:font-weight="bold"/>
    </style:style>
    <style:style style:name="P20" style:family="paragraph" style:parent-style-name="Text_20_Body.noindent">
      <style:paragraph-properties fo:margin-top="0in" fo:margin-bottom="0in" style:contextual-spacing="false"/>
    </style:style>
    <style:style style:name="P21" style:family="paragraph" style:parent-style-name="Text_20_Body.nopar">
      <style:paragraph-properties fo:text-align="center" style:justify-single-word="false"/>
    </style:style>
    <style:style style:name="P22" style:family="paragraph" style:parent-style-name="Text_20_Body.nopar">
      <style:paragraph-properties fo:margin-top="0in" fo:margin-bottom="0in" style:contextual-spacing="false" fo:text-align="center" style:justify-single-word="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tyle="italic"/>
    </style:style>
    <style:style style:name="T5" style:family="text">
      <style:text-properties style:text-position="33% 80%"/>
    </style:style>
    <style:style style:name="T6" style:family="text">
      <style:text-properties style:text-position="33% 80%"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office:annotation><dc:date>2016-02-12T14:14:37.653412193</dc:date><text:list text:style-name=""><text:list-item><text:p>html</text:p></text:list-item></text:list></office:annotation>Impacts of Taxes on Firm Entry Rates along State Borders</text:h>
      <text:p text:style-name="P2">Kevin D. Duncan</text:p>
      <text:p text:style-name="Text_20_body"/>
      <text:p text:style-name="P19"><office:annotation><dc:date>2016-02-12T14:14:37.654568361</dc:date><text:list text:continue-numbering="true" text:style-name=""><text:list-item><text:p>&lt;!--l. 46--&gt;</text:p></text:list-item></text:list></office:annotation><office:annotation><dc:date>2016-02-12T14:14:37.654587250</dc:date><text:list text:continue-numbering="true" text:style-name=""><text:list-item><text:p>&lt;!--l. 46--&gt;</text:p></text:list-item></text:list></office:annotation>Abstract</text:p>
      <text:p text:style-name="Text_20_Body.indent"><office:annotation><dc:date>2016-02-12T14:14:37.654755871</dc:date><text:list text:continue-numbering="true" text:style-name=""><text:list-item><text:p>&lt;!--l. 47--&gt;</text:p></text:list-item></text:list></office:annotation>This paper uses a regression discontinuity approach to estimate the impacts of taxes on firm entry rates between neighboring states. We utilize matched county pairs as an approximate bandwidth around the discontinuity in state policies imposed at their border. This estimation strategy controls for unobserved location specific determinants of firm entry, as well as policy responses to shocks shared across borders. We estimate this impact using a sample of 107 state-border pairs between 1999 and 2009. We add to the literature by using the large array of top marginal tax rates, including property, income, sales, corporate, capital gains, workers compensation, and unemployment insurance tax rates. This controls for joint changes in tax rates that governments may implement to accomplish policy goals. Our results indicate that property, sales, and income taxes have the largest negative effect on firm start up rates. While </text:p>
      <text:h text:style-name="Heading_20_3" text:outline-level="3"><office:annotation><dc:date>2016-02-12T14:14:37.654970435</dc:date><text:list text:continue-numbering="true" text:style-name=""><text:list-item><text:p>&lt;!--l. 50--&gt;</text:p></text:list-item></text:list></office:annotation>1 <text:bookmark text:name="x1-10001"/>Introduction</text:h>
      <text:p text:style-name="Text_20_Body.noindent"><office:annotation><dc:date>2016-02-12T14:14:37.655175635</dc:date><text:list text:continue-numbering="true" text:style-name=""><text:list-item><text:p>&lt;!--l. 4--&gt;</text:p></text:list-item></text:list></office:annotation>PLACEHOLDER, TO BE WRITTEN<office:annotation><dc:date>2016-02-12T14:14:37.655254227</dc:date><text:list text:continue-numbering="true" text:style-name=""><text:list-item><text:p>&lt;!--l. 6--&gt;</text:p></text:list-item></text:list></office:annotation> </text:p>
      <text:p text:style-name="Text_20_Body.indent">This paper tests whether or not taxes impact firm entry rates. This topic has been constantly examined by economists over the years. One of the major unanswered questions is accounting for joint changes in tax policy when estimating these impacts. Traditionally researchers have only estimated a few taxes at once, while the levers of policy actions extend across a large array of tax rates. Comparably we include property, income, corporate, capital gains, sales, workers compensation, and unemployment insurance top marginal tax rates.<office:annotation><dc:date>2016-02-12T14:14:37.655319032</dc:date><text:list text:continue-numbering="true" text:style-name=""><text:list-item><text:p>&lt;!--l. 8--&gt;</text:p></text:list-item></text:list></office:annotation> </text:p>
      <text:p text:style-name="Text_20_Body.indent">The paper proceeds in the following manner. First, we review literature relating to estimating the determinants of firm entry. We then provide a model to show how utilizing discontinuities along state borders allow researchers to control for location specific determinants of firm entry. Next, we explain our empirical design, which uses matched county pairs on either side of state borders to identify the effects on taxes on firm start up rates. We then provide estimates of these impacts. We conclude by showing which borders have the largest firm start up discrepancy, and talk about applications of our work.<office:annotation><dc:date>2016-02-12T14:14:37.655371212</dc:date><text:list text:continue-numbering="true" text:style-name=""><text:list-item><text:p>&lt;!--l. 2--&gt;</text:p></text:list-item></text:list></office:annotation> </text:p>
      <text:h text:style-name="Heading_20_3" text:outline-level="3">2 <text:bookmark text:name="x1-20002"/>Literature Review</text:h>
      <text:p text:style-name="Text_20_Body.noindent"><office:annotation><dc:date>2016-02-12T14:14:37.655462341</dc:date><text:list text:continue-numbering="true" text:style-name=""><text:list-item><text:p>&lt;!--l. 4--&gt;</text:p></text:list-item></text:list></office:annotation>Location choice of firms and individuals has a rich history in economics. At its core, the question is what drives households and firms to choose to locate in particular communities. Tiebout (1956) argued that individuals sorted into locations based on their preferences for prices and public amenities. He posited that, because households can “vote with their feet,” counties have incentives to adjust their provision of services in order to attract residents.<text:a xlink:type="simple" xlink:href="../master2.html#fn1x0">1</text:a><text:bookmark text:name="x1-2001f1"/><office:annotation><dc:date>2016-02-12T14:14:37.655573258</dc:date><text:list text:continue-numbering="true" text:style-name=""><text:list-item><text:p>&lt;!--l. 6--&gt;</text:p></text:list-item></text:list></office:annotation> </text:p>
      <text:p text:style-name="Text_20_Body.indent">Guided by Tiebout’s model, the early firm entry literature focused on sorting over all available possible markets. McFadden (1974) provided a general framework for using the conditional Logit function to estimate firm entry choices over all available possible markets. Early papers such as Carlton (1979, 1983) and Schmenner (1975, 1982) failed to find incidence of taxes on firm entry rates, instead finding that higher taxes could attract more firms. Starting in the 80’s methods and data allowed for cleaner identification, such that authors started to more definitively show that taxes had an impact on business activity, including Wasylenko &amp; McGuire (1985), Bartick (1985), Papke (1991), and Hines (1996).<office:annotation><dc:date>2016-02-12T14:14:37.655689663</dc:date><text:list text:continue-numbering="true" text:style-name=""><text:list-item><text:p>&lt;!--l. 8--&gt;</text:p></text:list-item></text:list></office:annotation> </text:p>
      <text:p text:style-name="Text_20_Body.indent">Researchers have continued to estimate models of firms sorting over a large number of counties. Gabe and <text:soft-page-break/>Bell (2004) used Poisson and Negative Binomial regressions show how taxes and government spending on education impact firm location in Maine. Their results show that increasing tax rates to raise education spending per pupil causes no distortion on firm entry rates. A review of these sort of sorting estimates was done by Arauzo-Carod et al (2010). In their review they show that agglomeration and market size tend to have a significant positive effect, while wages and taxes act in the opposite direction. Further, the findings on the effect of property values as is implied in the traditional Tiebout models is even weaker (see Dowding, John, and Biggs (1994) for a comprehensive review of Tiebout model estimates).<office:annotation><dc:date>2016-02-12T14:14:37.655794010</dc:date><text:list text:continue-numbering="true" text:style-name=""><text:list-item><text:p>&lt;!--l. 10--&gt;</text:p></text:list-item></text:list></office:annotation> </text:p>
      <text:p text:style-name="Text_20_Body.indent">Increasingly researchers have utilized border-difference technique to establish local estimates of the impacts of taxes on firm entry rates. This method controls for endogeneity of government policy in response to local economic outcomes. For example, high economic activity states may raise their taxes knowing that local agglomeration factors will continue to attract an asymmetrically high amount of new firm start ups, while low economic activity states may lower taxes to attract new businesses.<text:a xlink:type="simple" xlink:href="../master3.html#fn2x0">2</text:a><text:bookmark text:name="x1-2002f2"/> This response would upwards-bias the estimate of the impacts of taxes. Using the differences in firm entry rates along state borders controls for local agglomeration factors, and treat differences in policy variables as exogenous.<office:annotation><dc:date>2016-02-12T14:14:37.655890193</dc:date><text:list text:continue-numbering="true" text:style-name=""><text:list-item><text:p>&lt;!--l. 12--&gt;</text:p></text:list-item></text:list></office:annotation> </text:p>
      <text:p text:style-name="Text_20_Body.indent">This technique relies on the assumption that new firms pick entry locations within a local choice set. Recent studies on agglomeration economies seem to support this view. Rosenthal and Strange (2003, 2005), and Arzaghi and Henderson (2008)) show that entrepreneurs weight potential locations within a mile of their current location significantly higher than distances further away. Use of border discontinuity designs started with Holmes’ (1998) analysis of right to work laws on manufacturing employment growth. In Holmes’ paper, he uses right to work status as a proxy for an unobserved cost of being on either side of a state border imposed by ”pro” and ”anti” business policies. He then tested whether or not right to work status affected manufacturing employment growth. His estimates found that counties that have right to work status attract more manufacturing firms than states without right to work status.<office:annotation><dc:date>2016-02-12T14:14:37.655949969</dc:date><text:list text:continue-numbering="true" text:style-name=""><text:list-item><text:p>&lt;!--l. 14--&gt;</text:p></text:list-item></text:list></office:annotation> </text:p>
      <text:p text:style-name="Text_20_Body.indent">Since Holms’s study, this technique has been adopted by researchers looking to identify effects of additional state policies, including minimum wages (Dube et al, 2008; Rohlin, 2011), welfare (McKinnish, 2005; 2007), and school quality (Dhar and Ross, 2012). Recent papers looking at the impacts of taxes on firm start up rates, including Rathelot and Sillard (2008), Duranton et al (2011), and Rohlin, Rosenthal, and Ross (2014).<office:annotation><dc:date>2016-02-12T14:14:37.655988495</dc:date><text:list text:continue-numbering="true" text:style-name=""><text:list-item><text:p>&lt;!--l. 16--&gt;</text:p></text:list-item></text:list></office:annotation> </text:p>
      <text:p text:style-name="Text_20_Body.indent">Rohlin (2011) looked at the impact of minimum wages on firm start up rates using aggregated data. By utilizing the Dun and Bradstreet Marketplace data files Rohlin constructed bands around state borders, and then derived estimates on the impact of minimum wage changes on firm start up rates. He showed that increasing the minimum wage decreased new establishment activity in industries that relied heavily on minimum wage workers, but that changes in the minimum wage did not decrease employment in existing establishments.<office:annotation><dc:date>2016-02-12T14:14:37.656021795</dc:date><text:list text:continue-numbering="true" text:style-name=""><text:list-item><text:p>&lt;!--l. 18--&gt;</text:p></text:list-item></text:list></office:annotation> </text:p>
      <text:p text:style-name="Text_20_Body.indent">Chirinko and Wilson (2008) use a border discontinuity technique to estimate the impact of state investment tax credits on firm start up rates. Rathelot and Sillard (2008) use the border discontinuity technique in a Probit model to show that increasing the total tax rate differential increases the probability of a firm picking a side between 1-5%. Duranton, et al (2011) difference firm entry rates in neighboring areas to estimate the impact of taxes on employment. While their traditional OLS estimates (without the spatial difference) show a positive relationship between taxes and firm entry rates, after applying the spatial difference, taxes negatively impact firm start up rates.<office:annotation><dc:date>2016-02-12T14:14:37.656062253</dc:date><text:list text:continue-numbering="true" text:style-name=""><text:list-item><text:p>&lt;!--l. 20--&gt;</text:p></text:list-item></text:list></office:annotation> </text:p>
      <text:p text:style-name="Text_20_Body.indent">A recent paper by Rohlin, Ross, and Rosenthal (2014) mirrors our paper very closely. They estimate a linear probability model of firm entry using a border difference estimator. They use GIS coded data to get a closer bandwidth to the border than our method, and show that increasing the personal income tax differential actually increases the likelihood of firms entering on one side of the border. However, they show that increasing the corporate and sales tax differential can drastically reduce the relative firm entry probability.<office:annotation><dc:date>2016-02-12T14:14:37.656095615</dc:date><text:list text:continue-numbering="true" text:style-name=""><text:list-item><text:p>&lt;!--l. 22--&gt;</text:p></text:list-item></text:list></office:annotation> </text:p>
      <text:p text:style-name="Text_20_Body.indent">Rohlin et al utilize a measure of state-level government expenditures per capita, and utilize Tax Foundation <text:soft-page-break/>data on top marginal sales, corporate, and personal income tax rates from 2000 to 2003. They estimate a linear probability model of the chance that a firm enters onto one side of the border. They then use reciprocal agreements on where individuals pay income taxes based on location of work rather than location of residence to try to control for proper allocation of tax burdens on each side of the state, and to provide additional strength in identification. Finally, they then use zip code level data to estimate average entry along each side of the border. Both with and without the reciprocal agreements in place, they show that there is a negative impact of increasing the tax differential between states on the probability of firm entry.<office:annotation><dc:date>2016-02-12T14:14:37.656142138</dc:date><text:list text:continue-numbering="true" text:style-name=""><text:list-item><text:p>&lt;!--l. 24--&gt;</text:p></text:list-item></text:list></office:annotation> </text:p>
      <text:p text:style-name="Text_20_Body.indent">Our paper differs by having a considerably larger number of tax policy variables, thus better controlling for other tax policies that may be impact business activity. Moreover, we also include a longer time series than Rohlin et al, providing additional variation in state level tax policies over our window. We differ in only having county level data, rather than the finer zip code level data that Rohlin et al use. This provides a much finer bandwidth to identify the impacts of changes on.<office:annotation><dc:date>2016-02-12T14:14:37.656179247</dc:date><text:list text:continue-numbering="true" text:style-name=""><text:list-item><text:p>&lt;!--l. 26--&gt;</text:p></text:list-item></text:list></office:annotation> </text:p>
      <text:p text:style-name="Text_20_Body.indent">A major issue with the existing literature is the failure to settle on the best variables to use for identifying the effects of taxes on firm start up rates. Carlton (1983) used top marginal tax rates for corporate and income tax, but weighted them together, as well as property tax rates. Schmenner (1987) uses state and local property tax revenues per dollar of personal income. Helms (1985) used a budget constraint to estimate the impacts of rising tax revenue on explanatory variables. All three versions have modern equivalents and the literature has not settled on a single best practice to recover the proper marginal effects.<office:annotation><dc:date>2016-02-12T14:14:37.656215205</dc:date><text:list text:continue-numbering="true" text:style-name=""><text:list-item><text:p>&lt;!--l. 28--&gt;</text:p></text:list-item></text:list></office:annotation> </text:p>
      <text:p text:style-name="Text_20_Body.indent">Theory indicates that marginal tax rates are what matter to individuals, and measures of average tax burden change due to both fluctuations in wages or profits, as well as to changes in tax rates. Using average tax rates may add endogeneity into models. Also, politicians may alter multiple taxes at once in order to accomplish policy goals, such that excluding taxes may imply omitted variable bias. Therefore, we argue that using top marginal tax rates is the preferred method of estimating marginal effects of taxes.<office:annotation><dc:date>2016-02-12T14:14:37.656247775</dc:date><text:list text:continue-numbering="true" text:style-name=""><text:list-item><text:p>&lt;!--l. 30--&gt;</text:p></text:list-item></text:list></office:annotation> </text:p>
      <text:p text:style-name="Text_20_Body.indent">From the literature, we see that on average taxes negatively impact firm start up rates, especially as researchers have gone from studying sorting over all available entry choices, to local choices along policy discontinuities. However, how taxes are calculated and used in studies differs wildly among authors. Various studies have used measures of average tax revenue, added together top marginal tax rates, or included a single available tax rate. As a result, we employ more recent spatial difference techniques to get a clear estimate, while employing a larger array of top marginal tax rates than other authors. </text:p>
      <text:h text:style-name="Heading_20_3" text:outline-level="3">3 <text:bookmark text:name="x1-30003"/>Theory</text:h>
      <text:p text:style-name="Text_20_Body.noindent"><office:annotation><dc:date>2016-02-12T14:14:37.656346741</dc:date><text:list text:continue-numbering="true" text:style-name=""><text:list-item><text:p>&lt;!--l. 3--&gt;</text:p></text:list-item></text:list></office:annotation>As entrepreneurs and firms look to start up a business in a new location they first choose a market to enter. This choice is due to primary considerations such as labor market characteristics, or location preferences of the owner. They then pick among possible locations within that market. Our model looks at choice of firm entry across state borders, such that individuals have mobility across the border. As a result, firms treat location specific determinants of profit as the same on both sides of the border. This process leaves policy drivers as the only ? remaining difference in expected profits. We formalize the conditions for this process below.<office:annotation><dc:date>2016-02-12T14:14:37.656374946</dc:date><text:list text:continue-numbering="true" text:style-name=""><text:list-item><text:p>&lt;!--l. 5--&gt;</text:p></text:list-item></text:list></office:annotation> </text:p>
      <text:p text:style-name="Text_20_Body.indent">Assume there exists a spatial equilibrium where wages and capital costs adjust to equalize profits across space, conditional on local tax and location specific variables affecting firm level productivity. If markets are competitive, firms will earn zero economic profits in the long run, but in the short run, demand or policy shocks can result in short run profits (or losses). We expect that if a state raises its taxes relative to its neighbors, , higher relative production costs and lower relative profits will exist for counties in that state. Firms looking to locate in that market will, all else equal, choose the lower cost side of the border. The higher relative taxes rates will deter firms from entering. Over time, entry on the lower tax side of the border will bid up prices until after-tax prices, and profits, equalize on either side of the state border. Prices can be proxied by the tax rates directly. Firms make decisions based on information from the previous year, as <text:soft-page-break/>governments might concurrently change policy along with market entry and there may exist costs to establishing a business. </text:p>
      <text:p text:style-name="P20"><text:bookmark text:name="x1-3001r1"/><text:span text:style-name="T1"><office:annotation><dc:date>2016-02-12T14:14:37.656466133</dc:date><text:list text:continue-numbering="true" text:style-name=""><text:list-item><text:p>&lt;!--l. 7--&gt;</text:p></text:list-item></text:list></office:annotation></text:span><text:span text:style-name="T1">Assumption 1.</text:span> <text:span text:style-name="T2">Assume that a firms’ profit can be expressed as a linear function, for a given</text:span> <text:span text:style-name="T2">location, state, and time pair denoted </text:span>(<text:span text:style-name="T2">i,j,t</text:span>)<text:span text:style-name="T2">,</text:span> </text:p>
      <table:table table:name="Table1" table:style-name="Table1">
        <table:table-column table:style-name="Table1.A"/>
        <table:table-column table:style-name="Table1.B"/>
        <table:table-row>
          <table:table-cell table:style-name="Table1.A1" office:value-type="string">
            <text:p text:style-name="P6"><text:bookmark text:name="x1-3002r1"/><draw:frame draw:style-name="fr1" draw:name="Image1" text:anchor-type="as-char" svg:width="2.8228in" svg:height="0.1665in" draw:z-index="0"><draw:image xlink:href="../master0x.png" xlink:type="simple" xlink:show="embed" xlink:actuate="onLoad"/></draw:frame></text:p>
          </table:table-cell>
          <table:table-cell table:style-name="Table1.A1" office:value-type="string">
            <text:p text:style-name="Table_20_Contents">(1)</text:p>
          </table:table-cell>
        </table:table-row>
      </table:table>
      <table:table table:name="Table2" table:style-name="Table2">
        <table:table-column table:style-name="Table2.A"/>
        <table:table-column table:style-name="Table2.B"/>
        <table:table-row>
          <table:table-cell table:style-name="Table2.A1" office:value-type="string">
            <text:p text:style-name="P6"><text:bookmark text:name="x1-3003r2"/><office:annotation><dc:date>2016-02-12T14:14:37.684256259</dc:date><text:list text:continue-numbering="true" text:style-name=""><text:list-item><text:p>&lt;!--l. 11--&gt;</text:p></text:list-item></text:list></office:annotation><draw:frame draw:style-name="fr1" draw:name="Image2" text:anchor-type="as-char" svg:width="0.7602in" svg:height="0.1874in" draw:z-index="1"><draw:image xlink:href="../master1x.png" xlink:type="simple" xlink:show="embed" xlink:actuate="onLoad"/></draw:frame></text:p>
          </table:table-cell>
          <table:table-cell table:style-name="Table2.A1" office:value-type="string">
            <text:p text:style-name="Table_20_Contents">(2)</text:p>
          </table:table-cell>
        </table:table-row>
      </table:table>
      <text:p text:style-name="Text_20_Body.nopar"><text:span text:style-name="T2"><office:annotation><dc:date>2016-02-12T14:14:37.684908617</dc:date><text:list text:continue-numbering="true" text:style-name=""><text:list-item><text:p>&lt;!--l. 14--&gt;</text:p></text:list-item></text:list></office:annotation></text:span><text:span text:style-name="T2">Z</text:span><text:span text:style-name="T4">t</text:span><text:span text:style-name="T3">-1</text:span> <text:span text:style-name="T2">is a </text:span>1 ×<text:span text:style-name="T2">K</text:span><text:span text:style-name="T3">1</text:span> <text:span text:style-name="T2">row vector of location specific terms, and X</text:span><text:span text:style-name="T4">t</text:span><text:span text:style-name="T3">-1</text:span> <text:span text:style-name="T2">is a </text:span>1 ×<text:span text:style-name="T2">K</text:span><text:span text:style-name="T3">2</text:span> <text:span text:style-name="T2">row vector of state</text:span> <text:span text:style-name="T2">specific terms, and γ,β are location and state specific fixed effects.</text:span> </text:p>
      <text:p text:style-name="Text_20_Body.indent"><office:annotation><dc:date>2016-02-12T14:14:37.685422474</dc:date><text:list text:continue-numbering="true" text:style-name=""><text:list-item><text:p>&lt;!--l. 18--&gt;</text:p></text:list-item></text:list></office:annotation>Location specific variables include local agglomeration measures, labor market characteristics such as educational attainment, and other local factors that may affect firm productivity. State-level variables include taxes, regulatory policies, and government expenditures. Both sets of variables may evolve over time. Therefore this assumption simply states that the policy variables enter directly into the profit function, and that it is shared across all firm types.<office:annotation><dc:date>2016-02-12T14:14:37.685460562</dc:date><text:list text:continue-numbering="true" text:style-name=""><text:list-item><text:p>&lt;!--l. 20--&gt;</text:p></text:list-item></text:list></office:annotation> </text:p>
      <text:p text:style-name="P16">Now let us focus on a market that is defined by the interval [-1<text:span text:style-name="T2">, </text:span>1], such that for firms at location <text:span text:style-name="T2">i </text:span>∈ [-1<text:span text:style-name="T2">, </text:span>0) are in state A, and firms at location <text:span text:style-name="T2">i </text:span>∈ [0<text:span text:style-name="T2">, </text:span>1] are in state B. If a firm has two choices, <text:span text:style-name="T2">y </text:span>∈ [-1<text:span text:style-name="T2">, </text:span>0) and <text:span text:style-name="T2">ŷ</text:span> ∈ [0<text:span text:style-name="T2">, </text:span>1], the firm chooses <text:span text:style-name="T2">y </text:span>over <text:span text:style-name="T2">ŷ</text:span> if </text:p>
      <table:table table:name="Table3" table:style-name="Table3">
        <table:table-column table:style-name="Table3.A"/>
        <table:table-column table:style-name="Table3.B"/>
        <table:table-row>
          <table:table-cell table:style-name="Table3.A1" office:value-type="string">
            <text:p text:style-name="P6"><text:bookmark text:name="x1-3004r3"/><draw:frame draw:style-name="fr1" draw:name="Image3" text:anchor-type="as-char" svg:width="1.5102in" svg:height="0.1874in" draw:z-index="2"><draw:image xlink:href="../master2x.png" xlink:type="simple" xlink:show="embed" xlink:actuate="onLoad"/></draw:frame></text:p>
          </table:table-cell>
          <table:table-cell table:style-name="Table3.A1" office:value-type="string">
            <text:p text:style-name="Table_20_Contents">(3)</text:p>
          </table:table-cell>
        </table:table-row>
      </table:table>
      <text:p text:style-name="Text_20_Body.noindent"><text:bookmark text:name="x1-3005r2"/><text:span text:style-name="T1"><office:annotation><dc:date>2016-02-12T14:14:37.686171924</dc:date><text:list text:continue-numbering="true" text:style-name=""><text:list-item><text:p>&lt;!--l. 24--&gt;</text:p></text:list-item></text:list></office:annotation></text:span><text:span text:style-name="T1"><office:annotation><dc:date>2016-02-12T14:14:37.686191239</dc:date><text:list text:continue-numbering="true" text:style-name=""><text:list-item><text:p>&lt;!--l. 26--&gt;</text:p></text:list-item></text:list></office:annotation></text:span><text:span text:style-name="T1">Assumption 2.</text:span> <text:span text:style-name="T2">β</text:span><text:span text:style-name="T4">i</text:span><text:span text:style-name="T2">,γ</text:span><text:span text:style-name="T4">i</text:span> <text:span text:style-name="T2">and Z</text:span><text:span text:style-name="T4">t</text:span><text:span text:style-name="T3">-1</text:span> <text:span text:style-name="T2">are continuous locally for at least some distance ϵ &gt; </text:span>0 <text:span text:style-name="T2">around all border points between two states.</text:span> </text:p>
      <text:p text:style-name="Text_20_Body.indent"><office:annotation><dc:date>2016-02-12T14:14:37.686548089</dc:date><text:list text:continue-numbering="true" text:style-name=""><text:list-item><text:p>&lt;!--l. 30--&gt;</text:p></text:list-item></text:list></office:annotation>This states that as location <text:span text:style-name="T2">y </text:span>and location <text:span text:style-name="T2">ŷ</text:span> get asymptotically close to the border, the difference between unobserved location specific fixed effects and observed location specific variables converge to zero. This is a technical illustration of labor and capital mobility in close geographic areas. As the distance between the two locations increases this may no longer be the case, as illustrated in Holmes (1998).<office:annotation><dc:date>2016-02-12T14:14:37.686614547</dc:date><text:list text:continue-numbering="true" text:style-name=""><text:list-item><text:p>&lt;!--l. 32--&gt;</text:p></text:list-item></text:list></office:annotation> </text:p>
      <text:p text:style-name="P16">Therefore, conditional on firms choosing locations (<text:span text:style-name="T2">y,ŷ</text:span>) arbitrarily close to the border, the profit function becomes, </text:p>
      <table:table table:name="Table4" table:style-name="Table4">
        <table:table-column table:style-name="Table4.A"/>
        <table:table-column table:style-name="Table4.B"/>
        <table:table-row>
          <table:table-cell table:style-name="Table4.A1" office:value-type="string">
            <text:p text:style-name="P6"><text:bookmark text:name="x1-3006r4"/><draw:frame draw:style-name="fr1" draw:name="Image4" text:anchor-type="as-char" svg:width="3.7189in" svg:height="0.198in" draw:z-index="3"><draw:image xlink:href="../master3x.png" xlink:type="simple" xlink:show="embed" xlink:actuate="onLoad"/></draw:frame></text:p>
          </table:table-cell>
          <table:table-cell table:style-name="Table4.A1" office:value-type="string">
            <text:p text:style-name="Table_20_Contents">(4)</text:p>
          </table:table-cell>
        </table:table-row>
      </table:table>
      <text:p text:style-name="Text_20_Body.indent"><office:annotation><dc:date>2016-02-12T14:14:37.687095581</dc:date><text:list text:continue-numbering="true" text:style-name=""><text:list-item><text:p>&lt;!--l. 35--&gt;</text:p></text:list-item></text:list></office:annotation><office:annotation><dc:date>2016-02-12T14:14:37.687107331</dc:date><text:list text:continue-numbering="true" text:style-name=""><text:list-item><text:p>&lt;!--l. 37--&gt;</text:p></text:list-item></text:list></office:annotation>As we move away from the border location characteristics might dominate the policy effect, especially when we expect policy effects to be small. This theory favors the use of regression discontinuity techniques for estimating policy treatment effects, especially when location specific drivers of firm entry might be unknown or unobserved. </text:p>
      <text:h text:style-name="Heading_20_3" text:outline-level="3">4 <text:bookmark text:name="x1-40004"/>Variables and Data</text:h>
      <text:h text:style-name="Heading_20_4" text:outline-level="4"><office:annotation><dc:date>2016-02-12T14:14:37.687219531</dc:date><text:list text:continue-numbering="true" text:style-name=""><text:list-item><text:p>&lt;!--l. 3--&gt;</text:p></text:list-item></text:list></office:annotation>4.1 <text:bookmark text:name="x1-50004.1"/>Matching Process</text:h>
      <text:p text:style-name="Text_20_Body.noindent"><office:annotation><dc:date>2016-02-12T14:14:37.687340524</dc:date><text:list text:continue-numbering="true" text:style-name=""><text:list-item><text:p>&lt;!--l. 5--&gt;</text:p></text:list-item></text:list></office:annotation>Our theory section showed that as the location choice of firm entrants approaches a state border the difference in location-specific attributes on either side of the border approaches zero. Thus, an advantage of the border design is that these location-specific factors are differenced away in a specification that considers the difference in expected profits on either side of the border. We estimate a “closeness to the border” bandwidth at the county level. The average county in our data set is 1,260 square miles, or about 35 miles per side if it is approximately square. This distance is slightly longer than more refined approaches such as Rohlin, Rosenthal, and Ross (2014).<office:annotation><dc:date>2016-02-12T14:14:37.687387229</dc:date><text:list text:continue-numbering="true" text:style-name=""><text:list-item><text:p>&lt;!--l. 7--&gt;</text:p></text:list-item></text:list></office:annotation> </text:p>
      <text:p text:style-name="Text_20_Body.indent"><text:soft-page-break/>Our matching procedure is as follows. We first obtained the Census’ County Adjacency File<text:a xlink:type="simple" xlink:href="../master4.html#fn3x0">3</text:a><text:bookmark text:name="x1-5001f3"/> to construct county-pairs by generating all pairs of counties that have adjacent counties in a neighboring state. This process is outlined in Table <text:a xlink:type="simple" xlink:href="#x1-220011">1</text:a><office:annotation><dc:date>2016-02-12T14:14:37.687482295</dc:date><text:list text:continue-numbering="true" text:style-name=""><text:list-item><text:p>&lt;!--tex4ht:ref: gensubnbr --&gt;</text:p></text:list-item></text:list></office:annotation>. We use the file to track match each county with every adjacent county in a different state. The assignment of subject and neighbor status is derived from their ordering in the County Adjacency File. From this matching we track state FIPS codes to create a list of matched state pairs. This matching generates 1,213 matched county-pairs with 107 state-pairs in each year. Throughout we will index each state-pair by <text:span text:style-name="T2">g </text:span>= 1<text:span text:style-name="T2">,..., </text:span>107, and the set of matched county pairs for each state-pair by <text:span text:style-name="T2">i </text:span>= 1<text:span text:style-name="T2">,...,N</text:span><text:span text:style-name="T4">g</text:span>, where <text:span text:style-name="T2">N</text:span><text:span text:style-name="T4">g</text:span> is the number of pairs for each border.<office:annotation><dc:date>2016-02-12T14:14:37.687681617</dc:date><text:list text:continue-numbering="true" text:style-name=""><text:list-item><text:p>&lt;!--l. 9--&gt;</text:p></text:list-item></text:list></office:annotation> </text:p>
      <text:p text:style-name="Text_20_Body.indent">We also generate an extended border match. For this process we match each subject county to each of its neighbor’s neighbor, while excluding any county in the original neighbor set. The process of generating these matched pairs is analogous to our initial match, where we now match the original neighbors, and each of their neighbors in the same state, then remove every county from our original match.<text:a xlink:type="simple" xlink:href="../master5.html#fn4x0">4</text:a><text:bookmark text:name="x1-5002f4"/> We provide a graphical representation of these matching processes in Figure 8. This extended match connects 1,549 county-pairs across 107 state pairs each year. </text:p>
      <text:h text:style-name="Heading_20_4" text:outline-level="4">4.2 <text:bookmark text:name="x1-60004.2"/>Firm Entry Data</text:h>
      <text:p text:style-name="P20"><office:annotation><dc:date>2016-02-12T14:14:37.687912493</dc:date><text:list text:continue-numbering="true" text:style-name=""><text:list-item><text:p>&lt;!--l. 13--&gt;</text:p></text:list-item></text:list></office:annotation>Our primary variable of interest is county-level firm start up rates for all firms in a year. These data were procured from the Census Bureau’s Business Dynamic Statistics program.<text:a xlink:type="simple" xlink:href="../master6.html#fn5x0">5</text:a><text:bookmark text:name="x1-6001f5"/> The data include the number of firm births, deaths, expansions, and contractions for each year from 1999 to 2013. Data are reported in total number of firm births, and for broad NAICS coded industries. Our main variable of interest, <text:span text:style-name="T2">births</text:span>_<text:span text:style-name="T2">ratio</text:span>, is calculated for each matched county-pair for each state pairs (<text:span text:style-name="T2">A,B</text:span>) in time <text:span text:style-name="T2">t </text:span>as, </text:p>
      <table:table table:name="Table5" table:style-name="Table5">
        <table:table-column table:style-name="Table5.A"/>
        <table:table-column table:style-name="Table5.B"/>
        <table:table-row>
          <table:table-cell table:style-name="Table5.A1" office:value-type="string">
            <text:p text:style-name="P6"><text:bookmark text:name="x1-6002r5"/><draw:frame draw:style-name="fr1" draw:name="Image5" text:anchor-type="as-char" svg:width="3.1146in" svg:height="0.198in" draw:z-index="4"><draw:image xlink:href="../master4x.png" xlink:type="simple" xlink:show="embed" xlink:actuate="onLoad"/></draw:frame></text:p>
          </table:table-cell>
          <table:table-cell table:style-name="Table5.A1" office:value-type="string">
            <text:p text:style-name="Table_20_Contents">(5)</text:p>
          </table:table-cell>
        </table:table-row>
      </table:table>
      <text:p text:style-name="Text_20_Body.indent"><office:annotation><dc:date>2016-02-12T14:14:37.688495334</dc:date><text:list text:continue-numbering="true" text:style-name=""><text:list-item><text:p>&lt;!--l. 15--&gt;</text:p></text:list-item></text:list></office:annotation><office:annotation><dc:date>2016-02-12T14:14:37.688507472</dc:date><text:list text:continue-numbering="true" text:style-name=""><text:list-item><text:p>&lt;!--l. 17--&gt;</text:p></text:list-item></text:list></office:annotation>where <text:span text:style-name="T2">n</text:span><text:span text:style-name="T4">sub,A,t</text:span> is the number of new firm entrants in the state A’s current subject county at time t and <text:span text:style-name="T2">N</text:span><text:span text:style-name="T4">nbr,A,t</text:span> is the corresponding number of firm births in the state B’s neighboring county. </text:p>
      <text:h text:style-name="Heading_20_4" text:outline-level="4">4.3 <text:bookmark text:name="x1-70004.3"/>Tax Data</text:h>
      <text:p text:style-name="P20"><office:annotation><dc:date>2016-02-12T14:14:37.688719993</dc:date><text:list text:continue-numbering="true" text:style-name=""><text:list-item><text:p>&lt;!--l. 21--&gt;</text:p></text:list-item></text:list></office:annotation>We include the top state marginal tax rates of seven taxes from 1977 to 2008 in our analysis.<text:a xlink:type="simple" xlink:href="../master7.html#fn6x0">6</text:a><text:bookmark text:name="x1-7001f6"/> We further use a one period lagged difference in the top marginal values. The reasoning being that there may be time costs to opening, procuring permits, zoning, and building infrastructure, such that the decision to enter will be based around future profits given current conditions that allow for arbitrage. For each tax rate <text:span text:style-name="T2">τ </text:span>and state pair <text:span text:style-name="T2">g </text:span>= (<text:span text:style-name="T2">A,B</text:span>), at time <text:span text:style-name="T2">t </text:span>the tax ratio was calculated </text:p>
      <table:table table:name="Table6" table:style-name="Table6">
        <table:table-column table:style-name="Table6.A"/>
        <table:table-column table:style-name="Table6.B"/>
        <table:table-row>
          <table:table-cell table:style-name="Table6.A1" office:value-type="string">
            <text:p text:style-name="P6"><text:bookmark text:name="x1-7002r6"/><draw:frame draw:style-name="fr1" draw:name="Image6" text:anchor-type="as-char" svg:width="1.6457in" svg:height="0.1772in" draw:z-index="5"><draw:image xlink:href="../master5x.png" xlink:type="simple" xlink:show="embed" xlink:actuate="onLoad"/></draw:frame></text:p>
          </table:table-cell>
          <table:table-cell table:style-name="Table6.A1" office:value-type="string">
            <text:p text:style-name="Table_20_Contents">(6)</text:p>
          </table:table-cell>
        </table:table-row>
      </table:table>
      <text:p text:style-name="Text_20_Body.indent"><office:annotation><dc:date>2016-02-12T14:14:37.689289636</dc:date><text:list text:continue-numbering="true" text:style-name=""><text:list-item><text:p>&lt;!--l. 23--&gt;</text:p></text:list-item></text:list></office:annotation><office:annotation><dc:date>2016-02-12T14:14:37.689301748</dc:date><text:list text:continue-numbering="true" text:style-name=""><text:list-item><text:p>&lt;!--l. 25--&gt;</text:p></text:list-item></text:list></office:annotation>State marginal income tax and long term capital gains tax rates were obtained from The National Bureau of Economic Research. For income tax rates we use the highest marginal tax rates available, as this is the rate most applied to small business and S corporations. When not available, we calculate the highest implied tax rate. <text:a xlink:type="simple" xlink:href="../master8.html#fn7x0">7</text:a><text:bookmark text:name="x1-7003f7"/><office:annotation><dc:date>2016-02-12T14:14:37.689377897</dc:date><text:list text:continue-numbering="true" text:style-name=""><text:list-item><text:p>&lt;!--l. 27--&gt;</text:p></text:list-item></text:list></office:annotation> </text:p>
      <text:p text:style-name="Text_20_Body.indent">Corporate and sales tax rates were compiled from <text:span text:style-name="T2">The Council of State Governments Book</text:span> <text:span text:style-name="T2">of States</text:span><text:a xlink:type="simple" xlink:href="../master9.html#fn8x0">8</text:a><text:bookmark text:name="x1-7004f8"/> . We use the highest marginal state tax rates on business corporations. Where rates differ between banks and non-banks, we use the non-bank rate, and we restrict sales tax rates to those levied on general merchandise, rather than food, clothing, or medicine.<office:annotation><dc:date>2016-02-12T14:14:37.689523041</dc:date><text:list text:continue-numbering="true" text:style-name=""><text:list-item><text:p>&lt;!--l. 29--&gt;</text:p></text:list-item></text:list></office:annotation> </text:p>
      <text:p text:style-name="Text_20_Body.indent">Property taxes are calculated from household level data provided by the Minnesota Population Center’s Integrated Public Use Micro-data Series (IPUMS).<text:a xlink:type="simple" xlink:href="../master10.html#fn9x0">9</text:a><text:bookmark text:name="x1-7005f9"/> Workers compensation are calculated from Thomason et al (2001) between 1977 and 1995, with data afterwards provided by the Oregon Department of Consumer and Business Services.<office:annotation><dc:date>2016-02-12T14:14:37.689607651</dc:date><text:list text:continue-numbering="true" text:style-name=""><text:list-item><text:p>&lt;!--l. 31--&gt;</text:p></text:list-item></text:list></office:annotation> </text:p>
      <text:p text:style-name="P16"><text:soft-page-break/>Finally, the top marginal unemployment insurance tax rates are provided by the US Department of Labor. To calculate these rates, they multiply the top marginal tax rate, <text:span text:style-name="T2">τ</text:span><text:span text:style-name="T4">g,t</text:span><text:span text:style-name="T6">max</text:span>, by the maximum wage level to which the rate is applied, <text:span text:style-name="T2">W</text:span><text:span text:style-name="T4">it</text:span><text:span text:style-name="T6">max</text:span>. They normalize this figure by the average wage in a state in a current year, <text:span text:style-name="T2">W</text:span><text:span text:style-name="T4">it</text:span>. Then the unemployment insurance tax is calculated for each state as: </text:p>
      <table:table table:name="Table7" table:style-name="Table7">
        <table:table-column table:style-name="Table7.A"/>
        <table:table-column table:style-name="Table7.B"/>
        <table:table-row>
          <table:table-cell table:style-name="Table7.A1" office:value-type="string">
            <text:p text:style-name="P6"><text:bookmark text:name="x1-7006r7"/><draw:frame draw:style-name="fr1" draw:name="Image7" text:anchor-type="as-char" svg:width="1.2917in" svg:height="0.4272in" draw:z-index="6"><draw:image xlink:href="../master6x.png" xlink:type="simple" xlink:show="embed" xlink:actuate="onLoad"/></draw:frame></text:p>
          </table:table-cell>
          <table:table-cell table:style-name="Table7.A1" office:value-type="string">
            <text:p text:style-name="Table_20_Contents">(7)</text:p>
          </table:table-cell>
        </table:table-row>
      </table:table>
      <text:h text:style-name="Heading_20_4" text:outline-level="4"><office:annotation><dc:date>2016-02-12T14:14:37.690313774</dc:date><text:list text:continue-numbering="true" text:style-name=""><text:list-item><text:p>&lt;!--l. 33--&gt;</text:p></text:list-item></text:list></office:annotation>4.4 <text:bookmark text:name="x1-80004.4"/>Government Expenditures</text:h>
      <text:p text:style-name="P20"><office:annotation><dc:date>2016-02-12T14:14:37.690419621</dc:date><text:list text:continue-numbering="true" text:style-name=""><text:list-item><text:p>&lt;!--l. 37--&gt;</text:p></text:list-item></text:list></office:annotation>We compiled log state governments’ expenditures on highways, education, and welfare per capita using annual historical Census data on State Government Finances.<text:a xlink:type="simple" xlink:href="../master11.html#fn10x0">10</text:a><text:bookmark text:name="x1-8001f10"/> We use expenditures on Education” for our education value, the sums of expenditures on ”Public Welfare”, ”Hospitals,” and ”Health,” for the welfare measure, and ”Highways” expenditures for highway spending. We divide each figure by Census state population estimates.<text:a xlink:type="simple" xlink:href="../master12.html#fn11x0">11</text:a><text:bookmark text:name="x1-8002f11"/> and then take logs. The difference between state A and state B, for each of our expenditure figures is calculated: </text:p>
      <table:table table:name="Table8" table:style-name="Table8">
        <table:table-column table:style-name="Table8.A"/>
        <table:table-column table:style-name="Table8.B"/>
        <table:table-row>
          <table:table-cell table:style-name="Table8.A1" office:value-type="string">
            <text:p text:style-name="P6"><text:bookmark text:name="x1-8003r8"/><draw:frame draw:style-name="fr1" draw:name="Image8" text:anchor-type="as-char" svg:width="4.2291in" svg:height="0.198in" draw:z-index="7"><draw:image xlink:href="../master7x.png" xlink:type="simple" xlink:show="embed" xlink:actuate="onLoad"/></draw:frame></text:p>
          </table:table-cell>
          <table:table-cell table:style-name="Table8.A1" office:value-type="string">
            <text:p text:style-name="Table_20_Contents">(8)</text:p>
          </table:table-cell>
        </table:table-row>
      </table:table>
      <text:h text:style-name="Heading_20_4" text:outline-level="4"><office:annotation><dc:date>2016-02-12T14:14:37.691038888</dc:date><text:list text:continue-numbering="true" text:style-name=""><text:list-item><text:p>&lt;!--l. 39--&gt;</text:p></text:list-item></text:list></office:annotation>4.5 <text:bookmark text:name="x1-90004.5"/>Additional Controls</text:h>
      <text:p text:style-name="Text_20_Body.noindent"><office:annotation><dc:date>2016-02-12T14:14:37.691142462</dc:date><text:list text:continue-numbering="true" text:style-name=""><text:list-item><text:p>&lt;!--l. 43--&gt;</text:p></text:list-item></text:list></office:annotation>As a final series of controls, we included state level variables for percent of workforce unionized, log real fuel prices, population density, percent of employment in manufacturing, and percent of population with high school education. This data is compiled from the Current Population Survey and stored at ”<text:span text:style-name="T2">Union Membership and Coverage Database from the</text:span> <text:span text:style-name="T2">CPS.”</text:span><text:a xlink:type="simple" xlink:href="../master13.html#fn12x0">12</text:a><text:bookmark text:name="x1-9001f12"/><office:annotation><dc:date>2016-02-12T14:14:37.691268434</dc:date><text:list text:continue-numbering="true" text:style-name=""><text:list-item><text:p>&lt;!--l. 45--&gt;</text:p></text:list-item></text:list></office:annotation> </text:p>
      <text:p text:style-name="Text_20_Body.indent">Amenity data were acquired from the USDA.<text:a xlink:type="simple" xlink:href="../master14.html#fn13x0">13</text:a><text:bookmark text:name="x1-9002f13"/> These measures are the only county level data we include in our empirical estimates. We use the normalized values of hours of sunlight in January, temperature in July, humidity in July, topology score, and percent of county that is water. After normalization each amenity variable is normally distributed with approximate mean zero and standard deviation 1. These terms should be interpreted as deviations from the mean. Again, we difference these county level Z-scores. </text:p>
      <text:h text:style-name="Heading_20_4" text:outline-level="4">4.6 <text:bookmark text:name="x1-100004.6"/>Preliminary Analysis</text:h>
      <text:p text:style-name="Text_20_Body.noindent"><office:annotation><dc:date>2016-02-12T14:14:37.691436867</dc:date><text:list text:continue-numbering="true" text:style-name=""><text:list-item><text:p>&lt;!--l. 49--&gt;</text:p></text:list-item></text:list></office:annotation>Summary statistics are provided in Table (<text:a xlink:type="simple" xlink:href="#x1-220063">3</text:a><office:annotation><dc:date>2016-02-12T14:14:37.691460369</dc:date><text:list text:continue-numbering="true" text:style-name=""><text:list-item><text:p>&lt;!--tex4ht:ref: --summary --&gt;</text:p></text:list-item></text:list></office:annotation>). Of note is the fact that for all the taxes, the standard deviations are quite large relative to their means. Thus, there should be plenty of variation to provide identification of the impacts of taxes on firm entry rates.<office:annotation><dc:date>2016-02-12T14:14:37.691483354</dc:date><text:list text:continue-numbering="true" text:style-name=""><text:list-item><text:p>&lt;!--l. 51--&gt;</text:p></text:list-item></text:list></office:annotation> </text:p>
      <text:p text:style-name="Text_20_Body.indent">We plot simple cross correlations between our differenced tax variables in Figure <text:a xlink:type="simple" xlink:href="#x1-220008">8</text:a><office:annotation><dc:date>2016-02-12T14:14:37.691535270</dc:date><text:list text:continue-numbering="true" text:style-name=""><text:list-item><text:p>&lt;!--tex4ht:ref: pairs --&gt;</text:p></text:list-item></text:list></office:annotation> as a heuristic test that states use taxes jointly to accomplish policy goals. Between 1998 and 2008, income tax and capital gains tax rates exhibit strong positive correlation; the simple correlation between values is 0.64. Sales, payroll, workers compensation, and unemployment insurance tax rates are only weakly correlated with other tax rates. The presence of simple correlations indicate studies that do not include a larger array of taxes, may suffer from omitted variable bias. Thus modeling firm entry using a larger set of top marginal tax rates will improve estimates of tax incidence on firm start up rates.<office:annotation><dc:date>2016-02-12T14:14:37.691574267</dc:date><text:list text:continue-numbering="true" text:style-name=""><text:list-item><text:p>&lt;!--l. 53--&gt;</text:p></text:list-item></text:list></office:annotation> </text:p>
      <text:p text:style-name="Text_20_Body.indent">We also plot cross correlaetions between the differenced tax variables for each state. While the correlations appear to be mean zero, due to the differenced nature of the data this is unsurprising. Rather, we are looking for co-movement between tax variables, which we see in a non-zero number of cases between all of our different tax variables. Of note is that the workers compensation tax seems to have more variation in the difference then some of our more traditional tax rates. </text:p>
      <text:h text:style-name="Heading_20_3" text:outline-level="3"><text:soft-page-break/>5 <text:bookmark text:name="x1-110005"/>Empirical Design</text:h>
      <text:p text:style-name="Text_20_Body.noindent"><office:annotation><dc:date>2016-02-12T14:14:37.691684466</dc:date><text:list text:continue-numbering="true" text:style-name=""><text:list-item><text:p>&lt;!--l. 3--&gt;</text:p></text:list-item></text:list></office:annotation>As outlined in the previous section, the main parameters of interest are the impacts of top marginal tax rates on firm start up rates. We employ a pseudo-regression discontinuity approach as a way of controlling for local determinants of firm entry, as well as shared responses to larger macroeconomic shocks.<office:annotation><dc:date>2016-02-12T14:14:37.691736741</dc:date><text:list text:continue-numbering="true" text:style-name=""><text:list-item><text:p>&lt;!--l. 5--&gt;</text:p></text:list-item></text:list></office:annotation> </text:p>
      <text:h text:style-name="Heading_20_4" text:outline-level="4">5.1 <text:bookmark text:name="x1-120005.1"/>Regression Discontinuity Approach</text:h>
      <text:p text:style-name="P20"><office:annotation><dc:date>2016-02-12T14:14:37.691841160</dc:date><text:list text:continue-numbering="true" text:style-name=""><text:list-item><text:p>&lt;!--l. 7--&gt;</text:p></text:list-item></text:list></office:annotation>Our empirical estimation is based on equation <text:a xlink:type="simple" xlink:href="#x1-3006r4">4</text:a><office:annotation><dc:date>2016-02-12T14:14:37.691863983</dc:date><text:list text:continue-numbering="true" text:style-name=""><text:list-item><text:p>&lt;!--tex4ht:ref: prof --&gt;</text:p></text:list-item></text:list></office:annotation>: </text:p>
      <table:table table:name="Table9" table:style-name="Table9">
        <table:table-column table:style-name="Table9.A"/>
        <table:table-column table:style-name="Table9.B"/>
        <table:table-row>
          <table:table-cell table:style-name="Table9.A1" office:value-type="string">
            <text:p text:style-name="P6"><text:bookmark text:name="x1-12001r9"/><draw:frame draw:style-name="fr1" draw:name="Image9" text:anchor-type="as-char" svg:width="5.1146in" svg:height="0.198in" draw:z-index="14"><draw:image xlink:href="../master8x.png" xlink:type="simple" xlink:show="embed" xlink:actuate="onLoad"/></draw:frame></text:p>
          </table:table-cell>
          <table:table-cell table:style-name="Table9.A1" office:value-type="string">
            <text:p text:style-name="Table_20_Contents">(9)</text:p>
          </table:table-cell>
        </table:table-row>
      </table:table>
      <text:p text:style-name="Text_20_Body.indent"><office:annotation><dc:date>2016-02-12T14:14:37.692343142</dc:date><text:list text:continue-numbering="true" text:style-name=""><text:list-item><text:p>&lt;!--l. 11--&gt;</text:p></text:list-item></text:list></office:annotation><office:annotation><dc:date>2016-02-12T14:14:37.692355191</dc:date><text:list text:continue-numbering="true" text:style-name=""><text:list-item><text:p>&lt;!--l. 13--&gt;</text:p></text:list-item></text:list></office:annotation>Here, from Equation (<text:a xlink:type="simple" xlink:href="#x1-3006r4">4</text:a><office:annotation><dc:date>2016-02-12T14:14:37.692381419</dc:date><text:list text:continue-numbering="true" text:style-name=""><text:list-item><text:p>&lt;!--tex4ht:ref: prof --&gt;</text:p></text:list-item></text:list></office:annotation>), we have <text:span text:style-name="T2">γ </text:span>= <text:span text:style-name="T2">β</text:span><text:span text:style-name="T4">A</text:span> -<text:span text:style-name="T2">β</text:span><text:span text:style-name="T4">B</text:span>. Since we assume that long run profits are zero, <text:span text:style-name="T2">γ </text:span>= 0. If the hypothesis fails, then either <text:span text:style-name="T2">β</text:span><text:span text:style-name="T4">A</text:span><text:span text:style-name="T2">,β</text:span><text:span text:style-name="T4">B</text:span>≠0, and <text:span text:style-name="T2">γ </text:span>= <text:span text:style-name="T2">β</text:span><text:span text:style-name="T4">A</text:span> -<text:span text:style-name="T2">β</text:span><text:span text:style-name="T4">B</text:span>. We later relax our zero profit condition, and test a state-pair fixed effect model where <text:span text:style-name="T2">γ </text:span>= <text:span text:style-name="T2">γ</text:span><text:span text:style-name="T4">A,B</text:span> = <text:span text:style-name="T2">β</text:span><text:span text:style-name="T4">A</text:span> - <text:span text:style-name="T2">β</text:span><text:span text:style-name="T4">B</text:span>, in order to pick up unobserved heterogeneity that is unaccounted for in our baseline model. We finally believe that there are frictions to start up costs, and utilize a one year lagged set of independent variables.<text:a xlink:type="simple" xlink:href="../master15.html#fn14x0">14</text:a><text:bookmark text:name="x1-12002f14"/><office:annotation><dc:date>2016-02-12T14:14:37.693225359</dc:date><text:list text:continue-numbering="true" text:style-name=""><text:list-item><text:p>&lt;!--l. 15--&gt;</text:p></text:list-item></text:list></office:annotation> </text:p>
      <text:p text:style-name="Text_20_Body.indent">Our set of dependent variables includes a variety of different controls. We divide the added controls into two sets: county level geographic amenities and state level economic controls. We estimate models that include each separately, and then include both. The purpose is check whether the estimated coefficients on the tax and expenditure variables become statistically insignificant once we account for these additions.<office:annotation><dc:date>2016-02-12T14:14:37.693305836</dc:date><text:list text:continue-numbering="true" text:style-name=""><text:list-item><text:p>&lt;!--l. 17--&gt;</text:p></text:list-item></text:list></office:annotation> </text:p>
      <text:p text:style-name="P16">Agrawal (2015) argues that there is endogeneity between local taxes and state level tax rates and border tax differentials. In his model, low tax states set higher taxes on the border than interior towns, and high tax states will set lower taxes on the border than the interior. The logic here is to mitigate, or not exacerbate, the border differential as much as possible from both sides of the border, but that this reduction occurs only gradually as you approach the border. Since most state laws do not enable towns to raise taxes sufficiently high to completely offset the discontinuity with local option taxes, this should downwards bias our estimates, as the actual discontinuity is less than the observed rate in our state-level figures, and shown empirically in Agrawal (2016). </text:p>
      <table:table table:name="Table10" table:style-name="Table10">
        <table:table-column table:style-name="Table10.A"/>
        <table:table-column table:style-name="Table10.B"/>
        <table:table-row>
          <table:table-cell table:style-name="Table10.A1" office:value-type="string">
            <text:p text:style-name="P6"><text:bookmark text:name="x1-12003r10"/><draw:frame draw:style-name="fr1" draw:name="Image10" text:anchor-type="as-char" svg:width="2.5835in" svg:height="0.2189in" draw:z-index="15"><draw:image xlink:href="../master9x.png" xlink:type="simple" xlink:show="embed" xlink:actuate="onLoad"/></draw:frame></text:p>
          </table:table-cell>
          <table:table-cell table:style-name="Table10.A1" office:value-type="string">
            <text:p text:style-name="Table_20_Contents">(10)</text:p>
          </table:table-cell>
        </table:table-row>
      </table:table>
      <table:table table:name="Table11" table:style-name="Table11">
        <table:table-column table:style-name="Table11.A"/>
        <table:table-column table:style-name="Table11.B"/>
        <table:table-row>
          <table:table-cell table:style-name="Table11.A1" office:value-type="string">
            <text:p text:style-name="P6"><text:bookmark text:name="x1-12004r11"/><office:annotation><dc:date>2016-02-12T14:14:37.693798195</dc:date><text:list text:continue-numbering="true" text:style-name=""><text:list-item><text:p>&lt;!--l. 21--&gt;</text:p></text:list-item></text:list></office:annotation><draw:frame draw:style-name="fr1" draw:name="Image11" text:anchor-type="as-char" svg:width="2.2709in" svg:height="0.2189in" draw:z-index="16"><draw:image xlink:href="../master10x.png" xlink:type="simple" xlink:show="embed" xlink:actuate="onLoad"/></draw:frame></text:p>
          </table:table-cell>
          <table:table-cell table:style-name="Table11.A1" office:value-type="string">
            <text:p text:style-name="Table_20_Contents">(11)</text:p>
          </table:table-cell>
        </table:table-row>
      </table:table>
      <table:table table:name="Table12" table:style-name="Table12">
        <table:table-column table:style-name="Table12.A"/>
        <table:table-column table:style-name="Table12.B"/>
        <table:table-row>
          <table:table-cell table:style-name="Table12.A1" office:value-type="string">
            <text:p text:style-name="P6"><text:bookmark text:name="x1-12005r12"/><office:annotation><dc:date>2016-02-12T14:14:37.694219630</dc:date><text:list text:continue-numbering="true" text:style-name=""><text:list-item><text:p>&lt;!--l. 25--&gt;</text:p></text:list-item></text:list></office:annotation><draw:frame draw:style-name="fr1" draw:name="Image12" text:anchor-type="as-char" svg:width="1.6563in" svg:height="0.1665in" draw:z-index="17"><draw:image xlink:href="../master11x.png" xlink:type="simple" xlink:show="embed" xlink:actuate="onLoad"/></draw:frame></text:p>
          </table:table-cell>
          <table:table-cell table:style-name="Table12.A1" office:value-type="string">
            <text:p text:style-name="Table_20_Contents">(12)</text:p>
          </table:table-cell>
        </table:table-row>
      </table:table>
      <text:p text:style-name="Text_20_Body.indent"><office:annotation><dc:date>2016-02-12T14:14:37.694632582</dc:date><text:list text:continue-numbering="true" text:style-name=""><text:list-item><text:p>&lt;!--l. 29--&gt;</text:p></text:list-item></text:list></office:annotation><office:annotation><dc:date>2016-02-12T14:14:37.694643795</dc:date><text:list text:continue-numbering="true" text:style-name=""><text:list-item><text:p>&lt;!--l. 31--&gt;</text:p></text:list-item></text:list></office:annotation>Next we assume the traditional OLS moment conditions. </text:p>
      <text:p text:style-name="P20"><text:bookmark text:name="x1-12006r3"/><text:span text:style-name="T1"><office:annotation><dc:date>2016-02-12T14:14:37.694708534</dc:date><text:list text:continue-numbering="true" text:style-name=""><text:list-item><text:p>&lt;!--l. 33--&gt;</text:p></text:list-item></text:list></office:annotation></text:span><text:span text:style-name="T1">Assumption 3.</text:span> <text:span text:style-name="T2">Let</text:span> <text:span text:style-name="T2">Ẍ</text:span><text:span text:style-name="T4">g</text:span> = (<text:span text:style-name="T2">Ẍ</text:span><text:span text:style-name="T4">g,</text:span><text:span text:style-name="T3">0</text:span>′<text:span text:style-name="T2">,...,Ẍ</text:span><text:span text:style-name="T4">g,T</text:span><text:span text:style-name="T3">-1</text:span>′)′ <text:span text:style-name="T2">be a T </text:span>× (1 + <text:span text:style-name="T2">K</text:span><text:span text:style-name="T3">2</text:span>) <text:span text:style-name="T2">that includes an intercept, and</text:span> <draw:frame draw:style-name="fr1" draw:name="Image13" text:anchor-type="as-char" svg:width="0.7862in" svg:height="0.3929in" draw:z-index="8"><draw:image xlink:href="../master12x.png" xlink:type="simple" xlink:show="embed" xlink:actuate="onLoad"/></draw:frame><text:span text:style-name="T4">i,g</text:span> = (<draw:frame draw:style-name="fr1" draw:name="Image14" text:anchor-type="as-char" svg:width="0.7862in" svg:height="0.3929in" draw:z-index="9"><draw:image xlink:href="../master13x.png" xlink:type="simple" xlink:show="embed" xlink:actuate="onLoad"/></draw:frame> <text:span text:style-name="T4">i,j,</text:span><text:span text:style-name="T3">1</text:span><text:span text:style-name="T2">,...,</text:span><draw:frame draw:style-name="fr1" draw:name="Image15" text:anchor-type="as-char" svg:width="0.7862in" svg:height="0.3929in" draw:z-index="10"><draw:image xlink:href="../master14x.png" xlink:type="simple" xlink:show="embed" xlink:actuate="onLoad"/></draw:frame> <text:span text:style-name="T4">i,j,T</text:span><text:span text:style-name="T3"> </text:span>)′ <text:span text:style-name="T2">a T </text:span>× 1 <text:span text:style-name="T2">vector of error terms. Then</text:span> </text:p>
      <table:table table:name="Table13" table:style-name="Table13">
        <table:table-column table:style-name="Table13.A"/>
        <table:table-column table:style-name="Table13.B"/>
        <table:table-row>
          <table:table-cell table:style-name="Table13.A1" office:value-type="string">
            <text:p text:style-name="P6"><text:bookmark text:name="x1-12007r13"/><draw:frame draw:style-name="fr1" draw:name="Image16" text:anchor-type="as-char" svg:width="1.5102in" svg:height="0.2398in" draw:z-index="18"><draw:image xlink:href="../master15x.png" xlink:type="simple" xlink:show="embed" xlink:actuate="onLoad"/></draw:frame></text:p>
          </table:table-cell>
          <table:table-cell table:style-name="Table13.A1" office:value-type="string">
            <text:p text:style-name="Table_20_Contents">(13)</text:p>
          </table:table-cell>
        </table:table-row>
      </table:table>
      <text:p text:style-name="Text_20_Body.noindent"><text:bookmark text:name="x1-12008r4"/><text:span text:style-name="T1"><office:annotation><dc:date>2016-02-12T14:14:37.696175329</dc:date><text:list text:continue-numbering="true" text:style-name=""><text:list-item><text:p>&lt;!--l. 35--&gt;</text:p></text:list-item></text:list></office:annotation></text:span><text:span text:style-name="T1"><office:annotation><dc:date>2016-02-12T14:14:37.696195918</dc:date><text:list text:continue-numbering="true" text:style-name=""><text:list-item><text:p>&lt;!--l. 38--&gt;</text:p></text:list-item></text:list></office:annotation></text:span><text:span text:style-name="T1">Assumption 4.</text:span> <text:span text:style-name="T2">E</text:span>[<text:span text:style-name="T2">Ẍ</text:span><text:span text:style-name="T4">g</text:span>′<text:span text:style-name="T2">Ẍ</text:span><text:span text:style-name="T4">g</text:span>] <text:span text:style-name="T2">is a </text:span>1 + <text:span text:style-name="T2">K</text:span><text:span text:style-name="T3">2</text:span> × 1 <text:span text:style-name="T2">matrix for all g</text:span> </text:p>
      <text:p text:style-name="P16"><office:annotation><dc:date>2016-02-12T14:14:37.696520367</dc:date><text:list text:continue-numbering="true" text:style-name=""><text:list-item><text:p>&lt;!--l. 42--&gt;</text:p></text:list-item></text:list></office:annotation>As a result of applying assumption <text:a xlink:type="simple" xlink:href="#x1-12006r3">3</text:a><office:annotation><dc:date>2016-02-12T14:14:37.696555944</dc:date><text:list text:continue-numbering="true" text:style-name=""><text:list-item><text:p>&lt;!--tex4ht:ref: noend --&gt;</text:p></text:list-item></text:list></office:annotation> and <text:a xlink:type="simple" xlink:href="#x1-12008r4">4</text:a><office:annotation><dc:date>2016-02-12T14:14:37.696578381</dc:date><text:list text:continue-numbering="true" text:style-name=""><text:list-item><text:p>&lt;!--tex4ht:ref: fullrank --&gt;</text:p></text:list-item></text:list></office:annotation> to Equation <text:a xlink:type="simple" xlink:href="#x1-12001r9">9</text:a><office:annotation><dc:date>2016-02-12T14:14:37.696598034</dc:date><text:list text:continue-numbering="true" text:style-name=""><text:list-item><text:p>&lt;!--tex4ht:ref: pref --&gt;</text:p></text:list-item></text:list></office:annotation>, our estimator takes the form, </text:p>
      <table:table table:name="Table14" table:style-name="Table14">
        <table:table-column table:style-name="Table14.A"/>
        <table:table-column table:style-name="Table14.B"/>
        <table:table-row>
          <table:table-cell table:style-name="Table14.A1" office:value-type="string">
            <text:p text:style-name="P6"><text:bookmark text:name="x1-12009r14"/><draw:frame draw:style-name="fr1" draw:name="Image17" text:anchor-type="as-char" svg:width="5.4583in" svg:height="0.5728in" draw:z-index="19"><draw:image xlink:href="../master16x.png" xlink:type="simple" xlink:show="embed" xlink:actuate="onLoad"/></draw:frame></text:p>
          </table:table-cell>
          <table:table-cell table:style-name="Table14.A1" office:value-type="string">
            <text:p text:style-name="Table_20_Contents">(14)</text:p>
          </table:table-cell>
        </table:table-row>
      </table:table>
      <table:table table:name="Table15" table:style-name="Table15">
        <table:table-column table:style-name="Table15.A"/>
        <table:table-column table:style-name="Table15.B"/>
        <text:soft-page-break/>
        <table:table-row>
          <table:table-cell table:style-name="Table15.A1" office:value-type="string">
            <text:p text:style-name="P6"><text:bookmark text:name="x1-12010r15"/><office:annotation><dc:date>2016-02-12T14:14:37.697078017</dc:date><text:list text:continue-numbering="true" text:style-name=""><text:list-item><text:p>&lt;!--l. 45--&gt;</text:p></text:list-item></text:list></office:annotation><draw:frame draw:style-name="fr1" draw:name="Image18" text:anchor-type="as-char" svg:width="1.0311in" svg:height="0.4272in" draw:z-index="20"><draw:image xlink:href="../master17x.png" xlink:type="simple" xlink:show="embed" xlink:actuate="onLoad"/></draw:frame></text:p>
          </table:table-cell>
          <table:table-cell table:style-name="Table15.A1" office:value-type="string">
            <text:p text:style-name="Table_20_Contents">(15)</text:p>
          </table:table-cell>
        </table:table-row>
      </table:table>
      <text:p text:style-name="Text_20_Body.indent"><office:annotation><dc:date>2016-02-12T14:14:37.697568223</dc:date><text:list text:continue-numbering="true" text:style-name=""><text:list-item><text:p>&lt;!--l. 49--&gt;</text:p></text:list-item></text:list></office:annotation><office:annotation><dc:date>2016-02-12T14:14:37.697581656</dc:date><text:list text:continue-numbering="true" text:style-name=""><text:list-item><text:p>&lt;!--l. 51--&gt;</text:p></text:list-item></text:list></office:annotation>Such that<office:annotation><dc:date>2016-02-12T14:14:37.697598805</dc:date><text:list text:continue-numbering="true" text:style-name=""><text:list-item><text:p>&lt;!--l. 53--&gt;</text:p></text:list-item></text:list></office:annotation> </text:p>
      <text:p text:style-name="P15"><draw:frame draw:style-name="fr1" draw:name="Image19" text:anchor-type="as-char" svg:width="0.7862in" svg:height="0.3929in" draw:z-index="11"><draw:image xlink:href="../master18x.png" xlink:type="simple" xlink:show="embed" xlink:actuate="onLoad"/></draw:frame></text:p>
      <text:p text:style-name="P16"><office:annotation><dc:date>2016-02-12T14:14:37.697757544</dc:date><text:list text:continue-numbering="true" text:style-name=""><text:list-item><text:p>&lt;!--l. 55--&gt;</text:p></text:list-item></text:list></office:annotation>With the variance covariance matrix is equal to, </text:p>
      <table:table table:name="Table16" table:style-name="Table16">
        <table:table-column table:style-name="Table16.A"/>
        <table:table-column table:style-name="Table16.B"/>
        <table:table-row>
          <table:table-cell table:style-name="Table16.A1" office:value-type="string">
            <text:p text:style-name="P6"><text:bookmark text:name="x1-12011r16"/><draw:frame draw:style-name="fr1" draw:name="Image20" text:anchor-type="as-char" svg:width="3.6874in" svg:height="0.6354in" draw:z-index="21"><draw:image xlink:href="../master19x.png" xlink:type="simple" xlink:show="embed" xlink:actuate="onLoad"/></draw:frame></text:p>
          </table:table-cell>
          <table:table-cell table:style-name="Table16.A1" office:value-type="string">
            <text:p text:style-name="Table_20_Contents">(16)</text:p>
          </table:table-cell>
        </table:table-row>
      </table:table>
      <text:p text:style-name="P22"><office:annotation><dc:date>2016-02-12T14:14:37.698251923</dc:date><text:list text:continue-numbering="true" text:style-name=""><text:list-item><text:p>&lt;!--l. 56--&gt;</text:p></text:list-item></text:list></office:annotation><draw:frame draw:style-name="fr1" draw:name="Image21" text:anchor-type="as-char" svg:width="0.7862in" svg:height="0.3929in" draw:z-index="12"><draw:image xlink:href="../master20x.png" xlink:type="simple" xlink:show="embed" xlink:actuate="onLoad"/></draw:frame></text:p>
      <text:p text:style-name="P21"><draw:frame draw:style-name="fr1" draw:name="Image22" text:anchor-type="as-char" svg:width="0.7862in" svg:height="0.3929in" draw:z-index="13"><draw:image xlink:href="../master21x.png" xlink:type="simple" xlink:show="embed" xlink:actuate="onLoad"/></draw:frame></text:p>
      <text:p text:style-name="Text_20_Body.indent"><office:annotation><dc:date>2016-02-12T14:14:37.698469445</dc:date><text:list text:continue-numbering="true" text:style-name=""><text:list-item><text:p>&lt;!--l. 60--&gt;</text:p></text:list-item></text:list></office:annotation>Note that this estimator as a result is almost identical to the two stage estimator of Donald and Lang (2007), up to a different variance covariance matrix subject to the off-mean weighting method.<office:annotation><dc:date>2016-02-12T14:14:37.698505876</dc:date><text:list text:continue-numbering="true" text:style-name=""><text:list-item><text:p>&lt;!--l. 62--&gt;</text:p></text:list-item></text:list></office:annotation> </text:p>
      <text:p text:style-name="Text_20_Body.indent">There may be unobserved shocks to the state-pair border that affect all counties along the border. For example, if the Mississippi river floods, counties that are divided by the river will be affected, while counties on borders away from the river will not be. To address this concern, we use clustered standard errors on the state pair grouping. This method will not affect the estimated coefficients, but will adjust the standard errors of the estimates. States that are divided by the river, but not along borders far away from the river.<office:annotation><dc:date>2016-02-12T14:14:37.698567752</dc:date><text:list text:continue-numbering="true" text:style-name=""><text:list-item><text:p>&lt;!--l. 64--&gt;</text:p></text:list-item></text:list></office:annotation> </text:p>
      <text:p text:style-name="Text_20_Body.indent">A possible concern with our specification is that states may change taxes in response to the difference in firm entry rates. This would introduce endogeneity in the model. However, due to the stability of our policy parameters, it seems unlikely that governments are responding to firm start up rates. Furthermore, it is unlikely that states set statewide policy based on the subset of border counties that we include in our model. </text:p>
      <text:h text:style-name="Heading_20_4" text:outline-level="4">5.2 <text:bookmark text:name="x1-130005.2"/>Sensitivity Tests</text:h>
      <text:h text:style-name="Heading_20_5" text:outline-level="5"><office:annotation><dc:date>2016-02-12T14:14:37.698676241</dc:date><text:list text:continue-numbering="true" text:style-name=""><text:list-item><text:p>&lt;!--l. 68--&gt;</text:p></text:list-item></text:list></office:annotation>5.2.1 <text:bookmark text:name="x1-140005.2.1"/>Extended Bandwidth</text:h>
      <text:p text:style-name="P20"><office:annotation><dc:date>2016-02-12T14:14:37.698795893</dc:date><text:list text:continue-numbering="true" text:style-name=""><text:list-item><text:p>&lt;!--l. 70--&gt;</text:p></text:list-item></text:list></office:annotation>We then extend the bandwidth of our estimator. This used the extended bandwidth match from our Data section. We matched every subject county with every neighbor’s neighbor that the subject county was not previously matched with. This estimate extends the distance between each of our observations so we expect state tax differentials to play a less important role. Our new match becomes the model, </text:p>
      <table:table table:name="Table17" table:style-name="Table17">
        <table:table-column table:style-name="Table17.A"/>
        <table:table-column table:style-name="Table17.B"/>
        <table:table-row>
          <table:table-cell table:style-name="Table17.A1" office:value-type="string">
            <text:p text:style-name="P6"><text:bookmark text:name="x1-14001r17"/><draw:frame draw:style-name="fr1" draw:name="Image23" text:anchor-type="as-char" svg:width="5.3126in" svg:height="0.198in" draw:z-index="22"><draw:image xlink:href="../master22x.png" xlink:type="simple" xlink:show="embed" xlink:actuate="onLoad"/></draw:frame></text:p>
          </table:table-cell>
          <table:table-cell table:style-name="Table17.A1" office:value-type="string">
            <text:p text:style-name="Table_20_Contents">(17)</text:p>
          </table:table-cell>
        </table:table-row>
      </table:table>
      <text:h text:style-name="Heading_20_5" text:outline-level="5"><office:annotation><dc:date>2016-02-12T14:14:37.699260961</dc:date><text:list text:continue-numbering="true" text:style-name=""><text:list-item><text:p>&lt;!--l. 74--&gt;</text:p></text:list-item></text:list></office:annotation><office:annotation><dc:date>2016-02-12T14:14:37.699275767</dc:date><text:list text:continue-numbering="true" text:style-name=""><text:list-item><text:p>&lt;!--l. 76--&gt;</text:p></text:list-item></text:list></office:annotation>5.2.2 <text:bookmark text:name="x1-150005.2.2"/>Relaxing Coefficient Symmetry</text:h>
      <text:p text:style-name="P20"><office:annotation><dc:date>2016-02-12T14:14:37.699380917</dc:date><text:list text:continue-numbering="true" text:style-name=""><text:list-item><text:p>&lt;!--l. 77--&gt;</text:p></text:list-item></text:list></office:annotation>We test a version of this model where we do not impose symmetry in the coefficients across borders. Instead we let coefficients take on their own value in the difference, and use a set of F-tests to test whether our assumption that <text:span text:style-name="T2">β</text:span><text:span text:style-name="T4">k,A</text:span> = -<text:span text:style-name="T2">β</text:span><text:span text:style-name="T4">k,B</text:span><text:span text:style-name="T2">,</text:span>∀<text:span text:style-name="T2">k </text:span>∈{1<text:span text:style-name="T2">,...,K</text:span><text:span text:style-name="T3">2</text:span>} holds. </text:p>
      <table:table table:name="Table18" table:style-name="Table18">
        <table:table-column table:style-name="Table18.A"/>
        <table:table-column table:style-name="Table18.B"/>
        <table:table-row>
          <table:table-cell table:style-name="Table18.A1" office:value-type="string">
            <text:p text:style-name="P6"><text:bookmark text:name="x1-15001r18"/><draw:frame draw:style-name="fr1" draw:name="Image24" text:anchor-type="as-char" svg:width="3.1354in" svg:height="0.2189in" draw:z-index="23"><draw:image xlink:href="../master23x.png" xlink:type="simple" xlink:show="embed" xlink:actuate="onLoad"/></draw:frame></text:p>
          </table:table-cell>
          <table:table-cell table:style-name="Table18.A1" office:value-type="string">
            <text:p text:style-name="Table_20_Contents">(18)</text:p>
          </table:table-cell>
        </table:table-row>
      </table:table>
      <text:h text:style-name="Heading_20_5" text:outline-level="5"><office:annotation><dc:date>2016-02-12T14:14:37.700162814</dc:date><text:list text:continue-numbering="true" text:style-name=""><text:list-item><text:p>&lt;!--l. 81--&gt;</text:p></text:list-item></text:list></office:annotation><office:annotation><dc:date>2016-02-12T14:14:37.700177869</dc:date><text:list text:continue-numbering="true" text:style-name=""><text:list-item><text:p>&lt;!--l. 83--&gt;</text:p></text:list-item></text:list></office:annotation>5.2.3 <text:bookmark text:name="x1-160005.2.3"/>Period Specific Cross Section Analysis</text:h>
      <text:p text:style-name="P20"><office:annotation><dc:date>2016-02-12T14:14:37.700278516</dc:date><text:list text:continue-numbering="true" text:style-name=""><text:list-item><text:p>&lt;!--l. 84--&gt;</text:p></text:list-item></text:list></office:annotation>Fifth, we estimate cross-sectional models for each year in our sample. We then compare these estimates to our pooled OLS estimates to gauge if tax incidence on firm start up rates remains stable over time. </text:p>
      <table:table table:name="Table19" table:style-name="Table19">
        <table:table-column table:style-name="Table19.A"/>
        <table:table-column table:style-name="Table19.B"/>
        <table:table-row>
          <table:table-cell table:style-name="Table19.A1" office:value-type="string">
            <text:p text:style-name="P6"><text:bookmark text:name="x1-16001r19"/><draw:frame draw:style-name="fr1" draw:name="Image25" text:anchor-type="as-char" svg:width="4.4272in" svg:height="0.2189in" draw:z-index="24"><draw:image xlink:href="../master24x.png" xlink:type="simple" xlink:show="embed" xlink:actuate="onLoad"/></draw:frame></text:p>
          </table:table-cell>
          <table:table-cell table:style-name="Table19.A1" office:value-type="string">
            <text:p text:style-name="Table_20_Contents">(19)<text:soft-page-break/></text:p>
          </table:table-cell>
        </table:table-row>
      </table:table>
      <text:h text:style-name="Heading_20_5" text:outline-level="5"><office:annotation><dc:date>2016-02-12T14:14:37.700739419</dc:date><text:list text:continue-numbering="true" text:style-name=""><text:list-item><text:p>&lt;!--l. 87--&gt;</text:p></text:list-item></text:list></office:annotation><office:annotation><dc:date>2016-02-12T14:14:37.700751281</dc:date><text:list text:continue-numbering="true" text:style-name=""><text:list-item><text:p>&lt;!--l. 90--&gt;</text:p></text:list-item></text:list></office:annotation>5.2.4 <text:bookmark text:name="x1-170005.2.4"/>Industry Sub codes</text:h>
      <text:p text:style-name="Text_20_Body.noindent"><office:annotation><dc:date>2016-02-12T14:14:37.700855536</dc:date><text:list text:continue-numbering="true" text:style-name=""><text:list-item><text:p>&lt;!--l. 92--&gt;</text:p></text:list-item></text:list></office:annotation>We estimate the model for industry sub-sets of the data (by 2 – digit NAICS code) to investigate if the estimated effects of tax rates are stable across industries. We have sufficient data on firm entry for the following industries: Agriculture, Fishing, Forestry, and Hunting; Retail Trade; Manufacturing; and Finance and Insurance.<office:annotation><dc:date>2016-02-12T14:14:37.700877880</dc:date><text:list text:continue-numbering="true" text:style-name=""><text:list-item><text:p>&lt;!--l. 94--&gt;</text:p></text:list-item></text:list></office:annotation> </text:p>
      <text:h text:style-name="Heading_20_4" text:outline-level="4">5.3 <text:bookmark text:name="x1-180005.3"/>Sub-sample Estimates</text:h>
      <text:p text:style-name="Text_20_Body.noindent"><office:annotation><dc:date>2016-02-12T14:14:37.700974966</dc:date><text:list text:continue-numbering="true" text:style-name=""><text:list-item><text:p>&lt;!--l. 96--&gt;</text:p></text:list-item></text:list></office:annotation>Lastly, we estimate our model for four different urbanization categories. First, is for counties that are in Metropolitan Statistical Areas in general, and where both subject and neighbor counties are in the same MSA. We then partition counties into areas where both are either urban or rural. We use the ERS classification system to determine if a county is urban or rural, where a county is defined as urban if its classification is below a 7, and rural if its classification is higher than 6.<text:a xlink:type="simple" xlink:href="../master16.html#fn15x0">15</text:a><text:bookmark text:name="x1-18001f15"/><office:annotation><dc:date>2016-02-12T14:14:37.701053905</dc:date><text:list text:continue-numbering="true" text:style-name=""><text:list-item><text:p>&lt;!--l. 98--&gt;</text:p></text:list-item></text:list></office:annotation> </text:p>
      <text:p text:style-name="Text_20_Body.indent">We further follow Rohlin, Rosenthal, and Ross (2015) by including comparisons between states that have reciprocal agreements, and those without reciprocal agreements. Our original samples might be biased, as a few states have reciprocal agreements, where individuals pay the income tax rate of the state they work in rather than where they live. We split our sample into states with and without reciprocal agreements, and estimate our model on each section. </text:p>
      <text:h text:style-name="Heading_20_3" text:outline-level="3">6 <text:bookmark text:name="x1-190006"/>Results</text:h>
      <text:p text:style-name="Text_20_Body.noindent"><office:annotation><dc:date>2016-02-12T14:14:37.701167835</dc:date><text:list text:continue-numbering="true" text:style-name=""><text:list-item><text:p>&lt;!--l. 3--&gt;</text:p></text:list-item></text:list></office:annotation>Our main results are reported in Table (<text:a xlink:type="simple" xlink:href="#x1-2201613">13</text:a><office:annotation><dc:date>2016-02-12T14:14:37.701190381</dc:date><text:list text:continue-numbering="true" text:style-name=""><text:list-item><text:p>&lt;!--tex4ht:ref: --rd --&gt;</text:p></text:list-item></text:list></office:annotation>). The first four columns report the pooled OLS estimates with and without our sets of additional control variables. The last two columns report our fixed effect estimates. Higher relative income taxes and sales taxes deter firm entry. This result is robust to the addition of controls, and in fact, the estimated effects become slightly stronger (more negative) with the added measures.<office:annotation><dc:date>2016-02-12T14:14:37.701217887</dc:date><text:list text:continue-numbering="true" text:style-name=""><text:list-item><text:p>&lt;!--l. 5--&gt;</text:p></text:list-item></text:list></office:annotation> </text:p>
      <text:p text:style-name="Text_20_Body.indent">While statistically significant the effects are economically small. A 1 percent increase in income tax differentials correspond to a 0.8 percent decrease in the relative firm start up rates, and similarly a 1 percent increase in sales tax differentials corresponds to a 0.1 percent decrease in the relative firm start up rates. Higher relative property tax rates also exert a negative influence on firm births, although this effect becomes statistically insignificant when amenity measures are included in the model. While capital gains, corporate tax, workers compensation, and unemployment insurance tax rates are individually insignificant, the set of seven tax rates are jointly significant.<office:annotation><dc:date>2016-02-12T14:14:37.701281477</dc:date><text:list text:continue-numbering="true" text:style-name=""><text:list-item><text:p>&lt;!--l. 7--&gt;</text:p></text:list-item></text:list></office:annotation> </text:p>
      <text:p text:style-name="Text_20_Body.indent">Of the three expenditure measures included in the model, only the difference in log welfare spending per capita is statistically significant.The coefficient is economically very small, such that a 1% increase in the difference corresponds to 0.001% higher firm entry rates.<office:annotation><dc:date>2016-02-12T14:14:37.701323892</dc:date><text:list text:continue-numbering="true" text:style-name=""><text:list-item><text:p>&lt;!--l. 9--&gt;</text:p></text:list-item></text:list></office:annotation> </text:p>
      <text:p text:style-name="Text_20_Body.indent">When we run models with state-pair level fixed effects we fail to obtain any statistically significant results. However, the value of these models are dubious. We first argue that our pooled OLS estimates are most likely the properly specified model as firm start up rates are an already differenced estimate. Thus the inclusion of state pair fixed effect require year to year divergence in expected profit from entry, which shouldn’t occur under perfect competition. Rather this still might imply that there are still relevant variables we may be leaving out of our model.<office:annotation><dc:date>2016-02-12T14:14:37.701363526</dc:date><text:list text:continue-numbering="true" text:style-name=""><text:list-item><text:p>&lt;!--l. 11--&gt;</text:p></text:list-item></text:list></office:annotation> </text:p>
      <text:p text:style-name="Text_20_Body.indent">Table <text:span text:style-name="T1">??</text:span> reports the estimates for the extended bandwidth version of our model. We expect that the increased distance between the two locations, and the increased distance from the border, will diminish the impact taxes have on firm start up rates. Meanwhile we would expect the measures of state and local factors to have a larger impact. Our results are consistent with these expectations. The income and sales tax rates lose <text:soft-page-break/>statistical significance across model types. Further, our state level controls remain largely insignificant, as do our geographic controls. Thus, the fit of the model at large seems to decrease as the distance between counties increases.<office:annotation><dc:date>2016-02-12T14:14:37.701427196</dc:date><text:list text:continue-numbering="true" text:style-name=""><text:list-item><text:p>&lt;!--l. 13--&gt;</text:p></text:list-item></text:list></office:annotation> </text:p>
      <text:p text:style-name="Text_20_Body.indent">When we relax the assumption that that coefficients are equal on either side of the border, we find that for most of our variables, the effects remain equal but opposite across the border. Table <text:a xlink:type="simple" xlink:href="#x1-220107">7</text:a><office:annotation><dc:date>2016-02-12T14:14:37.701468643</dc:date><text:list text:continue-numbering="true" text:style-name=""><text:list-item><text:p>&lt;!--tex4ht:ref: --noequality --&gt;</text:p></text:list-item></text:list></office:annotation> reports coefficients, while Table <text:a xlink:type="simple" xlink:href="#x1-2201714">14</text:a><office:annotation><dc:date>2016-02-12T14:14:37.701491164</dc:date><text:list text:continue-numbering="true" text:style-name=""><text:list-item><text:p>&lt;!--tex4ht:ref: --Ftests --&gt;</text:p></text:list-item></text:list></office:annotation> provides F-tests of the hypothesis that the coefficients are equal, that for each variable, <text:span text:style-name="T2">β</text:span><text:span text:style-name="T4">i,sub</text:span> = -<text:span text:style-name="T2">β</text:span><text:span text:style-name="T4">i,nbr</text:span>. We test for each variable that <text:span text:style-name="T2">β</text:span><text:span text:style-name="T4">i,sub</text:span> = -<text:span text:style-name="T2">β</text:span><text:span text:style-name="T4">i,nbr</text:span>. The results verify our belief that the coefficients are of equal magnitude and opposite sign. The exceptions are sales tax rates and workers compensation tax rates. For the subject county sales taxes are strongly and negatively significant, but for the neighbor they are insignificant. However, given that the rest of them pass, this might be a spurious result due to the number of regressors. We see an equivalent note in the workers compensation figures in our F tests, where for the neighboring county it appears to be significant, but not for the subject county.<text:a xlink:type="simple" xlink:href="../master17.html#fn16x0">16</text:a><text:bookmark text:name="x1-19001f16"/> Hover, given the rest of taxes pass this test, this finding might be a spurious result due to the number of regressors.<office:annotation><dc:date>2016-02-12T14:14:37.701801083</dc:date><text:list text:continue-numbering="true" text:style-name=""><text:list-item><text:p>&lt;!--l. 15--&gt;</text:p></text:list-item></text:list></office:annotation> </text:p>
      <text:p text:style-name="Text_20_Body.indent">Table <text:a xlink:type="simple" xlink:href="#x1-2201411">11</text:a><office:annotation><dc:date>2016-02-12T14:14:37.701867492</dc:date><text:list text:continue-numbering="true" text:style-name=""><text:list-item><text:p>&lt;!--tex4ht:ref: --year --&gt;</text:p></text:list-item></text:list></office:annotation> shows regression results for each year between 1999 and 2009. We include state controls but exclude geographic amenities. Property taxes remain consistently negative and statistically significant over the time period. Likewise, sales tax rates remain negative and statistically significant, with the effect becoming somewhat larger over time. Income taxes are insignificant, but negative, at the beginning of the time period, but become statistically significant and larger in the later years. Log highway and welfare expenditures per capita are positive drivers of firm entry, but the effects are inconsistently significant across the time periods and the magnitudes are very small.<office:annotation><dc:date>2016-02-12T14:14:37.701914685</dc:date><text:list text:continue-numbering="true" text:style-name=""><text:list-item><text:p>&lt;!--l. 17--&gt;</text:p></text:list-item></text:list></office:annotation> </text:p>
      <text:p text:style-name="Text_20_Body.indent">Finally, Table <text:a xlink:type="simple" xlink:href="#x1-2201512">12</text:a><office:annotation><dc:date>2016-02-12T14:14:37.701960465</dc:date><text:list text:continue-numbering="true" text:style-name=""><text:list-item><text:p>&lt;!--tex4ht:ref: naics --&gt;</text:p></text:list-item></text:list></office:annotation> reports the estimates by NAICS sub codes, Agriculture, Fishing, Forestry, and Hunting; Retail Trade; Manufacturing; and Finance and Insurance. These results are very consistent with the results for all firms in Table <text:a xlink:type="simple" xlink:href="#x1-2201613">13</text:a><office:annotation><dc:date>2016-02-12T14:14:37.701986800</dc:date><text:list text:continue-numbering="true" text:style-name=""><text:list-item><text:p>&lt;!--tex4ht:ref: --rd --&gt;</text:p></text:list-item></text:list></office:annotation>. Property, income and sales taxes are significantly negative in all specifications, and furthermore, the magnitudes are very similar across the industries. Driving this effect is probably due to the relatively large size of counties, giving space for many different types of firms to open up. Further, services may make up the bulk of this cross-industry firm opening. However, our hypothesis would be to expect higher property taxes to have a larger detrimental effect on agriculture services, and capital gains taxes to have a higher impact on financial firm entry.<office:annotation><dc:date>2016-02-12T14:14:37.702017822</dc:date><text:list text:continue-numbering="true" text:style-name=""><text:list-item><text:p>&lt;!--l. 19--&gt;</text:p></text:list-item></text:list></office:annotation> </text:p>
      <text:p text:style-name="Text_20_Body.indent">Table <text:span text:style-name="T1">??</text:span> provides an alternative look at this effect. We see that as we widen and narrow our definition of urban, that capital gains remains positive and significant, while income and sales taxes remain negative and significant. Comparably, in rural areas, property taxes remain negative and significant, and seem to solely drive the firm entry differential, to the point where the joint F-tests are rejected across all model specifications. This property tax differential is explained in the literature by firms moving to rural areas to take advantage of low property values and lower wages for work.<office:annotation><dc:date>2016-02-12T14:14:37.702098791</dc:date><text:list text:continue-numbering="true" text:style-name=""><text:list-item><text:p>&lt;!--l. 21--&gt;</text:p></text:list-item></text:list></office:annotation> </text:p>
      <text:p text:style-name="Text_20_Body.indent">As a final output of our paper, we compare two different rankings to identify which borders are most (or least) disadvantaged with regard to tax differentials. First we calculate the weighted tax differential by multiplying the tax coefficients from Table <text:a xlink:type="simple" xlink:href="#x1-2201613">13</text:a><office:annotation><dc:date>2016-02-12T14:14:37.702140225</dc:date><text:list text:continue-numbering="true" text:style-name=""><text:list-item><text:p>&lt;!--tex4ht:ref: --rd --&gt;</text:p></text:list-item></text:list></office:annotation>, column 4 by each states marginal tax values. This generates an expected value is in the ratio of firm start up rates driven by the tax differentials. These are plotted in Figure <text:a xlink:type="simple" xlink:href="#x1-220008">8</text:a><office:annotation><dc:date>2016-02-12T14:14:37.702166948</dc:date><text:list text:continue-numbering="true" text:style-name=""><text:list-item><text:p>&lt;!--tex4ht:ref: weightedtax --&gt;</text:p></text:list-item></text:list></office:annotation>. For most states the weighted tax differential is very small, thus the implied impact of taxes on relative firm start up rates is ultimately small. However, for a few counties, this is not the case, and we see clear outliers where more than a 1% difference in firm start up rates is motivated by the difference in tax rates.<office:annotation><dc:date>2016-02-12T14:14:37.702192052</dc:date><text:list text:continue-numbering="true" text:style-name=""><text:list-item><text:p>&lt;!--l. 23--&gt;</text:p></text:list-item></text:list></office:annotation> </text:p>
      <text:p text:style-name="Text_20_Body.indent">To illustrate how important this effect is for firm entry we rank the county-pairs by the absolute difference in the mean number of firm start ups, and compare this to the weighted tax differential. Table <text:span text:style-name="T1">??</text:span> reports the top 50 largest mean differences in firm start-ups. Since we calculate these terms in absolute value, we report which side of the border has the advantage for firm start ups in column 2 and which has the advantage in <text:soft-page-break/>terms for tax rate differences in column 4. Sixty-two percent of the time, the side with the more advantageous weighted tax differential also has the higher mean firm start up differential. We similarly rank the top 10 states by Weighted Tax Differential. Compared to weighting by mean firm start up rate, there is a higher correlation between having a higher weighted tax differential and mean firm start ups. </text:p>
      <text:h text:style-name="Heading_20_3" text:outline-level="3">7 <text:bookmark text:name="x1-200007"/>Conclusion</text:h>
      <text:p text:style-name="Text_20_Body.noindent"><office:annotation><dc:date>2016-02-12T14:14:37.702347390</dc:date><text:list text:continue-numbering="true" text:style-name=""><text:list-item><text:p>&lt;!--l. 3--&gt;</text:p></text:list-item></text:list></office:annotation>This paper estimates the average impact of taxes on firm start up rates. Using a model that relies on the similarity of locations on either side of a state border, we are able to effectively control for location-specific determinants of firm entry in our empirical design, and more precisely isolate the effects of policy that do vary on opposite sides of a state border.<office:annotation><dc:date>2016-02-12T14:14:37.702380933</dc:date><text:list text:continue-numbering="true" text:style-name=""><text:list-item><text:p>&lt;!--l. 5--&gt;</text:p></text:list-item></text:list></office:annotation> </text:p>
      <text:p text:style-name="Text_20_Body.indent">We find that counties with higher property, income, and sales taxes relative to a neighboring county in another state, have lower firm start-up rates. On average, a 1% increase in the property tax differential decreases firm start up rates by 0.3%, while a 1% increase in income and sales tax differentials decreases firm start up rates by 0.01%. These results are generally consistent across industry groups, and time periods in our sample. They are also largely robust to the addition of added controls.<office:annotation><dc:date>2016-02-12T14:14:37.702430867</dc:date><text:list text:continue-numbering="true" text:style-name=""><text:list-item><text:p>&lt;!--l. 7--&gt;</text:p></text:list-item></text:list></office:annotation> </text:p>
      <text:p text:style-name="Text_20_Body.indent">Our estimated model’s inability to find significant corporate and capital gains taxes follows from characteristics of new firm entrants. Lacking firm-level characteristics, our model approximates an average firm from the joint distribution of firm characteristics. However, most new firms are small S corporations, meaning that owners pay top marginal income taxes rather than corporate taxes, and firm employment and output is relatively low. Sales, income, and property taxes may play a significantly larger role on their profits than capital gains and corporate tax rates. Moreover, most new firms have a relatively short life span, such that investments in the company will probably not be recouped, and that capital gains tax rates are not likely to impact the majority of small new firm entrants.<office:annotation><dc:date>2016-02-12T14:14:37.702474866</dc:date><text:list text:continue-numbering="true" text:style-name=""><text:list-item><text:p>&lt;!--l. 9--&gt;</text:p></text:list-item></text:list></office:annotation> </text:p>
      <text:p text:style-name="Text_20_Body.indent">Government expenditure variables do not seem to impact firm start up rates. This might be due to the fact that individuals can live in one county that has a preferred public expenditure bundle and set up a businesses in a neighboring county that has a preferred regulatory policy. Our robustness tests using Rohlin, Rosenthal, and Ross (2014) reciprocal agreements mirror our main model and estimates, indicating that this impact is largely not large.<office:annotation><dc:date>2016-02-12T14:14:37.702511283</dc:date><text:list text:continue-numbering="true" text:style-name=""><text:list-item><text:p>&lt;!--l. 11--&gt;</text:p></text:list-item></text:list></office:annotation> </text:p>
      <text:p text:style-name="Text_20_Body.indent">Based on our estimates, we calculate a weighted tax differential, showing that the impact of taxes on firm entry rates remain small, only accounting for about 0.2% of the difference in firm start up behavior across borders. Despite this, the side with the preferred taxation policy had more firm start ups 62% of the time in our sample. Therefore while taxes might have a small impact at the margin, their adjustment may still be beneficial to communities and states.<office:annotation><dc:date>2016-02-12T14:14:37.702545621</dc:date><text:list text:continue-numbering="true" text:style-name=""><text:list-item><text:p>&lt;!--l. 13--&gt;</text:p></text:list-item></text:list></office:annotation> </text:p>
      <text:p text:style-name="Text_20_Body.indent">Future work on this issue could benefit from more dis-aggregated, firm-level data with firm specific characteristics. This would help establish better estimates of tax incidence on firm start up and life cycle behavior. Our current estimates are limited by our set of covariates. Lacking firm specific data, our estimates rely on a proxy ”average firm”, which is most likely small and not paying corporate taxes, nor have venture capital backing. Thus taxes that may have impacts based on firm characteristics may be omitted from our model.<office:annotation><dc:date>2016-02-12T14:14:37.702580765</dc:date><text:list text:continue-numbering="true" text:style-name=""><text:list-item><text:p>&lt;!--l. 61--&gt;</text:p></text:list-item></text:list></office:annotation> </text:p>
      <text:h text:style-name="Heading_20_3" text:outline-level="3"><text:bookmark text:name="x1-210007"/>References</text:h>
      <text:p text:style-name="Text_20_Body.bibitem"><office:annotation><dc:date>2016-02-12T14:14:37.702661109</dc:date><text:list text:continue-numbering="true" text:style-name=""><text:list-item><text:p>&lt;!--l. 62--&gt;</text:p></text:list-item></text:list></office:annotation>[1]   <text:bookmark text:name="XAgrawal1"/>Agarwal, David (2015), ”The Tax Gradient: Spatial Aspects of Fiscal Competition,” The American Economic Journal: Economic Policy, Vol 7 no 2, pp 1-29. </text:p>
      <text:p text:style-name="Text_20_Body.bibitem">[2]   <text:bookmark text:name="XAgrawal2"/>Agarwal, David (2016), ”Local Fiscal Competition: An Application to Sales Taxation with Multiple <text:soft-page-break/>Federations,” Journal of Urban Economics, Vol 91, pp 122-138 </text:p>
      <text:p text:style-name="Text_20_Body.bibitem">[3]   <text:bookmark text:name="XArauzoCarodetal"/>Arauzo-Carod, JM, Liviano-Solis, D, Manjon-Antolin, M, ”Empirical Studies in Industrial Location: An Assessment of Their Methods and Results,” Journal of Regional Science 2010, 50 (3), 685-711 </text:p>
      <text:p text:style-name="Text_20_Body.bibitem">[4]   <text:bookmark text:name="XBartik85"/>Bartik, Timothy, ”Business location Decisions in the United States: estimates of the Effects of Unionization, Taxes, and other characteristics of States,” Journal of Business and Economic Statistics (1985), Vol. 3, pp 14-22 </text:p>
      <text:p text:style-name="Text_20_Body.bibitem">[5]   <text:bookmark text:name="XBrulhartetal"/>Brülhart, Marius, Jametti, Mario, and Schmidheiny, Kurt, ”Do Agglomeration Economics Reduce the Sensitivity of Firm Location to Tax Differentials?” The Economic Journal, Vol. 122, No. 563 (September 2012), pp. 1069-1093 </text:p>
      <text:p text:style-name="Text_20_Body.bibitem">[6]   <text:bookmark text:name="XCarlton79"/>Carlton, Dennis, ”Births of Single establishment Firms and Regional Variation in Economic Costs,” Report 7729, Center for Mathematical Studies in Business and economics (1979), University of Chicago </text:p>
      <text:p text:style-name="Text_20_Body.bibitem">[7]   <text:bookmark text:name="XCarlton83"/>Carlton, Dennis, ”The Location and Employment Choices of New Firms: An econometric model with discrete and continuous endogenous variables,” The Review of Economics and Statistics (1983), Vol. 65(3), pp 440-449 </text:p>
      <text:p text:style-name="Text_20_Body.bibitem">[8]   <text:bookmark text:name="XChirinkoWilson08"/>Chirinko, Robert; Wilson, Daniel, ”State Investment Tax Incentives: A Zero-Sum Games?” Journal of Public Economics, vol. 92, pp 2362-2384 </text:p>
      <text:p text:style-name="Text_20_Body.bibitem">[9]   <text:bookmark text:name="XDharRoss"/>Dhar, Paramita; Ross, Stephen L,” School Discrict Quality and Property Values: Examining Differences Along School District Boundaries,” Journal of Urban Economics, Vol 71 (2012), pp 18-25 </text:p>
      <text:p text:style-name="Text_20_Body.bibitem">[10]   <text:bookmark text:name="XDowdingetal"/>Dowding, Keith; John, Peter; Biggs, Stephen, ”Tiebout: A Survey of the Empirical Literature,” Urban Studies, Vol 31, Issue 4-5, 1994, pp 767-797 </text:p>
      <text:p text:style-name="Text_20_Body.bibitem">[11]   <text:bookmark text:name="XDubeetal"/>Dube, Arindagit; Lester, T. William; Reich, Michael, ”Minimum Wage Effects Across State Borders: Estimates Using Contiguous Counties,” The Review of Economics and Statistics, Vol. 92 No. 4, (November 2010) pp. 945-964 </text:p>
      <text:p text:style-name="Text_20_Body.bibitem">[12]   <text:bookmark text:name="XDurantonetal"/>Duranton, Gilles; Gobillon, Laurent; Overman, Henry, ”Assessing the Effects of Location Taxation using Micro Geographic Data,” Economic Journal (2011), vol. 121(555), 1017-1046 </text:p>
      <text:p text:style-name="Text_20_Body.bibitem">[13]   <text:bookmark text:name="XGabeBell2004"/>Gabe, Todd M; Bell, Kathleen P., ”Tradeoffs Between Local Taxes and Government Spending as Determinants of Business Location,” Journal of Regional Science, Vol. 44, pp. 21-41, February 2004 </text:p>
      <text:p text:style-name="Text_20_Body.bibitem">[14]   <text:bookmark text:name="XGuimareaes2003"/>Guimarães, Paulo, Figueirdo, Octávio, Woodward, Douglas, ”A Tractable Approach to the Firm Location Decision Problem,” The Review of Economics and Statistics, February 2003, Vol. 85, No. 1, Pages 201-204 </text:p>
      <text:p text:style-name="Text_20_Body.bibitem">[15]   <text:bookmark text:name="XHannToddVann"/>Hahn, Jinyong; Todd, Petra; Van der Klaauw, Wilbert, ”Identification and Estimation of Treatment Effects with a Regression Discontinuity Design,” Econometrica, Vol. 69 No. 1 (Jan 2001), pp 201-209 </text:p>
      <text:p text:style-name="Text_20_Body.bibitem">[16]   <text:bookmark text:name="XHelms85"/>Helms, L. Jay, ”The Effect of State and Local Taxes on Economic Growth: A Time Series-Cross Section Approach,” The Review of Economics and Statistics (1985), vol. LXVIII, pp. 574-582 </text:p>
      <text:p text:style-name="Text_20_Body.bibitem">[17]   <text:bookmark text:name="XHendersonMcNamara"/>Henderson, Jason R., McNamara, Kevin T., ”The Location of Food Manufacturing Plant Investments in Corn Belt Counties” Journal of Agricultural and Resource Economics Vol. 25, No. 2 (December 2000), pp. 680-697 </text:p>
      <text:p text:style-name="Text_20_Body.bibitem"><text:soft-page-break/>[18]   <text:bookmark text:name="XHendArzaghi"/>Henderson, J. Vernon, and Arzaghi, Mohammad, ”Networking off Madison Avenue,” Review of Economic Studies (2005), vol 75*4(, pp. 1011-1038 </text:p>
      <text:p text:style-name="Text_20_Body.bibitem">[19]   <text:bookmark text:name="XHines96"/>Hines, James R., ”Altered States taxes and the Location of Foreign Direct Investment in America,” American Economic Review (1996), Vol. 86, pp. 1076-1094 </text:p>
      <text:p text:style-name="Text_20_Body.bibitem">[20]   <text:bookmark text:name="XHolmes98"/>Holmes, Thomas J, ”The Effect of State Policies on the Location of Manufacturing: Evidence from State Borders,” Journal of Political Economy, Vol. 106, No. 4 (August 1998), pp. 667-705 </text:p>
      <text:p text:style-name="Text_20_Body.bibitem">[21]   <text:bookmark text:name="XMcFadden1974"/>McFadden, Daniel, ”Conditional Logit Analysis of Qualitative Choice Behavior,” in P. Zarembka (ed.), Frontiers in Econometrics, 105-142, Academic Press: New York, 1974. </text:p>
      <text:p text:style-name="Text_20_Body.bibitem">[22]   <text:bookmark text:name="XMcKinnish2005"/>McKinnish, Terra. ”Importing the Poor Welfare Magnetism and Cross-Border Welfare Migration.” Journal of Human Resources, Vol 40, No. 1 (2005): 57-76 </text:p>
      <text:p text:style-name="Text_20_Body.bibitem">[23]   <text:bookmark text:name="XMcKinnish2007"/>McKinnish, Terra. ”Welfare-induced migration at state borders: New evidence from Micro Data.” Journal of Public economics, Vol 91, N0. 3 (2007): 437-450 </text:p>
      <text:p text:style-name="Text_20_Body.bibitem">[24]   <text:bookmark text:name="XMertensRavn"/>Mertens, Karel, and Ravn, Morten O, ”The Dynamic Effects of Personal and Corporate Income Tax Changes in the United States,” American Economic Review, 2013, Vol 103(4), pp 1212-47 </text:p>
      <text:p text:style-name="Text_20_Body.bibitem">[25]   <text:bookmark text:name="XOjedeYamarik12"/>Ojede, Andrew; Yamarik, Steven, ”Tax Policy and State Economic Growth: The Long-Run and Short-Run of it,” Economics Letters (2012), vo. 116(2), pp. 161-165 </text:p>
      <text:p text:style-name="Text_20_Body.bibitem">[26]   <text:bookmark text:name="XPapke91"/>Papke, Leslie E, ”Interstate Business Tax Differentials and new Firm Location: Evidence from Panel Data,” Journal of Public Economics (1991), Vol. 45, pp. 47-68 </text:p>
      <text:p text:style-name="Text_20_Body.bibitem">[27]   <text:bookmark text:name="XRathelotSillard08"/>Rathelot, Roland; Sillard, Patrick, ”The Importance of Local Corporate Taxes in Business Location Decisions: Evidence from French Micro Data,” Economic Journal (2008), vol. 188(527), pp 499-514 </text:p>
      <text:p text:style-name="Text_20_Body.bibitem">[28]   <text:bookmark text:name="XRohlin2011"/>Rohlin, Shawn M. ”State Minimum Wages and Business Location: Evidence from a Refined Border Approach,” Journal of Urban Economics, Vol. 69 (2011), pp. 103-117 </text:p>
      <text:p text:style-name="Text_20_Body.bibitem">[29]   <text:bookmark text:name="XRohlinetal14"/>Rohlin, Shawn; Rosenthal, Stuart; Ross, Amanda, ”Tax Avoidance and Business Location in a State Border Model,” Journal of Urban Economics (2014), Vol. 83(C), pp. 34-49 </text:p>
      <text:p text:style-name="Text_20_Body.bibitem">[30]   <text:bookmark text:name="XRomerRomer"/>Romer, Christina D, Romer, David H. ”The Macroeconomic Effects of Tax Changes: Estimates Based on a New Measure of Fiscal Shocks,” American Economic Review, 2007, vol. 100(3), pp 763-801. </text:p>
      <text:p text:style-name="Text_20_Body.bibitem">[31]   <text:bookmark text:name="XRosenthalStrange03"/>Rosenthal, Stuart S, and Strange, William C, ”Geography, Industrial Organization, and Agglomeration,” The review of Economics and Statistics, 2003 vol. 85(2), pp 377-393 </text:p>
      <text:p text:style-name="Text_20_Body.bibitem">[32]   <text:bookmark text:name="XRosenthalStrange05"/>Rosenthal, Stuart S and Strange, William C, ”the geography of entrepreneurship in the New York Metropolitan Area,” Economic Policy review, 2005, Dec issue, pp 29-53 </text:p>
      <text:p text:style-name="Text_20_Body.bibitem">[33]   <text:bookmark text:name="XSchmenner75"/>Schmenner, Roger, ”City Taxes and Industry Location,” Unpublished paper (1975), Harvard Business School </text:p>
      <text:p text:style-name="Text_20_Body.bibitem">[34]   <text:bookmark text:name="XSchmenner82"/>Schmenner, Roger, ”Making Business Location Decisions,” Prentice-Hall (1982), Englewood Cliffs, NJ </text:p>
      <text:p text:style-name="Text_20_Body.bibitem">[35]   <text:bookmark text:name="XTiebout56"/>Tiebout, CM, ”A Pure Theory of Local Expenditures” Journal of Political Economy 1956 </text:p>
      <text:p text:style-name="Text_20_Body.bibitem"><text:soft-page-break/>[36]   <text:bookmark text:name="XThomason"/>Thomason, Terry and John F. Burton, Jr. 2001. “The Effects of Changes in the Oregon Workers’ Compensation Pro- gram on Employees’ Benefits and Employers’ Costs,” Workers’ Compensation Policy Review 1, No. 4 (July/August): 7-23, reprinted in Burton, Blum, and Yates (2005): 387-45. </text:p>
      <text:p text:style-name="Text_20_Body.bibitem">[37]   <text:bookmark text:name="XWasylenkoMcGuire85"/>Wasylenko, Michael; McGuire, Therese, ”Jobs and Taxes: The Effect of Business Climate on States Employment Growth Rates,” National Tax Journal (1985), Vol. 38(4), pp. 497-511</text:p>
      <text:h text:style-name="Heading_20_3" text:outline-level="3"><office:annotation><dc:date>2016-02-12T14:14:37.704040326</dc:date><text:list text:continue-numbering="true" text:style-name=""><text:list-item><text:p>&lt;!--l. 179--&gt;</text:p></text:list-item></text:list></office:annotation>8 <text:bookmark text:name="x1-220008"/>Appendix: Figures &amp; Tables</text:h>
      <text:p text:style-name="Horizontal_20_Line"><text:bookmark text:name="x1-220011"/><office:annotation><dc:date>2016-02-12T14:14:37.704135983</dc:date><text:list text:continue-numbering="true" text:style-name=""><text:list-item><text:p>&lt;!--l. 181--&gt;</text:p></text:list-item></text:list></office:annotation></text:p>
      <text:p text:style-name="P2">Table 1: Generating Subject Neighbor Pairs</text:p>
      <text:p text:style-name="P1"><text:bookmark text:name="TBL-2"/><text:bookmark text:name="TBL-2-1g"/><text:bookmark text:name="TBL-2-1"/><text:bookmark text:name="TBL-2-2"/><text:bookmark text:name="TBL-2-1-"/><office:annotation><dc:date>2016-02-12T14:14:37.704242809</dc:date><text:list text:continue-numbering="true" text:style-name=""><text:list-item><text:p>&lt;!--tex4ht:label?: x1-220011 --&gt;</text:p></text:list-item></text:list></office:annotation></text:p>
      <table:table table:name="Table20" table:style-name="Table20">
        <table:table-column table:style-name="Table20.A"/>
        <table:table-column table:style-name="Table20.B"/>
        <table:table-row>
          <table:table-cell table:style-name="Table20.A1" office:value-type="string">
            <text:p text:style-name="P3"><text:bookmark text:name="TBL-2-1-1"/>  <text:bookmark text:name="TBL-2-2-"/><text:bookmark text:name="TBL-2-2-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row>
          <table:table-cell table:style-name="Table20.A1" table:number-columns-spanned="2" office:value-type="string">
            <text:p text:style-name="P4"><text:bookmark text:name="TBL-02-2-"/><text:bookmark text:name="TBL-02-2-1"/></text:p>
          </table:table-cell>
          <table:covered-table-cell/>
        </table:table-row>
        <table:table-row>
          <table:table-cell table:style-name="Table20.A1" office:value-type="string">
            <text:p text:style-name="P4"><text:bookmark text:name="TBL-02-3-"/><text:bookmark text:name="TBL-02-3-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row>
          <table:table-cell table:style-name="Table20.A1" office:value-type="string">
            <text:p text:style-name="Horizontal_20_Line"/>
          </table:table-cell>
          <table:table-cell table:style-name="Table20.A1" office:value-type="string">
            <text:p text:style-name="Horizontal_20_Line"/>
          </table:table-cell>
        </table:table-row>
        <table:table-row>
          <table:table-cell table:style-name="Table20.A1" office:value-type="string">
            <text:p text:style-name="Horizontal_20_Line"/>
          </table:table-cell>
          <table:table-cell table:style-name="Table20.A1" office:value-type="string">
            <text:p text:style-name="Horizontal_20_Line"><text:bookmark text:name="TBL-02-4-"/><text:bookmark text:name="TBL-02-4-1"/></text:p>
          </table:table-cell>
        </table:table-row>
        <table:table-row>
          <table:table-cell table:style-name="Table20.A1" office:value-type="string">
            <text:p text:style-name="P3"> <text:bookmark text:name="TBL-02-5-"/><text:bookmark text:name="TBL-02-5-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row>
          <table:table-cell table:style-name="Table20.A1" table:number-columns-spanned="2" office:value-type="string">
            <text:p text:style-name="P4"><text:bookmark text:name="TBL-002-5-"/><text:bookmark text:name="TBL-002-5-1"/></text:p>
          </table:table-cell>
          <table:covered-table-cell/>
        </table:table-row>
        <table:table-row>
          <table:table-cell table:style-name="Table20.A1" office:value-type="string">
            <text:p text:style-name="P4"><text:bookmark text:name="TBL-002-6-"/><text:bookmark text:name="TBL-002-6-1"/></text:p>
          </table:table-cell>
          <table:table-cell office:value-type="string">
            <text:p text:style-name="P4"/>
          </table:table-cell>
        </table:table-row>
        <table:table-row>
          <table:table-cell table:style-name="Table20.A1" office:value-type="string">
            <text:p text:style-name="P3"> <text:bookmark text:name="TBL-002-7-"/><text:bookmark text:name="TBL-002-7-1"/></text:p>
          </table:table-cell>
          <table:table-cell office:value-type="string">
            <text:p text:style-name="P4"/>
          </table:table-cell>
        </table:table-row>
        <table:table-row>
          <table:table-cell table:style-name="Table20.A1" office:value-type="string">
            <text:p text:style-name="P3"> Step <text:bookmark text:name="TBL-002-7-2"/></text:p>
          </table:table-cell>
          <table:table-cell table:style-name="Table20.A1" office:value-type="string">
            <text:p text:style-name="P3">Description </text:p>
          </table:table-cell>
        </table:table-row>
        <table:table-row>
          <table:table-cell table:style-name="Table20.A1" office:value-type="string">
            <text:p text:style-name="Horizontal_20_Line"/>
          </table:table-cell>
          <table:table-cell table:style-name="Table20.A1" office:value-type="string">
            <text:p text:style-name="Horizontal_20_Line"><text:bookmark text:name="TBL-002-8-"/><text:bookmark text:name="TBL-002-8-1"/></text:p>
          </table:table-cell>
        </table:table-row>
        <table:table-row>
          <table:table-cell table:style-name="Table20.A1" office:value-type="string">
            <text:p text:style-name="P3">  <text:bookmark text:name="TBL-002-9-"/><text:bookmark text:name="TBL-002-9-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row>
          <table:table-cell table:style-name="Table20.A1" table:number-columns-spanned="2" office:value-type="string">
            <text:p text:style-name="P4"><text:bookmark text:name="TBL-0002-9-"/><text:bookmark text:name="TBL-0002-9-1"/></text:p>
          </table:table-cell>
          <table:covered-table-cell/>
        </table:table-row>
        <table:table-row>
          <table:table-cell table:style-name="Table20.A1" office:value-type="string">
            <text:p text:style-name="P4"><text:bookmark text:name="TBL-0002-10-"/><text:bookmark text:name="TBL-0002-10-1"/></text:p>
          </table:table-cell>
          <table:table-cell office:value-type="string">
            <text:p text:style-name="P4"/>
          </table:table-cell>
        </table:table-row>
        <table:table-row>
          <table:table-cell table:style-name="Table20.A1" office:value-type="string">
            <text:p text:style-name="P3">  <text:bookmark text:name="TBL-0002-11-"/><text:bookmark text:name="TBL-0002-11-1"/></text:p>
          </table:table-cell>
          <table:table-cell office:value-type="string">
            <text:p text:style-name="P4"/>
          </table:table-cell>
        </table:table-row>
        <table:table-row>
          <table:table-cell table:style-name="Table20.A1" office:value-type="string">
            <text:p text:style-name="P3"> 1 <text:bookmark text:name="TBL-0002-11-2"/></text:p>
          </table:table-cell>
          <table:table-cell table:style-name="Table20.A1" office:value-type="string">
            <text:p text:style-name="P3">Download the County Adjacency Table (CAT) from the census <text:a xlink:type="simple" xlink:href="https://www.census.gov/geo/reference/county-adjacency.html">here</text:a> <text:bookmark text:name="TBL-0002-12-"/><text:bookmark text:name="TBL-0002-12-1"/></text:p>
          </table:table-cell>
        </table:table-row>
        <table:table-row>
          <table:table-cell table:style-name="Table20.A1" office:value-type="string">
            <text:p text:style-name="P3"> 2 <text:bookmark text:name="TBL-0002-12-2"/></text:p>
          </table:table-cell>
          <table:table-cell table:style-name="Table20.A1" office:value-type="string">
            <text:p text:style-name="P3">Load the CSV into a statistical software of choice <text:bookmark text:name="TBL-0002-13-"/><text:bookmark text:name="TBL-0002-13-1"/></text:p>
          </table:table-cell>
        </table:table-row>
        <table:table-row>
          <table:table-cell table:style-name="Table20.A1" office:value-type="string">
            <text:p text:style-name="P3"> 3 <text:bookmark text:name="TBL-0002-13-2"/></text:p>
          </table:table-cell>
          <table:table-cell table:style-name="Table20.A1" office:value-type="string">
            <text:p text:style-name="P3">Assign joint state and county FIPS values to NA’s in the loaded data set <text:bookmark text:name="TBL-0002-14-"/><text:bookmark text:name="TBL-0002-14-1"/></text:p>
          </table:table-cell>
        </table:table-row>
        <table:table-row>
          <table:table-cell table:style-name="Table20.A1" office:value-type="string">
            <text:p text:style-name="P3"> 4 <text:bookmark text:name="TBL-0002-14-2"/></text:p>
          </table:table-cell>
          <table:table-cell table:style-name="Table20.A1" office:value-type="string">
            <text:p text:style-name="P3">Sort through the first column of the CAT for every adjacent county in another state<text:bookmark text:name="TBL-0002-15-"/><text:bookmark text:name="TBL-0002-15-1"/></text:p>
          </table:table-cell>
        </table:table-row>
        <text:soft-page-break/>
        <table:table-row>
          <table:table-cell table:style-name="Table20.A1" office:value-type="string">
            <text:p text:style-name="P3"> 5 <text:bookmark text:name="TBL-0002-15-2"/></text:p>
          </table:table-cell>
          <table:table-cell table:style-name="Table20.A1" office:value-type="string">
            <text:p text:style-name="P3">The first column is the ”subject” counties, and the adjacents are the ”neighbors” </text:p>
          </table:table-cell>
        </table:table-row>
        <table:table-row>
          <table:table-cell table:style-name="Table20.A1" office:value-type="string">
            <text:p text:style-name="Horizontal_20_Line"/>
          </table:table-cell>
          <table:table-cell table:style-name="Table20.A1" office:value-type="string">
            <text:p text:style-name="Horizontal_20_Line"><text:bookmark text:name="TBL-0002-16-"/><text:bookmark text:name="TBL-0002-16-1"/></text:p>
          </table:table-cell>
        </table:table-row>
        <table:table-row>
          <table:table-cell table:style-name="Table20.A1" office:value-type="string">
            <text:p text:style-name="P3">  <text:bookmark text:name="TBL-0002-17-"/><text:bookmark text:name="TBL-0002-17-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row>
          <table:table-cell table:style-name="Table20.A1" table:number-columns-spanned="2" office:value-type="string">
            <text:p text:style-name="P4"><text:bookmark text:name="TBL-00002-17-"/><text:bookmark text:name="TBL-00002-17-1"/></text:p>
          </table:table-cell>
          <table:covered-table-cell/>
        </table:table-row>
        <table:table-row>
          <table:table-cell table:style-name="Table20.A1" office:value-type="string">
            <text:p text:style-name="P4"><text:bookmark text:name="TBL-00002-18-"/><text:bookmark text:name="TBL-00002-18-1"/></text:p>
          </table:table-cell>
          <table:table-cell office:value-type="string">
            <text:p text:style-name="P4"/>
          </table:table-cell>
        </table:table-row>
        <table:table-row>
          <table:table-cell table:style-name="Table20.A1" office:value-type="string">
            <text:p text:style-name="P3">  <text:bookmark text:name="TBL-00002-19-"/><text:bookmark text:name="TBL-00002-19-1"/></text:p>
          </table:table-cell>
          <table:table-cell office:value-type="string">
            <text:p text:style-name="P4"/>
          </table:table-cell>
        </table:table-row>
        <table:table-row>
          <table:table-cell table:style-name="Table20.A1" office:value-type="string">
            <text:p text:style-name="P3">  </text:p>
          </table:table-cell>
          <table:table-cell office:value-type="string">
            <text:p text:style-name="P4"/>
          </table:table-cell>
        </table:table-row>
      </table:table>
      <text:p text:style-name="Horizontal_20_Line"/>
      <text:p text:style-name="Horizontal_20_Line"><text:bookmark text:name="x1-220022"/><office:annotation><dc:date>2016-02-12T14:14:37.752765962</dc:date><text:list text:continue-numbering="true" text:style-name=""><text:list-item><text:p>&lt;!--l. 198--&gt;</text:p></text:list-item></text:list></office:annotation></text:p>
      <text:p text:style-name="P2">Table 2: Generating Subject Neighbor Pairs</text:p>
      <text:p text:style-name="P1"><text:bookmark text:name="TBL-3"/><text:bookmark text:name="TBL-3-1g"/><text:bookmark text:name="TBL-3-1"/><text:bookmark text:name="TBL-3-2"/><text:bookmark text:name="TBL-3-1-"/><office:annotation><dc:date>2016-02-12T14:14:37.752897374</dc:date><text:list text:continue-numbering="true" text:style-name=""><text:list-item><text:p>&lt;!--tex4ht:label?: x1-220022 --&gt;</text:p></text:list-item></text:list></office:annotation></text:p>
      <table:table table:name="Table21" table:style-name="Table21">
        <table:table-column table:style-name="Table21.A"/>
        <table:table-column table:style-name="Table21.B"/>
        <table:table-row>
          <table:table-cell table:style-name="Table21.A1" office:value-type="string">
            <text:p text:style-name="P3"><text:bookmark text:name="TBL-3-1-1"/>  <text:bookmark text:name="TBL-3-2-"/><text:bookmark text:name="TBL-3-2-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row>
          <table:table-cell table:style-name="Table21.A1" table:number-columns-spanned="2" office:value-type="string">
            <text:p text:style-name="P4"><text:bookmark text:name="TBL-03-2-"/><text:bookmark text:name="TBL-03-2-1"/></text:p>
          </table:table-cell>
          <table:covered-table-cell/>
        </table:table-row>
        <table:table-row>
          <table:table-cell table:style-name="Table21.A1" office:value-type="string">
            <text:p text:style-name="P4"><text:bookmark text:name="TBL-03-3-"/><text:bookmark text:name="TBL-03-3-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row>
          <table:table-cell table:style-name="Table21.A1" office:value-type="string">
            <text:p text:style-name="Horizontal_20_Line"/>
          </table:table-cell>
          <table:table-cell table:style-name="Table21.A1" office:value-type="string">
            <text:p text:style-name="Horizontal_20_Line"/>
          </table:table-cell>
        </table:table-row>
        <table:table-row>
          <table:table-cell table:style-name="Table21.A1" office:value-type="string">
            <text:p text:style-name="Horizontal_20_Line"/>
          </table:table-cell>
          <table:table-cell table:style-name="Table21.A1" office:value-type="string">
            <text:p text:style-name="Horizontal_20_Line"><text:bookmark text:name="TBL-03-4-"/><text:bookmark text:name="TBL-03-4-1"/></text:p>
          </table:table-cell>
        </table:table-row>
        <table:table-row>
          <table:table-cell table:style-name="Table21.A1" office:value-type="string">
            <text:p text:style-name="P3"> <text:bookmark text:name="TBL-03-5-"/><text:bookmark text:name="TBL-03-5-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row>
          <table:table-cell table:style-name="Table21.A1" table:number-columns-spanned="2" office:value-type="string">
            <text:p text:style-name="P4"><text:bookmark text:name="TBL-003-5-"/><text:bookmark text:name="TBL-003-5-1"/></text:p>
          </table:table-cell>
          <table:covered-table-cell/>
        </table:table-row>
        <table:table-row>
          <table:table-cell table:style-name="Table21.A1" office:value-type="string">
            <text:p text:style-name="P4"><text:bookmark text:name="TBL-003-6-"/><text:bookmark text:name="TBL-003-6-1"/></text:p>
          </table:table-cell>
          <table:table-cell office:value-type="string">
            <text:p text:style-name="P4"/>
          </table:table-cell>
        </table:table-row>
        <table:table-row>
          <table:table-cell table:style-name="Table21.A1" office:value-type="string">
            <text:p text:style-name="P3"> <text:bookmark text:name="TBL-003-7-"/><text:bookmark text:name="TBL-003-7-1"/></text:p>
          </table:table-cell>
          <table:table-cell office:value-type="string">
            <text:p text:style-name="P4"/>
          </table:table-cell>
        </table:table-row>
        <table:table-row>
          <table:table-cell table:style-name="Table21.A1" office:value-type="string">
            <text:p text:style-name="P3"> Step <text:bookmark text:name="TBL-003-7-2"/></text:p>
          </table:table-cell>
          <table:table-cell table:style-name="Table21.A1" office:value-type="string">
            <text:p text:style-name="P3">Description </text:p>
          </table:table-cell>
        </table:table-row>
        <table:table-row>
          <table:table-cell table:style-name="Table21.A1" office:value-type="string">
            <text:p text:style-name="Horizontal_20_Line"/>
          </table:table-cell>
          <table:table-cell table:style-name="Table21.A1" office:value-type="string">
            <text:p text:style-name="Horizontal_20_Line"><text:bookmark text:name="TBL-003-8-"/><text:bookmark text:name="TBL-003-8-1"/></text:p>
          </table:table-cell>
        </table:table-row>
        <table:table-row>
          <table:table-cell table:style-name="Table21.A1" office:value-type="string">
            <text:p text:style-name="P3">  <text:bookmark text:name="TBL-003-9-"/><text:bookmark text:name="TBL-003-9-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row>
          <table:table-cell table:style-name="Table21.A1" table:number-columns-spanned="2" office:value-type="string">
            <text:p text:style-name="P4"><text:bookmark text:name="TBL-0003-9-"/><text:bookmark text:name="TBL-0003-9-1"/></text:p>
          </table:table-cell>
          <table:covered-table-cell/>
        </table:table-row>
        <table:table-row>
          <table:table-cell table:style-name="Table21.A1" office:value-type="string">
            <text:p text:style-name="P4"><text:bookmark text:name="TBL-0003-10-"/><text:bookmark text:name="TBL-0003-10-1"/></text:p>
          </table:table-cell>
          <table:table-cell office:value-type="string">
            <text:p text:style-name="P4"/>
          </table:table-cell>
        </table:table-row>
        <table:table-row>
          <table:table-cell table:style-name="Table21.A1" office:value-type="string">
            <text:p text:style-name="P3">  <text:bookmark text:name="TBL-0003-11-"/><text:bookmark text:name="TBL-0003-11-1"/></text:p>
          </table:table-cell>
          <table:table-cell office:value-type="string">
            <text:p text:style-name="P4"/>
          </table:table-cell>
        </table:table-row>
        <table:table-row>
          <table:table-cell table:style-name="Table21.A1" office:value-type="string">
            <text:p text:style-name="P3"> 1<text:bookmark text:name="TBL-0003-11-2"/></text:p>
          </table:table-cell>
          <table:table-cell table:style-name="Table21.A1" office:value-type="string">
            <text:p text:style-name="P3">Load the CAT into a statistical software of choice <text:bookmark text:name="TBL-0003-12-"/><text:bookmark text:name="TBL-0003-12-1"/></text:p>
          </table:table-cell>
        </table:table-row>
        <text:soft-page-break/>
        <table:table-row>
          <table:table-cell table:style-name="Table21.A1" office:value-type="string">
            <text:p text:style-name="P3"> 2 <text:bookmark text:name="TBL-0003-12-2"/></text:p>
          </table:table-cell>
          <table:table-cell table:style-name="Table21.A1" office:value-type="string">
            <text:p text:style-name="P3">Assign joint state and county FIPS values to NA’s in the loaded data set <text:bookmark text:name="TBL-0003-13-"/><text:bookmark text:name="TBL-0003-13-1"/></text:p>
          </table:table-cell>
        </table:table-row>
        <table:table-row>
          <table:table-cell table:style-name="Table21.A1" office:value-type="string">
            <text:p text:style-name="P3"> 3 <text:bookmark text:name="TBL-0003-13-2"/></text:p>
          </table:table-cell>
          <table:table-cell table:style-name="Table21.A1" office:value-type="string">
            <text:p text:style-name="P3">Load the original subject neighbor pairs (OSN) into statistical software of choice<text:bookmark text:name="TBL-0003-14-"/><text:bookmark text:name="TBL-0003-14-1"/></text:p>
          </table:table-cell>
        </table:table-row>
        <table:table-row>
          <table:table-cell table:style-name="Table21.A1" office:value-type="string">
            <text:p text:style-name="P3"> 4 <text:bookmark text:name="TBL-0003-14-2"/></text:p>
          </table:table-cell>
          <table:table-cell table:style-name="Table21.A1" office:value-type="string">
            <text:p text:style-name="P3">For every neighbor in OSN, find every adjacent county in its own state <text:bookmark text:name="TBL-0003-15-"/><text:bookmark text:name="TBL-0003-15-1"/></text:p>
          </table:table-cell>
        </table:table-row>
        <table:table-row>
          <table:table-cell table:style-name="Table21.A1" office:value-type="string">
            <text:p text:style-name="P3"> 5 <text:bookmark text:name="TBL-0003-15-2"/></text:p>
          </table:table-cell>
          <table:table-cell table:style-name="Table21.A1" office:value-type="string">
            <text:p text:style-name="P3">Exclude from this match any county that was in OSN alreads <text:bookmark text:name="TBL-0003-16-"/><text:bookmark text:name="TBL-0003-16-1"/></text:p>
          </table:table-cell>
        </table:table-row>
        <table:table-row>
          <table:table-cell table:style-name="Table21.A1" office:value-type="string">
            <text:p text:style-name="P3"> 6 <text:bookmark text:name="TBL-0003-16-2"/></text:p>
          </table:table-cell>
          <table:table-cell table:style-name="Table21.A1" office:value-type="string">
            <text:p text:style-name="P3">match the subject from OSN to each of these new neighbors <text:bookmark text:name="TBL-0003-17-"/><text:bookmark text:name="TBL-0003-17-1"/></text:p>
          </table:table-cell>
        </table:table-row>
        <table:table-row>
          <table:table-cell table:style-name="Table21.A1" office:value-type="string">
            <text:p text:style-name="P3"> 7 <text:bookmark text:name="TBL-0003-17-2"/></text:p>
          </table:table-cell>
          <table:table-cell table:style-name="Table21.A1" office:value-type="string">
            <text:p text:style-name="P3">The first column is the ”subject” and the second as the ”neighbor’s neighbor” </text:p>
          </table:table-cell>
        </table:table-row>
        <table:table-row>
          <table:table-cell table:style-name="Table21.A1" office:value-type="string">
            <text:p text:style-name="Horizontal_20_Line"/>
          </table:table-cell>
          <table:table-cell table:style-name="Table21.A1" office:value-type="string">
            <text:p text:style-name="Horizontal_20_Line"><text:bookmark text:name="TBL-0003-18-"/><text:bookmark text:name="TBL-0003-18-1"/></text:p>
          </table:table-cell>
        </table:table-row>
        <table:table-row>
          <table:table-cell table:style-name="Table21.A1" office:value-type="string">
            <text:p text:style-name="P3">  <text:bookmark text:name="TBL-0003-19-"/><text:bookmark text:name="TBL-0003-19-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row>
          <table:table-cell table:style-name="Table21.A1" table:number-columns-spanned="2" office:value-type="string">
            <text:p text:style-name="P4"><text:bookmark text:name="TBL-00003-19-"/><text:bookmark text:name="TBL-00003-19-1"/></text:p>
          </table:table-cell>
          <table:covered-table-cell/>
        </table:table-row>
        <table:table-row>
          <table:table-cell table:style-name="Table21.A1" office:value-type="string">
            <text:p text:style-name="P4"><text:bookmark text:name="TBL-00003-20-"/><text:bookmark text:name="TBL-00003-20-1"/></text:p>
          </table:table-cell>
          <table:table-cell office:value-type="string">
            <text:p text:style-name="P4"/>
          </table:table-cell>
        </table:table-row>
        <table:table-row>
          <table:table-cell table:style-name="Table21.A1" office:value-type="string">
            <text:p text:style-name="P3">  <text:bookmark text:name="TBL-00003-21-"/><text:bookmark text:name="TBL-00003-21-1"/></text:p>
          </table:table-cell>
          <table:table-cell office:value-type="string">
            <text:p text:style-name="P4"/>
          </table:table-cell>
        </table:table-row>
        <table:table-row>
          <table:table-cell table:style-name="Table21.A1" office:value-type="string">
            <text:p text:style-name="P3">  </text:p>
          </table:table-cell>
          <table:table-cell office:value-type="string">
            <text:p text:style-name="P4"/>
          </table:table-cell>
        </table:table-row>
      </table:table>
      <text:p text:style-name="Horizontal_20_Line"/>
      <text:p text:style-name="Horizontal_20_Line"><office:annotation><dc:date>2016-02-12T14:14:37.755897329</dc:date><text:list text:continue-numbering="true" text:style-name=""><text:list-item><text:p>&lt;!--l. 217--&gt;</text:p></text:list-item></text:list></office:annotation></text:p>
      <text:p text:style-name="P2"><text:bookmark text:name="x1-220031"/></text:p>
      <text:p text:style-name="Text_20_body">Figure 1: Example of Border Matching</text:p>
      <text:p text:style-name="Text_20_Body.noindent"><office:annotation><dc:date>2016-02-12T14:14:37.756021798</dc:date><text:list text:continue-numbering="true" text:style-name=""><text:list-item><text:p>&lt;!--tex4ht:label?: x1-220031 --&gt;</text:p></text:list-item></text:list></office:annotation><office:annotation><dc:date>2016-02-12T14:14:37.756029559</dc:date><text:list text:continue-numbering="true" text:style-name=""><text:list-item><text:p>&lt;!--l. 221--&gt;</text:p></text:list-item></text:list></office:annotation><draw:frame draw:style-name="fr1" draw:name="Image26" text:anchor-type="as-char" svg:width="0.7862in" svg:height="0.3929in" draw:z-index="25"><draw:image xlink:href="../../analysis/output/borders_temp.png" xlink:type="simple" xlink:show="embed" xlink:actuate="onLoad"/></draw:frame> Red rectangles are subject counties, and blue are neighbor counties. In this example Subject 1 would be only matched to Neighbor 1, while ”Subject 2” would be paired with Neighbor 1-3. Similarly, when we broaden the bandwidth, Subject 1 would be matched with Nbr’s Nbr 1, whle Subject 2 would be paired with Nbr’s Nbr 1 and 2 </text:p>
      <text:p text:style-name="Horizontal_20_Line"><office:annotation><dc:date>2016-02-12T14:14:37.773920333</dc:date><text:list text:continue-numbering="true" text:style-name=""><text:list-item><text:p>&lt;!--l. 224--&gt;</text:p></text:list-item></text:list></office:annotation></text:p>
      <text:p text:style-name="Horizontal_20_Line"><office:annotation><dc:date>2016-02-12T14:14:37.773986052</dc:date><text:list text:continue-numbering="true" text:style-name=""><text:list-item><text:p>&lt;!--l. 226--&gt;</text:p></text:list-item></text:list></office:annotation></text:p>
      <text:p text:style-name="P2"><text:bookmark text:name="x1-220042"/></text:p>
      <text:p text:style-name="Text_20_body">Figure 2: Original Bandwidth Borders</text:p>
      <text:p text:style-name="Text_20_Body.noindent"><office:annotation><dc:date>2016-02-12T14:14:37.774112020</dc:date><text:list text:continue-numbering="true" text:style-name=""><text:list-item><text:p>&lt;!--tex4ht:label?: x1-220042 --&gt;</text:p></text:list-item></text:list></office:annotation><office:annotation><dc:date>2016-02-12T14:14:37.774132614</dc:date><text:list text:continue-numbering="true" text:style-name=""><text:list-item><text:p>&lt;!--l. 230--&gt;</text:p></text:list-item></text:list></office:annotation><draw:frame draw:style-name="fr1" draw:name="Image27" text:anchor-type="as-char" svg:width="0.7862in" svg:height="0.3929in" draw:z-index="26"><draw:image xlink:href="../../analysis/output/rb_picture.png" xlink:type="simple" xlink:show="embed" xlink:actuate="onLoad"/></draw:frame> Red borders are subject counties, blue borders are neighbor counties. </text:p>
      <text:p text:style-name="Horizontal_20_Line"><office:annotation><dc:date>2016-02-12T14:14:37.774300036</dc:date><text:list text:continue-numbering="true" text:style-name=""><text:list-item><text:p>&lt;!--l. 233--&gt;</text:p></text:list-item></text:list></office:annotation></text:p>
      <text:p text:style-name="Horizontal_20_Line"><office:annotation><dc:date>2016-02-12T14:14:37.774342373</dc:date><text:list text:continue-numbering="true" text:style-name=""><text:list-item><text:p>&lt;!--l. 235--&gt;</text:p></text:list-item></text:list></office:annotation></text:p>
      <text:p text:style-name="P2"><text:bookmark text:name="x1-220053"/></text:p>
      <text:p text:style-name="Text_20_body">Figure 3: Extended Bandwidth Borders</text:p>
      <text:p text:style-name="Text_20_Body.noindent"><text:soft-page-break/><office:annotation><dc:date>2016-02-12T14:14:37.774449940</dc:date><text:list text:continue-numbering="true" text:style-name=""><text:list-item><text:p>&lt;!--tex4ht:label?: x1-220053 --&gt;</text:p></text:list-item></text:list></office:annotation><office:annotation><dc:date>2016-02-12T14:14:37.774457242</dc:date><text:list text:continue-numbering="true" text:style-name=""><text:list-item><text:p>&lt;!--l. 239--&gt;</text:p></text:list-item></text:list></office:annotation><draw:frame draw:style-name="fr1" draw:name="Image28" text:anchor-type="as-char" svg:width="0.7862in" svg:height="0.3929in" draw:z-index="27"><draw:image xlink:href="../../analysis/output/eb_picture.png" xlink:type="simple" xlink:show="embed" xlink:actuate="onLoad"/></draw:frame> Red borders are subject counties, blue borders are neighbor counties. </text:p>
      <text:p text:style-name="Horizontal_20_Line"><office:annotation><dc:date>2016-02-12T14:14:37.774637897</dc:date><text:list text:continue-numbering="true" text:style-name=""><text:list-item><text:p>&lt;!--l. 242--&gt;</text:p></text:list-item></text:list></office:annotation></text:p>
      <text:p text:style-name="Horizontal_20_Line"><text:bookmark text:name="x1-220063"/><office:annotation><dc:date>2016-02-12T14:14:37.774687377</dc:date><text:list text:continue-numbering="true" text:style-name=""><text:list-item><text:p>&lt;!--l. 4--&gt;</text:p></text:list-item></text:list></office:annotation></text:p>
      <text:p text:style-name="P2">Table 3: Summary Table for Total Firm Births</text:p>
      <text:p text:style-name="P1"><text:bookmark text:name="TBL-4"/><text:bookmark text:name="TBL-4-1g"/><text:bookmark text:name="TBL-4-1"/><text:bookmark text:name="TBL-4-2"/><text:bookmark text:name="TBL-4-3"/><text:bookmark text:name="TBL-4-4"/><text:bookmark text:name="TBL-4-5"/><text:bookmark text:name="TBL-4-6"/><text:bookmark text:name="TBL-4-1-"/><office:annotation><dc:date>2016-02-12T14:14:37.774776392</dc:date><text:list text:continue-numbering="true" text:style-name=""><text:list-item><text:p>&lt;!--tex4ht:label?: x1-220063 --&gt;</text:p></text:list-item></text:list></office:annotation></text:p>
      <table:table table:name="Table22" table:style-name="Table22">
        <table:table-column table:style-name="Table22.A"/>
        <table:table-column table:style-name="Table22.B"/>
        <table:table-column table:style-name="Table22.C"/>
        <table:table-column table:style-name="Table22.D"/>
        <table:table-column table:style-name="Table22.E" table:number-columns-repeated="2"/>
        <table:table-row>
          <table:table-cell table:style-name="Table22.A1" office:value-type="string">
            <text:p text:style-name="P3"><text:bookmark text:name="TBL-4-1-1"/>  <text:bookmark text:name="TBL-4-2-"/><text:bookmark text:name="TBL-4-2-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row>
          <table:table-cell table:style-name="Table22.A1" table:number-columns-spanned="6" office:value-type="string">
            <text:p text:style-name="P4"><text:bookmark text:name="TBL-04-2-"/><text:bookmark text:name="TBL-04-2-1"/></text:p>
          </table:table-cell>
          <table:covered-table-cell/>
          <table:covered-table-cell/>
          <table:covered-table-cell/>
          <table:covered-table-cell/>
          <table:covered-table-cell/>
        </table:table-row>
        <table:table-row>
          <table:table-cell table:style-name="Table22.A1" office:value-type="string">
            <text:p text:style-name="P4"><text:bookmark text:name="TBL-04-3-"/><text:bookmark text:name="TBL-04-3-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row>
        <table:table-row>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04-4-"/><text:bookmark text:name="TBL-04-4-1"/></text:p>
          </table:table-cell>
        </table:table-row>
        <table:table-row>
          <table:table-cell table:style-name="Table22.A1" office:value-type="string">
            <text:p text:style-name="P3"> <text:bookmark text:name="TBL-04-5-"/><text:bookmark text:name="TBL-04-5-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row>
          <table:table-cell table:style-name="Table22.A1" table:number-columns-spanned="6" office:value-type="string">
            <text:p text:style-name="P4"><text:bookmark text:name="TBL-004-5-"/><text:bookmark text:name="TBL-004-5-1"/></text:p>
          </table:table-cell>
          <table:covered-table-cell/>
          <table:covered-table-cell/>
          <table:covered-table-cell/>
          <table:covered-table-cell/>
          <table:covered-table-cell/>
        </table:table-row>
        <table:table-row>
          <table:table-cell table:style-name="Table22.A1" office:value-type="string">
            <text:p text:style-name="P4"><text:bookmark text:name="TBL-004-6-"/><text:bookmark text:name="TBL-004-6-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bookmark text:name="TBL-004-7-"/><text:bookmark text:name="TBL-004-7-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Statistic <text:bookmark text:name="TBL-004-7-2"/></text:p>
          </table:table-cell>
          <table:table-cell table:style-name="Table22.A1" office:value-type="string">
            <text:p text:style-name="P6">N<text:bookmark text:name="TBL-004-7-3"/></text:p>
          </table:table-cell>
          <table:table-cell table:style-name="Table22.A1" office:value-type="string">
            <text:p text:style-name="P6">Mean<text:bookmark text:name="TBL-004-7-4"/></text:p>
          </table:table-cell>
          <table:table-cell table:style-name="Table22.A1" office:value-type="string">
            <text:p text:style-name="P6">St. Dev.<text:bookmark text:name="TBL-004-7-5"/></text:p>
          </table:table-cell>
          <table:table-cell table:style-name="Table22.A1" office:value-type="string">
            <text:p text:style-name="P6">Min<text:bookmark text:name="TBL-004-7-6"/></text:p>
          </table:table-cell>
          <table:table-cell table:style-name="Table22.A1" office:value-type="string">
            <text:p text:style-name="P6">Max</text:p>
          </table:table-cell>
        </table:table-row>
        <table:table-row>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004-8-"/><text:bookmark text:name="TBL-004-8-1"/></text:p>
          </table:table-cell>
        </table:table-row>
        <table:table-row>
          <table:table-cell table:style-name="Table22.A1" office:value-type="string">
            <text:p text:style-name="P3">  <text:bookmark text:name="TBL-004-9-"/><text:bookmark text:name="TBL-004-9-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row>
          <table:table-cell table:style-name="Table22.A1" table:number-columns-spanned="6" office:value-type="string">
            <text:p text:style-name="P4"><text:bookmark text:name="TBL-0004-9-"/><text:bookmark text:name="TBL-0004-9-1"/></text:p>
          </table:table-cell>
          <table:covered-table-cell/>
          <table:covered-table-cell/>
          <table:covered-table-cell/>
          <table:covered-table-cell/>
          <table:covered-table-cell/>
        </table:table-row>
        <table:table-row>
          <table:table-cell table:style-name="Table22.A1" office:value-type="string">
            <text:p text:style-name="P4"><text:bookmark text:name="TBL-0004-10-"/><text:bookmark text:name="TBL-0004-10-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bookmark text:name="TBL-0004-11-"/><text:bookmark text:name="TBL-0004-11-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Births Ratio <text:bookmark text:name="TBL-0004-11-2"/></text:p>
          </table:table-cell>
          <table:table-cell table:style-name="Table22.A1" office:value-type="string">
            <text:p text:style-name="P5">13,115<text:bookmark text:name="TBL-0004-11-3"/></text:p>
          </table:table-cell>
          <table:table-cell table:style-name="Table22.A1" office:value-type="string">
            <text:p text:style-name="P5">-0.059 <text:bookmark text:name="TBL-0004-11-4"/></text:p>
          </table:table-cell>
          <table:table-cell table:style-name="Table22.A1" office:value-type="string">
            <text:p text:style-name="P5">1.550 <text:bookmark text:name="TBL-0004-11-5"/></text:p>
          </table:table-cell>
          <table:table-cell table:style-name="Table22.A1" office:value-type="string">
            <text:p text:style-name="P5">-5.670 <text:bookmark text:name="TBL-0004-11-6"/></text:p>
          </table:table-cell>
          <table:table-cell table:style-name="Table22.A1" office:value-type="string">
            <text:p text:style-name="P5">5.330 <text:bookmark text:name="TBL-0004-12-"/><text:bookmark text:name="TBL-0004-12-1"/></text:p>
          </table:table-cell>
        </table:table-row>
        <table:table-row>
          <table:table-cell table:style-name="Table22.A1" office:value-type="string">
            <text:p text:style-name="P3"> Property Tax Difference <text:bookmark text:name="TBL-0004-12-2"/></text:p>
          </table:table-cell>
          <table:table-cell table:style-name="Table22.A1" office:value-type="string">
            <text:p text:style-name="P5">13,115<text:bookmark text:name="TBL-0004-12-3"/></text:p>
          </table:table-cell>
          <table:table-cell table:style-name="Table22.A1" office:value-type="string">
            <text:p text:style-name="P5">-0.099 <text:bookmark text:name="TBL-0004-12-4"/></text:p>
          </table:table-cell>
          <table:table-cell table:style-name="Table22.A1" office:value-type="string">
            <text:p text:style-name="P5">0.503 <text:bookmark text:name="TBL-0004-12-5"/></text:p>
          </table:table-cell>
          <table:table-cell table:style-name="Table22.A1" office:value-type="string">
            <text:p text:style-name="P5">-1.670 <text:bookmark text:name="TBL-0004-12-6"/></text:p>
          </table:table-cell>
          <table:table-cell table:style-name="Table22.A1" office:value-type="string">
            <text:p text:style-name="P5">1.240 <text:bookmark text:name="TBL-0004-13-"/><text:bookmark text:name="TBL-0004-13-1"/></text:p>
          </table:table-cell>
        </table:table-row>
        <table:table-row>
          <table:table-cell table:style-name="Table22.A1" office:value-type="string">
            <text:p text:style-name="P3"> Income Tax Difference <text:bookmark text:name="TBL-0004-13-2"/></text:p>
          </table:table-cell>
          <table:table-cell table:style-name="Table22.A1" office:value-type="string">
            <text:p text:style-name="P5">13,115<text:bookmark text:name="TBL-0004-13-3"/></text:p>
          </table:table-cell>
          <table:table-cell table:style-name="Table22.A1" office:value-type="string">
            <text:p text:style-name="P5">1.220 <text:bookmark text:name="TBL-0004-13-4"/></text:p>
          </table:table-cell>
          <table:table-cell table:style-name="Table22.A1" office:value-type="string">
            <text:p text:style-name="P5">3.990 <text:bookmark text:name="TBL-0004-13-5"/></text:p>
          </table:table-cell>
          <table:table-cell table:style-name="Table22.A1" office:value-type="string">
            <text:p text:style-name="P5">-9.280 <text:bookmark text:name="TBL-0004-13-6"/></text:p>
          </table:table-cell>
          <table:table-cell table:style-name="Table22.A1" office:value-type="string">
            <text:p text:style-name="P5">9.860 <text:bookmark text:name="TBL-0004-14-"/><text:bookmark text:name="TBL-0004-14-1"/></text:p>
          </table:table-cell>
        </table:table-row>
        <table:table-row>
          <table:table-cell table:style-name="Table22.A1" office:value-type="string">
            <text:p text:style-name="P3"> Capital Gains Tax Difference <text:bookmark text:name="TBL-0004-14-2"/></text:p>
          </table:table-cell>
          <table:table-cell table:style-name="Table22.A1" office:value-type="string">
            <text:p text:style-name="P5">13,115<text:bookmark text:name="TBL-0004-14-3"/></text:p>
          </table:table-cell>
          <table:table-cell table:style-name="Table22.A1" office:value-type="string">
            <text:p text:style-name="P5">1.910 <text:bookmark text:name="TBL-0004-14-4"/></text:p>
          </table:table-cell>
          <table:table-cell table:style-name="Table22.A1" office:value-type="string">
            <text:p text:style-name="P5">4.320 <text:bookmark text:name="TBL-0004-14-5"/></text:p>
          </table:table-cell>
          <table:table-cell table:style-name="Table22.A1" office:value-type="string">
            <text:p text:style-name="P5">-9.280 <text:bookmark text:name="TBL-0004-14-6"/></text:p>
          </table:table-cell>
          <table:table-cell table:style-name="Table22.A1" office:value-type="string">
            <text:p text:style-name="P5">13.400 <text:bookmark text:name="TBL-0004-15-"/><text:bookmark text:name="TBL-0004-15-1"/></text:p>
          </table:table-cell>
        </table:table-row>
        <table:table-row>
          <table:table-cell table:style-name="Table22.A1" office:value-type="string">
            <text:p text:style-name="P3"> Sales Tax Difference <text:bookmark text:name="TBL-0004-15-2"/></text:p>
          </table:table-cell>
          <table:table-cell table:style-name="Table22.A1" office:value-type="string">
            <text:p text:style-name="P5">13,115<text:bookmark text:name="TBL-0004-15-3"/></text:p>
          </table:table-cell>
          <table:table-cell table:style-name="Table22.A1" office:value-type="string">
            <text:p text:style-name="P5">-0.316 <text:bookmark text:name="TBL-0004-15-4"/></text:p>
          </table:table-cell>
          <table:table-cell table:style-name="Table22.A1" office:value-type="string">
            <text:p text:style-name="P5">2.140 <text:bookmark text:name="TBL-0004-15-5"/></text:p>
          </table:table-cell>
          <table:table-cell table:style-name="Table22.A1" office:value-type="string">
            <text:p text:style-name="P5">-7.000 <text:bookmark text:name="TBL-0004-15-6"/></text:p>
          </table:table-cell>
          <table:table-cell table:style-name="Table22.A1" office:value-type="string">
            <text:p text:style-name="P5">7.250 <text:bookmark text:name="TBL-0004-16-"/><text:bookmark text:name="TBL-0004-16-1"/></text:p>
          </table:table-cell>
        </table:table-row>
        <table:table-row>
          <table:table-cell table:style-name="Table22.A1" office:value-type="string">
            <text:p text:style-name="P3"> Corp Tax Difference <text:bookmark text:name="TBL-0004-16-2"/></text:p>
          </table:table-cell>
          <table:table-cell table:style-name="Table22.A1" office:value-type="string">
            <text:p text:style-name="P5">13,115<text:bookmark text:name="TBL-0004-16-3"/></text:p>
          </table:table-cell>
          <table:table-cell table:style-name="Table22.A1" office:value-type="string">
            <text:p text:style-name="P5">1.280 <text:bookmark text:name="TBL-0004-16-4"/></text:p>
          </table:table-cell>
          <table:table-cell table:style-name="Table22.A1" office:value-type="string">
            <text:p text:style-name="P5">3.680 <text:bookmark text:name="TBL-0004-16-5"/></text:p>
          </table:table-cell>
          <table:table-cell table:style-name="Table22.A1" office:value-type="string">
            <text:p text:style-name="P5">-8.900 <text:bookmark text:name="TBL-0004-16-6"/></text:p>
          </table:table-cell>
          <table:table-cell table:style-name="Table22.A1" office:value-type="string">
            <text:p text:style-name="P5">12.000 <text:bookmark text:name="TBL-0004-17-"/><text:bookmark text:name="TBL-0004-17-1"/></text:p>
          </table:table-cell>
        </table:table-row>
        <table:table-row>
          <table:table-cell table:style-name="Table22.A1" office:value-type="string">
            <text:p text:style-name="P3"> Workers Comp Tax Difference <text:bookmark text:name="TBL-0004-17-2"/></text:p>
          </table:table-cell>
          <table:table-cell table:style-name="Table22.A1" office:value-type="string">
            <text:p text:style-name="P5">13,115<text:bookmark text:name="TBL-0004-17-3"/></text:p>
          </table:table-cell>
          <table:table-cell table:style-name="Table22.A1" office:value-type="string">
            <text:p text:style-name="P5">0.030 <text:bookmark text:name="TBL-0004-17-4"/></text:p>
          </table:table-cell>
          <table:table-cell table:style-name="Table22.A1" office:value-type="string">
            <text:p text:style-name="P5">0.666 <text:bookmark text:name="TBL-0004-17-5"/></text:p>
          </table:table-cell>
          <table:table-cell table:style-name="Table22.A1" office:value-type="string">
            <text:p text:style-name="P5">-2.760 <text:bookmark text:name="TBL-0004-17-6"/></text:p>
          </table:table-cell>
          <table:table-cell table:style-name="Table22.A1" office:value-type="string">
            <text:p text:style-name="P5">2.450 <text:bookmark text:name="TBL-0004-18-"/><text:bookmark text:name="TBL-0004-18-1"/><text:soft-page-break/></text:p>
          </table:table-cell>
        </table:table-row>
        <table:table-row>
          <table:table-cell table:style-name="Table22.A1" office:value-type="string">
            <text:p text:style-name="P3"> Unemp. Tax Difference <text:bookmark text:name="TBL-0004-18-2"/></text:p>
          </table:table-cell>
          <table:table-cell table:style-name="Table22.A1" office:value-type="string">
            <text:p text:style-name="P5">13,115<text:bookmark text:name="TBL-0004-18-3"/></text:p>
          </table:table-cell>
          <table:table-cell table:style-name="Table22.A1" office:value-type="string">
            <text:p text:style-name="P5">0.034 <text:bookmark text:name="TBL-0004-18-4"/></text:p>
          </table:table-cell>
          <table:table-cell table:style-name="Table22.A1" office:value-type="string">
            <text:p text:style-name="P5">1.340 <text:bookmark text:name="TBL-0004-18-5"/></text:p>
          </table:table-cell>
          <table:table-cell table:style-name="Table22.A1" office:value-type="string">
            <text:p text:style-name="P5">-4.560 <text:bookmark text:name="TBL-0004-18-6"/></text:p>
          </table:table-cell>
          <table:table-cell table:style-name="Table22.A1" office:value-type="string">
            <text:p text:style-name="P5">16.100 <text:bookmark text:name="TBL-0004-19-"/><text:bookmark text:name="TBL-0004-19-1"/></text:p>
          </table:table-cell>
        </table:table-row>
        <table:table-row>
          <table:table-cell table:style-name="Table22.A1" office:value-type="string">
            <text:p text:style-name="P3"> Educ Spending Per Cap Diff <text:bookmark text:name="TBL-0004-19-2"/></text:p>
          </table:table-cell>
          <table:table-cell table:style-name="Table22.A1" office:value-type="string">
            <text:p text:style-name="P5">13,115<text:bookmark text:name="TBL-0004-19-3"/></text:p>
          </table:table-cell>
          <table:table-cell table:style-name="Table22.A1" office:value-type="string">
            <text:p text:style-name="P5">9.590 <text:bookmark text:name="TBL-0004-19-4"/></text:p>
          </table:table-cell>
          <table:table-cell table:style-name="Table22.A1" office:value-type="string">
            <text:p text:style-name="P5">210.000<text:bookmark text:name="TBL-0004-19-5"/></text:p>
          </table:table-cell>
          <table:table-cell table:style-name="Table22.A1" office:value-type="string">
            <text:p text:style-name="P5">-807 <text:bookmark text:name="TBL-0004-19-6"/></text:p>
          </table:table-cell>
          <table:table-cell table:style-name="Table22.A1" office:value-type="string">
            <text:p text:style-name="P5">692 <text:bookmark text:name="TBL-0004-20-"/><text:bookmark text:name="TBL-0004-20-1"/></text:p>
          </table:table-cell>
        </table:table-row>
        <table:table-row>
          <table:table-cell table:style-name="Table22.A1" office:value-type="string">
            <text:p text:style-name="P3"> Highway Spending Per Cap Diff <text:bookmark text:name="TBL-0004-20-2"/></text:p>
          </table:table-cell>
          <table:table-cell table:style-name="Table22.A1" office:value-type="string">
            <text:p text:style-name="P5">13,115<text:bookmark text:name="TBL-0004-20-3"/></text:p>
          </table:table-cell>
          <table:table-cell table:style-name="Table22.A1" office:value-type="string">
            <text:p text:style-name="P5">-39.000<text:bookmark text:name="TBL-0004-20-4"/></text:p>
          </table:table-cell>
          <table:table-cell table:style-name="Table22.A1" office:value-type="string">
            <text:p text:style-name="P5">145.000<text:bookmark text:name="TBL-0004-20-5"/></text:p>
          </table:table-cell>
          <table:table-cell table:style-name="Table22.A1" office:value-type="string">
            <text:p text:style-name="P5">-756 <text:bookmark text:name="TBL-0004-20-6"/></text:p>
          </table:table-cell>
          <table:table-cell table:style-name="Table22.A1" office:value-type="string">
            <text:p text:style-name="P5">358 <text:bookmark text:name="TBL-0004-21-"/><text:bookmark text:name="TBL-0004-21-1"/></text:p>
          </table:table-cell>
        </table:table-row>
        <table:table-row>
          <table:table-cell table:style-name="Table22.A1" office:value-type="string">
            <text:p text:style-name="P3"> Welfare Spending Per Cap Diff <text:bookmark text:name="TBL-0004-21-2"/></text:p>
          </table:table-cell>
          <table:table-cell table:style-name="Table22.A1" office:value-type="string">
            <text:p text:style-name="P5">13,115<text:bookmark text:name="TBL-0004-21-3"/></text:p>
          </table:table-cell>
          <table:table-cell table:style-name="Table22.A1" office:value-type="string">
            <text:p text:style-name="P5">-38.700<text:bookmark text:name="TBL-0004-21-4"/></text:p>
          </table:table-cell>
          <table:table-cell table:style-name="Table22.A1" office:value-type="string">
            <text:p text:style-name="P5">267.000<text:bookmark text:name="TBL-0004-21-5"/></text:p>
          </table:table-cell>
          <table:table-cell table:style-name="Table22.A1" office:value-type="string">
            <text:p text:style-name="P5">-1,072 <text:bookmark text:name="TBL-0004-21-6"/></text:p>
          </table:table-cell>
          <table:table-cell table:style-name="Table22.A1" office:value-type="string">
            <text:p text:style-name="P5">953 <text:bookmark text:name="TBL-0004-22-"/><text:bookmark text:name="TBL-0004-22-1"/></text:p>
          </table:table-cell>
        </table:table-row>
        <table:table-row>
          <table:table-cell table:style-name="Table22.A1" office:value-type="string">
            <text:p text:style-name="P3"> Pct Highschool <text:bookmark text:name="TBL-0004-22-2"/></text:p>
          </table:table-cell>
          <table:table-cell table:style-name="Table22.A1" office:value-type="string">
            <text:p text:style-name="P5">13,115<text:bookmark text:name="TBL-0004-22-3"/></text:p>
          </table:table-cell>
          <table:table-cell table:style-name="Table22.A1" office:value-type="string">
            <text:p text:style-name="P5">0.273 <text:bookmark text:name="TBL-0004-22-4"/></text:p>
          </table:table-cell>
          <table:table-cell table:style-name="Table22.A1" office:value-type="string">
            <text:p text:style-name="P5">3.760 <text:bookmark text:name="TBL-0004-22-5"/></text:p>
          </table:table-cell>
          <table:table-cell table:style-name="Table22.A1" office:value-type="string">
            <text:p text:style-name="P5">-10.100 <text:bookmark text:name="TBL-0004-22-6"/></text:p>
          </table:table-cell>
          <table:table-cell table:style-name="Table22.A1" office:value-type="string">
            <text:p text:style-name="P5">12.000 <text:bookmark text:name="TBL-0004-23-"/><text:bookmark text:name="TBL-0004-23-1"/></text:p>
          </table:table-cell>
        </table:table-row>
        <table:table-row>
          <table:table-cell table:style-name="Table22.A1" office:value-type="string">
            <text:p text:style-name="P3"> Real Fuel Price <text:bookmark text:name="TBL-0004-23-2"/></text:p>
          </table:table-cell>
          <table:table-cell table:style-name="Table22.A1" office:value-type="string">
            <text:p text:style-name="P5">13,115<text:bookmark text:name="TBL-0004-23-3"/></text:p>
          </table:table-cell>
          <table:table-cell table:style-name="Table22.A1" office:value-type="string">
            <text:p text:style-name="P5">0.306 <text:bookmark text:name="TBL-0004-23-4"/></text:p>
          </table:table-cell>
          <table:table-cell table:style-name="Table22.A1" office:value-type="string">
            <text:p text:style-name="P5">2.350 <text:bookmark text:name="TBL-0004-23-5"/></text:p>
          </table:table-cell>
          <table:table-cell table:style-name="Table22.A1" office:value-type="string">
            <text:p text:style-name="P5">-7.500 <text:bookmark text:name="TBL-0004-23-6"/></text:p>
          </table:table-cell>
          <table:table-cell table:style-name="Table22.A1" office:value-type="string">
            <text:p text:style-name="P5">8.200 <text:bookmark text:name="TBL-0004-24-"/><text:bookmark text:name="TBL-0004-24-1"/></text:p>
          </table:table-cell>
        </table:table-row>
        <table:table-row>
          <table:table-cell table:style-name="Table22.A1" office:value-type="string">
            <text:p text:style-name="P3"> Pct Union <text:bookmark text:name="TBL-0004-24-2"/></text:p>
          </table:table-cell>
          <table:table-cell table:style-name="Table22.A1" office:value-type="string">
            <text:p text:style-name="P5">13,115<text:bookmark text:name="TBL-0004-24-3"/></text:p>
          </table:table-cell>
          <table:table-cell table:style-name="Table22.A1" office:value-type="string">
            <text:p text:style-name="P5">0.636 <text:bookmark text:name="TBL-0004-24-4"/></text:p>
          </table:table-cell>
          <table:table-cell table:style-name="Table22.A1" office:value-type="string">
            <text:p text:style-name="P5">4.670 <text:bookmark text:name="TBL-0004-24-5"/></text:p>
          </table:table-cell>
          <table:table-cell table:style-name="Table22.A1" office:value-type="string">
            <text:p text:style-name="P5">-14.900 <text:bookmark text:name="TBL-0004-24-6"/></text:p>
          </table:table-cell>
          <table:table-cell table:style-name="Table22.A1" office:value-type="string">
            <text:p text:style-name="P5">16.100 <text:bookmark text:name="TBL-0004-25-"/><text:bookmark text:name="TBL-0004-25-1"/></text:p>
          </table:table-cell>
        </table:table-row>
        <table:table-row>
          <table:table-cell table:style-name="Table22.A1" office:value-type="string">
            <text:p text:style-name="P3"> Pop Density <text:bookmark text:name="TBL-0004-25-2"/></text:p>
          </table:table-cell>
          <table:table-cell table:style-name="Table22.A1" office:value-type="string">
            <text:p text:style-name="P5">13,115<text:bookmark text:name="TBL-0004-25-3"/></text:p>
          </table:table-cell>
          <table:table-cell table:style-name="Table22.A1" office:value-type="string">
            <text:p text:style-name="P5">42.000 <text:bookmark text:name="TBL-0004-25-4"/></text:p>
          </table:table-cell>
          <table:table-cell table:style-name="Table22.A1" office:value-type="string">
            <text:p text:style-name="P5">162.000<text:bookmark text:name="TBL-0004-25-5"/></text:p>
          </table:table-cell>
          <table:table-cell table:style-name="Table22.A1" office:value-type="string">
            <text:p text:style-name="P5">-746.000<text:bookmark text:name="TBL-0004-25-6"/></text:p>
          </table:table-cell>
          <table:table-cell table:style-name="Table22.A1" office:value-type="string">
            <text:p text:style-name="P5">901.000 <text:bookmark text:name="TBL-0004-26-"/><text:bookmark text:name="TBL-0004-26-1"/></text:p>
          </table:table-cell>
        </table:table-row>
        <table:table-row>
          <table:table-cell table:style-name="Table22.A1" office:value-type="string">
            <text:p text:style-name="P3"> Pct Manuf <text:bookmark text:name="TBL-0004-26-2"/></text:p>
          </table:table-cell>
          <table:table-cell table:style-name="Table22.A1" office:value-type="string">
            <text:p text:style-name="P5">13,115<text:bookmark text:name="TBL-0004-26-3"/></text:p>
          </table:table-cell>
          <table:table-cell table:style-name="Table22.A1" office:value-type="string">
            <text:p text:style-name="P5">0.011 <text:bookmark text:name="TBL-0004-26-4"/></text:p>
          </table:table-cell>
          <table:table-cell table:style-name="Table22.A1" office:value-type="string">
            <text:p text:style-name="P5">0.067 <text:bookmark text:name="TBL-0004-26-5"/></text:p>
          </table:table-cell>
          <table:table-cell table:style-name="Table22.A1" office:value-type="string">
            <text:p text:style-name="P5">-0.240 <text:bookmark text:name="TBL-0004-26-6"/></text:p>
          </table:table-cell>
          <table:table-cell table:style-name="Table22.A1" office:value-type="string">
            <text:p text:style-name="P5">0.250 <text:bookmark text:name="TBL-0004-27-"/><text:bookmark text:name="TBL-0004-27-1"/></text:p>
          </table:table-cell>
        </table:table-row>
        <table:table-row>
          <table:table-cell table:style-name="Table22.A1" office:value-type="string">
            <text:p text:style-name="P3"> Jan Temp Z Diff <text:bookmark text:name="TBL-0004-27-2"/></text:p>
          </table:table-cell>
          <table:table-cell table:style-name="Table22.A1" office:value-type="string">
            <text:p text:style-name="P5">13,115<text:bookmark text:name="TBL-0004-27-3"/></text:p>
          </table:table-cell>
          <table:table-cell table:style-name="Table22.A1" office:value-type="string">
            <text:p text:style-name="P5">0.002 <text:bookmark text:name="TBL-0004-27-4"/></text:p>
          </table:table-cell>
          <table:table-cell table:style-name="Table22.A1" office:value-type="string">
            <text:p text:style-name="P5">0.206 <text:bookmark text:name="TBL-0004-27-5"/></text:p>
          </table:table-cell>
          <table:table-cell table:style-name="Table22.A1" office:value-type="string">
            <text:p text:style-name="P5">-1.290 <text:bookmark text:name="TBL-0004-27-6"/></text:p>
          </table:table-cell>
          <table:table-cell table:style-name="Table22.A1" office:value-type="string">
            <text:p text:style-name="P5">1.290 <text:bookmark text:name="TBL-0004-28-"/><text:bookmark text:name="TBL-0004-28-1"/></text:p>
          </table:table-cell>
        </table:table-row>
        <table:table-row>
          <table:table-cell table:style-name="Table22.A1" office:value-type="string">
            <text:p text:style-name="P3"> Jan Sun Z Diff <text:bookmark text:name="TBL-0004-28-2"/></text:p>
          </table:table-cell>
          <table:table-cell table:style-name="Table22.A1" office:value-type="string">
            <text:p text:style-name="P5">13,115<text:bookmark text:name="TBL-0004-28-3"/></text:p>
          </table:table-cell>
          <table:table-cell table:style-name="Table22.A1" office:value-type="string">
            <text:p text:style-name="P5">0.042 <text:bookmark text:name="TBL-0004-28-4"/></text:p>
          </table:table-cell>
          <table:table-cell table:style-name="Table22.A1" office:value-type="string">
            <text:p text:style-name="P5">0.582 <text:bookmark text:name="TBL-0004-28-5"/></text:p>
          </table:table-cell>
          <table:table-cell table:style-name="Table22.A1" office:value-type="string">
            <text:p text:style-name="P5">-2.500 <text:bookmark text:name="TBL-0004-28-6"/></text:p>
          </table:table-cell>
          <table:table-cell table:style-name="Table22.A1" office:value-type="string">
            <text:p text:style-name="P5">3.580 <text:bookmark text:name="TBL-0004-29-"/><text:bookmark text:name="TBL-0004-29-1"/></text:p>
          </table:table-cell>
        </table:table-row>
        <table:table-row>
          <table:table-cell table:style-name="Table22.A1" office:value-type="string">
            <text:p text:style-name="P3"> Jul Temp Z Diff <text:bookmark text:name="TBL-0004-29-2"/></text:p>
          </table:table-cell>
          <table:table-cell table:style-name="Table22.A1" office:value-type="string">
            <text:p text:style-name="P5">13,115<text:bookmark text:name="TBL-0004-29-3"/></text:p>
          </table:table-cell>
          <table:table-cell table:style-name="Table22.A1" office:value-type="string">
            <text:p text:style-name="P5">0.065 <text:bookmark text:name="TBL-0004-29-4"/></text:p>
          </table:table-cell>
          <table:table-cell table:style-name="Table22.A1" office:value-type="string">
            <text:p text:style-name="P5">0.601 <text:bookmark text:name="TBL-0004-29-5"/></text:p>
          </table:table-cell>
          <table:table-cell table:style-name="Table22.A1" office:value-type="string">
            <text:p text:style-name="P5">-4.470 <text:bookmark text:name="TBL-0004-29-6"/></text:p>
          </table:table-cell>
          <table:table-cell table:style-name="Table22.A1" office:value-type="string">
            <text:p text:style-name="P5">4.120 <text:bookmark text:name="TBL-0004-30-"/><text:bookmark text:name="TBL-0004-30-1"/></text:p>
          </table:table-cell>
        </table:table-row>
        <table:table-row>
          <table:table-cell table:style-name="Table22.A1" office:value-type="string">
            <text:p text:style-name="P3"> Jul Hum Z Diff <text:bookmark text:name="TBL-0004-30-2"/></text:p>
          </table:table-cell>
          <table:table-cell table:style-name="Table22.A1" office:value-type="string">
            <text:p text:style-name="P5">13,115<text:bookmark text:name="TBL-0004-30-3"/></text:p>
          </table:table-cell>
          <table:table-cell table:style-name="Table22.A1" office:value-type="string">
            <text:p text:style-name="P5">-0.029 <text:bookmark text:name="TBL-0004-30-4"/></text:p>
          </table:table-cell>
          <table:table-cell table:style-name="Table22.A1" office:value-type="string">
            <text:p text:style-name="P5">0.424 <text:bookmark text:name="TBL-0004-30-5"/></text:p>
          </table:table-cell>
          <table:table-cell table:style-name="Table22.A1" office:value-type="string">
            <text:p text:style-name="P5">-3.700 <text:bookmark text:name="TBL-0004-30-6"/></text:p>
          </table:table-cell>
          <table:table-cell table:style-name="Table22.A1" office:value-type="string">
            <text:p text:style-name="P5">3.080 <text:bookmark text:name="TBL-0004-31-"/><text:bookmark text:name="TBL-0004-31-1"/></text:p>
          </table:table-cell>
        </table:table-row>
        <table:table-row>
          <table:table-cell table:style-name="Table22.A1" office:value-type="string">
            <text:p text:style-name="P3"> Topog Z Diff <text:bookmark text:name="TBL-0004-31-2"/></text:p>
          </table:table-cell>
          <table:table-cell table:style-name="Table22.A1" office:value-type="string">
            <text:p text:style-name="P5">13,115<text:bookmark text:name="TBL-0004-31-3"/></text:p>
          </table:table-cell>
          <table:table-cell table:style-name="Table22.A1" office:value-type="string">
            <text:p text:style-name="P5">-0.023 <text:bookmark text:name="TBL-0004-31-4"/></text:p>
          </table:table-cell>
          <table:table-cell table:style-name="Table22.A1" office:value-type="string">
            <text:p text:style-name="P5">0.645 <text:bookmark text:name="TBL-0004-31-5"/></text:p>
          </table:table-cell>
          <table:table-cell table:style-name="Table22.A1" office:value-type="string">
            <text:p text:style-name="P5">-2.580 <text:bookmark text:name="TBL-0004-31-6"/></text:p>
          </table:table-cell>
          <table:table-cell table:style-name="Table22.A1" office:value-type="string">
            <text:p text:style-name="P5">2.120 <text:bookmark text:name="TBL-0004-32-"/><text:bookmark text:name="TBL-0004-32-1"/></text:p>
          </table:table-cell>
        </table:table-row>
        <table:table-row>
          <table:table-cell table:style-name="Table22.A1" office:value-type="string">
            <text:p text:style-name="P3"> Ln Water Z Diff <text:bookmark text:name="TBL-0004-32-2"/></text:p>
          </table:table-cell>
          <table:table-cell table:style-name="Table22.A1" office:value-type="string">
            <text:p text:style-name="P5">13,115<text:bookmark text:name="TBL-0004-32-3"/></text:p>
          </table:table-cell>
          <table:table-cell table:style-name="Table22.A1" office:value-type="string">
            <text:p text:style-name="P5">-0.054 <text:bookmark text:name="TBL-0004-32-4"/></text:p>
          </table:table-cell>
          <table:table-cell table:style-name="Table22.A1" office:value-type="string">
            <text:p text:style-name="P5">0.872 <text:bookmark text:name="TBL-0004-32-5"/></text:p>
          </table:table-cell>
          <table:table-cell table:style-name="Table22.A1" office:value-type="string">
            <text:p text:style-name="P5">-3.460 <text:bookmark text:name="TBL-0004-32-6"/></text:p>
          </table:table-cell>
          <table:table-cell table:style-name="Table22.A1" office:value-type="string">
            <text:p text:style-name="P5">3.150 </text:p>
          </table:table-cell>
        </table:table-row>
        <table:table-row>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
          </table:table-cell>
          <table:table-cell table:style-name="Table22.A1" office:value-type="string">
            <text:p text:style-name="Horizontal_20_Line"><text:bookmark text:name="TBL-0004-33-"/><text:bookmark text:name="TBL-0004-33-1"/></text:p>
          </table:table-cell>
        </table:table-row>
        <table:table-row>
          <table:table-cell table:style-name="Table22.A1" office:value-type="string">
            <text:p text:style-name="P3">  <text:bookmark text:name="TBL-0004-34-"/><text:bookmark text:name="TBL-0004-34-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row>
          <table:table-cell table:style-name="Table22.A1" table:number-columns-spanned="6" office:value-type="string">
            <text:p text:style-name="P4"><text:bookmark text:name="TBL-00004-34-"/><text:bookmark text:name="TBL-00004-34-1"/></text:p>
          </table:table-cell>
          <table:covered-table-cell/>
          <table:covered-table-cell/>
          <table:covered-table-cell/>
          <table:covered-table-cell/>
          <table:covered-table-cell/>
        </table:table-row>
        <table:table-row>
          <table:table-cell table:style-name="Table22.A1" office:value-type="string">
            <text:p text:style-name="P4"><text:bookmark text:name="TBL-00004-35-"/><text:bookmark text:name="TBL-00004-35-1"/></text:p>
          </table:table-cell>
          <table:table-cell table:number-columns-spanned="5" office:value-type="string">
            <text:p text:style-name="P4"/>
          </table:table-cell>
          <table:covered-table-cell/>
          <table:covered-table-cell/>
          <table:covered-table-cell/>
          <table:covered-table-cell/>
        </table:table-row>
        <table:table-row>
          <table:table-cell table:style-name="Table22.A1" office:value-type="string">
            <text:p text:style-name="P3">  <text:bookmark text:name="TBL-00004-36-"/><text:bookmark text:name="TBL-00004-36-1"/></text:p>
          </table:table-cell>
          <table:table-cell table:number-columns-spanned="5" office:value-type="string">
            <text:p text:style-name="P4"/>
          </table:table-cell>
          <table:covered-table-cell/>
          <table:covered-table-cell/>
          <table:covered-table-cell/>
          <table:covered-table-cell/>
        </table:table-row>
        <table:table-row>
          <table:table-cell table:style-name="Table22.A1" table:number-columns-spanned="3" office:value-type="string">
            <text:p text:style-name="P8">All variables are for the difference between our subject and neighbor counties. At the state level, this is 1177 observations. Further, all tax variables are scaled to be between 0 and 100 rather than 0 and 1. For each variable we observe them 13,115 times when not accounting for positive or negative infinify values in firm start up rates.</text:p>
            <text:p text:style-name="P7"><text:bookmark text:name="TBL-00004-37-"/><text:bookmark text:name="TBL-00004-37-1"/></text:p>
          </table:table-cell>
          <table:covered-table-cell/>
          <table:covered-table-cell/>
          <table:table-cell table:number-columns-spanned="3" office:value-type="string">
            <text:p text:style-name="P4"/>
          </table:table-cell>
          <table:covered-table-cell/>
          <table:covered-table-cell/>
        </table:table-row>
        <table:table-row>
          <table:table-cell table:style-name="Table22.A1" office:value-type="string">
            <text:p text:style-name="P3">  </text:p>
          </table:table-cell>
          <table:table-cell table:number-columns-spanned="5" office:value-type="string">
            <text:p text:style-name="P4"/>
          </table:table-cell>
          <table:covered-table-cell/>
          <table:covered-table-cell/>
          <table:covered-table-cell/>
          <table:covered-table-cell/>
        </table:table-row>
      </table:table>
      <text:p text:style-name="Horizontal_20_Line"/>
      <text:p text:style-name="Horizontal_20_Line"><office:annotation><dc:date>2016-02-12T14:14:37.789559137</dc:date><text:list text:continue-numbering="true" text:style-name=""><text:list-item><text:p>&lt;!--l. 246--&gt;</text:p></text:list-item></text:list></office:annotation></text:p>
      <text:p text:style-name="Text_20_Body.noindent"><office:annotation><dc:date>2016-02-12T14:14:37.789649608</dc:date><text:list text:continue-numbering="true" text:style-name=""><text:list-item><text:p>&lt;!--l. 248--&gt;</text:p></text:list-item></text:list></office:annotation><draw:frame draw:style-name="fr1" draw:name="Image29" text:anchor-type="as-char" svg:width="0.7862in" svg:height="0.3929in" draw:z-index="28"><draw:image xlink:href="../../analysis/output/_--_pairs.png" xlink:type="simple" xlink:show="embed" xlink:actuate="onLoad"/></draw:frame><office:annotation><dc:date>2016-02-12T14:14:37.789814415</dc:date><text:list text:continue-numbering="true" text:style-name=""><text:list-item><text:p>&lt;!--l. 249--&gt;</text:p></text:list-item></text:list></office:annotation> </text:p>
      <text:p text:style-name="Horizontal_20_Line"/>
      <text:p text:style-name="Horizontal_20_Line"><text:soft-page-break/><office:annotation><dc:date>2016-02-12T14:14:37.789883978</dc:date><text:list text:continue-numbering="true" text:style-name=""><text:list-item><text:p>&lt;!--l. 251--&gt;</text:p></text:list-item></text:list></office:annotation></text:p>
      <text:p text:style-name="Text_20_Body.noindent"><office:annotation><dc:date>2016-02-12T14:14:37.789929426</dc:date><text:list text:continue-numbering="true" text:style-name=""><text:list-item><text:p>&lt;!--l. 253--&gt;</text:p></text:list-item></text:list></office:annotation><draw:frame draw:style-name="fr1" draw:name="Image30" text:anchor-type="as-char" svg:width="0.7862in" svg:height="0.3929in" draw:z-index="29"><draw:image xlink:href="../../analysis/output/_--_pairsL1.png" xlink:type="simple" xlink:show="embed" xlink:actuate="onLoad"/></draw:frame><office:annotation><dc:date>2016-02-12T14:14:37.790032990</dc:date><text:list text:continue-numbering="true" text:style-name=""><text:list-item><text:p>&lt;!--l. 254--&gt;</text:p></text:list-item></text:list></office:annotation> </text:p>
      <text:p text:style-name="Horizontal_20_Line"/>
      <text:p text:style-name="Horizontal_20_Line"><text:bookmark text:name="x1-220074"/><office:annotation><dc:date>2016-02-12T14:14:37.790137303</dc:date><text:list text:continue-numbering="true" text:style-name=""><text:list-item><text:p>&lt;!--l. 4--&gt;</text:p></text:list-item></text:list></office:annotation></text:p>
      <text:p text:style-name="P2">Table 4: Regression Discontinuity Models for Total Firm Births</text:p>
      <text:p text:style-name="P1"><text:bookmark text:name="TBL-5"/><text:bookmark text:name="TBL-5-1g"/><text:bookmark text:name="TBL-5-1"/><text:bookmark text:name="TBL-5-2"/><text:bookmark text:name="TBL-5-3"/><text:bookmark text:name="TBL-5-4"/><text:bookmark text:name="TBL-5-5"/><text:bookmark text:name="TBL-5-6"/><text:bookmark text:name="TBL-5-7"/><text:bookmark text:name="TBL-5-1-"/><office:annotation><dc:date>2016-02-12T14:14:37.790326357</dc:date><text:list text:continue-numbering="true" text:style-name=""><text:list-item><text:p>&lt;!--tex4ht:label?: x1-220074 --&gt;</text:p></text:list-item></text:list></office:annotation></text:p>
      <table:table table:name="Table23" table:style-name="Table23">
        <table:table-column table:style-name="Table23.A"/>
        <table:table-column table:style-name="Table23.B" table:number-columns-repeated="4"/>
        <table:table-column table:style-name="Table23.F"/>
        <table:table-column table:style-name="Table23.B"/>
        <table:table-row>
          <table:table-cell table:style-name="Table23.A1" office:value-type="string">
            <text:p text:style-name="P3"><text:bookmark text:name="TBL-5-1-1"/>  <text:bookmark text:name="TBL-5-2-"/><text:bookmark text:name="TBL-5-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5-2-"/><text:bookmark text:name="TBL-05-2-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5-3-"/><text:bookmark text:name="TBL-05-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5-4-"/><text:bookmark text:name="TBL-05-4-1"/></text:p>
          </table:table-cell>
        </table:table-row>
        <table:table-row>
          <table:table-cell table:style-name="Table23.A1" office:value-type="string">
            <text:p text:style-name="P3"> <text:bookmark text:name="TBL-05-5-"/><text:bookmark text:name="TBL-05-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5-5-"/><text:bookmark text:name="TBL-005-5-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5-6-"/><text:bookmark text:name="TBL-005-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5-7-"/><text:bookmark text:name="TBL-005-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5-7-2"/></text:p>
          </table:table-cell>
          <table:table-cell table:style-name="Table23.A1" table:number-columns-spanned="3" office:value-type="string">
            <text:p text:style-name="P11">Dependent variable:</text:p>
            <text:p text:style-name="P7"/>
          </table:table-cell>
          <table:covered-table-cell/>
          <table:covered-table-cell/>
          <table:table-cell table:number-columns-spanned="3" office:value-type="string">
            <text:p text:style-name="P4"/>
          </table:table-cell>
          <table:covered-table-cell/>
          <table:covered-table-cell/>
        </table:table-row>
        <table:table-row>
          <table:table-cell table:style-name="Table23.A1" office:value-type="string">
            <text:p text:style-name="P4"/>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05-9-"/><text:bookmark text:name="TBL-005-9-1"/></text:p>
          </table:table-cell>
        </table:table-row>
        <table:table-row>
          <table:table-cell table:style-name="Table23.A1" office:value-type="string">
            <text:p text:style-name="P3">  <text:bookmark text:name="TBL-005-10-"/><text:bookmark text:name="TBL-005-1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5-10-"/><text:bookmark text:name="TBL-0005-10-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5-11-"/><text:bookmark text:name="TBL-0005-1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5-12-"/><text:bookmark text:name="TBL-0005-1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5-12-2"/></text:p>
          </table:table-cell>
          <table:table-cell table:style-name="Table23.A1" table:number-columns-spanned="3" office:value-type="string">
            <text:p text:style-name="P9">births ratio</text:p>
            <text:p text:style-name="P7"><text:bookmark text:name="TBL-0005-13-"/><text:bookmark text:name="TBL-0005-13-1"/></text:p>
          </table:table-cell>
          <table:covered-table-cell/>
          <table:covered-table-cell/>
          <table:table-cell table:number-columns-spanned="3" office:value-type="string">
            <text:p text:style-name="P4"/>
          </table:table-cell>
          <table:covered-table-cell/>
          <table:covered-table-cell/>
        </table:table-row>
        <table:table-row>
          <table:table-cell table:style-name="Table23.A1" office:value-type="string">
            <text:p text:style-name="P3">  <text:bookmark text:name="TBL-0005-13-2"/></text:p>
          </table:table-cell>
          <table:table-cell table:style-name="Table23.A1" office:value-type="string">
            <text:p text:style-name="P5">OLS <text:bookmark text:name="TBL-0005-13-3"/></text:p>
          </table:table-cell>
          <table:table-cell table:style-name="Table23.A1" office:value-type="string">
            <text:p text:style-name="P5">OLS <text:bookmark text:name="TBL-0005-13-4"/></text:p>
          </table:table-cell>
          <table:table-cell table:style-name="Table23.A1" office:value-type="string">
            <text:p text:style-name="P5">OLS <text:bookmark text:name="TBL-0005-13-5"/></text:p>
          </table:table-cell>
          <table:table-cell table:style-name="Table23.A1" office:value-type="string">
            <text:p text:style-name="P5">OLS <text:bookmark text:name="TBL-0005-13-6"/></text:p>
          </table:table-cell>
          <table:table-cell table:style-name="Table23.A1" office:value-type="string">
            <text:p text:style-name="P5">FE <text:bookmark text:name="TBL-0005-13-7"/></text:p>
          </table:table-cell>
          <table:table-cell table:style-name="Table23.A1" office:value-type="string">
            <text:p text:style-name="P5">FE <text:bookmark text:name="TBL-0005-14-"/><text:bookmark text:name="TBL-0005-14-1"/></text:p>
          </table:table-cell>
        </table:table-row>
        <table:table-row>
          <table:table-cell table:style-name="Table23.A1" office:value-type="string">
            <text:p text:style-name="P3">  <text:bookmark text:name="TBL-0005-15-"/><text:bookmark text:name="TBL-0005-1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05-15-"/><text:bookmark text:name="TBL-00005-15-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05-16-"/><text:bookmark text:name="TBL-00005-16-1"/></text:p>
          </table:table-cell>
          <table:table-cell table:number-columns-spanned="6" office:value-type="string">
            <text:p text:style-name="P4"/>
          </table:table-cell>
          <table:covered-table-cell/>
          <table:covered-table-cell/>
          <table:covered-table-cell/>
          <table:covered-table-cell/>
          <table:covered-table-cell/>
        </table:table-row>
        <text:soft-page-break/>
        <table:table-row>
          <table:table-cell table:style-name="Table23.A1" office:value-type="string">
            <text:p text:style-name="P3">  <text:bookmark text:name="TBL-00005-17-"/><text:bookmark text:name="TBL-00005-1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05-17-2"/></text:p>
          </table:table-cell>
          <table:table-cell table:style-name="Table23.A1" office:value-type="string">
            <text:p text:style-name="P5">(1) <text:bookmark text:name="TBL-00005-17-3"/></text:p>
          </table:table-cell>
          <table:table-cell table:style-name="Table23.A1" office:value-type="string">
            <text:p text:style-name="P5">(2) <text:bookmark text:name="TBL-00005-17-4"/></text:p>
          </table:table-cell>
          <table:table-cell table:style-name="Table23.A1" office:value-type="string">
            <text:p text:style-name="P5">(3) <text:bookmark text:name="TBL-00005-17-5"/></text:p>
          </table:table-cell>
          <table:table-cell table:style-name="Table23.A1" office:value-type="string">
            <text:p text:style-name="P5">(4) <text:bookmark text:name="TBL-00005-17-6"/></text:p>
          </table:table-cell>
          <table:table-cell table:style-name="Table23.A1" office:value-type="string">
            <text:p text:style-name="P5">(5) <text:bookmark text:name="TBL-00005-17-7"/></text:p>
          </table:table-cell>
          <table:table-cell table:style-name="Table23.A1" office:value-type="string">
            <text:p text:style-name="P5">(6) </text:p>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0005-18-"/><text:bookmark text:name="TBL-00005-18-1"/></text:p>
          </table:table-cell>
        </table:table-row>
        <table:table-row>
          <table:table-cell table:style-name="Table23.A1" office:value-type="string">
            <text:p text:style-name="P3">  <text:bookmark text:name="TBL-00005-19-"/><text:bookmark text:name="TBL-00005-1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005-19-"/><text:bookmark text:name="TBL-000005-19-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005-20-"/><text:bookmark text:name="TBL-000005-2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005-21-"/><text:bookmark text:name="TBL-000005-2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Property Tax Difference<text:bookmark text:name="TBL-000005-21-2"/></text:p>
          </table:table-cell>
          <table:table-cell table:style-name="Table23.A1" office:value-type="string">
            <text:p text:style-name="P5">-0.206 <text:bookmark text:name="TBL-000005-21-3"/></text:p>
          </table:table-cell>
          <table:table-cell table:style-name="Table23.A1" office:value-type="string">
            <text:p text:style-name="P5">-0.371<text:span text:style-name="T5">** </text:span><text:bookmark text:name="TBL-000005-21-4"/></text:p>
          </table:table-cell>
          <table:table-cell table:style-name="Table23.A1" office:value-type="string">
            <text:p text:style-name="P5">-0.136 <text:bookmark text:name="TBL-000005-21-5"/></text:p>
          </table:table-cell>
          <table:table-cell table:style-name="Table23.A1" office:value-type="string">
            <text:p text:style-name="P5">-0.297<text:span text:style-name="T5">**</text:span><text:bookmark text:name="TBL-000005-21-6"/></text:p>
          </table:table-cell>
          <table:table-cell table:style-name="Table23.A1" office:value-type="string">
            <text:p text:style-name="P5">0.025 <text:bookmark text:name="TBL-000005-21-7"/></text:p>
          </table:table-cell>
          <table:table-cell table:style-name="Table23.A1" office:value-type="string">
            <text:p text:style-name="P5">0.027 <text:bookmark text:name="TBL-000005-22-"/><text:bookmark text:name="TBL-000005-22-1"/></text:p>
          </table:table-cell>
        </table:table-row>
        <table:table-row>
          <table:table-cell table:style-name="Table23.A1" office:value-type="string">
            <text:p text:style-name="P3">  <text:bookmark text:name="TBL-000005-22-2"/></text:p>
          </table:table-cell>
          <table:table-cell table:style-name="Table23.A1" office:value-type="string">
            <text:p text:style-name="P5">(0.151) <text:bookmark text:name="TBL-000005-22-3"/></text:p>
          </table:table-cell>
          <table:table-cell table:style-name="Table23.A1" office:value-type="string">
            <text:p text:style-name="P5">(0.147) <text:bookmark text:name="TBL-000005-22-4"/></text:p>
          </table:table-cell>
          <table:table-cell table:style-name="Table23.A1" office:value-type="string">
            <text:p text:style-name="P5">(0.148) <text:bookmark text:name="TBL-000005-22-5"/></text:p>
          </table:table-cell>
          <table:table-cell table:style-name="Table23.A1" office:value-type="string">
            <text:p text:style-name="P5">(0.150) <text:bookmark text:name="TBL-000005-22-6"/></text:p>
          </table:table-cell>
          <table:table-cell table:style-name="Table23.A1" office:value-type="string">
            <text:p text:style-name="P5">(0.119) <text:bookmark text:name="TBL-000005-22-7"/></text:p>
          </table:table-cell>
          <table:table-cell table:style-name="Table23.A1" office:value-type="string">
            <text:p text:style-name="P5">(0.122) <text:bookmark text:name="TBL-000005-23-"/><text:bookmark text:name="TBL-000005-23-1"/></text:p>
          </table:table-cell>
        </table:table-row>
        <table:table-row>
          <table:table-cell table:style-name="Table23.A1" office:value-type="string">
            <text:p text:style-name="P3"> Income Tax Difference <text:bookmark text:name="TBL-000005-23-2"/></text:p>
          </table:table-cell>
          <table:table-cell table:style-name="Table23.A1" office:value-type="string">
            <text:p text:style-name="P5">-0.093<text:span text:style-name="T5">***</text:span><text:bookmark text:name="TBL-000005-23-3"/></text:p>
          </table:table-cell>
          <table:table-cell table:style-name="Table23.A1" office:value-type="string">
            <text:p text:style-name="P5">-0.085<text:span text:style-name="T5">***</text:span><text:bookmark text:name="TBL-000005-23-4"/></text:p>
          </table:table-cell>
          <table:table-cell table:style-name="Table23.A1" office:value-type="string">
            <text:p text:style-name="P5">-0.088<text:span text:style-name="T5">***</text:span><text:bookmark text:name="TBL-000005-23-5"/></text:p>
          </table:table-cell>
          <table:table-cell table:style-name="Table23.A1" office:value-type="string">
            <text:p text:style-name="P5">-0.075<text:span text:style-name="T5">***</text:span><text:bookmark text:name="TBL-000005-23-6"/></text:p>
          </table:table-cell>
          <table:table-cell table:style-name="Table23.A1" office:value-type="string">
            <text:p text:style-name="P5">-0.011 <text:bookmark text:name="TBL-000005-23-7"/></text:p>
          </table:table-cell>
          <table:table-cell table:style-name="Table23.A1" office:value-type="string">
            <text:p text:style-name="P5">-0.009 <text:bookmark text:name="TBL-000005-24-"/><text:bookmark text:name="TBL-000005-24-1"/></text:p>
          </table:table-cell>
        </table:table-row>
        <table:table-row>
          <table:table-cell table:style-name="Table23.A1" office:value-type="string">
            <text:p text:style-name="P3">  <text:bookmark text:name="TBL-000005-24-2"/></text:p>
          </table:table-cell>
          <table:table-cell table:style-name="Table23.A1" office:value-type="string">
            <text:p text:style-name="P5">(0.027) <text:bookmark text:name="TBL-000005-24-3"/></text:p>
          </table:table-cell>
          <table:table-cell table:style-name="Table23.A1" office:value-type="string">
            <text:p text:style-name="P5">(0.026) <text:bookmark text:name="TBL-000005-24-4"/></text:p>
          </table:table-cell>
          <table:table-cell table:style-name="Table23.A1" office:value-type="string">
            <text:p text:style-name="P5">(0.028) <text:bookmark text:name="TBL-000005-24-5"/></text:p>
          </table:table-cell>
          <table:table-cell table:style-name="Table23.A1" office:value-type="string">
            <text:p text:style-name="P5">(0.026) <text:bookmark text:name="TBL-000005-24-6"/></text:p>
          </table:table-cell>
          <table:table-cell table:style-name="Table23.A1" office:value-type="string">
            <text:p text:style-name="P5">(0.034) <text:bookmark text:name="TBL-000005-24-7"/></text:p>
          </table:table-cell>
          <table:table-cell table:style-name="Table23.A1" office:value-type="string">
            <text:p text:style-name="P5">(0.035) <text:bookmark text:name="TBL-000005-25-"/><text:bookmark text:name="TBL-000005-25-1"/></text:p>
          </table:table-cell>
        </table:table-row>
        <table:table-row>
          <table:table-cell table:style-name="Table23.A1" office:value-type="string">
            <text:p text:style-name="P3"> Capital Gains Tax Difference <text:bookmark text:name="TBL-000005-25-2"/></text:p>
          </table:table-cell>
          <table:table-cell table:style-name="Table23.A1" office:value-type="string">
            <text:p text:style-name="P5">0.016 <text:bookmark text:name="TBL-000005-25-3"/></text:p>
          </table:table-cell>
          <table:table-cell table:style-name="Table23.A1" office:value-type="string">
            <text:p text:style-name="P5">0.008 <text:bookmark text:name="TBL-000005-25-4"/></text:p>
          </table:table-cell>
          <table:table-cell table:style-name="Table23.A1" office:value-type="string">
            <text:p text:style-name="P5">0.028 <text:bookmark text:name="TBL-000005-25-5"/></text:p>
          </table:table-cell>
          <table:table-cell table:style-name="Table23.A1" office:value-type="string">
            <text:p text:style-name="P5">0.020 <text:bookmark text:name="TBL-000005-25-6"/></text:p>
          </table:table-cell>
          <table:table-cell table:style-name="Table23.A1" office:value-type="string">
            <text:p text:style-name="P5">-0.001 <text:bookmark text:name="TBL-000005-25-7"/></text:p>
          </table:table-cell>
          <table:table-cell table:style-name="Table23.A1" office:value-type="string">
            <text:p text:style-name="P5">-0.002 <text:bookmark text:name="TBL-000005-26-"/><text:bookmark text:name="TBL-000005-26-1"/></text:p>
          </table:table-cell>
        </table:table-row>
        <table:table-row>
          <table:table-cell table:style-name="Table23.A1" office:value-type="string">
            <text:p text:style-name="P3">  <text:bookmark text:name="TBL-000005-26-2"/></text:p>
          </table:table-cell>
          <table:table-cell table:style-name="Table23.A1" office:value-type="string">
            <text:p text:style-name="P5">(0.023) <text:bookmark text:name="TBL-000005-26-3"/></text:p>
          </table:table-cell>
          <table:table-cell table:style-name="Table23.A1" office:value-type="string">
            <text:p text:style-name="P5">(0.023) <text:bookmark text:name="TBL-000005-26-4"/></text:p>
          </table:table-cell>
          <table:table-cell table:style-name="Table23.A1" office:value-type="string">
            <text:p text:style-name="P5">(0.024) <text:bookmark text:name="TBL-000005-26-5"/></text:p>
          </table:table-cell>
          <table:table-cell table:style-name="Table23.A1" office:value-type="string">
            <text:p text:style-name="P5">(0.024) <text:bookmark text:name="TBL-000005-26-6"/></text:p>
          </table:table-cell>
          <table:table-cell table:style-name="Table23.A1" office:value-type="string">
            <text:p text:style-name="P5">(0.012) <text:bookmark text:name="TBL-000005-26-7"/></text:p>
          </table:table-cell>
          <table:table-cell table:style-name="Table23.A1" office:value-type="string">
            <text:p text:style-name="P5">(0.012) <text:bookmark text:name="TBL-000005-27-"/><text:bookmark text:name="TBL-000005-27-1"/></text:p>
          </table:table-cell>
        </table:table-row>
        <table:table-row>
          <table:table-cell table:style-name="Table23.A1" office:value-type="string">
            <text:p text:style-name="P3"> Sales Tax Difference <text:bookmark text:name="TBL-000005-27-2"/></text:p>
          </table:table-cell>
          <table:table-cell table:style-name="Table23.A1" office:value-type="string">
            <text:p text:style-name="P5">-0.112<text:span text:style-name="T5">***</text:span><text:bookmark text:name="TBL-000005-27-3"/></text:p>
          </table:table-cell>
          <table:table-cell table:style-name="Table23.A1" office:value-type="string">
            <text:p text:style-name="P5">-0.101<text:span text:style-name="T5">***</text:span><text:bookmark text:name="TBL-000005-27-4"/></text:p>
          </table:table-cell>
          <table:table-cell table:style-name="Table23.A1" office:value-type="string">
            <text:p text:style-name="P5">-0.110<text:span text:style-name="T5">***</text:span><text:bookmark text:name="TBL-000005-27-5"/></text:p>
          </table:table-cell>
          <table:table-cell table:style-name="Table23.A1" office:value-type="string">
            <text:p text:style-name="P5">-0.087<text:span text:style-name="T5">***</text:span><text:bookmark text:name="TBL-000005-27-6"/></text:p>
          </table:table-cell>
          <table:table-cell table:style-name="Table23.A1" office:value-type="string">
            <text:p text:style-name="P5">0.002 <text:bookmark text:name="TBL-000005-27-7"/></text:p>
          </table:table-cell>
          <table:table-cell table:style-name="Table23.A1" office:value-type="string">
            <text:p text:style-name="P5">0.001 <text:bookmark text:name="TBL-000005-28-"/><text:bookmark text:name="TBL-000005-28-1"/></text:p>
          </table:table-cell>
        </table:table-row>
        <table:table-row>
          <table:table-cell table:style-name="Table23.A1" office:value-type="string">
            <text:p text:style-name="P3">  <text:bookmark text:name="TBL-000005-28-2"/></text:p>
          </table:table-cell>
          <table:table-cell table:style-name="Table23.A1" office:value-type="string">
            <text:p text:style-name="P5">(0.029) <text:bookmark text:name="TBL-000005-28-3"/></text:p>
          </table:table-cell>
          <table:table-cell table:style-name="Table23.A1" office:value-type="string">
            <text:p text:style-name="P5">(0.030) <text:bookmark text:name="TBL-000005-28-4"/></text:p>
          </table:table-cell>
          <table:table-cell table:style-name="Table23.A1" office:value-type="string">
            <text:p text:style-name="P5">(0.029) <text:bookmark text:name="TBL-000005-28-5"/></text:p>
          </table:table-cell>
          <table:table-cell table:style-name="Table23.A1" office:value-type="string">
            <text:p text:style-name="P5">(0.032) <text:bookmark text:name="TBL-000005-28-6"/></text:p>
          </table:table-cell>
          <table:table-cell table:style-name="Table23.A1" office:value-type="string">
            <text:p text:style-name="P5">(0.040) <text:bookmark text:name="TBL-000005-28-7"/></text:p>
          </table:table-cell>
          <table:table-cell table:style-name="Table23.A1" office:value-type="string">
            <text:p text:style-name="P5">(0.041) <text:bookmark text:name="TBL-000005-29-"/><text:bookmark text:name="TBL-000005-29-1"/></text:p>
          </table:table-cell>
        </table:table-row>
        <table:table-row>
          <table:table-cell table:style-name="Table23.A1" office:value-type="string">
            <text:p text:style-name="P3"> Corp Tax Difference <text:bookmark text:name="TBL-000005-29-2"/></text:p>
          </table:table-cell>
          <table:table-cell table:style-name="Table23.A1" office:value-type="string">
            <text:p text:style-name="P5">0.023 <text:bookmark text:name="TBL-000005-29-3"/></text:p>
          </table:table-cell>
          <table:table-cell table:style-name="Table23.A1" office:value-type="string">
            <text:p text:style-name="P5">0.018 <text:bookmark text:name="TBL-000005-29-4"/></text:p>
          </table:table-cell>
          <table:table-cell table:style-name="Table23.A1" office:value-type="string">
            <text:p text:style-name="P5">0.015 <text:bookmark text:name="TBL-000005-29-5"/></text:p>
          </table:table-cell>
          <table:table-cell table:style-name="Table23.A1" office:value-type="string">
            <text:p text:style-name="P5">0.011 <text:bookmark text:name="TBL-000005-29-6"/></text:p>
          </table:table-cell>
          <table:table-cell table:style-name="Table23.A1" office:value-type="string">
            <text:p text:style-name="P5">-0.013 <text:bookmark text:name="TBL-000005-29-7"/></text:p>
          </table:table-cell>
          <table:table-cell table:style-name="Table23.A1" office:value-type="string">
            <text:p text:style-name="P5">-0.012 <text:bookmark text:name="TBL-000005-30-"/><text:bookmark text:name="TBL-000005-30-1"/></text:p>
          </table:table-cell>
        </table:table-row>
        <table:table-row>
          <table:table-cell table:style-name="Table23.A1" office:value-type="string">
            <text:p text:style-name="P3">  <text:bookmark text:name="TBL-000005-30-2"/></text:p>
          </table:table-cell>
          <table:table-cell table:style-name="Table23.A1" office:value-type="string">
            <text:p text:style-name="P5">(0.020) <text:bookmark text:name="TBL-000005-30-3"/></text:p>
          </table:table-cell>
          <table:table-cell table:style-name="Table23.A1" office:value-type="string">
            <text:p text:style-name="P5">(0.018) <text:bookmark text:name="TBL-000005-30-4"/></text:p>
          </table:table-cell>
          <table:table-cell table:style-name="Table23.A1" office:value-type="string">
            <text:p text:style-name="P5">(0.020) <text:bookmark text:name="TBL-000005-30-5"/></text:p>
          </table:table-cell>
          <table:table-cell table:style-name="Table23.A1" office:value-type="string">
            <text:p text:style-name="P5">(0.019) <text:bookmark text:name="TBL-000005-30-6"/></text:p>
          </table:table-cell>
          <table:table-cell table:style-name="Table23.A1" office:value-type="string">
            <text:p text:style-name="P5">(0.026) <text:bookmark text:name="TBL-000005-30-7"/></text:p>
          </table:table-cell>
          <table:table-cell table:style-name="Table23.A1" office:value-type="string">
            <text:p text:style-name="P5">(0.026) <text:bookmark text:name="TBL-000005-31-"/><text:bookmark text:name="TBL-000005-31-1"/></text:p>
          </table:table-cell>
        </table:table-row>
        <table:table-row>
          <table:table-cell table:style-name="Table23.A1" office:value-type="string">
            <text:p text:style-name="P3"> Workers Comp Tax Difference <text:bookmark text:name="TBL-000005-31-2"/></text:p>
          </table:table-cell>
          <table:table-cell table:style-name="Table23.A1" office:value-type="string">
            <text:p text:style-name="P5">0.001 <text:bookmark text:name="TBL-000005-31-3"/></text:p>
          </table:table-cell>
          <table:table-cell table:style-name="Table23.A1" office:value-type="string">
            <text:p text:style-name="P5">0.090 <text:bookmark text:name="TBL-000005-31-4"/></text:p>
          </table:table-cell>
          <table:table-cell table:style-name="Table23.A1" office:value-type="string">
            <text:p text:style-name="P5">-0.007 <text:bookmark text:name="TBL-000005-31-5"/></text:p>
          </table:table-cell>
          <table:table-cell table:style-name="Table23.A1" office:value-type="string">
            <text:p text:style-name="P5">0.051 <text:bookmark text:name="TBL-000005-31-6"/></text:p>
          </table:table-cell>
          <table:table-cell table:style-name="Table23.A1" office:value-type="string">
            <text:p text:style-name="P5">0.040 <text:bookmark text:name="TBL-000005-31-7"/></text:p>
          </table:table-cell>
          <table:table-cell table:style-name="Table23.A1" office:value-type="string">
            <text:p text:style-name="P5">0.044 <text:bookmark text:name="TBL-000005-32-"/><text:bookmark text:name="TBL-000005-32-1"/></text:p>
          </table:table-cell>
        </table:table-row>
        <table:table-row>
          <table:table-cell table:style-name="Table23.A1" office:value-type="string">
            <text:p text:style-name="P3">  <text:bookmark text:name="TBL-000005-32-2"/></text:p>
          </table:table-cell>
          <table:table-cell table:style-name="Table23.A1" office:value-type="string">
            <text:p text:style-name="P5">(0.111) <text:bookmark text:name="TBL-000005-32-3"/></text:p>
          </table:table-cell>
          <table:table-cell table:style-name="Table23.A1" office:value-type="string">
            <text:p text:style-name="P5">(0.108) <text:bookmark text:name="TBL-000005-32-4"/></text:p>
          </table:table-cell>
          <table:table-cell table:style-name="Table23.A1" office:value-type="string">
            <text:p text:style-name="P5">(0.096) <text:bookmark text:name="TBL-000005-32-5"/></text:p>
          </table:table-cell>
          <table:table-cell table:style-name="Table23.A1" office:value-type="string">
            <text:p text:style-name="P5">(0.105) <text:bookmark text:name="TBL-000005-32-6"/></text:p>
          </table:table-cell>
          <table:table-cell table:style-name="Table23.A1" office:value-type="string">
            <text:p text:style-name="P5">(0.069) <text:bookmark text:name="TBL-000005-32-7"/></text:p>
          </table:table-cell>
          <table:table-cell table:style-name="Table23.A1" office:value-type="string">
            <text:p text:style-name="P5">(0.070) <text:bookmark text:name="TBL-000005-33-"/><text:bookmark text:name="TBL-000005-33-1"/></text:p>
          </table:table-cell>
        </table:table-row>
        <table:table-row>
          <table:table-cell table:style-name="Table23.A1" office:value-type="string">
            <text:p text:style-name="P3"> Unemp. Tax Difference <text:bookmark text:name="TBL-000005-33-2"/></text:p>
          </table:table-cell>
          <table:table-cell table:style-name="Table23.A1" office:value-type="string">
            <text:p text:style-name="P5">0.008 <text:bookmark text:name="TBL-000005-33-3"/></text:p>
          </table:table-cell>
          <table:table-cell table:style-name="Table23.A1" office:value-type="string">
            <text:p text:style-name="P5">0.012 <text:bookmark text:name="TBL-000005-33-4"/></text:p>
          </table:table-cell>
          <table:table-cell table:style-name="Table23.A1" office:value-type="string">
            <text:p text:style-name="P5">-0.002 <text:bookmark text:name="TBL-000005-33-5"/></text:p>
          </table:table-cell>
          <table:table-cell table:style-name="Table23.A1" office:value-type="string">
            <text:p text:style-name="P5">-0.006 <text:bookmark text:name="TBL-000005-33-6"/></text:p>
          </table:table-cell>
          <table:table-cell table:style-name="Table23.A1" office:value-type="string">
            <text:p text:style-name="P5">-0.002 <text:bookmark text:name="TBL-000005-33-7"/></text:p>
          </table:table-cell>
          <table:table-cell table:style-name="Table23.A1" office:value-type="string">
            <text:p text:style-name="P5">-0.002 <text:bookmark text:name="TBL-000005-34-"/><text:bookmark text:name="TBL-000005-34-1"/></text:p>
          </table:table-cell>
        </table:table-row>
        <table:table-row>
          <table:table-cell table:style-name="Table23.A1" office:value-type="string">
            <text:p text:style-name="P3">  <text:bookmark text:name="TBL-000005-34-2"/></text:p>
          </table:table-cell>
          <table:table-cell table:style-name="Table23.A1" office:value-type="string">
            <text:p text:style-name="P5">(0.040) <text:bookmark text:name="TBL-000005-34-3"/></text:p>
          </table:table-cell>
          <table:table-cell table:style-name="Table23.A1" office:value-type="string">
            <text:p text:style-name="P5">(0.036) <text:bookmark text:name="TBL-000005-34-4"/></text:p>
          </table:table-cell>
          <table:table-cell table:style-name="Table23.A1" office:value-type="string">
            <text:p text:style-name="P5">(0.042) <text:bookmark text:name="TBL-000005-34-5"/></text:p>
          </table:table-cell>
          <table:table-cell table:style-name="Table23.A1" office:value-type="string">
            <text:p text:style-name="P5">(0.038) <text:bookmark text:name="TBL-000005-34-6"/></text:p>
          </table:table-cell>
          <table:table-cell table:style-name="Table23.A1" office:value-type="string">
            <text:p text:style-name="P5">(0.017) <text:bookmark text:name="TBL-000005-34-7"/></text:p>
          </table:table-cell>
          <table:table-cell table:style-name="Table23.A1" office:value-type="string">
            <text:p text:style-name="P5">(0.017) <text:bookmark text:name="TBL-000005-35-"/><text:bookmark text:name="TBL-000005-35-1"/></text:p>
          </table:table-cell>
        </table:table-row>
        <table:table-row>
          <table:table-cell table:style-name="Table23.A1" office:value-type="string">
            <text:p text:style-name="P3"> Educ Spending Per Cap Diff <text:bookmark text:name="TBL-000005-35-2"/></text:p>
          </table:table-cell>
          <table:table-cell table:style-name="Table23.A1" office:value-type="string">
            <text:p text:style-name="P5">-0.0002 <text:bookmark text:name="TBL-000005-35-3"/></text:p>
          </table:table-cell>
          <table:table-cell table:style-name="Table23.A1" office:value-type="string">
            <text:p text:style-name="P5">-0.0003 <text:bookmark text:name="TBL-000005-35-4"/></text:p>
          </table:table-cell>
          <table:table-cell table:style-name="Table23.A1" office:value-type="string">
            <text:p text:style-name="P5">-0.0002 <text:bookmark text:name="TBL-000005-35-5"/></text:p>
          </table:table-cell>
          <table:table-cell table:style-name="Table23.A1" office:value-type="string">
            <text:p text:style-name="P5">-0.0002 <text:bookmark text:name="TBL-000005-35-6"/></text:p>
          </table:table-cell>
          <table:table-cell table:style-name="Table23.A1" office:value-type="string">
            <text:p text:style-name="P5">-0.0002 <text:bookmark text:name="TBL-000005-35-7"/></text:p>
          </table:table-cell>
          <table:table-cell table:style-name="Table23.A1" office:value-type="string">
            <text:p text:style-name="P5">-0.0002 <text:bookmark text:name="TBL-000005-36-"/><text:bookmark text:name="TBL-000005-36-1"/></text:p>
          </table:table-cell>
        </table:table-row>
        <table:table-row>
          <table:table-cell table:style-name="Table23.A1" office:value-type="string">
            <text:p text:style-name="P3">  <text:bookmark text:name="TBL-000005-36-2"/></text:p>
          </table:table-cell>
          <table:table-cell table:style-name="Table23.A1" office:value-type="string">
            <text:p text:style-name="P5">(0.0003) <text:bookmark text:name="TBL-000005-36-3"/></text:p>
          </table:table-cell>
          <table:table-cell table:style-name="Table23.A1" office:value-type="string">
            <text:p text:style-name="P5">(0.0003) <text:bookmark text:name="TBL-000005-36-4"/></text:p>
          </table:table-cell>
          <table:table-cell table:style-name="Table23.A1" office:value-type="string">
            <text:p text:style-name="P5">(0.0003) <text:bookmark text:name="TBL-000005-36-5"/></text:p>
          </table:table-cell>
          <table:table-cell table:style-name="Table23.A1" office:value-type="string">
            <text:p text:style-name="P5">(0.0003) <text:bookmark text:name="TBL-000005-36-6"/></text:p>
          </table:table-cell>
          <table:table-cell table:style-name="Table23.A1" office:value-type="string">
            <text:p text:style-name="P5">(0.0002) <text:bookmark text:name="TBL-000005-36-7"/></text:p>
          </table:table-cell>
          <table:table-cell table:style-name="Table23.A1" office:value-type="string">
            <text:p text:style-name="P5">(0.0002) <text:bookmark text:name="TBL-000005-37-"/><text:bookmark text:name="TBL-000005-37-1"/></text:p>
          </table:table-cell>
        </table:table-row>
        <table:table-row>
          <table:table-cell table:style-name="Table23.A1" office:value-type="string">
            <text:p text:style-name="P3"> Highway Spending Per Cap Diff <text:bookmark text:name="TBL-000005-37-2"/></text:p>
          </table:table-cell>
          <table:table-cell table:style-name="Table23.A1" office:value-type="string">
            <text:p text:style-name="P5">0.0004 <text:bookmark text:name="TBL-000005-37-3"/></text:p>
          </table:table-cell>
          <table:table-cell table:style-name="Table23.A1" office:value-type="string">
            <text:p text:style-name="P5">0.0004 <text:bookmark text:name="TBL-000005-37-4"/></text:p>
          </table:table-cell>
          <table:table-cell table:style-name="Table23.A1" office:value-type="string">
            <text:p text:style-name="P5">0.0002 <text:bookmark text:name="TBL-000005-37-5"/></text:p>
          </table:table-cell>
          <table:table-cell table:style-name="Table23.A1" office:value-type="string">
            <text:p text:style-name="P5">0.0003 <text:bookmark text:name="TBL-000005-37-6"/></text:p>
          </table:table-cell>
          <table:table-cell table:style-name="Table23.A1" office:value-type="string">
            <text:p text:style-name="P5">0.0001 <text:bookmark text:name="TBL-000005-37-7"/></text:p>
          </table:table-cell>
          <table:table-cell table:style-name="Table23.A1" office:value-type="string">
            <text:p text:style-name="P5">0.0001 <text:bookmark text:name="TBL-000005-38-"/><text:bookmark text:name="TBL-000005-38-1"/></text:p>
          </table:table-cell>
        </table:table-row>
        <table:table-row>
          <table:table-cell table:style-name="Table23.A1" office:value-type="string">
            <text:p text:style-name="P3">  <text:bookmark text:name="TBL-000005-38-2"/></text:p>
          </table:table-cell>
          <table:table-cell table:style-name="Table23.A1" office:value-type="string">
            <text:p text:style-name="P5">(0.0004) <text:bookmark text:name="TBL-000005-38-3"/></text:p>
          </table:table-cell>
          <table:table-cell table:style-name="Table23.A1" office:value-type="string">
            <text:p text:style-name="P5">(0.0004) <text:bookmark text:name="TBL-000005-38-4"/></text:p>
          </table:table-cell>
          <table:table-cell table:style-name="Table23.A1" office:value-type="string">
            <text:p text:style-name="P5">(0.0004) <text:bookmark text:name="TBL-000005-38-5"/></text:p>
          </table:table-cell>
          <table:table-cell table:style-name="Table23.A1" office:value-type="string">
            <text:p text:style-name="P5">(0.0004) <text:bookmark text:name="TBL-000005-38-6"/></text:p>
          </table:table-cell>
          <table:table-cell table:style-name="Table23.A1" office:value-type="string">
            <text:p text:style-name="P5">(0.0002) <text:bookmark text:name="TBL-000005-38-7"/></text:p>
          </table:table-cell>
          <table:table-cell table:style-name="Table23.A1" office:value-type="string">
            <text:p text:style-name="P5">(0.0002) <text:bookmark text:name="TBL-000005-39-"/><text:bookmark text:name="TBL-000005-39-1"/></text:p>
          </table:table-cell>
        </table:table-row>
        <table:table-row>
          <table:table-cell table:style-name="Table23.A1" office:value-type="string">
            <text:p text:style-name="P3"> Welfare Spending Per Cap Diff <text:bookmark text:name="TBL-000005-39-2"/></text:p>
          </table:table-cell>
          <table:table-cell table:style-name="Table23.A1" office:value-type="string">
            <text:p text:style-name="P5">0.001<text:span text:style-name="T5">**</text:span> <text:bookmark text:name="TBL-000005-39-3"/></text:p>
          </table:table-cell>
          <table:table-cell table:style-name="Table23.A1" office:value-type="string">
            <text:p text:style-name="P5">0.001<text:span text:style-name="T5">**</text:span> <text:bookmark text:name="TBL-000005-39-4"/></text:p>
          </table:table-cell>
          <table:table-cell table:style-name="Table23.A1" office:value-type="string">
            <text:p text:style-name="P5">0.001<text:span text:style-name="T5">**</text:span> <text:bookmark text:name="TBL-000005-39-5"/></text:p>
          </table:table-cell>
          <table:table-cell table:style-name="Table23.A1" office:value-type="string">
            <text:p text:style-name="P5">0.0004<text:span text:style-name="T5">*</text:span> <text:bookmark text:name="TBL-000005-39-6"/></text:p>
          </table:table-cell>
          <table:table-cell table:style-name="Table23.A1" office:value-type="string">
            <text:p text:style-name="P5">-0.00005<text:bookmark text:name="TBL-000005-39-7"/></text:p>
          </table:table-cell>
          <table:table-cell table:style-name="Table23.A1" office:value-type="string">
            <text:p text:style-name="P5">-0.00005 <text:bookmark text:name="TBL-000005-40-"/><text:bookmark text:name="TBL-000005-40-1"/></text:p>
          </table:table-cell>
        </table:table-row>
        <text:soft-page-break/>
        <table:table-row>
          <table:table-cell table:style-name="Table23.A1" office:value-type="string">
            <text:p text:style-name="P3">  <text:bookmark text:name="TBL-000005-40-2"/></text:p>
          </table:table-cell>
          <table:table-cell table:style-name="Table23.A1" office:value-type="string">
            <text:p text:style-name="P5">(0.0003) <text:bookmark text:name="TBL-000005-40-3"/></text:p>
          </table:table-cell>
          <table:table-cell table:style-name="Table23.A1" office:value-type="string">
            <text:p text:style-name="P5">(0.0003) <text:bookmark text:name="TBL-000005-40-4"/></text:p>
          </table:table-cell>
          <table:table-cell table:style-name="Table23.A1" office:value-type="string">
            <text:p text:style-name="P5">(0.0003) <text:bookmark text:name="TBL-000005-40-5"/></text:p>
          </table:table-cell>
          <table:table-cell table:style-name="Table23.A1" office:value-type="string">
            <text:p text:style-name="P5">(0.0003) <text:bookmark text:name="TBL-000005-40-6"/></text:p>
          </table:table-cell>
          <table:table-cell table:style-name="Table23.A1" office:value-type="string">
            <text:p text:style-name="P5">(0.0001) <text:bookmark text:name="TBL-000005-40-7"/></text:p>
          </table:table-cell>
          <table:table-cell table:style-name="Table23.A1" office:value-type="string">
            <text:p text:style-name="P5">(0.0001) <text:bookmark text:name="TBL-000005-41-"/><text:bookmark text:name="TBL-000005-41-1"/></text:p>
          </table:table-cell>
        </table:table-row>
        <table:table-row>
          <table:table-cell table:style-name="Table23.A1" office:value-type="string">
            <text:p text:style-name="P3"> Constant <text:bookmark text:name="TBL-000005-41-2"/></text:p>
          </table:table-cell>
          <table:table-cell table:style-name="Table23.A1" office:value-type="string">
            <text:p text:style-name="P5">-0.045 <text:bookmark text:name="TBL-000005-41-3"/></text:p>
          </table:table-cell>
          <table:table-cell table:style-name="Table23.A1" office:value-type="string">
            <text:p text:style-name="P5">-0.055 <text:bookmark text:name="TBL-000005-41-4"/></text:p>
          </table:table-cell>
          <table:table-cell table:style-name="Table23.A1" office:value-type="string">
            <text:p text:style-name="P5">-0.037 <text:bookmark text:name="TBL-000005-41-5"/></text:p>
          </table:table-cell>
          <table:table-cell table:style-name="Table23.A1" office:value-type="string">
            <text:p text:style-name="P5">-0.046 <text:bookmark text:name="TBL-000005-41-6"/></text:p>
          </table:table-cell>
          <table:table-cell table:style-name="Table23.A1" office:value-type="string">
            <text:p text:style-name="P4"><text:bookmark text:name="TBL-000005-41-7"/></text:p>
          </table:table-cell>
          <table:table-cell table:style-name="Table23.A1" office:value-type="string">
            <text:p text:style-name="P4"><text:bookmark text:name="TBL-000005-42-"/><text:bookmark text:name="TBL-000005-42-1"/></text:p>
          </table:table-cell>
        </table:table-row>
        <table:table-row>
          <table:table-cell table:style-name="Table23.A1" office:value-type="string">
            <text:p text:style-name="P3">  <text:bookmark text:name="TBL-000005-42-2"/></text:p>
          </table:table-cell>
          <table:table-cell table:style-name="Table23.A1" office:value-type="string">
            <text:p text:style-name="P5">(0.084) <text:bookmark text:name="TBL-000005-42-3"/></text:p>
          </table:table-cell>
          <table:table-cell table:style-name="Table23.A1" office:value-type="string">
            <text:p text:style-name="P5">(0.086) <text:bookmark text:name="TBL-000005-42-4"/></text:p>
          </table:table-cell>
          <table:table-cell table:style-name="Table23.A1" office:value-type="string">
            <text:p text:style-name="P5">(0.088) <text:bookmark text:name="TBL-000005-42-5"/></text:p>
          </table:table-cell>
          <table:table-cell table:style-name="Table23.A1" office:value-type="string">
            <text:p text:style-name="P5">(0.087) <text:bookmark text:name="TBL-000005-42-6"/></text:p>
          </table:table-cell>
          <table:table-cell table:style-name="Table23.A1" office:value-type="string">
            <text:p text:style-name="P4"><text:bookmark text:name="TBL-000005-42-7"/></text:p>
          </table:table-cell>
          <table:table-cell table:style-name="Table23.A1" office:value-type="string">
            <text:p text:style-name="P4"/>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00005-43-"/><text:bookmark text:name="TBL-000005-43-1"/></text:p>
          </table:table-cell>
        </table:table-row>
        <table:table-row>
          <table:table-cell table:style-name="Table23.A1" office:value-type="string">
            <text:p text:style-name="P3">  <text:bookmark text:name="TBL-000005-44-"/><text:bookmark text:name="TBL-000005-4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0005-44-"/><text:bookmark text:name="TBL-0000005-44-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0005-45-"/><text:bookmark text:name="TBL-0000005-4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0005-46-"/><text:bookmark text:name="TBL-0000005-4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controls<text:bookmark text:name="TBL-0000005-46-2"/></text:p>
          </table:table-cell>
          <table:table-cell table:style-name="Table23.A1" office:value-type="string">
            <text:p text:style-name="P5">Yes <text:bookmark text:name="TBL-0000005-46-3"/></text:p>
          </table:table-cell>
          <table:table-cell table:style-name="Table23.A1" office:value-type="string">
            <text:p text:style-name="P5">Yes <text:bookmark text:name="TBL-0000005-46-4"/></text:p>
          </table:table-cell>
          <table:table-cell table:style-name="Table23.A1" office:value-type="string">
            <text:p text:style-name="P5">No <text:bookmark text:name="TBL-0000005-46-5"/></text:p>
          </table:table-cell>
          <table:table-cell table:style-name="Table23.A1" office:value-type="string">
            <text:p text:style-name="P5">No <text:bookmark text:name="TBL-0000005-46-6"/></text:p>
          </table:table-cell>
          <table:table-cell table:style-name="Table23.A1" office:value-type="string">
            <text:p text:style-name="P5">Yes <text:bookmark text:name="TBL-0000005-46-7"/></text:p>
          </table:table-cell>
          <table:table-cell table:style-name="Table23.A1" office:value-type="string">
            <text:p text:style-name="P5">Yes <text:bookmark text:name="TBL-0000005-47-"/><text:bookmark text:name="TBL-0000005-47-1"/></text:p>
          </table:table-cell>
        </table:table-row>
        <table:table-row>
          <table:table-cell table:style-name="Table23.A1" office:value-type="string">
            <text:p text:style-name="P3"> amenities <text:bookmark text:name="TBL-0000005-47-2"/></text:p>
          </table:table-cell>
          <table:table-cell table:style-name="Table23.A1" office:value-type="string">
            <text:p text:style-name="P5">Yes <text:bookmark text:name="TBL-0000005-47-3"/></text:p>
          </table:table-cell>
          <table:table-cell table:style-name="Table23.A1" office:value-type="string">
            <text:p text:style-name="P5">No <text:bookmark text:name="TBL-0000005-47-4"/></text:p>
          </table:table-cell>
          <table:table-cell table:style-name="Table23.A1" office:value-type="string">
            <text:p text:style-name="P5">Yes <text:bookmark text:name="TBL-0000005-47-5"/></text:p>
          </table:table-cell>
          <table:table-cell table:style-name="Table23.A1" office:value-type="string">
            <text:p text:style-name="P5">No <text:bookmark text:name="TBL-0000005-47-6"/></text:p>
          </table:table-cell>
          <table:table-cell table:style-name="Table23.A1" office:value-type="string">
            <text:p text:style-name="P5">Yes <text:bookmark text:name="TBL-0000005-47-7"/></text:p>
          </table:table-cell>
          <table:table-cell table:style-name="Table23.A1" office:value-type="string">
            <text:p text:style-name="P5">No </text:p>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000005-48-"/><text:bookmark text:name="TBL-0000005-48-1"/></text:p>
          </table:table-cell>
        </table:table-row>
        <table:table-row>
          <table:table-cell table:style-name="Table23.A1" office:value-type="string">
            <text:p text:style-name="P3">  <text:bookmark text:name="TBL-0000005-49-"/><text:bookmark text:name="TBL-0000005-4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00005-49-"/><text:bookmark text:name="TBL-00000005-49-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00005-50-"/><text:bookmark text:name="TBL-00000005-5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00005-51-"/><text:bookmark text:name="TBL-00000005-5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Observations <text:bookmark text:name="TBL-00000005-51-2"/></text:p>
          </table:table-cell>
          <table:table-cell table:style-name="Table23.A1" office:value-type="string">
            <text:p text:style-name="P5">13,115 <text:bookmark text:name="TBL-00000005-51-3"/></text:p>
          </table:table-cell>
          <table:table-cell table:style-name="Table23.A1" office:value-type="string">
            <text:p text:style-name="P5">13,115 <text:bookmark text:name="TBL-00000005-51-4"/></text:p>
          </table:table-cell>
          <table:table-cell table:style-name="Table23.A1" office:value-type="string">
            <text:p text:style-name="P5">13,115 <text:bookmark text:name="TBL-00000005-51-5"/></text:p>
          </table:table-cell>
          <table:table-cell table:style-name="Table23.A1" office:value-type="string">
            <text:p text:style-name="P5">13,115 <text:bookmark text:name="TBL-00000005-51-6"/></text:p>
          </table:table-cell>
          <table:table-cell table:style-name="Table23.A1" office:value-type="string">
            <text:p text:style-name="P5">13,115 <text:bookmark text:name="TBL-00000005-51-7"/></text:p>
          </table:table-cell>
          <table:table-cell table:style-name="Table23.A1" office:value-type="string">
            <text:p text:style-name="P5">13,115 <text:bookmark text:name="TBL-00000005-52-"/><text:bookmark text:name="TBL-00000005-52-1"/></text:p>
          </table:table-cell>
        </table:table-row>
        <table:table-row>
          <table:table-cell table:style-name="Table23.A1" office:value-type="string">
            <text:p text:style-name="P3"> R<text:span text:style-name="T5">2</text:span> <text:bookmark text:name="TBL-00000005-52-2"/></text:p>
          </table:table-cell>
          <table:table-cell table:style-name="Table23.A1" office:value-type="string">
            <text:p text:style-name="P5">0.094 <text:bookmark text:name="TBL-00000005-52-3"/></text:p>
          </table:table-cell>
          <table:table-cell table:style-name="Table23.A1" office:value-type="string">
            <text:p text:style-name="P5">0.056 <text:bookmark text:name="TBL-00000005-52-4"/></text:p>
          </table:table-cell>
          <table:table-cell table:style-name="Table23.A1" office:value-type="string">
            <text:p text:style-name="P5">0.080 <text:bookmark text:name="TBL-00000005-52-5"/></text:p>
          </table:table-cell>
          <table:table-cell table:style-name="Table23.A1" office:value-type="string">
            <text:p text:style-name="P5">0.037 <text:bookmark text:name="TBL-00000005-52-6"/></text:p>
          </table:table-cell>
          <table:table-cell table:style-name="Table23.A1" office:value-type="string">
            <text:p text:style-name="P5">0.247 <text:bookmark text:name="TBL-00000005-52-7"/></text:p>
          </table:table-cell>
          <table:table-cell table:style-name="Table23.A1" office:value-type="string">
            <text:p text:style-name="P5">0.209 </text:p>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row>
        <table:table-row>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
          </table:table-cell>
          <table:table-cell table:style-name="Table23.A1" office:value-type="string">
            <text:p text:style-name="Horizontal_20_Line"><text:bookmark text:name="TBL-00000005-53-"/><text:bookmark text:name="TBL-00000005-53-1"/></text:p>
          </table:table-cell>
        </table:table-row>
        <table:table-row>
          <table:table-cell table:style-name="Table23.A1" office:value-type="string">
            <text:p text:style-name="P3">  <text:bookmark text:name="TBL-00000005-54-"/><text:bookmark text:name="TBL-00000005-5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table:number-columns-spanned="7" office:value-type="string">
            <text:p text:style-name="P4"><text:bookmark text:name="TBL-000000005-54-"/><text:bookmark text:name="TBL-000000005-54-1"/></text:p>
          </table:table-cell>
          <table:covered-table-cell/>
          <table:covered-table-cell/>
          <table:covered-table-cell/>
          <table:covered-table-cell/>
          <table:covered-table-cell/>
          <table:covered-table-cell/>
        </table:table-row>
        <table:table-row>
          <table:table-cell table:style-name="Table23.A1" office:value-type="string">
            <text:p text:style-name="P4"><text:bookmark text:name="TBL-000000005-55-"/><text:bookmark text:name="TBL-000000005-5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bookmark text:name="TBL-000000005-56-"/><text:bookmark text:name="TBL-000000005-5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3.A1" office:value-type="string">
            <text:p text:style-name="P3"> <text:span text:style-name="T2">Note:</text:span><text:bookmark text:name="TBL-000000005-56-2"/></text:p>
          </table:table-cell>
          <table:table-cell table:style-name="Table23.A1" table:number-columns-spanned="3" office:value-type="string">
            <text:p text:style-name="P10"><text:span text:style-name="T5">*</text:span>p<text:span text:style-name="T2">&lt;</text:span>0.1; <text:span text:style-name="T5">**</text:span>p<text:span text:style-name="T2">&lt;</text:span>0.05; <text:span text:style-name="T5">***</text:span>p<text:span text:style-name="T2">&lt;</text:span>0.01</text:p>
            <text:p text:style-name="P7"><text:bookmark text:name="TBL-000000005-57-"/><text:bookmark text:name="TBL-000000005-57-1"/></text:p>
          </table:table-cell>
          <table:covered-table-cell/>
          <table:covered-table-cell/>
          <table:table-cell table:number-columns-spanned="3" office:value-type="string">
            <text:p text:style-name="P4"/>
          </table:table-cell>
          <table:covered-table-cell/>
          <table:covered-table-cell/>
        </table:table-row>
        <table:table-row>
          <table:table-cell table:style-name="Table23.A1" office:value-type="string">
            <text:p text:style-name="P3">  <text:bookmark text:name="TBL-000000005-57-2"/></text:p>
          </table:table-cell>
          <table:table-cell table:style-name="Table23.A1" table:number-columns-spanned="3" office:value-type="string">
            <text:p text:style-name="P10">The first four columns are estimated with OLS and clustered standard errors</text:p>
            <text:p text:style-name="P7"><text:bookmark text:name="TBL-000000005-58-"/><text:bookmark text:name="TBL-000000005-58-1"/></text:p>
          </table:table-cell>
          <table:covered-table-cell/>
          <table:covered-table-cell/>
          <table:table-cell table:number-columns-spanned="3" office:value-type="string">
            <text:p text:style-name="P4"/>
          </table:table-cell>
          <table:covered-table-cell/>
          <table:covered-table-cell/>
        </table:table-row>
        <table:table-row>
          <table:table-cell table:style-name="Table23.A1" office:value-type="string">
            <text:p text:style-name="P3">  <text:bookmark text:name="TBL-000000005-58-2"/></text:p>
          </table:table-cell>
          <table:table-cell table:style-name="Table23.A1" table:number-columns-spanned="3" office:value-type="string">
            <text:p text:style-name="P10">at the state-pair level. Columns 5 and 6 are estimated with a fixed effect estimator</text:p>
            <text:p text:style-name="P7"><text:bookmark text:name="TBL-000000005-59-"/><text:bookmark text:name="TBL-000000005-59-1"/></text:p>
          </table:table-cell>
          <table:covered-table-cell/>
          <table:covered-table-cell/>
          <table:table-cell table:number-columns-spanned="3" office:value-type="string">
            <text:p text:style-name="P4"/>
          </table:table-cell>
          <table:covered-table-cell/>
          <table:covered-table-cell/>
        </table:table-row>
        <text:soft-page-break/>
        <table:table-row>
          <table:table-cell table:style-name="Table23.A1" office:value-type="string">
            <text:p text:style-name="P3">  <text:bookmark text:name="TBL-000000005-59-2"/></text:p>
          </table:table-cell>
          <table:table-cell table:style-name="Table23.A1" table:number-columns-spanned="3" office:value-type="string">
            <text:p text:style-name="P10">at the state-pair level with homoskedastic standard errors.</text:p>
            <text:p text:style-name="P7"><text:bookmark text:name="TBL-000000005-60-"/><text:bookmark text:name="TBL-000000005-60-1"/></text:p>
          </table:table-cell>
          <table:covered-table-cell/>
          <table:covered-table-cell/>
          <table:table-cell table:number-columns-spanned="3" office:value-type="string">
            <text:p text:style-name="P4"/>
          </table:table-cell>
          <table:covered-table-cell/>
          <table:covered-table-cell/>
        </table:table-row>
        <table:table-row>
          <table:table-cell table:style-name="Table23.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
      <text:p text:style-name="Horizontal_20_Line"/>
      <text:p text:style-name="Horizontal_20_Line"><text:bookmark text:name="x1-220085"/><office:annotation><dc:date>2016-02-12T14:14:37.822440828</dc:date><text:list text:continue-numbering="true" text:style-name=""><text:list-item><text:p>&lt;!--l. 4--&gt;</text:p></text:list-item></text:list></office:annotation></text:p>
      <text:p text:style-name="P2">Table 5: F-Tests for Joint Tax and Expenditure Effects for Total Firm Start Ups</text:p>
      <text:p text:style-name="P1"><text:bookmark text:name="TBL-6"/><text:bookmark text:name="TBL-6-1g"/><text:bookmark text:name="TBL-6-1"/><text:bookmark text:name="TBL-6-2"/><text:bookmark text:name="TBL-6-3"/><text:bookmark text:name="TBL-6-1-"/><office:annotation><dc:date>2016-02-12T14:14:37.822628423</dc:date><text:list text:continue-numbering="true" text:style-name=""><text:list-item><text:p>&lt;!--tex4ht:label?: x1-220085 --&gt;</text:p></text:list-item></text:list></office:annotation></text:p>
      <table:table table:name="Table24" table:style-name="Table24">
        <table:table-column table:style-name="Table24.A"/>
        <table:table-column table:style-name="Table24.B"/>
        <table:table-column table:style-name="Table24.C"/>
        <table:table-row>
          <table:table-cell table:style-name="Table24.A1" office:value-type="string">
            <text:p text:style-name="P5"><text:bookmark text:name="TBL-6-1-1"/>  <text:bookmark text:name="TBL-6-2-"/><text:bookmark text:name="TBL-6-2-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row>
          <table:table-cell table:style-name="Table24.A1" table:number-columns-spanned="3" office:value-type="string">
            <text:p text:style-name="P4"><text:bookmark text:name="TBL-06-2-"/><text:bookmark text:name="TBL-06-2-1"/></text:p>
          </table:table-cell>
          <table:covered-table-cell/>
          <table:covered-table-cell/>
        </table:table-row>
        <table:table-row>
          <table:table-cell table:style-name="Table24.A1" office:value-type="string">
            <text:p text:style-name="P4"><text:bookmark text:name="TBL-06-3-"/><text:bookmark text:name="TBL-06-3-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row>
          <table:table-cell table:style-name="Table24.A1" office:value-type="string">
            <text:p text:style-name="Horizontal_20_Line"/>
          </table:table-cell>
          <table:table-cell table:style-name="Table24.A1" office:value-type="string">
            <text:p text:style-name="Horizontal_20_Line"/>
          </table:table-cell>
          <table:table-cell table:style-name="Table24.A1" office:value-type="string">
            <text:p text:style-name="Horizontal_20_Line"/>
          </table:table-cell>
        </table:table-row>
        <table:table-row>
          <table:table-cell table:style-name="Table24.A1" office:value-type="string">
            <text:p text:style-name="Horizontal_20_Line"/>
          </table:table-cell>
          <table:table-cell table:style-name="Table24.A1" office:value-type="string">
            <text:p text:style-name="Horizontal_20_Line"/>
          </table:table-cell>
          <table:table-cell table:style-name="Table24.A1" office:value-type="string">
            <text:p text:style-name="Horizontal_20_Line"><text:bookmark text:name="TBL-06-4-"/><text:bookmark text:name="TBL-06-4-1"/></text:p>
          </table:table-cell>
        </table:table-row>
        <table:table-row>
          <table:table-cell table:style-name="Table24.A1" office:value-type="string">
            <text:p text:style-name="P5"> <text:bookmark text:name="TBL-06-5-"/><text:bookmark text:name="TBL-06-5-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row>
          <table:table-cell table:style-name="Table24.A1" table:number-columns-spanned="3" office:value-type="string">
            <text:p text:style-name="P4"><text:bookmark text:name="TBL-006-5-"/><text:bookmark text:name="TBL-006-5-1"/></text:p>
          </table:table-cell>
          <table:covered-table-cell/>
          <table:covered-table-cell/>
        </table:table-row>
        <table:table-row>
          <table:table-cell table:style-name="Table24.A1" office:value-type="string">
            <text:p text:style-name="P4"><text:bookmark text:name="TBL-006-6-"/><text:bookmark text:name="TBL-006-6-1"/></text:p>
          </table:table-cell>
          <table:table-cell table:number-columns-spanned="2" office:value-type="string">
            <text:p text:style-name="P4"/>
          </table:table-cell>
          <table:covered-table-cell/>
        </table:table-row>
        <table:table-row>
          <table:table-cell table:style-name="Table24.A1" office:value-type="string">
            <text:p text:style-name="P5"> <text:bookmark text:name="TBL-006-7-"/><text:bookmark text:name="TBL-006-7-1"/></text:p>
          </table:table-cell>
          <table:table-cell table:number-columns-spanned="2" office:value-type="string">
            <text:p text:style-name="P4"/>
          </table:table-cell>
          <table:covered-table-cell/>
        </table:table-row>
        <table:table-row>
          <table:table-cell table:style-name="Table24.A1" office:value-type="string">
            <text:p text:style-name="P5">  Test <text:bookmark text:name="TBL-006-7-2"/></text:p>
          </table:table-cell>
          <table:table-cell table:style-name="Table24.A1" office:value-type="string">
            <text:p text:style-name="P5">F-Stat<text:bookmark text:name="TBL-006-7-3"/></text:p>
          </table:table-cell>
          <table:table-cell table:style-name="Table24.A1" office:value-type="string">
            <text:p text:style-name="P5">P(<text:span text:style-name="T2">&gt;</text:span>F)</text:p>
          </table:table-cell>
        </table:table-row>
        <table:table-row>
          <table:table-cell table:style-name="Table24.A1" office:value-type="string">
            <text:p text:style-name="Horizontal_20_Line"/>
          </table:table-cell>
          <table:table-cell table:style-name="Table24.A1" office:value-type="string">
            <text:p text:style-name="Horizontal_20_Line"/>
          </table:table-cell>
          <table:table-cell table:style-name="Table24.A1" office:value-type="string">
            <text:p text:style-name="Horizontal_20_Line"><text:bookmark text:name="TBL-006-8-"/><text:bookmark text:name="TBL-006-8-1"/></text:p>
          </table:table-cell>
        </table:table-row>
        <table:table-row>
          <table:table-cell table:style-name="Table24.A1" office:value-type="string">
            <text:p text:style-name="P5">  <text:bookmark text:name="TBL-006-9-"/><text:bookmark text:name="TBL-006-9-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row>
          <table:table-cell table:style-name="Table24.A1" table:number-columns-spanned="3" office:value-type="string">
            <text:p text:style-name="P4"><text:bookmark text:name="TBL-0006-9-"/><text:bookmark text:name="TBL-0006-9-1"/></text:p>
          </table:table-cell>
          <table:covered-table-cell/>
          <table:covered-table-cell/>
        </table:table-row>
        <table:table-row>
          <table:table-cell table:style-name="Table24.A1" office:value-type="string">
            <text:p text:style-name="P4"><text:bookmark text:name="TBL-0006-10-"/><text:bookmark text:name="TBL-0006-10-1"/></text:p>
          </table:table-cell>
          <table:table-cell table:number-columns-spanned="2" office:value-type="string">
            <text:p text:style-name="P4"/>
          </table:table-cell>
          <table:covered-table-cell/>
        </table:table-row>
        <table:table-row>
          <table:table-cell table:style-name="Table24.A1" office:value-type="string">
            <text:p text:style-name="P5">  <text:bookmark text:name="TBL-0006-11-"/><text:bookmark text:name="TBL-0006-11-1"/></text:p>
          </table:table-cell>
          <table:table-cell table:number-columns-spanned="2" office:value-type="string">
            <text:p text:style-name="P4"/>
          </table:table-cell>
          <table:covered-table-cell/>
        </table:table-row>
        <table:table-row>
          <table:table-cell table:style-name="Table24.A1" office:value-type="string">
            <text:p text:style-name="P5">  No Amenities, No Controls Taxes<text:bookmark text:name="TBL-0006-11-2"/></text:p>
          </table:table-cell>
          <table:table-cell table:style-name="Table24.A1" office:value-type="string">
            <text:p text:style-name="P5">3.6233<text:bookmark text:name="TBL-0006-11-3"/></text:p>
          </table:table-cell>
          <table:table-cell table:style-name="Table24.A1" office:value-type="string">
            <text:p text:style-name="P5">0.057 <text:bookmark text:name="TBL-0006-12-"/><text:bookmark text:name="TBL-0006-12-1"/></text:p>
          </table:table-cell>
        </table:table-row>
        <table:table-row>
          <table:table-cell table:style-name="Table24.A1" office:value-type="string">
            <text:p text:style-name="P5">  No Amenities, No Controls Expenditures <text:bookmark text:name="TBL-0006-12-2"/></text:p>
          </table:table-cell>
          <table:table-cell table:style-name="Table24.A1" office:value-type="string">
            <text:p text:style-name="P5">0.9885<text:bookmark text:name="TBL-0006-12-3"/></text:p>
          </table:table-cell>
          <table:table-cell table:style-name="Table24.A1" office:value-type="string">
            <text:p text:style-name="P5">0.3201<text:bookmark text:name="TBL-0006-13-"/><text:bookmark text:name="TBL-0006-13-1"/></text:p>
          </table:table-cell>
        </table:table-row>
        <table:table-row>
          <table:table-cell table:style-name="Table24.A1" office:value-type="string">
            <text:p text:style-name="P5">  No Amenities, Controls Taxes <text:bookmark text:name="TBL-0006-13-2"/></text:p>
          </table:table-cell>
          <table:table-cell table:style-name="Table24.A1" office:value-type="string">
            <text:p text:style-name="P5">2.3806<text:bookmark text:name="TBL-0006-13-3"/></text:p>
          </table:table-cell>
          <table:table-cell table:style-name="Table24.A1" office:value-type="string">
            <text:p text:style-name="P5">0.1229<text:bookmark text:name="TBL-0006-14-"/><text:bookmark text:name="TBL-0006-14-1"/></text:p>
          </table:table-cell>
        </table:table-row>
        <table:table-row>
          <table:table-cell table:style-name="Table24.A1" office:value-type="string">
            <text:p text:style-name="P5">  No Amenities, Controls Expenditures <text:bookmark text:name="TBL-0006-14-2"/></text:p>
          </table:table-cell>
          <table:table-cell table:style-name="Table24.A1" office:value-type="string">
            <text:p text:style-name="P5">1.0261<text:bookmark text:name="TBL-0006-14-3"/></text:p>
          </table:table-cell>
          <table:table-cell table:style-name="Table24.A1" office:value-type="string">
            <text:p text:style-name="P5">0.3111<text:bookmark text:name="TBL-0006-15-"/><text:bookmark text:name="TBL-0006-15-1"/></text:p>
          </table:table-cell>
        </table:table-row>
        <table:table-row>
          <table:table-cell table:style-name="Table24.A1" office:value-type="string">
            <text:p text:style-name="P5">  Amenities, No Controls Taxes <text:bookmark text:name="TBL-0006-15-2"/></text:p>
          </table:table-cell>
          <table:table-cell table:style-name="Table24.A1" office:value-type="string">
            <text:p text:style-name="P5">5.2159<text:bookmark text:name="TBL-0006-15-3"/></text:p>
          </table:table-cell>
          <table:table-cell table:style-name="Table24.A1" office:value-type="string">
            <text:p text:style-name="P5">0.0224<text:bookmark text:name="TBL-0006-16-"/><text:bookmark text:name="TBL-0006-16-1"/></text:p>
          </table:table-cell>
        </table:table-row>
        <table:table-row>
          <table:table-cell table:style-name="Table24.A1" office:value-type="string">
            <text:p text:style-name="P5">  Amenities, No Controls Expenditures <text:bookmark text:name="TBL-0006-16-2"/></text:p>
          </table:table-cell>
          <table:table-cell table:style-name="Table24.A1" office:value-type="string">
            <text:p text:style-name="P5">2.6372<text:bookmark text:name="TBL-0006-16-3"/></text:p>
          </table:table-cell>
          <table:table-cell table:style-name="Table24.A1" office:value-type="string">
            <text:p text:style-name="P5">0.1044<text:bookmark text:name="TBL-0006-17-"/><text:bookmark text:name="TBL-0006-17-1"/></text:p>
          </table:table-cell>
        </table:table-row>
        <text:soft-page-break/>
        <table:table-row>
          <table:table-cell table:style-name="Table24.A1" office:value-type="string">
            <text:p text:style-name="P5">  Amenities, Controls Taxes <text:bookmark text:name="TBL-0006-17-2"/></text:p>
          </table:table-cell>
          <table:table-cell table:style-name="Table24.A1" office:value-type="string">
            <text:p text:style-name="P5">3.6129<text:bookmark text:name="TBL-0006-17-3"/></text:p>
          </table:table-cell>
          <table:table-cell table:style-name="Table24.A1" office:value-type="string">
            <text:p text:style-name="P5">0.0574<text:bookmark text:name="TBL-0006-18-"/><text:bookmark text:name="TBL-0006-18-1"/></text:p>
          </table:table-cell>
        </table:table-row>
        <table:table-row>
          <table:table-cell table:style-name="Table24.A1" office:value-type="string">
            <text:p text:style-name="P5">  Amenities, Controls Expenditures <text:bookmark text:name="TBL-0006-18-2"/></text:p>
          </table:table-cell>
          <table:table-cell table:style-name="Table24.A1" office:value-type="string">
            <text:p text:style-name="P5">2.7089<text:bookmark text:name="TBL-0006-18-3"/></text:p>
          </table:table-cell>
          <table:table-cell table:style-name="Table24.A1" office:value-type="string">
            <text:p text:style-name="P5">0.0998<text:bookmark text:name="TBL-0006-19-"/><text:bookmark text:name="TBL-0006-19-1"/></text:p>
          </table:table-cell>
        </table:table-row>
        <table:table-row>
          <table:table-cell table:style-name="Table24.A1" office:value-type="string">
            <text:p text:style-name="P5">  FE No Amenities, Controls Taxes <text:bookmark text:name="TBL-0006-19-2"/></text:p>
          </table:table-cell>
          <table:table-cell table:style-name="Table24.A1" office:value-type="string">
            <text:p text:style-name="P5">0.0855<text:bookmark text:name="TBL-0006-19-3"/></text:p>
          </table:table-cell>
          <table:table-cell table:style-name="Table24.A1" office:value-type="string">
            <text:p text:style-name="P5">0.77 <text:bookmark text:name="TBL-0006-20-"/><text:bookmark text:name="TBL-0006-20-1"/></text:p>
          </table:table-cell>
        </table:table-row>
        <table:table-row>
          <table:table-cell table:style-name="Table24.A1" office:value-type="string">
            <text:p text:style-name="P5">  FE No Amenities, Controls Expenditures <text:bookmark text:name="TBL-0006-20-2"/></text:p>
          </table:table-cell>
          <table:table-cell table:style-name="Table24.A1" office:value-type="string">
            <text:p text:style-name="P5">0.2258<text:bookmark text:name="TBL-0006-20-3"/></text:p>
          </table:table-cell>
          <table:table-cell table:style-name="Table24.A1" office:value-type="string">
            <text:p text:style-name="P5">0.6346<text:bookmark text:name="TBL-0006-21-"/><text:bookmark text:name="TBL-0006-21-1"/></text:p>
          </table:table-cell>
        </table:table-row>
        <table:table-row>
          <table:table-cell table:style-name="Table24.A1" office:value-type="string">
            <text:p text:style-name="P5">  FE Amenities, Controls Taxes <text:bookmark text:name="TBL-0006-21-2"/></text:p>
          </table:table-cell>
          <table:table-cell table:style-name="Table24.A1" office:value-type="string">
            <text:p text:style-name="P5">0.0666<text:bookmark text:name="TBL-0006-21-3"/></text:p>
          </table:table-cell>
          <table:table-cell table:style-name="Table24.A1" office:value-type="string">
            <text:p text:style-name="P5">0.7964<text:bookmark text:name="TBL-0006-22-"/><text:bookmark text:name="TBL-0006-22-1"/></text:p>
          </table:table-cell>
        </table:table-row>
        <table:table-row>
          <table:table-cell table:style-name="Table24.A1" office:value-type="string">
            <text:p text:style-name="P5">  FE Amenities, Controls Expenditures <text:bookmark text:name="TBL-0006-22-2"/></text:p>
          </table:table-cell>
          <table:table-cell table:style-name="Table24.A1" office:value-type="string">
            <text:p text:style-name="P5">0.2144<text:bookmark text:name="TBL-0006-22-3"/></text:p>
          </table:table-cell>
          <table:table-cell table:style-name="Table24.A1" office:value-type="string">
            <text:p text:style-name="P5">0.6433</text:p>
          </table:table-cell>
        </table:table-row>
        <table:table-row>
          <table:table-cell table:style-name="Table24.A1" office:value-type="string">
            <text:p text:style-name="Horizontal_20_Line"/>
          </table:table-cell>
          <table:table-cell table:style-name="Table24.A1" office:value-type="string">
            <text:p text:style-name="Horizontal_20_Line"/>
          </table:table-cell>
          <table:table-cell table:style-name="Table24.A1" office:value-type="string">
            <text:p text:style-name="Horizontal_20_Line"><text:bookmark text:name="TBL-0006-23-"/><text:bookmark text:name="TBL-0006-23-1"/></text:p>
          </table:table-cell>
        </table:table-row>
        <table:table-row>
          <table:table-cell table:style-name="Table24.A1" office:value-type="string">
            <text:p text:style-name="P5">  <text:bookmark text:name="TBL-0006-24-"/><text:bookmark text:name="TBL-0006-24-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row>
          <table:table-cell table:style-name="Table24.A1" table:number-columns-spanned="3" office:value-type="string">
            <text:p text:style-name="P4"><text:bookmark text:name="TBL-00006-24-"/><text:bookmark text:name="TBL-00006-24-1"/></text:p>
          </table:table-cell>
          <table:covered-table-cell/>
          <table:covered-table-cell/>
        </table:table-row>
        <table:table-row>
          <table:table-cell table:style-name="Table24.A1" office:value-type="string">
            <text:p text:style-name="P4"><text:bookmark text:name="TBL-00006-25-"/><text:bookmark text:name="TBL-00006-25-1"/></text:p>
          </table:table-cell>
          <table:table-cell table:number-columns-spanned="2" office:value-type="string">
            <text:p text:style-name="P4"/>
          </table:table-cell>
          <table:covered-table-cell/>
        </table:table-row>
        <table:table-row>
          <table:table-cell table:style-name="Table24.A1" office:value-type="string">
            <text:p text:style-name="P5">  <text:bookmark text:name="TBL-00006-26-"/><text:bookmark text:name="TBL-00006-26-1"/></text:p>
          </table:table-cell>
          <table:table-cell table:number-columns-spanned="2" office:value-type="string">
            <text:p text:style-name="P4"/>
          </table:table-cell>
          <table:covered-table-cell/>
        </table:table-row>
        <table:table-row>
          <table:table-cell table:style-name="Table24.A1" office:value-type="string">
            <text:p text:style-name="P5">  </text:p>
          </table:table-cell>
          <table:table-cell table:number-columns-spanned="2" office:value-type="string">
            <text:p text:style-name="P4"/>
          </table:table-cell>
          <table:covered-table-cell/>
        </table:table-row>
      </table:table>
      <text:p text:style-name="Horizontal_20_Line"/>
      <text:p text:style-name="Horizontal_20_Line"><text:bookmark text:name="x1-220096"/><office:annotation><dc:date>2016-02-12T14:14:37.828687612</dc:date><text:list text:continue-numbering="true" text:style-name=""><text:list-item><text:p>&lt;!--l. 4--&gt;</text:p></text:list-item></text:list></office:annotation></text:p>
      <text:p text:style-name="P2">Table 6: Extended Bandwidth Discontinuity Models for Total Firm Births</text:p>
      <text:p text:style-name="P1"><text:bookmark text:name="TBL-7"/><text:bookmark text:name="TBL-7-1g"/><text:bookmark text:name="TBL-7-1"/><text:bookmark text:name="TBL-7-2"/><text:bookmark text:name="TBL-7-3"/><text:bookmark text:name="TBL-7-4"/><text:bookmark text:name="TBL-7-5"/><text:bookmark text:name="TBL-7-6"/><text:bookmark text:name="TBL-7-7"/><text:bookmark text:name="TBL-7-1-"/><office:annotation><dc:date>2016-02-12T14:14:37.828840708</dc:date><text:list text:continue-numbering="true" text:style-name=""><text:list-item><text:p>&lt;!--tex4ht:label?: x1-220096 --&gt;</text:p></text:list-item></text:list></office:annotation></text:p>
      <table:table table:name="Table25" table:style-name="Table25">
        <table:table-column table:style-name="Table25.A"/>
        <table:table-column table:style-name="Table25.B" table:number-columns-repeated="4"/>
        <table:table-column table:style-name="Table25.F"/>
        <table:table-column table:style-name="Table25.G"/>
        <table:table-row>
          <table:table-cell table:style-name="Table25.A1" office:value-type="string">
            <text:p text:style-name="P3"><text:bookmark text:name="TBL-7-1-1"/>  <text:bookmark text:name="TBL-7-2-"/><text:bookmark text:name="TBL-7-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7-2-"/><text:bookmark text:name="TBL-07-2-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7-3-"/><text:bookmark text:name="TBL-07-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7-4-"/><text:bookmark text:name="TBL-07-4-1"/></text:p>
          </table:table-cell>
        </table:table-row>
        <table:table-row>
          <table:table-cell table:style-name="Table25.A1" office:value-type="string">
            <text:p text:style-name="P3"> <text:bookmark text:name="TBL-07-5-"/><text:bookmark text:name="TBL-07-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7-5-"/><text:bookmark text:name="TBL-007-5-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7-6-"/><text:bookmark text:name="TBL-007-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7-7-"/><text:bookmark text:name="TBL-007-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7-7-2"/></text:p>
          </table:table-cell>
          <table:table-cell table:style-name="Table25.A1" table:number-columns-spanned="3" office:value-type="string">
            <text:p text:style-name="P11">Dependent variable:</text:p>
            <text:p text:style-name="P7"/>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4"/>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07-9-"/><text:bookmark text:name="TBL-007-9-1"/></text:p>
          </table:table-cell>
        </table:table-row>
        <text:soft-page-break/>
        <table:table-row>
          <table:table-cell table:style-name="Table25.A1" office:value-type="string">
            <text:p text:style-name="P3">  <text:bookmark text:name="TBL-007-10-"/><text:bookmark text:name="TBL-007-1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7-10-"/><text:bookmark text:name="TBL-0007-10-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7-11-"/><text:bookmark text:name="TBL-0007-1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7-12-"/><text:bookmark text:name="TBL-0007-1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7-12-2"/></text:p>
          </table:table-cell>
          <table:table-cell table:style-name="Table25.A1" table:number-columns-spanned="3" office:value-type="string">
            <text:p text:style-name="P9">births ratio</text:p>
            <text:p text:style-name="P7"><text:bookmark text:name="TBL-0007-13-"/><text:bookmark text:name="TBL-0007-13-1"/></text:p>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3">  <text:bookmark text:name="TBL-0007-13-2"/></text:p>
          </table:table-cell>
          <table:table-cell table:style-name="Table25.A1" office:value-type="string">
            <text:p text:style-name="P5">OLS <text:bookmark text:name="TBL-0007-13-3"/></text:p>
          </table:table-cell>
          <table:table-cell table:style-name="Table25.A1" office:value-type="string">
            <text:p text:style-name="P5">OLS <text:bookmark text:name="TBL-0007-13-4"/></text:p>
          </table:table-cell>
          <table:table-cell table:style-name="Table25.A1" office:value-type="string">
            <text:p text:style-name="P5">OLS <text:bookmark text:name="TBL-0007-13-5"/></text:p>
          </table:table-cell>
          <table:table-cell table:style-name="Table25.A1" office:value-type="string">
            <text:p text:style-name="P5">OLS <text:bookmark text:name="TBL-0007-13-6"/></text:p>
          </table:table-cell>
          <table:table-cell table:style-name="Table25.A1" office:value-type="string">
            <text:p text:style-name="P5">FE <text:bookmark text:name="TBL-0007-13-7"/></text:p>
          </table:table-cell>
          <table:table-cell table:style-name="Table25.A1" office:value-type="string">
            <text:p text:style-name="P5">FE <text:bookmark text:name="TBL-0007-14-"/><text:bookmark text:name="TBL-0007-14-1"/></text:p>
          </table:table-cell>
        </table:table-row>
        <table:table-row>
          <table:table-cell table:style-name="Table25.A1" office:value-type="string">
            <text:p text:style-name="P3">  <text:bookmark text:name="TBL-0007-15-"/><text:bookmark text:name="TBL-0007-1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07-15-"/><text:bookmark text:name="TBL-00007-15-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07-16-"/><text:bookmark text:name="TBL-00007-1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7-17-"/><text:bookmark text:name="TBL-00007-1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7-17-2"/></text:p>
          </table:table-cell>
          <table:table-cell table:style-name="Table25.A1" office:value-type="string">
            <text:p text:style-name="P5">(1) <text:bookmark text:name="TBL-00007-17-3"/></text:p>
          </table:table-cell>
          <table:table-cell table:style-name="Table25.A1" office:value-type="string">
            <text:p text:style-name="P5">(2) <text:bookmark text:name="TBL-00007-17-4"/></text:p>
          </table:table-cell>
          <table:table-cell table:style-name="Table25.A1" office:value-type="string">
            <text:p text:style-name="P5">(3) <text:bookmark text:name="TBL-00007-17-5"/></text:p>
          </table:table-cell>
          <table:table-cell table:style-name="Table25.A1" office:value-type="string">
            <text:p text:style-name="P5">(4) <text:bookmark text:name="TBL-00007-17-6"/></text:p>
          </table:table-cell>
          <table:table-cell table:style-name="Table25.A1" office:value-type="string">
            <text:p text:style-name="P5">(5) <text:bookmark text:name="TBL-00007-17-7"/></text:p>
          </table:table-cell>
          <table:table-cell table:style-name="Table25.A1" office:value-type="string">
            <text:p text:style-name="P5">(6) </text:p>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0007-18-"/><text:bookmark text:name="TBL-00007-18-1"/></text:p>
          </table:table-cell>
        </table:table-row>
        <table:table-row>
          <table:table-cell table:style-name="Table25.A1" office:value-type="string">
            <text:p text:style-name="P3">  <text:bookmark text:name="TBL-00007-19-"/><text:bookmark text:name="TBL-00007-1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007-19-"/><text:bookmark text:name="TBL-000007-19-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007-20-"/><text:bookmark text:name="TBL-000007-2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07-21-"/><text:bookmark text:name="TBL-000007-2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Property Tax Difference<text:bookmark text:name="TBL-000007-21-2"/></text:p>
          </table:table-cell>
          <table:table-cell table:style-name="Table25.A1" office:value-type="string">
            <text:p text:style-name="P5">0.039 <text:bookmark text:name="TBL-000007-21-3"/></text:p>
          </table:table-cell>
          <table:table-cell table:style-name="Table25.A1" office:value-type="string">
            <text:p text:style-name="P5">-0.019 <text:bookmark text:name="TBL-000007-21-4"/></text:p>
          </table:table-cell>
          <table:table-cell table:style-name="Table25.A1" office:value-type="string">
            <text:p text:style-name="P5">0.104 <text:bookmark text:name="TBL-000007-21-5"/></text:p>
          </table:table-cell>
          <table:table-cell table:style-name="Table25.A1" office:value-type="string">
            <text:p text:style-name="P5">0.074 <text:bookmark text:name="TBL-000007-21-6"/></text:p>
          </table:table-cell>
          <table:table-cell table:style-name="Table25.A1" office:value-type="string">
            <text:p text:style-name="P5">0.007 <text:bookmark text:name="TBL-000007-21-7"/></text:p>
          </table:table-cell>
          <table:table-cell table:style-name="Table25.A1" office:value-type="string">
            <text:p text:style-name="P5">0.006 <text:bookmark text:name="TBL-000007-22-"/><text:bookmark text:name="TBL-000007-22-1"/></text:p>
          </table:table-cell>
        </table:table-row>
        <table:table-row>
          <table:table-cell table:style-name="Table25.A1" office:value-type="string">
            <text:p text:style-name="P3">  <text:bookmark text:name="TBL-000007-22-2"/></text:p>
          </table:table-cell>
          <table:table-cell table:style-name="Table25.A1" office:value-type="string">
            <text:p text:style-name="P5">(0.147) <text:bookmark text:name="TBL-000007-22-3"/></text:p>
          </table:table-cell>
          <table:table-cell table:style-name="Table25.A1" office:value-type="string">
            <text:p text:style-name="P5">(0.152) <text:bookmark text:name="TBL-000007-22-4"/></text:p>
          </table:table-cell>
          <table:table-cell table:style-name="Table25.A1" office:value-type="string">
            <text:p text:style-name="P5">(0.143) <text:bookmark text:name="TBL-000007-22-5"/></text:p>
          </table:table-cell>
          <table:table-cell table:style-name="Table25.A1" office:value-type="string">
            <text:p text:style-name="P5">(0.148) <text:bookmark text:name="TBL-000007-22-6"/></text:p>
          </table:table-cell>
          <table:table-cell table:style-name="Table25.A1" office:value-type="string">
            <text:p text:style-name="P5">(0.112) <text:bookmark text:name="TBL-000007-22-7"/></text:p>
          </table:table-cell>
          <table:table-cell table:style-name="Table25.A1" office:value-type="string">
            <text:p text:style-name="P5">(0.114) <text:bookmark text:name="TBL-000007-23-"/><text:bookmark text:name="TBL-000007-23-1"/></text:p>
          </table:table-cell>
        </table:table-row>
        <table:table-row>
          <table:table-cell table:style-name="Table25.A1" office:value-type="string">
            <text:p text:style-name="P3"> Income Tax Difference <text:bookmark text:name="TBL-000007-23-2"/></text:p>
          </table:table-cell>
          <table:table-cell table:style-name="Table25.A1" office:value-type="string">
            <text:p text:style-name="P5">-0.054 <text:bookmark text:name="TBL-000007-23-3"/></text:p>
          </table:table-cell>
          <table:table-cell table:style-name="Table25.A1" office:value-type="string">
            <text:p text:style-name="P5">-0.063<text:span text:style-name="T5">*</text:span><text:bookmark text:name="TBL-000007-23-4"/></text:p>
          </table:table-cell>
          <table:table-cell table:style-name="Table25.A1" office:value-type="string">
            <text:p text:style-name="P5">-0.043 <text:bookmark text:name="TBL-000007-23-5"/></text:p>
          </table:table-cell>
          <table:table-cell table:style-name="Table25.A1" office:value-type="string">
            <text:p text:style-name="P5">-0.050 <text:bookmark text:name="TBL-000007-23-6"/></text:p>
          </table:table-cell>
          <table:table-cell table:style-name="Table25.A1" office:value-type="string">
            <text:p text:style-name="P5">0.008 <text:bookmark text:name="TBL-000007-23-7"/></text:p>
          </table:table-cell>
          <table:table-cell table:style-name="Table25.A1" office:value-type="string">
            <text:p text:style-name="P5">0.012 <text:bookmark text:name="TBL-000007-24-"/><text:bookmark text:name="TBL-000007-24-1"/></text:p>
          </table:table-cell>
        </table:table-row>
        <table:table-row>
          <table:table-cell table:style-name="Table25.A1" office:value-type="string">
            <text:p text:style-name="P3">  <text:bookmark text:name="TBL-000007-24-2"/></text:p>
          </table:table-cell>
          <table:table-cell table:style-name="Table25.A1" office:value-type="string">
            <text:p text:style-name="P5">(0.035) <text:bookmark text:name="TBL-000007-24-3"/></text:p>
          </table:table-cell>
          <table:table-cell table:style-name="Table25.A1" office:value-type="string">
            <text:p text:style-name="P5">(0.036) <text:bookmark text:name="TBL-000007-24-4"/></text:p>
          </table:table-cell>
          <table:table-cell table:style-name="Table25.A1" office:value-type="string">
            <text:p text:style-name="P5">(0.038) <text:bookmark text:name="TBL-000007-24-5"/></text:p>
          </table:table-cell>
          <table:table-cell table:style-name="Table25.A1" office:value-type="string">
            <text:p text:style-name="P5">(0.037) <text:bookmark text:name="TBL-000007-24-6"/></text:p>
          </table:table-cell>
          <table:table-cell table:style-name="Table25.A1" office:value-type="string">
            <text:p text:style-name="P5">(0.033) <text:bookmark text:name="TBL-000007-24-7"/></text:p>
          </table:table-cell>
          <table:table-cell table:style-name="Table25.A1" office:value-type="string">
            <text:p text:style-name="P5">(0.034) <text:bookmark text:name="TBL-000007-25-"/><text:bookmark text:name="TBL-000007-25-1"/></text:p>
          </table:table-cell>
        </table:table-row>
        <table:table-row>
          <table:table-cell table:style-name="Table25.A1" office:value-type="string">
            <text:p text:style-name="P3"> Capital Gains Tax Difference <text:bookmark text:name="TBL-000007-25-2"/></text:p>
          </table:table-cell>
          <table:table-cell table:style-name="Table25.A1" office:value-type="string">
            <text:p text:style-name="P5">0.039 <text:bookmark text:name="TBL-000007-25-3"/></text:p>
          </table:table-cell>
          <table:table-cell table:style-name="Table25.A1" office:value-type="string">
            <text:p text:style-name="P5">0.048<text:span text:style-name="T5">*</text:span> <text:bookmark text:name="TBL-000007-25-4"/></text:p>
          </table:table-cell>
          <table:table-cell table:style-name="Table25.A1" office:value-type="string">
            <text:p text:style-name="P5">0.043 <text:bookmark text:name="TBL-000007-25-5"/></text:p>
          </table:table-cell>
          <table:table-cell table:style-name="Table25.A1" office:value-type="string">
            <text:p text:style-name="P5">0.053<text:span text:style-name="T5">*</text:span> <text:bookmark text:name="TBL-000007-25-6"/></text:p>
          </table:table-cell>
          <table:table-cell table:style-name="Table25.A1" office:value-type="string">
            <text:p text:style-name="P5">-0.013 <text:bookmark text:name="TBL-000007-25-7"/></text:p>
          </table:table-cell>
          <table:table-cell table:style-name="Table25.A1" office:value-type="string">
            <text:p text:style-name="P5">-0.013 <text:bookmark text:name="TBL-000007-26-"/><text:bookmark text:name="TBL-000007-26-1"/></text:p>
          </table:table-cell>
        </table:table-row>
        <table:table-row>
          <table:table-cell table:style-name="Table25.A1" office:value-type="string">
            <text:p text:style-name="P3">  <text:bookmark text:name="TBL-000007-26-2"/></text:p>
          </table:table-cell>
          <table:table-cell table:style-name="Table25.A1" office:value-type="string">
            <text:p text:style-name="P5">(0.029) <text:bookmark text:name="TBL-000007-26-3"/></text:p>
          </table:table-cell>
          <table:table-cell table:style-name="Table25.A1" office:value-type="string">
            <text:p text:style-name="P5">(0.028) <text:bookmark text:name="TBL-000007-26-4"/></text:p>
          </table:table-cell>
          <table:table-cell table:style-name="Table25.A1" office:value-type="string">
            <text:p text:style-name="P5">(0.033) <text:bookmark text:name="TBL-000007-26-5"/></text:p>
          </table:table-cell>
          <table:table-cell table:style-name="Table25.A1" office:value-type="string">
            <text:p text:style-name="P5">(0.030) <text:bookmark text:name="TBL-000007-26-6"/></text:p>
          </table:table-cell>
          <table:table-cell table:style-name="Table25.A1" office:value-type="string">
            <text:p text:style-name="P5">(0.012) <text:bookmark text:name="TBL-000007-26-7"/></text:p>
          </table:table-cell>
          <table:table-cell table:style-name="Table25.A1" office:value-type="string">
            <text:p text:style-name="P5">(0.012) <text:bookmark text:name="TBL-000007-27-"/><text:bookmark text:name="TBL-000007-27-1"/></text:p>
          </table:table-cell>
        </table:table-row>
        <table:table-row>
          <table:table-cell table:style-name="Table25.A1" office:value-type="string">
            <text:p text:style-name="P3"> Sales Tax Difference <text:bookmark text:name="TBL-000007-27-2"/></text:p>
          </table:table-cell>
          <table:table-cell table:style-name="Table25.A1" office:value-type="string">
            <text:p text:style-name="P5">-0.040 <text:bookmark text:name="TBL-000007-27-3"/></text:p>
          </table:table-cell>
          <table:table-cell table:style-name="Table25.A1" office:value-type="string">
            <text:p text:style-name="P5">-0.042 <text:bookmark text:name="TBL-000007-27-4"/></text:p>
          </table:table-cell>
          <table:table-cell table:style-name="Table25.A1" office:value-type="string">
            <text:p text:style-name="P5">-0.051 <text:bookmark text:name="TBL-000007-27-5"/></text:p>
          </table:table-cell>
          <table:table-cell table:style-name="Table25.A1" office:value-type="string">
            <text:p text:style-name="P5">-0.041 <text:bookmark text:name="TBL-000007-27-6"/></text:p>
          </table:table-cell>
          <table:table-cell table:style-name="Table25.A1" office:value-type="string">
            <text:p text:style-name="P5">0.018 <text:bookmark text:name="TBL-000007-27-7"/></text:p>
          </table:table-cell>
          <table:table-cell table:style-name="Table25.A1" office:value-type="string">
            <text:p text:style-name="P5">0.020 <text:bookmark text:name="TBL-000007-28-"/><text:bookmark text:name="TBL-000007-28-1"/></text:p>
          </table:table-cell>
        </table:table-row>
        <table:table-row>
          <table:table-cell table:style-name="Table25.A1" office:value-type="string">
            <text:p text:style-name="P3">  <text:bookmark text:name="TBL-000007-28-2"/></text:p>
          </table:table-cell>
          <table:table-cell table:style-name="Table25.A1" office:value-type="string">
            <text:p text:style-name="P5">(0.049) <text:bookmark text:name="TBL-000007-28-3"/></text:p>
          </table:table-cell>
          <table:table-cell table:style-name="Table25.A1" office:value-type="string">
            <text:p text:style-name="P5">(0.054) <text:bookmark text:name="TBL-000007-28-4"/></text:p>
          </table:table-cell>
          <table:table-cell table:style-name="Table25.A1" office:value-type="string">
            <text:p text:style-name="P5">(0.052) <text:bookmark text:name="TBL-000007-28-5"/></text:p>
          </table:table-cell>
          <table:table-cell table:style-name="Table25.A1" office:value-type="string">
            <text:p text:style-name="P5">(0.055) <text:bookmark text:name="TBL-000007-28-6"/></text:p>
          </table:table-cell>
          <table:table-cell table:style-name="Table25.A1" office:value-type="string">
            <text:p text:style-name="P5">(0.037) <text:bookmark text:name="TBL-000007-28-7"/></text:p>
          </table:table-cell>
          <table:table-cell table:style-name="Table25.A1" office:value-type="string">
            <text:p text:style-name="P5">(0.038) <text:bookmark text:name="TBL-000007-29-"/><text:bookmark text:name="TBL-000007-29-1"/></text:p>
          </table:table-cell>
        </table:table-row>
        <table:table-row>
          <table:table-cell table:style-name="Table25.A1" office:value-type="string">
            <text:p text:style-name="P3"> Corp Tax Difference <text:bookmark text:name="TBL-000007-29-2"/></text:p>
          </table:table-cell>
          <table:table-cell table:style-name="Table25.A1" office:value-type="string">
            <text:p text:style-name="P5">0.006 <text:bookmark text:name="TBL-000007-29-3"/></text:p>
          </table:table-cell>
          <table:table-cell table:style-name="Table25.A1" office:value-type="string">
            <text:p text:style-name="P5">-0.001 <text:bookmark text:name="TBL-000007-29-4"/></text:p>
          </table:table-cell>
          <table:table-cell table:style-name="Table25.A1" office:value-type="string">
            <text:p text:style-name="P5">0.004 <text:bookmark text:name="TBL-000007-29-5"/></text:p>
          </table:table-cell>
          <table:table-cell table:style-name="Table25.A1" office:value-type="string">
            <text:p text:style-name="P5">0.002 <text:bookmark text:name="TBL-000007-29-6"/></text:p>
          </table:table-cell>
          <table:table-cell table:style-name="Table25.A1" office:value-type="string">
            <text:p text:style-name="P5">-0.024 <text:bookmark text:name="TBL-000007-29-7"/></text:p>
          </table:table-cell>
          <table:table-cell table:style-name="Table25.A1" office:value-type="string">
            <text:p text:style-name="P5">-0.024 <text:bookmark text:name="TBL-000007-30-"/><text:bookmark text:name="TBL-000007-30-1"/></text:p>
          </table:table-cell>
        </table:table-row>
        <table:table-row>
          <table:table-cell table:style-name="Table25.A1" office:value-type="string">
            <text:p text:style-name="P3">  <text:bookmark text:name="TBL-000007-30-2"/></text:p>
          </table:table-cell>
          <table:table-cell table:style-name="Table25.A1" office:value-type="string">
            <text:p text:style-name="P5">(0.026) <text:bookmark text:name="TBL-000007-30-3"/></text:p>
          </table:table-cell>
          <table:table-cell table:style-name="Table25.A1" office:value-type="string">
            <text:p text:style-name="P5">(0.025) <text:bookmark text:name="TBL-000007-30-4"/></text:p>
          </table:table-cell>
          <table:table-cell table:style-name="Table25.A1" office:value-type="string">
            <text:p text:style-name="P5">(0.027) <text:bookmark text:name="TBL-000007-30-5"/></text:p>
          </table:table-cell>
          <table:table-cell table:style-name="Table25.A1" office:value-type="string">
            <text:p text:style-name="P5">(0.025) <text:bookmark text:name="TBL-000007-30-6"/></text:p>
          </table:table-cell>
          <table:table-cell table:style-name="Table25.A1" office:value-type="string">
            <text:p text:style-name="P5">(0.024) <text:bookmark text:name="TBL-000007-30-7"/></text:p>
          </table:table-cell>
          <table:table-cell table:style-name="Table25.A1" office:value-type="string">
            <text:p text:style-name="P5">(0.024) <text:bookmark text:name="TBL-000007-31-"/><text:bookmark text:name="TBL-000007-31-1"/><text:soft-page-break/></text:p>
          </table:table-cell>
        </table:table-row>
        <table:table-row>
          <table:table-cell table:style-name="Table25.A1" office:value-type="string">
            <text:p text:style-name="P3"> Workers Comp Tax Difference <text:bookmark text:name="TBL-000007-31-2"/></text:p>
          </table:table-cell>
          <table:table-cell table:style-name="Table25.A1" office:value-type="string">
            <text:p text:style-name="P5">0.180 <text:bookmark text:name="TBL-000007-31-3"/></text:p>
          </table:table-cell>
          <table:table-cell table:style-name="Table25.A1" office:value-type="string">
            <text:p text:style-name="P5">0.300<text:span text:style-name="T5">**</text:span><text:bookmark text:name="TBL-000007-31-4"/></text:p>
          </table:table-cell>
          <table:table-cell table:style-name="Table25.A1" office:value-type="string">
            <text:p text:style-name="P5">0.139 <text:bookmark text:name="TBL-000007-31-5"/></text:p>
          </table:table-cell>
          <table:table-cell table:style-name="Table25.A1" office:value-type="string">
            <text:p text:style-name="P5">0.216 <text:bookmark text:name="TBL-000007-31-6"/></text:p>
          </table:table-cell>
          <table:table-cell table:style-name="Table25.A1" office:value-type="string">
            <text:p text:style-name="P5">-0.008 <text:bookmark text:name="TBL-000007-31-7"/></text:p>
          </table:table-cell>
          <table:table-cell table:style-name="Table25.A1" office:value-type="string">
            <text:p text:style-name="P5">-0.007 <text:bookmark text:name="TBL-000007-32-"/><text:bookmark text:name="TBL-000007-32-1"/></text:p>
          </table:table-cell>
        </table:table-row>
        <table:table-row>
          <table:table-cell table:style-name="Table25.A1" office:value-type="string">
            <text:p text:style-name="P3">  <text:bookmark text:name="TBL-000007-32-2"/></text:p>
          </table:table-cell>
          <table:table-cell table:style-name="Table25.A1" office:value-type="string">
            <text:p text:style-name="P5">(0.126) <text:bookmark text:name="TBL-000007-32-3"/></text:p>
          </table:table-cell>
          <table:table-cell table:style-name="Table25.A1" office:value-type="string">
            <text:p text:style-name="P5">(0.152) <text:bookmark text:name="TBL-000007-32-4"/></text:p>
          </table:table-cell>
          <table:table-cell table:style-name="Table25.A1" office:value-type="string">
            <text:p text:style-name="P5">(0.142) <text:bookmark text:name="TBL-000007-32-5"/></text:p>
          </table:table-cell>
          <table:table-cell table:style-name="Table25.A1" office:value-type="string">
            <text:p text:style-name="P5">(0.178) <text:bookmark text:name="TBL-000007-32-6"/></text:p>
          </table:table-cell>
          <table:table-cell table:style-name="Table25.A1" office:value-type="string">
            <text:p text:style-name="P5">(0.066) <text:bookmark text:name="TBL-000007-32-7"/></text:p>
          </table:table-cell>
          <table:table-cell table:style-name="Table25.A1" office:value-type="string">
            <text:p text:style-name="P5">(0.068) <text:bookmark text:name="TBL-000007-33-"/><text:bookmark text:name="TBL-000007-33-1"/></text:p>
          </table:table-cell>
        </table:table-row>
        <table:table-row>
          <table:table-cell table:style-name="Table25.A1" office:value-type="string">
            <text:p text:style-name="P3"> Unemp. Tax Difference <text:bookmark text:name="TBL-000007-33-2"/></text:p>
          </table:table-cell>
          <table:table-cell table:style-name="Table25.A1" office:value-type="string">
            <text:p text:style-name="P5">-0.113<text:span text:style-name="T5">*</text:span><text:bookmark text:name="TBL-000007-33-3"/></text:p>
          </table:table-cell>
          <table:table-cell table:style-name="Table25.A1" office:value-type="string">
            <text:p text:style-name="P5">-0.110<text:span text:style-name="T5">*</text:span><text:bookmark text:name="TBL-000007-33-4"/></text:p>
          </table:table-cell>
          <table:table-cell table:style-name="Table25.A1" office:value-type="string">
            <text:p text:style-name="P5">-0.111 <text:bookmark text:name="TBL-000007-33-5"/></text:p>
          </table:table-cell>
          <table:table-cell table:style-name="Table25.A1" office:value-type="string">
            <text:p text:style-name="P5">-0.109 <text:bookmark text:name="TBL-000007-33-6"/></text:p>
          </table:table-cell>
          <table:table-cell table:style-name="Table25.A1" office:value-type="string">
            <text:p text:style-name="P5">0.011 <text:bookmark text:name="TBL-000007-33-7"/></text:p>
          </table:table-cell>
          <table:table-cell table:style-name="Table25.A1" office:value-type="string">
            <text:p text:style-name="P5">0.011 <text:bookmark text:name="TBL-000007-34-"/><text:bookmark text:name="TBL-000007-34-1"/></text:p>
          </table:table-cell>
        </table:table-row>
        <table:table-row>
          <table:table-cell table:style-name="Table25.A1" office:value-type="string">
            <text:p text:style-name="P3">  <text:bookmark text:name="TBL-000007-34-2"/></text:p>
          </table:table-cell>
          <table:table-cell table:style-name="Table25.A1" office:value-type="string">
            <text:p text:style-name="P5">(0.062) <text:bookmark text:name="TBL-000007-34-3"/></text:p>
          </table:table-cell>
          <table:table-cell table:style-name="Table25.A1" office:value-type="string">
            <text:p text:style-name="P5">(0.064) <text:bookmark text:name="TBL-000007-34-4"/></text:p>
          </table:table-cell>
          <table:table-cell table:style-name="Table25.A1" office:value-type="string">
            <text:p text:style-name="P5">(0.068) <text:bookmark text:name="TBL-000007-34-5"/></text:p>
          </table:table-cell>
          <table:table-cell table:style-name="Table25.A1" office:value-type="string">
            <text:p text:style-name="P5">(0.071) <text:bookmark text:name="TBL-000007-34-6"/></text:p>
          </table:table-cell>
          <table:table-cell table:style-name="Table25.A1" office:value-type="string">
            <text:p text:style-name="P5">(0.018) <text:bookmark text:name="TBL-000007-34-7"/></text:p>
          </table:table-cell>
          <table:table-cell table:style-name="Table25.A1" office:value-type="string">
            <text:p text:style-name="P5">(0.019) <text:bookmark text:name="TBL-000007-35-"/><text:bookmark text:name="TBL-000007-35-1"/></text:p>
          </table:table-cell>
        </table:table-row>
        <table:table-row>
          <table:table-cell table:style-name="Table25.A1" office:value-type="string">
            <text:p text:style-name="P3"> Educ Spending Per Cap Diff <text:bookmark text:name="TBL-000007-35-2"/></text:p>
          </table:table-cell>
          <table:table-cell table:style-name="Table25.A1" office:value-type="string">
            <text:p text:style-name="P5">0.0001 <text:bookmark text:name="TBL-000007-35-3"/></text:p>
          </table:table-cell>
          <table:table-cell table:style-name="Table25.A1" office:value-type="string">
            <text:p text:style-name="P5">0.0002 <text:bookmark text:name="TBL-000007-35-4"/></text:p>
          </table:table-cell>
          <table:table-cell table:style-name="Table25.A1" office:value-type="string">
            <text:p text:style-name="P5">0.0002 <text:bookmark text:name="TBL-000007-35-5"/></text:p>
          </table:table-cell>
          <table:table-cell table:style-name="Table25.A1" office:value-type="string">
            <text:p text:style-name="P5">0.0003 <text:bookmark text:name="TBL-000007-35-6"/></text:p>
          </table:table-cell>
          <table:table-cell table:style-name="Table25.A1" office:value-type="string">
            <text:p text:style-name="P5">-0.0001 <text:bookmark text:name="TBL-000007-35-7"/></text:p>
          </table:table-cell>
          <table:table-cell table:style-name="Table25.A1" office:value-type="string">
            <text:p text:style-name="P5">-0.0001 <text:bookmark text:name="TBL-000007-36-"/><text:bookmark text:name="TBL-000007-36-1"/></text:p>
          </table:table-cell>
        </table:table-row>
        <table:table-row>
          <table:table-cell table:style-name="Table25.A1" office:value-type="string">
            <text:p text:style-name="P3">  <text:bookmark text:name="TBL-000007-36-2"/></text:p>
          </table:table-cell>
          <table:table-cell table:style-name="Table25.A1" office:value-type="string">
            <text:p text:style-name="P5">(0.0005)<text:bookmark text:name="TBL-000007-36-3"/></text:p>
          </table:table-cell>
          <table:table-cell table:style-name="Table25.A1" office:value-type="string">
            <text:p text:style-name="P5">(0.001) <text:bookmark text:name="TBL-000007-36-4"/></text:p>
          </table:table-cell>
          <table:table-cell table:style-name="Table25.A1" office:value-type="string">
            <text:p text:style-name="P5">(0.0005)<text:bookmark text:name="TBL-000007-36-5"/></text:p>
          </table:table-cell>
          <table:table-cell table:style-name="Table25.A1" office:value-type="string">
            <text:p text:style-name="P5">(0.001) <text:bookmark text:name="TBL-000007-36-6"/></text:p>
          </table:table-cell>
          <table:table-cell table:style-name="Table25.A1" office:value-type="string">
            <text:p text:style-name="P5">(0.0002) <text:bookmark text:name="TBL-000007-36-7"/></text:p>
          </table:table-cell>
          <table:table-cell table:style-name="Table25.A1" office:value-type="string">
            <text:p text:style-name="P5">(0.0002) <text:bookmark text:name="TBL-000007-37-"/><text:bookmark text:name="TBL-000007-37-1"/></text:p>
          </table:table-cell>
        </table:table-row>
        <table:table-row>
          <table:table-cell table:style-name="Table25.A1" office:value-type="string">
            <text:p text:style-name="P3"> Highway Spending Per Cap Diff <text:bookmark text:name="TBL-000007-37-2"/></text:p>
          </table:table-cell>
          <table:table-cell table:style-name="Table25.A1" office:value-type="string">
            <text:p text:style-name="P5">0.0002 <text:bookmark text:name="TBL-000007-37-3"/></text:p>
          </table:table-cell>
          <table:table-cell table:style-name="Table25.A1" office:value-type="string">
            <text:p text:style-name="P5">0.0001 <text:bookmark text:name="TBL-000007-37-4"/></text:p>
          </table:table-cell>
          <table:table-cell table:style-name="Table25.A1" office:value-type="string">
            <text:p text:style-name="P5">-0.0002<text:bookmark text:name="TBL-000007-37-5"/></text:p>
          </table:table-cell>
          <table:table-cell table:style-name="Table25.A1" office:value-type="string">
            <text:p text:style-name="P5">-0.0003<text:bookmark text:name="TBL-000007-37-6"/></text:p>
          </table:table-cell>
          <table:table-cell table:style-name="Table25.A1" office:value-type="string">
            <text:p text:style-name="P5">0.0001 <text:bookmark text:name="TBL-000007-37-7"/></text:p>
          </table:table-cell>
          <table:table-cell table:style-name="Table25.A1" office:value-type="string">
            <text:p text:style-name="P5">0.00005 <text:bookmark text:name="TBL-000007-38-"/><text:bookmark text:name="TBL-000007-38-1"/></text:p>
          </table:table-cell>
        </table:table-row>
        <table:table-row>
          <table:table-cell table:style-name="Table25.A1" office:value-type="string">
            <text:p text:style-name="P3">  <text:bookmark text:name="TBL-000007-38-2"/></text:p>
          </table:table-cell>
          <table:table-cell table:style-name="Table25.A1" office:value-type="string">
            <text:p text:style-name="P5">(0.0005)<text:bookmark text:name="TBL-000007-38-3"/></text:p>
          </table:table-cell>
          <table:table-cell table:style-name="Table25.A1" office:value-type="string">
            <text:p text:style-name="P5">(0.001) <text:bookmark text:name="TBL-000007-38-4"/></text:p>
          </table:table-cell>
          <table:table-cell table:style-name="Table25.A1" office:value-type="string">
            <text:p text:style-name="P5">(0.0005)<text:bookmark text:name="TBL-000007-38-5"/></text:p>
          </table:table-cell>
          <table:table-cell table:style-name="Table25.A1" office:value-type="string">
            <text:p text:style-name="P5">(0.001) <text:bookmark text:name="TBL-000007-38-6"/></text:p>
          </table:table-cell>
          <table:table-cell table:style-name="Table25.A1" office:value-type="string">
            <text:p text:style-name="P5">(0.0002) <text:bookmark text:name="TBL-000007-38-7"/></text:p>
          </table:table-cell>
          <table:table-cell table:style-name="Table25.A1" office:value-type="string">
            <text:p text:style-name="P5">(0.0002) <text:bookmark text:name="TBL-000007-39-"/><text:bookmark text:name="TBL-000007-39-1"/></text:p>
          </table:table-cell>
        </table:table-row>
        <table:table-row>
          <table:table-cell table:style-name="Table25.A1" office:value-type="string">
            <text:p text:style-name="P3"> Welfare Spending Per Cap Diff <text:bookmark text:name="TBL-000007-39-2"/></text:p>
          </table:table-cell>
          <table:table-cell table:style-name="Table25.A1" office:value-type="string">
            <text:p text:style-name="P5">0.001 <text:bookmark text:name="TBL-000007-39-3"/></text:p>
          </table:table-cell>
          <table:table-cell table:style-name="Table25.A1" office:value-type="string">
            <text:p text:style-name="P5">0.001<text:span text:style-name="T5">*</text:span> <text:bookmark text:name="TBL-000007-39-4"/></text:p>
          </table:table-cell>
          <table:table-cell table:style-name="Table25.A1" office:value-type="string">
            <text:p text:style-name="P5">0.001<text:span text:style-name="T5">*</text:span> <text:bookmark text:name="TBL-000007-39-5"/></text:p>
          </table:table-cell>
          <table:table-cell table:style-name="Table25.A1" office:value-type="string">
            <text:p text:style-name="P5">0.001<text:span text:style-name="T5">*</text:span> <text:bookmark text:name="TBL-000007-39-6"/></text:p>
          </table:table-cell>
          <table:table-cell table:style-name="Table25.A1" office:value-type="string">
            <text:p text:style-name="P5">-0.00003<text:bookmark text:name="TBL-000007-39-7"/></text:p>
          </table:table-cell>
          <table:table-cell table:style-name="Table25.A1" office:value-type="string">
            <text:p text:style-name="P5">-0.00004 <text:bookmark text:name="TBL-000007-40-"/><text:bookmark text:name="TBL-000007-40-1"/></text:p>
          </table:table-cell>
        </table:table-row>
        <table:table-row>
          <table:table-cell table:style-name="Table25.A1" office:value-type="string">
            <text:p text:style-name="P3">  <text:bookmark text:name="TBL-000007-40-2"/></text:p>
          </table:table-cell>
          <table:table-cell table:style-name="Table25.A1" office:value-type="string">
            <text:p text:style-name="P5">(0.0004)<text:bookmark text:name="TBL-000007-40-3"/></text:p>
          </table:table-cell>
          <table:table-cell table:style-name="Table25.A1" office:value-type="string">
            <text:p text:style-name="P5">(0.0004)<text:bookmark text:name="TBL-000007-40-4"/></text:p>
          </table:table-cell>
          <table:table-cell table:style-name="Table25.A1" office:value-type="string">
            <text:p text:style-name="P5">(0.0004)<text:bookmark text:name="TBL-000007-40-5"/></text:p>
          </table:table-cell>
          <table:table-cell table:style-name="Table25.A1" office:value-type="string">
            <text:p text:style-name="P5">(0.0004)<text:bookmark text:name="TBL-000007-40-6"/></text:p>
          </table:table-cell>
          <table:table-cell table:style-name="Table25.A1" office:value-type="string">
            <text:p text:style-name="P5">(0.0001) <text:bookmark text:name="TBL-000007-40-7"/></text:p>
          </table:table-cell>
          <table:table-cell table:style-name="Table25.A1" office:value-type="string">
            <text:p text:style-name="P5">(0.0001) <text:bookmark text:name="TBL-000007-41-"/><text:bookmark text:name="TBL-000007-41-1"/></text:p>
          </table:table-cell>
        </table:table-row>
        <table:table-row>
          <table:table-cell table:style-name="Table25.A1" office:value-type="string">
            <text:p text:style-name="P3"> Constant <text:bookmark text:name="TBL-000007-41-2"/></text:p>
          </table:table-cell>
          <table:table-cell table:style-name="Table25.A1" office:value-type="string">
            <text:p text:style-name="P5">-0.033 <text:bookmark text:name="TBL-000007-41-3"/></text:p>
          </table:table-cell>
          <table:table-cell table:style-name="Table25.A1" office:value-type="string">
            <text:p text:style-name="P5">-0.017 <text:bookmark text:name="TBL-000007-41-4"/></text:p>
          </table:table-cell>
          <table:table-cell table:style-name="Table25.A1" office:value-type="string">
            <text:p text:style-name="P5">-0.026 <text:bookmark text:name="TBL-000007-41-5"/></text:p>
          </table:table-cell>
          <table:table-cell table:style-name="Table25.A1" office:value-type="string">
            <text:p text:style-name="P5">0.002 <text:bookmark text:name="TBL-000007-41-6"/></text:p>
          </table:table-cell>
          <table:table-cell table:style-name="Table25.A1" office:value-type="string">
            <text:p text:style-name="P4"><text:bookmark text:name="TBL-000007-41-7"/></text:p>
          </table:table-cell>
          <table:table-cell table:style-name="Table25.A1" office:value-type="string">
            <text:p text:style-name="P4"><text:bookmark text:name="TBL-000007-42-"/><text:bookmark text:name="TBL-000007-42-1"/></text:p>
          </table:table-cell>
        </table:table-row>
        <table:table-row>
          <table:table-cell table:style-name="Table25.A1" office:value-type="string">
            <text:p text:style-name="P3">  <text:bookmark text:name="TBL-000007-42-2"/></text:p>
          </table:table-cell>
          <table:table-cell table:style-name="Table25.A1" office:value-type="string">
            <text:p text:style-name="P5">(0.100) <text:bookmark text:name="TBL-000007-42-3"/></text:p>
          </table:table-cell>
          <table:table-cell table:style-name="Table25.A1" office:value-type="string">
            <text:p text:style-name="P5">(0.111) <text:bookmark text:name="TBL-000007-42-4"/></text:p>
          </table:table-cell>
          <table:table-cell table:style-name="Table25.A1" office:value-type="string">
            <text:p text:style-name="P5">(0.105) <text:bookmark text:name="TBL-000007-42-5"/></text:p>
          </table:table-cell>
          <table:table-cell table:style-name="Table25.A1" office:value-type="string">
            <text:p text:style-name="P5">(0.113) <text:bookmark text:name="TBL-000007-42-6"/></text:p>
          </table:table-cell>
          <table:table-cell table:style-name="Table25.A1" office:value-type="string">
            <text:p text:style-name="P4"><text:bookmark text:name="TBL-000007-42-7"/></text:p>
          </table:table-cell>
          <table:table-cell table:style-name="Table25.A1" office:value-type="string">
            <text:p text:style-name="P4"/>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00007-43-"/><text:bookmark text:name="TBL-000007-43-1"/></text:p>
          </table:table-cell>
        </table:table-row>
        <table:table-row>
          <table:table-cell table:style-name="Table25.A1" office:value-type="string">
            <text:p text:style-name="P3">  <text:bookmark text:name="TBL-000007-44-"/><text:bookmark text:name="TBL-000007-4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0007-44-"/><text:bookmark text:name="TBL-0000007-44-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0007-45-"/><text:bookmark text:name="TBL-0000007-4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007-46-"/><text:bookmark text:name="TBL-0000007-4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controls<text:bookmark text:name="TBL-0000007-46-2"/></text:p>
          </table:table-cell>
          <table:table-cell table:style-name="Table25.A1" office:value-type="string">
            <text:p text:style-name="P5">Yes <text:bookmark text:name="TBL-0000007-46-3"/></text:p>
          </table:table-cell>
          <table:table-cell table:style-name="Table25.A1" office:value-type="string">
            <text:p text:style-name="P5">Yes <text:bookmark text:name="TBL-0000007-46-4"/></text:p>
          </table:table-cell>
          <table:table-cell table:style-name="Table25.A1" office:value-type="string">
            <text:p text:style-name="P5">No <text:bookmark text:name="TBL-0000007-46-5"/></text:p>
          </table:table-cell>
          <table:table-cell table:style-name="Table25.A1" office:value-type="string">
            <text:p text:style-name="P5">No <text:bookmark text:name="TBL-0000007-46-6"/></text:p>
          </table:table-cell>
          <table:table-cell table:style-name="Table25.A1" office:value-type="string">
            <text:p text:style-name="P5">Yes <text:bookmark text:name="TBL-0000007-46-7"/></text:p>
          </table:table-cell>
          <table:table-cell table:style-name="Table25.A1" office:value-type="string">
            <text:p text:style-name="P5">Yes <text:bookmark text:name="TBL-0000007-47-"/><text:bookmark text:name="TBL-0000007-47-1"/></text:p>
          </table:table-cell>
        </table:table-row>
        <table:table-row>
          <table:table-cell table:style-name="Table25.A1" office:value-type="string">
            <text:p text:style-name="P3"> amenities <text:bookmark text:name="TBL-0000007-47-2"/></text:p>
          </table:table-cell>
          <table:table-cell table:style-name="Table25.A1" office:value-type="string">
            <text:p text:style-name="P5">Yes <text:bookmark text:name="TBL-0000007-47-3"/></text:p>
          </table:table-cell>
          <table:table-cell table:style-name="Table25.A1" office:value-type="string">
            <text:p text:style-name="P5">No <text:bookmark text:name="TBL-0000007-47-4"/></text:p>
          </table:table-cell>
          <table:table-cell table:style-name="Table25.A1" office:value-type="string">
            <text:p text:style-name="P5">Yes <text:bookmark text:name="TBL-0000007-47-5"/></text:p>
          </table:table-cell>
          <table:table-cell table:style-name="Table25.A1" office:value-type="string">
            <text:p text:style-name="P5">No <text:bookmark text:name="TBL-0000007-47-6"/></text:p>
          </table:table-cell>
          <table:table-cell table:style-name="Table25.A1" office:value-type="string">
            <text:p text:style-name="P5">Yes <text:bookmark text:name="TBL-0000007-47-7"/></text:p>
          </table:table-cell>
          <table:table-cell table:style-name="Table25.A1" office:value-type="string">
            <text:p text:style-name="P5">No </text:p>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000007-48-"/><text:bookmark text:name="TBL-0000007-48-1"/></text:p>
          </table:table-cell>
        </table:table-row>
        <table:table-row>
          <table:table-cell table:style-name="Table25.A1" office:value-type="string">
            <text:p text:style-name="P3">  <text:bookmark text:name="TBL-0000007-49-"/><text:bookmark text:name="TBL-0000007-4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00007-49-"/><text:bookmark text:name="TBL-00000007-49-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00007-50-"/><text:bookmark text:name="TBL-00000007-5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0007-51-"/><text:bookmark text:name="TBL-00000007-5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Observations <text:bookmark text:name="TBL-00000007-51-2"/></text:p>
          </table:table-cell>
          <table:table-cell table:style-name="Table25.A1" office:value-type="string">
            <text:p text:style-name="P5">16,245 <text:bookmark text:name="TBL-00000007-51-3"/></text:p>
          </table:table-cell>
          <table:table-cell table:style-name="Table25.A1" office:value-type="string">
            <text:p text:style-name="P5">16,245 <text:bookmark text:name="TBL-00000007-51-4"/></text:p>
          </table:table-cell>
          <table:table-cell table:style-name="Table25.A1" office:value-type="string">
            <text:p text:style-name="P5">16,245 <text:bookmark text:name="TBL-00000007-51-5"/></text:p>
          </table:table-cell>
          <table:table-cell table:style-name="Table25.A1" office:value-type="string">
            <text:p text:style-name="P5">16,245 <text:bookmark text:name="TBL-00000007-51-6"/></text:p>
          </table:table-cell>
          <table:table-cell table:style-name="Table25.A1" office:value-type="string">
            <text:p text:style-name="P5">16,245 <text:bookmark text:name="TBL-00000007-51-7"/></text:p>
          </table:table-cell>
          <table:table-cell table:style-name="Table25.A1" office:value-type="string">
            <text:p text:style-name="P5">16,245 <text:bookmark text:name="TBL-00000007-52-"/><text:bookmark text:name="TBL-00000007-52-1"/></text:p>
          </table:table-cell>
        </table:table-row>
        <text:soft-page-break/>
        <table:table-row>
          <table:table-cell table:style-name="Table25.A1" office:value-type="string">
            <text:p text:style-name="P3"> R<text:span text:style-name="T5">2</text:span> <text:bookmark text:name="TBL-00000007-52-2"/></text:p>
          </table:table-cell>
          <table:table-cell table:style-name="Table25.A1" office:value-type="string">
            <text:p text:style-name="P5">0.097 <text:bookmark text:name="TBL-00000007-52-3"/></text:p>
          </table:table-cell>
          <table:table-cell table:style-name="Table25.A1" office:value-type="string">
            <text:p text:style-name="P5">0.038 <text:bookmark text:name="TBL-00000007-52-4"/></text:p>
          </table:table-cell>
          <table:table-cell table:style-name="Table25.A1" office:value-type="string">
            <text:p text:style-name="P5">0.081 <text:bookmark text:name="TBL-00000007-52-5"/></text:p>
          </table:table-cell>
          <table:table-cell table:style-name="Table25.A1" office:value-type="string">
            <text:p text:style-name="P5">0.023 <text:bookmark text:name="TBL-00000007-52-6"/></text:p>
          </table:table-cell>
          <table:table-cell table:style-name="Table25.A1" office:value-type="string">
            <text:p text:style-name="P5">0.298 <text:bookmark text:name="TBL-00000007-52-7"/></text:p>
          </table:table-cell>
          <table:table-cell table:style-name="Table25.A1" office:value-type="string">
            <text:p text:style-name="P5">0.267 </text:p>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row>
        <table:table-row>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
          </table:table-cell>
          <table:table-cell table:style-name="Table25.A1" office:value-type="string">
            <text:p text:style-name="Horizontal_20_Line"><text:bookmark text:name="TBL-00000007-53-"/><text:bookmark text:name="TBL-00000007-53-1"/></text:p>
          </table:table-cell>
        </table:table-row>
        <table:table-row>
          <table:table-cell table:style-name="Table25.A1" office:value-type="string">
            <text:p text:style-name="P3">  <text:bookmark text:name="TBL-00000007-54-"/><text:bookmark text:name="TBL-00000007-5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table:number-columns-spanned="7" office:value-type="string">
            <text:p text:style-name="P4"><text:bookmark text:name="TBL-000000007-54-"/><text:bookmark text:name="TBL-000000007-54-1"/></text:p>
          </table:table-cell>
          <table:covered-table-cell/>
          <table:covered-table-cell/>
          <table:covered-table-cell/>
          <table:covered-table-cell/>
          <table:covered-table-cell/>
          <table:covered-table-cell/>
        </table:table-row>
        <table:table-row>
          <table:table-cell table:style-name="Table25.A1" office:value-type="string">
            <text:p text:style-name="P4"><text:bookmark text:name="TBL-000000007-55-"/><text:bookmark text:name="TBL-000000007-5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bookmark text:name="TBL-000000007-56-"/><text:bookmark text:name="TBL-000000007-5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25.A1" office:value-type="string">
            <text:p text:style-name="P3"> <text:span text:style-name="T2">Note:</text:span><text:bookmark text:name="TBL-000000007-56-2"/></text:p>
          </table:table-cell>
          <table:table-cell table:style-name="Table25.A1" table:number-columns-spanned="3" office:value-type="string">
            <text:p text:style-name="P10"><text:span text:style-name="T5">*</text:span>p<text:span text:style-name="T2">&lt;</text:span>0.1; <text:span text:style-name="T5">**</text:span>p<text:span text:style-name="T2">&lt;</text:span>0.05; <text:span text:style-name="T5">***</text:span>p<text:span text:style-name="T2">&lt;</text:span>0.01</text:p>
            <text:p text:style-name="P7"><text:bookmark text:name="TBL-000000007-57-"/><text:bookmark text:name="TBL-000000007-57-1"/></text:p>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3">  <text:bookmark text:name="TBL-000000007-57-2"/></text:p>
          </table:table-cell>
          <table:table-cell table:style-name="Table25.A1" table:number-columns-spanned="3" office:value-type="string">
            <text:p text:style-name="P10">The first four columns are estimated with OLS and clustered standard errors</text:p>
            <text:p text:style-name="P7"><text:bookmark text:name="TBL-000000007-58-"/><text:bookmark text:name="TBL-000000007-58-1"/></text:p>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3">  <text:bookmark text:name="TBL-000000007-58-2"/></text:p>
          </table:table-cell>
          <table:table-cell table:style-name="Table25.A1" table:number-columns-spanned="3" office:value-type="string">
            <text:p text:style-name="P10">at the state-pair level. Columns 5 and 6 are estimated with a fixed effect estimator</text:p>
            <text:p text:style-name="P7"><text:bookmark text:name="TBL-000000007-59-"/><text:bookmark text:name="TBL-000000007-59-1"/></text:p>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3">  <text:bookmark text:name="TBL-000000007-59-2"/></text:p>
          </table:table-cell>
          <table:table-cell table:style-name="Table25.A1" table:number-columns-spanned="3" office:value-type="string">
            <text:p text:style-name="P10">at the state-pair level with homoskedastic standard errors.</text:p>
            <text:p text:style-name="P7"><text:bookmark text:name="TBL-000000007-60-"/><text:bookmark text:name="TBL-000000007-60-1"/></text:p>
          </table:table-cell>
          <table:covered-table-cell/>
          <table:covered-table-cell/>
          <table:table-cell table:number-columns-spanned="3" office:value-type="string">
            <text:p text:style-name="P4"/>
          </table:table-cell>
          <table:covered-table-cell/>
          <table:covered-table-cell/>
        </table:table-row>
        <table:table-row>
          <table:table-cell table:style-name="Table25.A1" office:value-type="string">
            <text:p text:style-name="P3">  </text:p>
          </table:table-cell>
          <table:table-cell table:number-columns-spanned="6" office:value-type="string">
            <text:p text:style-name="P4"/>
          </table:table-cell>
          <table:covered-table-cell/>
          <table:covered-table-cell/>
          <table:covered-table-cell/>
          <table:covered-table-cell/>
          <table:covered-table-cell/>
        </table:table-row>
      </table:table>
      <text:p text:style-name="Horizontal_20_Line"/>
      <text:p text:style-name="Horizontal_20_Line"><text:bookmark text:name="x1-220107"/><office:annotation><dc:date>2016-02-12T14:14:37.855099147</dc:date><text:list text:continue-numbering="true" text:style-name=""><text:list-item><text:p>&lt;!--l. 4--&gt;</text:p></text:list-item></text:list></office:annotation></text:p>
      <text:p text:style-name="P2">Table 7: Not Symmetric Effects for Total Firm Births</text:p>
      <text:p text:style-name="P1"><text:bookmark text:name="TBL-8"/><text:bookmark text:name="TBL-8-1g"/><text:bookmark text:name="TBL-8-1"/><text:bookmark text:name="TBL-8-2"/><text:bookmark text:name="TBL-8-3"/><text:bookmark text:name="TBL-8-1-"/><office:annotation><dc:date>2016-02-12T14:14:37.855280437</dc:date><text:list text:continue-numbering="true" text:style-name=""><text:list-item><text:p>&lt;!--tex4ht:label?: x1-220107 --&gt;</text:p></text:list-item></text:list></office:annotation></text:p>
      <table:table table:name="Table26" table:style-name="Table26">
        <table:table-column table:style-name="Table26.A"/>
        <table:table-column table:style-name="Table26.B"/>
        <table:table-column table:style-name="Table26.C"/>
        <table:table-row>
          <table:table-cell table:style-name="Table26.A1" office:value-type="string">
            <text:p text:style-name="P3"><text:bookmark text:name="TBL-8-1-1"/>  <text:bookmark text:name="TBL-8-2-"/><text:bookmark text:name="TBL-8-2-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8-2-"/><text:bookmark text:name="TBL-08-2-1"/></text:p>
          </table:table-cell>
          <table:covered-table-cell/>
          <table:covered-table-cell/>
        </table:table-row>
        <table:table-row>
          <table:table-cell table:style-name="Table26.A1" office:value-type="string">
            <text:p text:style-name="P4"><text:bookmark text:name="TBL-08-3-"/><text:bookmark text:name="TBL-08-3-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text:bookmark text:name="TBL-08-4-"/><text:bookmark text:name="TBL-08-4-1"/></text:p>
          </table:table-cell>
        </table:table-row>
        <table:table-row>
          <table:table-cell table:style-name="Table26.A1" office:value-type="string">
            <text:p text:style-name="P3"> <text:bookmark text:name="TBL-08-5-"/><text:bookmark text:name="TBL-08-5-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8-5-"/><text:bookmark text:name="TBL-008-5-1"/></text:p>
          </table:table-cell>
          <table:covered-table-cell/>
          <table:covered-table-cell/>
        </table:table-row>
        <table:table-row>
          <table:table-cell table:style-name="Table26.A1" office:value-type="string">
            <text:p text:style-name="P4"><text:bookmark text:name="TBL-008-6-"/><text:bookmark text:name="TBL-008-6-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8-7-"/><text:bookmark text:name="TBL-008-7-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8-7-2"/></text:p>
          </table:table-cell>
          <table:table-cell table:style-name="Table26.A1" table:number-columns-spanned="2" office:value-type="string">
            <text:p text:style-name="P12">Dependent variable:</text:p>
          </table:table-cell>
          <table:covered-table-cell/>
        </table:table-row>
        <table:table-row>
          <table:table-cell table:style-name="Table26.A1" office:value-type="string">
            <text:p text:style-name="P4"/>
          </table:table-cell>
          <table:table-cell table:style-name="Table26.A1" office:value-type="string">
            <text:p text:style-name="Horizontal_20_Line"/>
          </table:table-cell>
          <table:table-cell table:style-name="Table26.A1" office:value-type="string">
            <text:p text:style-name="Horizontal_20_Line"><text:bookmark text:name="TBL-008-9-"/><text:bookmark text:name="TBL-008-9-1"/></text:p>
          </table:table-cell>
        </table:table-row>
        <text:soft-page-break/>
        <table:table-row>
          <table:table-cell table:style-name="Table26.A1" office:value-type="string">
            <text:p text:style-name="P3">  <text:bookmark text:name="TBL-008-10-"/><text:bookmark text:name="TBL-008-10-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8-10-"/><text:bookmark text:name="TBL-0008-10-1"/></text:p>
          </table:table-cell>
          <table:covered-table-cell/>
          <table:covered-table-cell/>
        </table:table-row>
        <table:table-row>
          <table:table-cell table:style-name="Table26.A1" office:value-type="string">
            <text:p text:style-name="P4"><text:bookmark text:name="TBL-0008-11-"/><text:bookmark text:name="TBL-0008-11-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8-12-"/><text:bookmark text:name="TBL-0008-12-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8-12-2"/></text:p>
          </table:table-cell>
          <table:table-cell table:style-name="Table26.A1" table:number-columns-spanned="2" office:value-type="string">
            <text:p text:style-name="P6">births ratio<text:bookmark text:name="TBL-0008-13-"/><text:bookmark text:name="TBL-0008-13-1"/></text:p>
          </table:table-cell>
          <table:covered-table-cell/>
        </table:table-row>
        <table:table-row>
          <table:table-cell table:style-name="Table26.A1" office:value-type="string">
            <text:p text:style-name="P3">  <text:bookmark text:name="TBL-0008-13-2"/></text:p>
          </table:table-cell>
          <table:table-cell table:style-name="Table26.A1" office:value-type="string">
            <text:p text:style-name="P5">OLS <text:bookmark text:name="TBL-0008-13-3"/></text:p>
          </table:table-cell>
          <table:table-cell table:style-name="Table26.A1" office:value-type="string">
            <text:p text:style-name="P5">OLS <text:bookmark text:name="TBL-0008-14-"/><text:bookmark text:name="TBL-0008-14-1"/></text:p>
          </table:table-cell>
        </table:table-row>
        <table:table-row>
          <table:table-cell table:style-name="Table26.A1" office:value-type="string">
            <text:p text:style-name="P3">  <text:bookmark text:name="TBL-0008-15-"/><text:bookmark text:name="TBL-0008-15-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08-15-"/><text:bookmark text:name="TBL-00008-15-1"/></text:p>
          </table:table-cell>
          <table:covered-table-cell/>
          <table:covered-table-cell/>
        </table:table-row>
        <table:table-row>
          <table:table-cell table:style-name="Table26.A1" office:value-type="string">
            <text:p text:style-name="P4"><text:bookmark text:name="TBL-00008-16-"/><text:bookmark text:name="TBL-00008-16-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8-17-"/><text:bookmark text:name="TBL-00008-17-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8-17-2"/></text:p>
          </table:table-cell>
          <table:table-cell table:style-name="Table26.A1" office:value-type="string">
            <text:p text:style-name="P5">(1) <text:bookmark text:name="TBL-00008-17-3"/></text:p>
          </table:table-cell>
          <table:table-cell table:style-name="Table26.A1" office:value-type="string">
            <text:p text:style-name="P5">(2) </text:p>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text:bookmark text:name="TBL-00008-18-"/><text:bookmark text:name="TBL-00008-18-1"/></text:p>
          </table:table-cell>
        </table:table-row>
        <table:table-row>
          <table:table-cell table:style-name="Table26.A1" office:value-type="string">
            <text:p text:style-name="P3">  <text:bookmark text:name="TBL-00008-19-"/><text:bookmark text:name="TBL-00008-19-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008-19-"/><text:bookmark text:name="TBL-000008-19-1"/></text:p>
          </table:table-cell>
          <table:covered-table-cell/>
          <table:covered-table-cell/>
        </table:table-row>
        <table:table-row>
          <table:table-cell table:style-name="Table26.A1" office:value-type="string">
            <text:p text:style-name="P4"><text:bookmark text:name="TBL-000008-20-"/><text:bookmark text:name="TBL-000008-20-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08-21-"/><text:bookmark text:name="TBL-000008-21-1"/></text:p>
          </table:table-cell>
          <table:table-cell table:number-columns-spanned="2" office:value-type="string">
            <text:p text:style-name="P4"/>
          </table:table-cell>
          <table:covered-table-cell/>
        </table:table-row>
        <table:table-row>
          <table:table-cell table:style-name="Table26.A1" office:value-type="string">
            <text:p text:style-name="P3"> Property Tax Sub<text:bookmark text:name="TBL-000008-21-2"/></text:p>
          </table:table-cell>
          <table:table-cell table:style-name="Table26.A1" office:value-type="string">
            <text:p text:style-name="P5">-0.048 <text:bookmark text:name="TBL-000008-21-3"/></text:p>
          </table:table-cell>
          <table:table-cell table:style-name="Table26.A1" office:value-type="string">
            <text:p text:style-name="P5">-0.363<text:span text:style-name="T5">** </text:span><text:bookmark text:name="TBL-000008-22-"/><text:bookmark text:name="TBL-000008-22-1"/></text:p>
          </table:table-cell>
        </table:table-row>
        <table:table-row>
          <table:table-cell table:style-name="Table26.A1" office:value-type="string">
            <text:p text:style-name="P3">  <text:bookmark text:name="TBL-000008-22-2"/></text:p>
          </table:table-cell>
          <table:table-cell table:style-name="Table26.A1" office:value-type="string">
            <text:p text:style-name="P5">(0.185) <text:bookmark text:name="TBL-000008-22-3"/></text:p>
          </table:table-cell>
          <table:table-cell table:style-name="Table26.A1" office:value-type="string">
            <text:p text:style-name="P5">(0.172) <text:bookmark text:name="TBL-000008-23-"/><text:bookmark text:name="TBL-000008-23-1"/></text:p>
          </table:table-cell>
        </table:table-row>
        <table:table-row>
          <table:table-cell table:style-name="Table26.A1" office:value-type="string">
            <text:p text:style-name="P3"> Property Tax Nbr <text:bookmark text:name="TBL-000008-23-2"/></text:p>
          </table:table-cell>
          <table:table-cell table:style-name="Table26.A1" office:value-type="string">
            <text:p text:style-name="P5">0.209 <text:bookmark text:name="TBL-000008-23-3"/></text:p>
          </table:table-cell>
          <table:table-cell table:style-name="Table26.A1" office:value-type="string">
            <text:p text:style-name="P5">0.352<text:span text:style-name="T5">**</text:span> <text:bookmark text:name="TBL-000008-24-"/><text:bookmark text:name="TBL-000008-24-1"/></text:p>
          </table:table-cell>
        </table:table-row>
        <table:table-row>
          <table:table-cell table:style-name="Table26.A1" office:value-type="string">
            <text:p text:style-name="P3">  <text:bookmark text:name="TBL-000008-24-2"/></text:p>
          </table:table-cell>
          <table:table-cell table:style-name="Table26.A1" office:value-type="string">
            <text:p text:style-name="P5">(0.162) <text:bookmark text:name="TBL-000008-24-3"/></text:p>
          </table:table-cell>
          <table:table-cell table:style-name="Table26.A1" office:value-type="string">
            <text:p text:style-name="P5">(0.148) <text:bookmark text:name="TBL-000008-25-"/><text:bookmark text:name="TBL-000008-25-1"/></text:p>
          </table:table-cell>
        </table:table-row>
        <table:table-row>
          <table:table-cell table:style-name="Table26.A1" office:value-type="string">
            <text:p text:style-name="P3"> Income Tax Sub <text:bookmark text:name="TBL-000008-25-2"/></text:p>
          </table:table-cell>
          <table:table-cell table:style-name="Table26.A1" office:value-type="string">
            <text:p text:style-name="P5">-0.149<text:span text:style-name="T5">***</text:span><text:bookmark text:name="TBL-000008-25-3"/></text:p>
          </table:table-cell>
          <table:table-cell table:style-name="Table26.A1" office:value-type="string">
            <text:p text:style-name="P5">-0.125<text:span text:style-name="T5">***</text:span> <text:bookmark text:name="TBL-000008-26-"/><text:bookmark text:name="TBL-000008-26-1"/></text:p>
          </table:table-cell>
        </table:table-row>
        <table:table-row>
          <table:table-cell table:style-name="Table26.A1" office:value-type="string">
            <text:p text:style-name="P3">  <text:bookmark text:name="TBL-000008-26-2"/></text:p>
          </table:table-cell>
          <table:table-cell table:style-name="Table26.A1" office:value-type="string">
            <text:p text:style-name="P5">(0.053) <text:bookmark text:name="TBL-000008-26-3"/></text:p>
          </table:table-cell>
          <table:table-cell table:style-name="Table26.A1" office:value-type="string">
            <text:p text:style-name="P5">(0.044) <text:bookmark text:name="TBL-000008-27-"/><text:bookmark text:name="TBL-000008-27-1"/></text:p>
          </table:table-cell>
        </table:table-row>
        <table:table-row>
          <table:table-cell table:style-name="Table26.A1" office:value-type="string">
            <text:p text:style-name="P3"> Income Tax Nbr <text:bookmark text:name="TBL-000008-27-2"/></text:p>
          </table:table-cell>
          <table:table-cell table:style-name="Table26.A1" office:value-type="string">
            <text:p text:style-name="P5">0.076<text:span text:style-name="T5">*</text:span> <text:bookmark text:name="TBL-000008-27-3"/></text:p>
          </table:table-cell>
          <table:table-cell table:style-name="Table26.A1" office:value-type="string">
            <text:p text:style-name="P5">0.057<text:span text:style-name="T5">*</text:span> <text:bookmark text:name="TBL-000008-28-"/><text:bookmark text:name="TBL-000008-28-1"/></text:p>
          </table:table-cell>
        </table:table-row>
        <table:table-row>
          <table:table-cell table:style-name="Table26.A1" office:value-type="string">
            <text:p text:style-name="P3">  <text:bookmark text:name="TBL-000008-28-2"/></text:p>
          </table:table-cell>
          <table:table-cell table:style-name="Table26.A1" office:value-type="string">
            <text:p text:style-name="P5">(0.039) <text:bookmark text:name="TBL-000008-28-3"/></text:p>
          </table:table-cell>
          <table:table-cell table:style-name="Table26.A1" office:value-type="string">
            <text:p text:style-name="P5">(0.032) <text:bookmark text:name="TBL-000008-29-"/><text:bookmark text:name="TBL-000008-29-1"/></text:p>
          </table:table-cell>
        </table:table-row>
        <table:table-row>
          <table:table-cell table:style-name="Table26.A1" office:value-type="string">
            <text:p text:style-name="P3"> Capital Gains Tax Sub <text:bookmark text:name="TBL-000008-29-2"/></text:p>
          </table:table-cell>
          <table:table-cell table:style-name="Table26.A1" office:value-type="string">
            <text:p text:style-name="P5">0.037 <text:bookmark text:name="TBL-000008-29-3"/></text:p>
          </table:table-cell>
          <table:table-cell table:style-name="Table26.A1" office:value-type="string">
            <text:p text:style-name="P5">0.025 <text:bookmark text:name="TBL-000008-30-"/><text:bookmark text:name="TBL-000008-30-1"/></text:p>
          </table:table-cell>
        </table:table-row>
        <table:table-row>
          <table:table-cell table:style-name="Table26.A1" office:value-type="string">
            <text:p text:style-name="P3">  <text:bookmark text:name="TBL-000008-30-2"/></text:p>
          </table:table-cell>
          <table:table-cell table:style-name="Table26.A1" office:value-type="string">
            <text:p text:style-name="P5">(0.034) <text:bookmark text:name="TBL-000008-30-3"/></text:p>
          </table:table-cell>
          <table:table-cell table:style-name="Table26.A1" office:value-type="string">
            <text:p text:style-name="P5">(0.031) <text:bookmark text:name="TBL-000008-31-"/><text:bookmark text:name="TBL-000008-31-1"/><text:soft-page-break/></text:p>
          </table:table-cell>
        </table:table-row>
        <table:table-row>
          <table:table-cell table:style-name="Table26.A1" office:value-type="string">
            <text:p text:style-name="P3"> Capital Gains Tax nbr <text:bookmark text:name="TBL-000008-31-2"/></text:p>
          </table:table-cell>
          <table:table-cell table:style-name="Table26.A1" office:value-type="string">
            <text:p text:style-name="P5">-0.069<text:span text:style-name="T5">**</text:span><text:bookmark text:name="TBL-000008-31-3"/></text:p>
          </table:table-cell>
          <table:table-cell table:style-name="Table26.A1" office:value-type="string">
            <text:p text:style-name="P5">-0.047 <text:bookmark text:name="TBL-000008-32-"/><text:bookmark text:name="TBL-000008-32-1"/></text:p>
          </table:table-cell>
        </table:table-row>
        <table:table-row>
          <table:table-cell table:style-name="Table26.A1" office:value-type="string">
            <text:p text:style-name="P3">  <text:bookmark text:name="TBL-000008-32-2"/></text:p>
          </table:table-cell>
          <table:table-cell table:style-name="Table26.A1" office:value-type="string">
            <text:p text:style-name="P5">(0.034) <text:bookmark text:name="TBL-000008-32-3"/></text:p>
          </table:table-cell>
          <table:table-cell table:style-name="Table26.A1" office:value-type="string">
            <text:p text:style-name="P5">(0.031) <text:bookmark text:name="TBL-000008-33-"/><text:bookmark text:name="TBL-000008-33-1"/></text:p>
          </table:table-cell>
        </table:table-row>
        <table:table-row>
          <table:table-cell table:style-name="Table26.A1" office:value-type="string">
            <text:p text:style-name="P3"> Sales Tax Sub <text:bookmark text:name="TBL-000008-33-2"/></text:p>
          </table:table-cell>
          <table:table-cell table:style-name="Table26.A1" office:value-type="string">
            <text:p text:style-name="P5">-0.149<text:span text:style-name="T5">***</text:span><text:bookmark text:name="TBL-000008-33-3"/></text:p>
          </table:table-cell>
          <table:table-cell table:style-name="Table26.A1" office:value-type="string">
            <text:p text:style-name="P5">-0.142<text:span text:style-name="T5">***</text:span> <text:bookmark text:name="TBL-000008-34-"/><text:bookmark text:name="TBL-000008-34-1"/></text:p>
          </table:table-cell>
        </table:table-row>
        <table:table-row>
          <table:table-cell table:style-name="Table26.A1" office:value-type="string">
            <text:p text:style-name="P3">  <text:bookmark text:name="TBL-000008-34-2"/></text:p>
          </table:table-cell>
          <table:table-cell table:style-name="Table26.A1" office:value-type="string">
            <text:p text:style-name="P5">(0.044) <text:bookmark text:name="TBL-000008-34-3"/></text:p>
          </table:table-cell>
          <table:table-cell table:style-name="Table26.A1" office:value-type="string">
            <text:p text:style-name="P5">(0.041) <text:bookmark text:name="TBL-000008-35-"/><text:bookmark text:name="TBL-000008-35-1"/></text:p>
          </table:table-cell>
        </table:table-row>
        <table:table-row>
          <table:table-cell table:style-name="Table26.A1" office:value-type="string">
            <text:p text:style-name="P3"> Sales Tax Nbr <text:bookmark text:name="TBL-000008-35-2"/></text:p>
          </table:table-cell>
          <table:table-cell table:style-name="Table26.A1" office:value-type="string">
            <text:p text:style-name="P5">0.036 <text:bookmark text:name="TBL-000008-35-3"/></text:p>
          </table:table-cell>
          <table:table-cell table:style-name="Table26.A1" office:value-type="string">
            <text:p text:style-name="P5">0.005 <text:bookmark text:name="TBL-000008-36-"/><text:bookmark text:name="TBL-000008-36-1"/></text:p>
          </table:table-cell>
        </table:table-row>
        <table:table-row>
          <table:table-cell table:style-name="Table26.A1" office:value-type="string">
            <text:p text:style-name="P3">  <text:bookmark text:name="TBL-000008-36-2"/></text:p>
          </table:table-cell>
          <table:table-cell table:style-name="Table26.A1" office:value-type="string">
            <text:p text:style-name="P5">(0.045) <text:bookmark text:name="TBL-000008-36-3"/></text:p>
          </table:table-cell>
          <table:table-cell table:style-name="Table26.A1" office:value-type="string">
            <text:p text:style-name="P5">(0.045) <text:bookmark text:name="TBL-000008-37-"/><text:bookmark text:name="TBL-000008-37-1"/></text:p>
          </table:table-cell>
        </table:table-row>
        <table:table-row>
          <table:table-cell table:style-name="Table26.A1" office:value-type="string">
            <text:p text:style-name="P3"> Corp Tax Sub <text:bookmark text:name="TBL-000008-37-2"/></text:p>
          </table:table-cell>
          <table:table-cell table:style-name="Table26.A1" office:value-type="string">
            <text:p text:style-name="P5">0.026 <text:bookmark text:name="TBL-000008-37-3"/></text:p>
          </table:table-cell>
          <table:table-cell table:style-name="Table26.A1" office:value-type="string">
            <text:p text:style-name="P5">0.029 <text:bookmark text:name="TBL-000008-38-"/><text:bookmark text:name="TBL-000008-38-1"/></text:p>
          </table:table-cell>
        </table:table-row>
        <table:table-row>
          <table:table-cell table:style-name="Table26.A1" office:value-type="string">
            <text:p text:style-name="P3">  <text:bookmark text:name="TBL-000008-38-2"/></text:p>
          </table:table-cell>
          <table:table-cell table:style-name="Table26.A1" office:value-type="string">
            <text:p text:style-name="P5">(0.028) <text:bookmark text:name="TBL-000008-38-3"/></text:p>
          </table:table-cell>
          <table:table-cell table:style-name="Table26.A1" office:value-type="string">
            <text:p text:style-name="P5">(0.027) <text:bookmark text:name="TBL-000008-39-"/><text:bookmark text:name="TBL-000008-39-1"/></text:p>
          </table:table-cell>
        </table:table-row>
        <table:table-row>
          <table:table-cell table:style-name="Table26.A1" office:value-type="string">
            <text:p text:style-name="P3"> Corp Tax Nbr <text:bookmark text:name="TBL-000008-39-2"/></text:p>
          </table:table-cell>
          <table:table-cell table:style-name="Table26.A1" office:value-type="string">
            <text:p text:style-name="P5">0.011 <text:bookmark text:name="TBL-000008-39-3"/></text:p>
          </table:table-cell>
          <table:table-cell table:style-name="Table26.A1" office:value-type="string">
            <text:p text:style-name="P5">0.001 <text:bookmark text:name="TBL-000008-40-"/><text:bookmark text:name="TBL-000008-40-1"/></text:p>
          </table:table-cell>
        </table:table-row>
        <table:table-row>
          <table:table-cell table:style-name="Table26.A1" office:value-type="string">
            <text:p text:style-name="P3">  <text:bookmark text:name="TBL-000008-40-2"/></text:p>
          </table:table-cell>
          <table:table-cell table:style-name="Table26.A1" office:value-type="string">
            <text:p text:style-name="P5">(0.023) <text:bookmark text:name="TBL-000008-40-3"/></text:p>
          </table:table-cell>
          <table:table-cell table:style-name="Table26.A1" office:value-type="string">
            <text:p text:style-name="P5">(0.024) <text:bookmark text:name="TBL-000008-41-"/><text:bookmark text:name="TBL-000008-41-1"/></text:p>
          </table:table-cell>
        </table:table-row>
        <table:table-row>
          <table:table-cell table:style-name="Table26.A1" office:value-type="string">
            <text:p text:style-name="P3"> Workers Comp Tax Sub <text:bookmark text:name="TBL-000008-41-2"/></text:p>
          </table:table-cell>
          <table:table-cell table:style-name="Table26.A1" office:value-type="string">
            <text:p text:style-name="P5">-0.142 <text:bookmark text:name="TBL-000008-41-3"/></text:p>
          </table:table-cell>
          <table:table-cell table:style-name="Table26.A1" office:value-type="string">
            <text:p text:style-name="P5">-0.113 <text:bookmark text:name="TBL-000008-42-"/><text:bookmark text:name="TBL-000008-42-1"/></text:p>
          </table:table-cell>
        </table:table-row>
        <table:table-row>
          <table:table-cell table:style-name="Table26.A1" office:value-type="string">
            <text:p text:style-name="P3">  <text:bookmark text:name="TBL-000008-42-2"/></text:p>
          </table:table-cell>
          <table:table-cell table:style-name="Table26.A1" office:value-type="string">
            <text:p text:style-name="P5">(0.131) <text:bookmark text:name="TBL-000008-42-3"/></text:p>
          </table:table-cell>
          <table:table-cell table:style-name="Table26.A1" office:value-type="string">
            <text:p text:style-name="P5">(0.120) <text:bookmark text:name="TBL-000008-43-"/><text:bookmark text:name="TBL-000008-43-1"/></text:p>
          </table:table-cell>
        </table:table-row>
        <table:table-row>
          <table:table-cell table:style-name="Table26.A1" office:value-type="string">
            <text:p text:style-name="P3"> Workers Comp Tax Nbr <text:bookmark text:name="TBL-000008-43-2"/></text:p>
          </table:table-cell>
          <table:table-cell table:style-name="Table26.A1" office:value-type="string">
            <text:p text:style-name="P5">-0.122 <text:bookmark text:name="TBL-000008-43-3"/></text:p>
          </table:table-cell>
          <table:table-cell table:style-name="Table26.A1" office:value-type="string">
            <text:p text:style-name="P5">-0.226 <text:bookmark text:name="TBL-000008-44-"/><text:bookmark text:name="TBL-000008-44-1"/></text:p>
          </table:table-cell>
        </table:table-row>
        <table:table-row>
          <table:table-cell table:style-name="Table26.A1" office:value-type="string">
            <text:p text:style-name="P3">  <text:bookmark text:name="TBL-000008-44-2"/></text:p>
          </table:table-cell>
          <table:table-cell table:style-name="Table26.A1" office:value-type="string">
            <text:p text:style-name="P5">(0.149) <text:bookmark text:name="TBL-000008-44-3"/></text:p>
          </table:table-cell>
          <table:table-cell table:style-name="Table26.A1" office:value-type="string">
            <text:p text:style-name="P5">(0.150) <text:bookmark text:name="TBL-000008-45-"/><text:bookmark text:name="TBL-000008-45-1"/></text:p>
          </table:table-cell>
        </table:table-row>
        <table:table-row>
          <table:table-cell table:style-name="Table26.A1" office:value-type="string">
            <text:p text:style-name="P3"> Unemp. Tax Sub <text:bookmark text:name="TBL-000008-45-2"/></text:p>
          </table:table-cell>
          <table:table-cell table:style-name="Table26.A1" office:value-type="string">
            <text:p text:style-name="P5">-0.018 <text:bookmark text:name="TBL-000008-45-3"/></text:p>
          </table:table-cell>
          <table:table-cell table:style-name="Table26.A1" office:value-type="string">
            <text:p text:style-name="P5">-0.059 <text:bookmark text:name="TBL-000008-46-"/><text:bookmark text:name="TBL-000008-46-1"/></text:p>
          </table:table-cell>
        </table:table-row>
        <table:table-row>
          <table:table-cell table:style-name="Table26.A1" office:value-type="string">
            <text:p text:style-name="P3">  <text:bookmark text:name="TBL-000008-46-2"/></text:p>
          </table:table-cell>
          <table:table-cell table:style-name="Table26.A1" office:value-type="string">
            <text:p text:style-name="P5">(0.043) <text:bookmark text:name="TBL-000008-46-3"/></text:p>
          </table:table-cell>
          <table:table-cell table:style-name="Table26.A1" office:value-type="string">
            <text:p text:style-name="P5">(0.044) <text:bookmark text:name="TBL-000008-47-"/><text:bookmark text:name="TBL-000008-47-1"/></text:p>
          </table:table-cell>
        </table:table-row>
        <table:table-row>
          <table:table-cell table:style-name="Table26.A1" office:value-type="string">
            <text:p text:style-name="P3"> Unemp. Tax Nbr <text:bookmark text:name="TBL-000008-47-2"/></text:p>
          </table:table-cell>
          <table:table-cell table:style-name="Table26.A1" office:value-type="string">
            <text:p text:style-name="P5">-0.014 <text:bookmark text:name="TBL-000008-47-3"/></text:p>
          </table:table-cell>
          <table:table-cell table:style-name="Table26.A1" office:value-type="string">
            <text:p text:style-name="P5">-0.023 <text:bookmark text:name="TBL-000008-48-"/><text:bookmark text:name="TBL-000008-48-1"/></text:p>
          </table:table-cell>
        </table:table-row>
        <table:table-row>
          <table:table-cell table:style-name="Table26.A1" office:value-type="string">
            <text:p text:style-name="P3">  <text:bookmark text:name="TBL-000008-48-2"/></text:p>
          </table:table-cell>
          <table:table-cell table:style-name="Table26.A1" office:value-type="string">
            <text:p text:style-name="P5">(0.076) <text:bookmark text:name="TBL-000008-48-3"/></text:p>
          </table:table-cell>
          <table:table-cell table:style-name="Table26.A1" office:value-type="string">
            <text:p text:style-name="P5">(0.057) <text:bookmark text:name="TBL-000008-49-"/><text:bookmark text:name="TBL-000008-49-1"/></text:p>
          </table:table-cell>
        </table:table-row>
        <table:table-row>
          <table:table-cell table:style-name="Table26.A1" office:value-type="string">
            <text:p text:style-name="P3"> Educ Spending Per Cap Sub <text:bookmark text:name="TBL-000008-49-2"/></text:p>
          </table:table-cell>
          <table:table-cell table:style-name="Table26.A1" office:value-type="string">
            <text:p text:style-name="P5">-0.0001 <text:bookmark text:name="TBL-000008-49-3"/></text:p>
          </table:table-cell>
          <table:table-cell table:style-name="Table26.A1" office:value-type="string">
            <text:p text:style-name="P5">-0.001 <text:bookmark text:name="TBL-000008-50-"/><text:bookmark text:name="TBL-000008-50-1"/></text:p>
          </table:table-cell>
        </table:table-row>
        <table:table-row>
          <table:table-cell table:style-name="Table26.A1" office:value-type="string">
            <text:p text:style-name="P3">  <text:bookmark text:name="TBL-000008-50-2"/></text:p>
          </table:table-cell>
          <table:table-cell table:style-name="Table26.A1" office:value-type="string">
            <text:p text:style-name="P5">(0.0004) <text:bookmark text:name="TBL-000008-50-3"/></text:p>
          </table:table-cell>
          <table:table-cell table:style-name="Table26.A1" office:value-type="string">
            <text:p text:style-name="P5">(0.0004) <text:bookmark text:name="TBL-000008-51-"/><text:bookmark text:name="TBL-000008-51-1"/></text:p>
          </table:table-cell>
        </table:table-row>
        <table:table-row>
          <table:table-cell table:style-name="Table26.A1" office:value-type="string">
            <text:p text:style-name="P3"> Educ Spending Per Cap Nbr <text:bookmark text:name="TBL-000008-51-2"/></text:p>
          </table:table-cell>
          <table:table-cell table:style-name="Table26.A1" office:value-type="string">
            <text:p text:style-name="P5">0.0002 <text:bookmark text:name="TBL-000008-51-3"/></text:p>
          </table:table-cell>
          <table:table-cell table:style-name="Table26.A1" office:value-type="string">
            <text:p text:style-name="P5">0.0001 <text:bookmark text:name="TBL-000008-52-"/><text:bookmark text:name="TBL-000008-52-1"/></text:p>
          </table:table-cell>
        </table:table-row>
        <table:table-row>
          <table:table-cell table:style-name="Table26.A1" office:value-type="string">
            <text:p text:style-name="P3">  <text:bookmark text:name="TBL-000008-52-2"/></text:p>
          </table:table-cell>
          <table:table-cell table:style-name="Table26.A1" office:value-type="string">
            <text:p text:style-name="P5">(0.0004) <text:bookmark text:name="TBL-000008-52-3"/></text:p>
          </table:table-cell>
          <table:table-cell table:style-name="Table26.A1" office:value-type="string">
            <text:p text:style-name="P5">(0.0004) <text:bookmark text:name="TBL-000008-53-"/><text:bookmark text:name="TBL-000008-53-1"/></text:p>
          </table:table-cell>
        </table:table-row>
        <table:table-row>
          <table:table-cell table:style-name="Table26.A1" office:value-type="string">
            <text:p text:style-name="P3"> Highway Spending Per Cap Sub <text:bookmark text:name="TBL-000008-53-2"/></text:p>
          </table:table-cell>
          <table:table-cell table:style-name="Table26.A1" office:value-type="string">
            <text:p text:style-name="P5">0.0004 <text:bookmark text:name="TBL-000008-53-3"/></text:p>
          </table:table-cell>
          <table:table-cell table:style-name="Table26.A1" office:value-type="string">
            <text:p text:style-name="P5">0.001 <text:bookmark text:name="TBL-000008-54-"/><text:bookmark text:name="TBL-000008-54-1"/></text:p>
          </table:table-cell>
        </table:table-row>
        <table:table-row>
          <table:table-cell table:style-name="Table26.A1" office:value-type="string">
            <text:p text:style-name="P3">  <text:bookmark text:name="TBL-000008-54-2"/></text:p>
          </table:table-cell>
          <table:table-cell table:style-name="Table26.A1" office:value-type="string">
            <text:p text:style-name="P5">(0.001) <text:bookmark text:name="TBL-000008-54-3"/></text:p>
          </table:table-cell>
          <table:table-cell table:style-name="Table26.A1" office:value-type="string">
            <text:p text:style-name="P5">(0.001) <text:bookmark text:name="TBL-000008-55-"/><text:bookmark text:name="TBL-000008-55-1"/></text:p>
          </table:table-cell>
        </table:table-row>
        <table:table-row>
          <table:table-cell table:style-name="Table26.A1" office:value-type="string">
            <text:p text:style-name="P3"> Highway Spending Per Cap Nbr <text:bookmark text:name="TBL-000008-55-2"/></text:p>
          </table:table-cell>
          <table:table-cell table:style-name="Table26.A1" office:value-type="string">
            <text:p text:style-name="P5">-0.001 <text:bookmark text:name="TBL-000008-55-3"/></text:p>
          </table:table-cell>
          <table:table-cell table:style-name="Table26.A1" office:value-type="string">
            <text:p text:style-name="P5">-0.0004 <text:bookmark text:name="TBL-000008-56-"/><text:bookmark text:name="TBL-000008-56-1"/></text:p>
          </table:table-cell>
        </table:table-row>
        <text:soft-page-break/>
        <table:table-row>
          <table:table-cell table:style-name="Table26.A1" office:value-type="string">
            <text:p text:style-name="P3">  <text:bookmark text:name="TBL-000008-56-2"/></text:p>
          </table:table-cell>
          <table:table-cell table:style-name="Table26.A1" office:value-type="string">
            <text:p text:style-name="P5">(0.001) <text:bookmark text:name="TBL-000008-56-3"/></text:p>
          </table:table-cell>
          <table:table-cell table:style-name="Table26.A1" office:value-type="string">
            <text:p text:style-name="P5">(0.001) <text:bookmark text:name="TBL-000008-57-"/><text:bookmark text:name="TBL-000008-57-1"/></text:p>
          </table:table-cell>
        </table:table-row>
        <table:table-row>
          <table:table-cell table:style-name="Table26.A1" office:value-type="string">
            <text:p text:style-name="P3"> Welfare Spending Per Cap Sub <text:bookmark text:name="TBL-000008-57-2"/></text:p>
          </table:table-cell>
          <table:table-cell table:style-name="Table26.A1" office:value-type="string">
            <text:p text:style-name="P5">0.001<text:span text:style-name="T5">**</text:span> <text:bookmark text:name="TBL-000008-57-3"/></text:p>
          </table:table-cell>
          <table:table-cell table:style-name="Table26.A1" office:value-type="string">
            <text:p text:style-name="P5">0.001<text:span text:style-name="T5">**</text:span> <text:bookmark text:name="TBL-000008-58-"/><text:bookmark text:name="TBL-000008-58-1"/></text:p>
          </table:table-cell>
        </table:table-row>
        <table:table-row>
          <table:table-cell table:style-name="Table26.A1" office:value-type="string">
            <text:p text:style-name="P3">  <text:bookmark text:name="TBL-000008-58-2"/></text:p>
          </table:table-cell>
          <table:table-cell table:style-name="Table26.A1" office:value-type="string">
            <text:p text:style-name="P5">(0.0003) <text:bookmark text:name="TBL-000008-58-3"/></text:p>
          </table:table-cell>
          <table:table-cell table:style-name="Table26.A1" office:value-type="string">
            <text:p text:style-name="P5">(0.0003) <text:bookmark text:name="TBL-000008-59-"/><text:bookmark text:name="TBL-000008-59-1"/></text:p>
          </table:table-cell>
        </table:table-row>
        <table:table-row>
          <table:table-cell table:style-name="Table26.A1" office:value-type="string">
            <text:p text:style-name="P3"> Welfare Spending Per Cap Sub <text:bookmark text:name="TBL-000008-59-2"/></text:p>
          </table:table-cell>
          <table:table-cell table:style-name="Table26.A1" office:value-type="string">
            <text:p text:style-name="P5">-0.0005 <text:bookmark text:name="TBL-000008-59-3"/></text:p>
          </table:table-cell>
          <table:table-cell table:style-name="Table26.A1" office:value-type="string">
            <text:p text:style-name="P5">-0.0003 <text:bookmark text:name="TBL-000008-60-"/><text:bookmark text:name="TBL-000008-60-1"/></text:p>
          </table:table-cell>
        </table:table-row>
        <table:table-row>
          <table:table-cell table:style-name="Table26.A1" office:value-type="string">
            <text:p text:style-name="P3">  <text:bookmark text:name="TBL-000008-60-2"/></text:p>
          </table:table-cell>
          <table:table-cell table:style-name="Table26.A1" office:value-type="string">
            <text:p text:style-name="P5">(0.0003) <text:bookmark text:name="TBL-000008-60-3"/></text:p>
          </table:table-cell>
          <table:table-cell table:style-name="Table26.A1" office:value-type="string">
            <text:p text:style-name="P5">(0.0003) <text:bookmark text:name="TBL-000008-61-"/><text:bookmark text:name="TBL-000008-61-1"/></text:p>
          </table:table-cell>
        </table:table-row>
        <table:table-row>
          <table:table-cell table:style-name="Table26.A1" office:value-type="string">
            <text:p text:style-name="P3"> Constant <text:bookmark text:name="TBL-000008-61-2"/></text:p>
          </table:table-cell>
          <table:table-cell table:style-name="Table26.A1" office:value-type="string">
            <text:p text:style-name="P5">1.080 <text:bookmark text:name="TBL-000008-61-3"/></text:p>
          </table:table-cell>
          <table:table-cell table:style-name="Table26.A1" office:value-type="string">
            <text:p text:style-name="P5">1.670<text:span text:style-name="T5">**</text:span> <text:bookmark text:name="TBL-000008-62-"/><text:bookmark text:name="TBL-000008-62-1"/></text:p>
          </table:table-cell>
        </table:table-row>
        <table:table-row>
          <table:table-cell table:style-name="Table26.A1" office:value-type="string">
            <text:p text:style-name="P3">  <text:bookmark text:name="TBL-000008-62-2"/></text:p>
          </table:table-cell>
          <table:table-cell table:style-name="Table26.A1" office:value-type="string">
            <text:p text:style-name="P5">(0.863) <text:bookmark text:name="TBL-000008-62-3"/></text:p>
          </table:table-cell>
          <table:table-cell table:style-name="Table26.A1" office:value-type="string">
            <text:p text:style-name="P5">(0.764) </text:p>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text:bookmark text:name="TBL-000008-63-"/><text:bookmark text:name="TBL-000008-63-1"/></text:p>
          </table:table-cell>
        </table:table-row>
        <table:table-row>
          <table:table-cell table:style-name="Table26.A1" office:value-type="string">
            <text:p text:style-name="P3">  <text:bookmark text:name="TBL-000008-64-"/><text:bookmark text:name="TBL-000008-64-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0008-64-"/><text:bookmark text:name="TBL-0000008-64-1"/></text:p>
          </table:table-cell>
          <table:covered-table-cell/>
          <table:covered-table-cell/>
        </table:table-row>
        <table:table-row>
          <table:table-cell table:style-name="Table26.A1" office:value-type="string">
            <text:p text:style-name="P4"><text:bookmark text:name="TBL-0000008-65-"/><text:bookmark text:name="TBL-0000008-65-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008-66-"/><text:bookmark text:name="TBL-0000008-66-1"/></text:p>
          </table:table-cell>
          <table:table-cell table:number-columns-spanned="2" office:value-type="string">
            <text:p text:style-name="P4"/>
          </table:table-cell>
          <table:covered-table-cell/>
        </table:table-row>
        <table:table-row>
          <table:table-cell table:style-name="Table26.A1" office:value-type="string">
            <text:p text:style-name="P3"> amenities <text:bookmark text:name="TBL-0000008-66-2"/></text:p>
          </table:table-cell>
          <table:table-cell table:style-name="Table26.A1" office:value-type="string">
            <text:p text:style-name="P5">Yes <text:bookmark text:name="TBL-0000008-66-3"/></text:p>
          </table:table-cell>
          <table:table-cell table:style-name="Table26.A1" office:value-type="string">
            <text:p text:style-name="P5">No </text:p>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text:bookmark text:name="TBL-0000008-67-"/><text:bookmark text:name="TBL-0000008-67-1"/></text:p>
          </table:table-cell>
        </table:table-row>
        <table:table-row>
          <table:table-cell table:style-name="Table26.A1" office:value-type="string">
            <text:p text:style-name="P3">  <text:bookmark text:name="TBL-0000008-68-"/><text:bookmark text:name="TBL-0000008-68-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00008-68-"/><text:bookmark text:name="TBL-00000008-68-1"/></text:p>
          </table:table-cell>
          <table:covered-table-cell/>
          <table:covered-table-cell/>
        </table:table-row>
        <table:table-row>
          <table:table-cell table:style-name="Table26.A1" office:value-type="string">
            <text:p text:style-name="P4"><text:bookmark text:name="TBL-00000008-69-"/><text:bookmark text:name="TBL-00000008-69-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0008-70-"/><text:bookmark text:name="TBL-00000008-70-1"/></text:p>
          </table:table-cell>
          <table:table-cell table:number-columns-spanned="2" office:value-type="string">
            <text:p text:style-name="P4"/>
          </table:table-cell>
          <table:covered-table-cell/>
        </table:table-row>
        <table:table-row>
          <table:table-cell table:style-name="Table26.A1" office:value-type="string">
            <text:p text:style-name="P3"> Observations <text:bookmark text:name="TBL-00000008-70-2"/></text:p>
          </table:table-cell>
          <table:table-cell table:style-name="Table26.A1" office:value-type="string">
            <text:p text:style-name="P5">13,115 <text:bookmark text:name="TBL-00000008-70-3"/></text:p>
          </table:table-cell>
          <table:table-cell table:style-name="Table26.A1" office:value-type="string">
            <text:p text:style-name="P5">13,115 <text:bookmark text:name="TBL-00000008-71-"/><text:bookmark text:name="TBL-00000008-71-1"/></text:p>
          </table:table-cell>
        </table:table-row>
        <table:table-row>
          <table:table-cell table:style-name="Table26.A1" office:value-type="string">
            <text:p text:style-name="P3"> R<text:span text:style-name="T5">2</text:span> <text:bookmark text:name="TBL-00000008-71-2"/></text:p>
          </table:table-cell>
          <table:table-cell table:style-name="Table26.A1" office:value-type="string">
            <text:p text:style-name="P5">0.098 <text:bookmark text:name="TBL-00000008-71-3"/></text:p>
          </table:table-cell>
          <table:table-cell table:style-name="Table26.A1" office:value-type="string">
            <text:p text:style-name="P5">0.053 </text:p>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
          </table:table-cell>
        </table:table-row>
        <table:table-row>
          <table:table-cell table:style-name="Table26.A1" office:value-type="string">
            <text:p text:style-name="Horizontal_20_Line"/>
          </table:table-cell>
          <table:table-cell table:style-name="Table26.A1" office:value-type="string">
            <text:p text:style-name="Horizontal_20_Line"/>
          </table:table-cell>
          <table:table-cell table:style-name="Table26.A1" office:value-type="string">
            <text:p text:style-name="Horizontal_20_Line"><text:bookmark text:name="TBL-00000008-72-"/><text:bookmark text:name="TBL-00000008-72-1"/></text:p>
          </table:table-cell>
        </table:table-row>
        <table:table-row>
          <table:table-cell table:style-name="Table26.A1" office:value-type="string">
            <text:p text:style-name="P3">  <text:bookmark text:name="TBL-00000008-73-"/><text:bookmark text:name="TBL-00000008-73-1"/></text:p>
          </table:table-cell>
          <table:table-cell table:number-columns-spanned="2" office:value-type="string">
            <text:p text:style-name="P4"/>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row>
          <table:table-cell table:style-name="Table26.A1" table:number-columns-spanned="3" office:value-type="string">
            <text:p text:style-name="P4"><text:bookmark text:name="TBL-000000008-73-"/><text:bookmark text:name="TBL-000000008-73-1"/></text:p>
          </table:table-cell>
          <table:covered-table-cell/>
          <table:covered-table-cell/>
        </table:table-row>
        <table:table-row>
          <table:table-cell table:style-name="Table26.A1" office:value-type="string">
            <text:p text:style-name="P4"><text:bookmark text:name="TBL-000000008-74-"/><text:bookmark text:name="TBL-000000008-74-1"/></text:p>
          </table:table-cell>
          <table:table-cell table:number-columns-spanned="2" office:value-type="string">
            <text:p text:style-name="P4"/>
          </table:table-cell>
          <table:covered-table-cell/>
        </table:table-row>
        <table:table-row>
          <table:table-cell table:style-name="Table26.A1" office:value-type="string">
            <text:p text:style-name="P3">  <text:bookmark text:name="TBL-000000008-75-"/><text:bookmark text:name="TBL-000000008-75-1"/></text:p>
          </table:table-cell>
          <table:table-cell table:number-columns-spanned="2" office:value-type="string">
            <text:p text:style-name="P4"/>
          </table:table-cell>
          <table:covered-table-cell/>
        </table:table-row>
        <text:soft-page-break/>
        <table:table-row>
          <table:table-cell table:style-name="Table26.A1" office:value-type="string">
            <text:p text:style-name="P3"> <text:span text:style-name="T2">Note: </text:span><text:bookmark text:name="TBL-000000008-75-2"/></text:p>
          </table:table-cell>
          <table:table-cell table:style-name="Table26.A1" table:number-columns-spanned="2" office:value-type="string">
            <text:p text:style-name="P13"><text:span text:style-name="T5">*</text:span>p<text:span text:style-name="T2">&lt;</text:span>0.1; <text:span text:style-name="T5">**</text:span>p<text:span text:style-name="T2">&lt;</text:span>0.05; <text:span text:style-name="T5">***</text:span>p<text:span text:style-name="T2">&lt;</text:span>0.01<text:bookmark text:name="TBL-000000008-76-"/><text:bookmark text:name="TBL-000000008-76-1"/></text:p>
          </table:table-cell>
          <table:covered-table-cell/>
        </table:table-row>
        <table:table-row>
          <table:table-cell table:style-name="Table26.A1" office:value-type="string">
            <text:p text:style-name="P3">  <text:bookmark text:name="TBL-000000008-76-2"/></text:p>
          </table:table-cell>
          <table:table-cell table:style-name="Table26.A1" table:number-columns-spanned="2" office:value-type="string">
            <text:p text:style-name="P13">Each model is estimated with Ordinary Least Squares<text:bookmark text:name="TBL-000000008-77-"/><text:bookmark text:name="TBL-000000008-77-1"/></text:p>
          </table:table-cell>
          <table:covered-table-cell/>
        </table:table-row>
        <table:table-row>
          <table:table-cell table:style-name="Table26.A1" office:value-type="string">
            <text:p text:style-name="P3">  <text:bookmark text:name="TBL-000000008-77-2"/></text:p>
          </table:table-cell>
          <table:table-cell table:style-name="Table26.A1" table:number-columns-spanned="2" office:value-type="string">
            <text:p text:style-name="P13">with clustered standard errors at the state-pair level.<text:bookmark text:name="TBL-000000008-78-"/><text:bookmark text:name="TBL-000000008-78-1"/></text:p>
          </table:table-cell>
          <table:covered-table-cell/>
        </table:table-row>
        <table:table-row>
          <table:table-cell table:style-name="Table26.A1" office:value-type="string">
            <text:p text:style-name="P3">  <text:bookmark text:name="TBL-000000008-78-2"/></text:p>
          </table:table-cell>
          <table:table-cell table:style-name="Table26.A1" table:number-columns-spanned="2" office:value-type="string">
            <text:p text:style-name="P13">coefficient values and standard errors are reported.<text:bookmark text:name="TBL-000000008-79-"/><text:bookmark text:name="TBL-000000008-79-1"/></text:p>
          </table:table-cell>
          <table:covered-table-cell/>
        </table:table-row>
        <table:table-row>
          <table:table-cell table:style-name="Table26.A1" office:value-type="string">
            <text:p text:style-name="P3">  </text:p>
          </table:table-cell>
          <table:table-cell table:number-columns-spanned="2" office:value-type="string">
            <text:p text:style-name="P4"/>
          </table:table-cell>
          <table:covered-table-cell/>
        </table:table-row>
      </table:table>
      <text:p text:style-name="Horizontal_20_Line"/>
      <text:p text:style-name="Horizontal_20_Line"><text:bookmark text:name="x1-220118"/><office:annotation><dc:date>2016-02-12T14:14:37.881001320</dc:date><text:list text:continue-numbering="true" text:style-name=""><text:list-item><text:p>&lt;!--l. 4--&gt;</text:p></text:list-item></text:list></office:annotation></text:p>
      <text:p text:style-name="P2">Table 8: F-Tests for Symmetry of Coefficients for Total Firm Start Ups</text:p>
      <text:p text:style-name="P1"><text:bookmark text:name="TBL-9"/><text:bookmark text:name="TBL-9-1g"/><text:bookmark text:name="TBL-9-1"/><text:bookmark text:name="TBL-9-2"/><text:bookmark text:name="TBL-9-3"/><text:bookmark text:name="TBL-9-1-"/><office:annotation><dc:date>2016-02-12T14:14:37.881246246</dc:date><text:list text:continue-numbering="true" text:style-name=""><text:list-item><text:p>&lt;!--tex4ht:label?: x1-220118 --&gt;</text:p></text:list-item></text:list></office:annotation></text:p>
      <table:table table:name="Table27" table:style-name="Table27">
        <table:table-column table:style-name="Table27.A"/>
        <table:table-column table:style-name="Table27.B"/>
        <table:table-column table:style-name="Table27.C"/>
        <table:table-row>
          <table:table-cell table:style-name="Table27.A1" office:value-type="string">
            <text:p text:style-name="P5"><text:bookmark text:name="TBL-9-1-1"/>  <text:bookmark text:name="TBL-9-2-"/><text:bookmark text:name="TBL-9-2-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row>
          <table:table-cell table:style-name="Table27.A1" table:number-columns-spanned="3" office:value-type="string">
            <text:p text:style-name="P4"><text:bookmark text:name="TBL-09-2-"/><text:bookmark text:name="TBL-09-2-1"/></text:p>
          </table:table-cell>
          <table:covered-table-cell/>
          <table:covered-table-cell/>
        </table:table-row>
        <table:table-row>
          <table:table-cell table:style-name="Table27.A1" office:value-type="string">
            <text:p text:style-name="P4"><text:bookmark text:name="TBL-09-3-"/><text:bookmark text:name="TBL-09-3-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row>
          <table:table-cell table:style-name="Table27.A1" office:value-type="string">
            <text:p text:style-name="Horizontal_20_Line"/>
          </table:table-cell>
          <table:table-cell table:style-name="Table27.A1" office:value-type="string">
            <text:p text:style-name="Horizontal_20_Line"/>
          </table:table-cell>
          <table:table-cell table:style-name="Table27.A1" office:value-type="string">
            <text:p text:style-name="Horizontal_20_Line"/>
          </table:table-cell>
        </table:table-row>
        <table:table-row>
          <table:table-cell table:style-name="Table27.A1" office:value-type="string">
            <text:p text:style-name="Horizontal_20_Line"/>
          </table:table-cell>
          <table:table-cell table:style-name="Table27.A1" office:value-type="string">
            <text:p text:style-name="Horizontal_20_Line"/>
          </table:table-cell>
          <table:table-cell table:style-name="Table27.A1" office:value-type="string">
            <text:p text:style-name="Horizontal_20_Line"><text:bookmark text:name="TBL-09-4-"/><text:bookmark text:name="TBL-09-4-1"/></text:p>
          </table:table-cell>
        </table:table-row>
        <table:table-row>
          <table:table-cell table:style-name="Table27.A1" office:value-type="string">
            <text:p text:style-name="P5"> <text:bookmark text:name="TBL-09-5-"/><text:bookmark text:name="TBL-09-5-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row>
          <table:table-cell table:style-name="Table27.A1" table:number-columns-spanned="3" office:value-type="string">
            <text:p text:style-name="P4"><text:bookmark text:name="TBL-009-5-"/><text:bookmark text:name="TBL-009-5-1"/></text:p>
          </table:table-cell>
          <table:covered-table-cell/>
          <table:covered-table-cell/>
        </table:table-row>
        <table:table-row>
          <table:table-cell table:style-name="Table27.A1" office:value-type="string">
            <text:p text:style-name="P4"><text:bookmark text:name="TBL-009-6-"/><text:bookmark text:name="TBL-009-6-1"/></text:p>
          </table:table-cell>
          <table:table-cell table:number-columns-spanned="2" office:value-type="string">
            <text:p text:style-name="P4"/>
          </table:table-cell>
          <table:covered-table-cell/>
        </table:table-row>
        <table:table-row>
          <table:table-cell table:style-name="Table27.A1" office:value-type="string">
            <text:p text:style-name="P5"> <text:bookmark text:name="TBL-009-7-"/><text:bookmark text:name="TBL-009-7-1"/></text:p>
          </table:table-cell>
          <table:table-cell table:number-columns-spanned="2" office:value-type="string">
            <text:p text:style-name="P4"/>
          </table:table-cell>
          <table:covered-table-cell/>
        </table:table-row>
        <table:table-row>
          <table:table-cell table:style-name="Table27.A1" office:value-type="string">
            <text:p text:style-name="P5">  Test <text:bookmark text:name="TBL-009-7-2"/></text:p>
          </table:table-cell>
          <table:table-cell table:style-name="Table27.A1" office:value-type="string">
            <text:p text:style-name="P5">F-Stat<text:bookmark text:name="TBL-009-7-3"/></text:p>
          </table:table-cell>
          <table:table-cell table:style-name="Table27.A1" office:value-type="string">
            <text:p text:style-name="P5">P(<text:span text:style-name="T2">&gt;</text:span>F)</text:p>
          </table:table-cell>
        </table:table-row>
        <table:table-row>
          <table:table-cell table:style-name="Table27.A1" office:value-type="string">
            <text:p text:style-name="Horizontal_20_Line"/>
          </table:table-cell>
          <table:table-cell table:style-name="Table27.A1" office:value-type="string">
            <text:p text:style-name="Horizontal_20_Line"/>
          </table:table-cell>
          <table:table-cell table:style-name="Table27.A1" office:value-type="string">
            <text:p text:style-name="Horizontal_20_Line"><text:bookmark text:name="TBL-009-8-"/><text:bookmark text:name="TBL-009-8-1"/></text:p>
          </table:table-cell>
        </table:table-row>
        <table:table-row>
          <table:table-cell table:style-name="Table27.A1" office:value-type="string">
            <text:p text:style-name="P5">  <text:bookmark text:name="TBL-009-9-"/><text:bookmark text:name="TBL-009-9-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row>
          <table:table-cell table:style-name="Table27.A1" table:number-columns-spanned="3" office:value-type="string">
            <text:p text:style-name="P4"><text:bookmark text:name="TBL-0009-9-"/><text:bookmark text:name="TBL-0009-9-1"/></text:p>
          </table:table-cell>
          <table:covered-table-cell/>
          <table:covered-table-cell/>
        </table:table-row>
        <table:table-row>
          <table:table-cell table:style-name="Table27.A1" office:value-type="string">
            <text:p text:style-name="P4"><text:bookmark text:name="TBL-0009-10-"/><text:bookmark text:name="TBL-0009-10-1"/></text:p>
          </table:table-cell>
          <table:table-cell table:number-columns-spanned="2" office:value-type="string">
            <text:p text:style-name="P4"/>
          </table:table-cell>
          <table:covered-table-cell/>
        </table:table-row>
        <table:table-row>
          <table:table-cell table:style-name="Table27.A1" office:value-type="string">
            <text:p text:style-name="P5">  <text:bookmark text:name="TBL-0009-11-"/><text:bookmark text:name="TBL-0009-11-1"/></text:p>
          </table:table-cell>
          <table:table-cell table:number-columns-spanned="2" office:value-type="string">
            <text:p text:style-name="P4"/>
          </table:table-cell>
          <table:covered-table-cell/>
        </table:table-row>
        <table:table-row>
          <table:table-cell table:style-name="Table27.A1" office:value-type="string">
            <text:p text:style-name="P5">  ptax_sub = -ptax_nbr<text:bookmark text:name="TBL-0009-11-2"/></text:p>
          </table:table-cell>
          <table:table-cell table:style-name="Table27.A1" office:value-type="string">
            <text:p text:style-name="P5">0.0064<text:bookmark text:name="TBL-0009-11-3"/></text:p>
          </table:table-cell>
          <table:table-cell table:style-name="Table27.A1" office:value-type="string">
            <text:p text:style-name="P5">0.9361<text:bookmark text:name="TBL-0009-12-"/><text:bookmark text:name="TBL-0009-12-1"/></text:p>
          </table:table-cell>
        </table:table-row>
        <text:soft-page-break/>
        <table:table-row>
          <table:table-cell table:style-name="Table27.A1" office:value-type="string">
            <text:p text:style-name="P5">  inctax_sub = -inctax_nbr <text:bookmark text:name="TBL-0009-12-2"/></text:p>
          </table:table-cell>
          <table:table-cell table:style-name="Table27.A1" office:value-type="string">
            <text:p text:style-name="P5">1.7426<text:bookmark text:name="TBL-0009-12-3"/></text:p>
          </table:table-cell>
          <table:table-cell table:style-name="Table27.A1" office:value-type="string">
            <text:p text:style-name="P5">0.1868<text:bookmark text:name="TBL-0009-13-"/><text:bookmark text:name="TBL-0009-13-1"/></text:p>
          </table:table-cell>
        </table:table-row>
        <table:table-row>
          <table:table-cell table:style-name="Table27.A1" office:value-type="string">
            <text:p text:style-name="P5">  capgntax_sub = -capgntax_nbr <text:bookmark text:name="TBL-0009-13-2"/></text:p>
          </table:table-cell>
          <table:table-cell table:style-name="Table27.A1" office:value-type="string">
            <text:p text:style-name="P5">0.3873<text:bookmark text:name="TBL-0009-13-3"/></text:p>
          </table:table-cell>
          <table:table-cell table:style-name="Table27.A1" office:value-type="string">
            <text:p text:style-name="P5">0.5337<text:bookmark text:name="TBL-0009-14-"/><text:bookmark text:name="TBL-0009-14-1"/></text:p>
          </table:table-cell>
        </table:table-row>
        <table:table-row>
          <table:table-cell table:style-name="Table27.A1" office:value-type="string">
            <text:p text:style-name="P5">  salestax_sub = -salestax_nbr <text:bookmark text:name="TBL-0009-14-2"/></text:p>
          </table:table-cell>
          <table:table-cell table:style-name="Table27.A1" office:value-type="string">
            <text:p text:style-name="P5">4.5658<text:bookmark text:name="TBL-0009-14-3"/></text:p>
          </table:table-cell>
          <table:table-cell table:style-name="Table27.A1" office:value-type="string">
            <text:p text:style-name="P5">0.0326<text:bookmark text:name="TBL-0009-15-"/><text:bookmark text:name="TBL-0009-15-1"/></text:p>
          </table:table-cell>
        </table:table-row>
        <table:table-row>
          <table:table-cell table:style-name="Table27.A1" office:value-type="string">
            <text:p text:style-name="P5">  corptax_sub = -corptax_nbr <text:bookmark text:name="TBL-0009-15-2"/></text:p>
          </table:table-cell>
          <table:table-cell table:style-name="Table27.A1" office:value-type="string">
            <text:p text:style-name="P5">0.6824<text:bookmark text:name="TBL-0009-15-3"/></text:p>
          </table:table-cell>
          <table:table-cell table:style-name="Table27.A1" office:value-type="string">
            <text:p text:style-name="P5">0.4088<text:bookmark text:name="TBL-0009-16-"/><text:bookmark text:name="TBL-0009-16-1"/></text:p>
          </table:table-cell>
        </table:table-row>
        <table:table-row>
          <table:table-cell table:style-name="Table27.A1" office:value-type="string">
            <text:p text:style-name="P5">  wctaxfixed_sub = -wctaxfixed_nbr <text:bookmark text:name="TBL-0009-16-2"/></text:p>
          </table:table-cell>
          <table:table-cell table:style-name="Table27.A1" office:value-type="string">
            <text:p text:style-name="P5">3.2369<text:bookmark text:name="TBL-0009-16-3"/></text:p>
          </table:table-cell>
          <table:table-cell table:style-name="Table27.A1" office:value-type="string">
            <text:p text:style-name="P5">0.072 <text:bookmark text:name="TBL-0009-17-"/><text:bookmark text:name="TBL-0009-17-1"/></text:p>
          </table:table-cell>
        </table:table-row>
        <table:table-row>
          <table:table-cell table:style-name="Table27.A1" office:value-type="string">
            <text:p text:style-name="P5">  uitaxrate_sub = -uitaxrate_nbr <text:bookmark text:name="TBL-0009-17-2"/></text:p>
          </table:table-cell>
          <table:table-cell table:style-name="Table27.A1" office:value-type="string">
            <text:p text:style-name="P5">1.8872<text:bookmark text:name="TBL-0009-17-3"/></text:p>
          </table:table-cell>
          <table:table-cell table:style-name="Table27.A1" office:value-type="string">
            <text:p text:style-name="P5">0.1695</text:p>
          </table:table-cell>
        </table:table-row>
        <table:table-row>
          <table:table-cell table:style-name="Table27.A1" office:value-type="string">
            <text:p text:style-name="Horizontal_20_Line"/>
          </table:table-cell>
          <table:table-cell table:style-name="Table27.A1" office:value-type="string">
            <text:p text:style-name="Horizontal_20_Line"/>
          </table:table-cell>
          <table:table-cell table:style-name="Table27.A1" office:value-type="string">
            <text:p text:style-name="Horizontal_20_Line"><text:bookmark text:name="TBL-0009-18-"/><text:bookmark text:name="TBL-0009-18-1"/></text:p>
          </table:table-cell>
        </table:table-row>
        <table:table-row>
          <table:table-cell table:style-name="Table27.A1" office:value-type="string">
            <text:p text:style-name="P5">  <text:bookmark text:name="TBL-0009-19-"/><text:bookmark text:name="TBL-0009-19-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row>
          <table:table-cell table:style-name="Table27.A1" table:number-columns-spanned="3" office:value-type="string">
            <text:p text:style-name="P4"><text:bookmark text:name="TBL-00009-19-"/><text:bookmark text:name="TBL-00009-19-1"/></text:p>
          </table:table-cell>
          <table:covered-table-cell/>
          <table:covered-table-cell/>
        </table:table-row>
        <table:table-row>
          <table:table-cell table:style-name="Table27.A1" office:value-type="string">
            <text:p text:style-name="P4"><text:bookmark text:name="TBL-00009-20-"/><text:bookmark text:name="TBL-00009-20-1"/></text:p>
          </table:table-cell>
          <table:table-cell table:number-columns-spanned="2" office:value-type="string">
            <text:p text:style-name="P4"/>
          </table:table-cell>
          <table:covered-table-cell/>
        </table:table-row>
        <table:table-row>
          <table:table-cell table:style-name="Table27.A1" office:value-type="string">
            <text:p text:style-name="P5">  <text:bookmark text:name="TBL-00009-21-"/><text:bookmark text:name="TBL-00009-21-1"/></text:p>
          </table:table-cell>
          <table:table-cell table:number-columns-spanned="2" office:value-type="string">
            <text:p text:style-name="P4"/>
          </table:table-cell>
          <table:covered-table-cell/>
        </table:table-row>
        <table:table-row>
          <table:table-cell table:style-name="Table27.A1" office:value-type="string">
            <text:p text:style-name="P5">  </text:p>
          </table:table-cell>
          <table:table-cell table:number-columns-spanned="2" office:value-type="string">
            <text:p text:style-name="P4"/>
          </table:table-cell>
          <table:covered-table-cell/>
        </table:table-row>
      </table:table>
      <text:p text:style-name="Horizontal_20_Line"/>
      <text:p text:style-name="Horizontal_20_Line"><text:bookmark text:name="x1-220129"/><office:annotation><dc:date>2016-02-12T14:14:37.887565212</dc:date><text:list text:continue-numbering="true" text:style-name=""><text:list-item><text:p>&lt;!--l. 4--&gt;</text:p></text:list-item></text:list></office:annotation></text:p>
      <text:p text:style-name="P2">Table 9: MSA Estates for Total Firm Births</text:p>
      <text:p text:style-name="P1"><text:bookmark text:name="TBL-10"/><text:bookmark text:name="TBL-10-1g"/><text:bookmark text:name="TBL-10-1"/><text:bookmark text:name="TBL-10-2"/><text:bookmark text:name="TBL-10-3"/><text:bookmark text:name="TBL-10-4"/><text:bookmark text:name="TBL-10-5"/><text:bookmark text:name="TBL-10-1-"/><office:annotation><dc:date>2016-02-12T14:14:37.887778359</dc:date><text:list text:continue-numbering="true" text:style-name=""><text:list-item><text:p>&lt;!--tex4ht:label?: x1-220129 --&gt;</text:p></text:list-item></text:list></office:annotation></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text:bookmark text:name="TBL-10-1-1"/>  <text:bookmark text:name="TBL-10-2-"/><text:bookmark text:name="TBL-10-2-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10-2-"/><text:bookmark text:name="TBL-010-2-1"/></text:p>
          </table:table-cell>
          <table:covered-table-cell/>
          <table:covered-table-cell/>
          <table:covered-table-cell/>
          <table:covered-table-cell/>
        </table:table-row>
        <table:table-row>
          <table:table-cell table:style-name="Table28.A1" office:value-type="string">
            <text:p text:style-name="P4"><text:bookmark text:name="TBL-010-3-"/><text:bookmark text:name="TBL-010-3-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text:bookmark text:name="TBL-010-4-"/><text:bookmark text:name="TBL-010-4-1"/></text:p>
          </table:table-cell>
        </table:table-row>
        <table:table-row>
          <table:table-cell table:style-name="Table28.A1" office:value-type="string">
            <text:p text:style-name="P3"> <text:bookmark text:name="TBL-010-5-"/><text:bookmark text:name="TBL-010-5-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10-5-"/><text:bookmark text:name="TBL-0010-5-1"/></text:p>
          </table:table-cell>
          <table:covered-table-cell/>
          <table:covered-table-cell/>
          <table:covered-table-cell/>
          <table:covered-table-cell/>
        </table:table-row>
        <table:table-row>
          <table:table-cell table:style-name="Table28.A1" office:value-type="string">
            <text:p text:style-name="P4"><text:bookmark text:name="TBL-0010-6-"/><text:bookmark text:name="TBL-0010-6-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10-7-"/><text:bookmark text:name="TBL-0010-7-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10-7-2"/></text:p>
          </table:table-cell>
          <table:table-cell table:style-name="Table28.A1" table:number-columns-spanned="3" office:value-type="string">
            <text:p text:style-name="P11">Dependent variable:</text:p>
            <text:p text:style-name="P7"/>
          </table:table-cell>
          <table:covered-table-cell/>
          <table:covered-table-cell/>
          <table:table-cell office:value-type="string">
            <text:p text:style-name="P4"/>
          </table:table-cell>
        </table:table-row>
        <table:table-row>
          <table:table-cell table:style-name="Table28.A1" office:value-type="string">
            <text:p text:style-name="P4"/>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text:bookmark text:name="TBL-0010-9-"/><text:bookmark text:name="TBL-0010-9-1"/></text:p>
          </table:table-cell>
        </table:table-row>
        <text:soft-page-break/>
        <table:table-row>
          <table:table-cell table:style-name="Table28.A1" office:value-type="string">
            <text:p text:style-name="P3">  <text:bookmark text:name="TBL-0010-10-"/><text:bookmark text:name="TBL-0010-10-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010-10-"/><text:bookmark text:name="TBL-00010-10-1"/></text:p>
          </table:table-cell>
          <table:covered-table-cell/>
          <table:covered-table-cell/>
          <table:covered-table-cell/>
          <table:covered-table-cell/>
        </table:table-row>
        <table:table-row>
          <table:table-cell table:style-name="Table28.A1" office:value-type="string">
            <text:p text:style-name="P4"><text:bookmark text:name="TBL-00010-11-"/><text:bookmark text:name="TBL-00010-11-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10-12-"/><text:bookmark text:name="TBL-00010-12-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10-12-2"/></text:p>
          </table:table-cell>
          <table:table-cell table:style-name="Table28.A1" table:number-columns-spanned="3" office:value-type="string">
            <text:p text:style-name="P9">births ratio</text:p>
            <text:p text:style-name="P7"><text:bookmark text:name="TBL-00010-13-"/><text:bookmark text:name="TBL-00010-13-1"/></text:p>
          </table:table-cell>
          <table:covered-table-cell/>
          <table:covered-table-cell/>
          <table:table-cell office:value-type="string">
            <text:p text:style-name="P4"/>
          </table:table-cell>
        </table:table-row>
        <table:table-row>
          <table:table-cell table:style-name="Table28.A1" office:value-type="string">
            <text:p text:style-name="P3">  <text:bookmark text:name="TBL-00010-13-2"/></text:p>
          </table:table-cell>
          <table:table-cell table:style-name="Table28.A1" office:value-type="string">
            <text:p text:style-name="P5">In a MSA<text:bookmark text:name="TBL-00010-13-3"/></text:p>
          </table:table-cell>
          <table:table-cell table:style-name="Table28.A1" office:value-type="string">
            <text:p text:style-name="P5">Same MSA<text:bookmark text:name="TBL-00010-13-4"/></text:p>
          </table:table-cell>
          <table:table-cell table:style-name="Table28.A1" office:value-type="string">
            <text:p text:style-name="P5">Jointly Urban<text:bookmark text:name="TBL-00010-13-5"/></text:p>
          </table:table-cell>
          <table:table-cell table:style-name="Table28.A1" office:value-type="string">
            <text:p text:style-name="P5">Jointly Rural<text:bookmark text:name="TBL-00010-14-"/><text:bookmark text:name="TBL-00010-14-1"/></text:p>
          </table:table-cell>
        </table:table-row>
        <table:table-row>
          <table:table-cell table:style-name="Table28.A1" office:value-type="string">
            <text:p text:style-name="P3">  <text:bookmark text:name="TBL-00010-15-"/><text:bookmark text:name="TBL-00010-15-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0010-15-"/><text:bookmark text:name="TBL-000010-15-1"/></text:p>
          </table:table-cell>
          <table:covered-table-cell/>
          <table:covered-table-cell/>
          <table:covered-table-cell/>
          <table:covered-table-cell/>
        </table:table-row>
        <table:table-row>
          <table:table-cell table:style-name="Table28.A1" office:value-type="string">
            <text:p text:style-name="P4"><text:bookmark text:name="TBL-000010-16-"/><text:bookmark text:name="TBL-000010-16-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010-17-"/><text:bookmark text:name="TBL-000010-17-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010-17-2"/></text:p>
          </table:table-cell>
          <table:table-cell table:style-name="Table28.A1" office:value-type="string">
            <text:p text:style-name="P5">(1) <text:bookmark text:name="TBL-000010-17-3"/></text:p>
          </table:table-cell>
          <table:table-cell table:style-name="Table28.A1" office:value-type="string">
            <text:p text:style-name="P5">(2) <text:bookmark text:name="TBL-000010-17-4"/></text:p>
          </table:table-cell>
          <table:table-cell table:style-name="Table28.A1" office:value-type="string">
            <text:p text:style-name="P5">(3) <text:bookmark text:name="TBL-000010-17-5"/></text:p>
          </table:table-cell>
          <table:table-cell table:style-name="Table28.A1" office:value-type="string">
            <text:p text:style-name="P5">(4) </text:p>
          </table: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text:bookmark text:name="TBL-000010-18-"/><text:bookmark text:name="TBL-000010-18-1"/></text:p>
          </table:table-cell>
        </table:table-row>
        <table:table-row>
          <table:table-cell table:style-name="Table28.A1" office:value-type="string">
            <text:p text:style-name="P3">  <text:bookmark text:name="TBL-000010-19-"/><text:bookmark text:name="TBL-000010-19-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00010-19-"/><text:bookmark text:name="TBL-0000010-19-1"/></text:p>
          </table:table-cell>
          <table:covered-table-cell/>
          <table:covered-table-cell/>
          <table:covered-table-cell/>
          <table:covered-table-cell/>
        </table:table-row>
        <table:table-row>
          <table:table-cell table:style-name="Table28.A1" office:value-type="string">
            <text:p text:style-name="P4"><text:bookmark text:name="TBL-0000010-20-"/><text:bookmark text:name="TBL-0000010-20-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0010-21-"/><text:bookmark text:name="TBL-0000010-21-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Property Tax Difference<text:bookmark text:name="TBL-0000010-21-2"/></text:p>
          </table:table-cell>
          <table:table-cell table:style-name="Table28.A1" office:value-type="string">
            <text:p text:style-name="P5">-0.339 <text:bookmark text:name="TBL-0000010-21-3"/></text:p>
          </table:table-cell>
          <table:table-cell table:style-name="Table28.A1" office:value-type="string">
            <text:p text:style-name="P5">-0.153 <text:bookmark text:name="TBL-0000010-21-4"/></text:p>
          </table:table-cell>
          <table:table-cell table:style-name="Table28.A1" office:value-type="string">
            <text:p text:style-name="P5">-0.205 <text:bookmark text:name="TBL-0000010-21-5"/></text:p>
          </table:table-cell>
          <table:table-cell table:style-name="Table28.A1" office:value-type="string">
            <text:p text:style-name="P5">-0.390<text:span text:style-name="T5">** </text:span><text:bookmark text:name="TBL-0000010-22-"/><text:bookmark text:name="TBL-0000010-22-1"/></text:p>
          </table:table-cell>
        </table:table-row>
        <table:table-row>
          <table:table-cell table:style-name="Table28.A1" office:value-type="string">
            <text:p text:style-name="P3">  <text:bookmark text:name="TBL-0000010-22-2"/></text:p>
          </table:table-cell>
          <table:table-cell table:style-name="Table28.A1" office:value-type="string">
            <text:p text:style-name="P5">(0.418) <text:bookmark text:name="TBL-0000010-22-3"/></text:p>
          </table:table-cell>
          <table:table-cell table:style-name="Table28.A1" office:value-type="string">
            <text:p text:style-name="P5">(0.614) <text:bookmark text:name="TBL-0000010-22-4"/></text:p>
          </table:table-cell>
          <table:table-cell table:style-name="Table28.A1" office:value-type="string">
            <text:p text:style-name="P5">(0.215) <text:bookmark text:name="TBL-0000010-22-5"/></text:p>
          </table:table-cell>
          <table:table-cell table:style-name="Table28.A1" office:value-type="string">
            <text:p text:style-name="P5">(0.174) <text:bookmark text:name="TBL-0000010-23-"/><text:bookmark text:name="TBL-0000010-23-1"/></text:p>
          </table:table-cell>
        </table:table-row>
        <table:table-row>
          <table:table-cell table:style-name="Table28.A1" office:value-type="string">
            <text:p text:style-name="P3"> Income Tax Difference <text:bookmark text:name="TBL-0000010-23-2"/></text:p>
          </table:table-cell>
          <table:table-cell table:style-name="Table28.A1" office:value-type="string">
            <text:p text:style-name="P5">-0.183<text:span text:style-name="T5">***</text:span><text:bookmark text:name="TBL-0000010-23-3"/></text:p>
          </table:table-cell>
          <table:table-cell table:style-name="Table28.A1" office:value-type="string">
            <text:p text:style-name="P5">-0.309<text:span text:style-name="T5">***</text:span> <text:bookmark text:name="TBL-0000010-23-4"/></text:p>
          </table:table-cell>
          <table:table-cell table:style-name="Table28.A1" office:value-type="string">
            <text:p text:style-name="P5">-0.124<text:span text:style-name="T5">***</text:span> <text:bookmark text:name="TBL-0000010-23-5"/></text:p>
          </table:table-cell>
          <table:table-cell table:style-name="Table28.A1" office:value-type="string">
            <text:p text:style-name="P5">-0.041 <text:bookmark text:name="TBL-0000010-24-"/><text:bookmark text:name="TBL-0000010-24-1"/></text:p>
          </table:table-cell>
        </table:table-row>
        <table:table-row>
          <table:table-cell table:style-name="Table28.A1" office:value-type="string">
            <text:p text:style-name="P3">  <text:bookmark text:name="TBL-0000010-24-2"/></text:p>
          </table:table-cell>
          <table:table-cell table:style-name="Table28.A1" office:value-type="string">
            <text:p text:style-name="P5">(0.068) <text:bookmark text:name="TBL-0000010-24-3"/></text:p>
          </table:table-cell>
          <table:table-cell table:style-name="Table28.A1" office:value-type="string">
            <text:p text:style-name="P5">(0.097) <text:bookmark text:name="TBL-0000010-24-4"/></text:p>
          </table:table-cell>
          <table:table-cell table:style-name="Table28.A1" office:value-type="string">
            <text:p text:style-name="P5">(0.042) <text:bookmark text:name="TBL-0000010-24-5"/></text:p>
          </table:table-cell>
          <table:table-cell table:style-name="Table28.A1" office:value-type="string">
            <text:p text:style-name="P5">(0.039) <text:bookmark text:name="TBL-0000010-25-"/><text:bookmark text:name="TBL-0000010-25-1"/></text:p>
          </table:table-cell>
        </table:table-row>
        <table:table-row>
          <table:table-cell table:style-name="Table28.A1" office:value-type="string">
            <text:p text:style-name="P3"> Capital Gains Tax Difference <text:bookmark text:name="TBL-0000010-25-2"/></text:p>
          </table:table-cell>
          <table:table-cell table:style-name="Table28.A1" office:value-type="string">
            <text:p text:style-name="P5">0.117<text:span text:style-name="T5">*</text:span> <text:bookmark text:name="TBL-0000010-25-3"/></text:p>
          </table:table-cell>
          <table:table-cell table:style-name="Table28.A1" office:value-type="string">
            <text:p text:style-name="P5">0.228<text:span text:style-name="T5">***</text:span> <text:bookmark text:name="TBL-0000010-25-4"/></text:p>
          </table:table-cell>
          <table:table-cell table:style-name="Table28.A1" office:value-type="string">
            <text:p text:style-name="P5">0.074<text:span text:style-name="T5">*</text:span> <text:bookmark text:name="TBL-0000010-25-5"/></text:p>
          </table:table-cell>
          <table:table-cell table:style-name="Table28.A1" office:value-type="string">
            <text:p text:style-name="P5">-0.019 <text:bookmark text:name="TBL-0000010-26-"/><text:bookmark text:name="TBL-0000010-26-1"/></text:p>
          </table:table-cell>
        </table:table-row>
        <table:table-row>
          <table:table-cell table:style-name="Table28.A1" office:value-type="string">
            <text:p text:style-name="P3">  <text:bookmark text:name="TBL-0000010-26-2"/></text:p>
          </table:table-cell>
          <table:table-cell table:style-name="Table28.A1" office:value-type="string">
            <text:p text:style-name="P5">(0.063) <text:bookmark text:name="TBL-0000010-26-3"/></text:p>
          </table:table-cell>
          <table:table-cell table:style-name="Table28.A1" office:value-type="string">
            <text:p text:style-name="P5">(0.077) <text:bookmark text:name="TBL-0000010-26-4"/></text:p>
          </table:table-cell>
          <table:table-cell table:style-name="Table28.A1" office:value-type="string">
            <text:p text:style-name="P5">(0.039) <text:bookmark text:name="TBL-0000010-26-5"/></text:p>
          </table:table-cell>
          <table:table-cell table:style-name="Table28.A1" office:value-type="string">
            <text:p text:style-name="P5">(0.026) <text:bookmark text:name="TBL-0000010-27-"/><text:bookmark text:name="TBL-0000010-27-1"/></text:p>
          </table:table-cell>
        </table:table-row>
        <table:table-row>
          <table:table-cell table:style-name="Table28.A1" office:value-type="string">
            <text:p text:style-name="P3"> Sales Tax Difference <text:bookmark text:name="TBL-0000010-27-2"/></text:p>
          </table:table-cell>
          <table:table-cell table:style-name="Table28.A1" office:value-type="string">
            <text:p text:style-name="P5">-0.132 <text:bookmark text:name="TBL-0000010-27-3"/></text:p>
          </table:table-cell>
          <table:table-cell table:style-name="Table28.A1" office:value-type="string">
            <text:p text:style-name="P5">-0.253<text:span text:style-name="T5">***</text:span> <text:bookmark text:name="TBL-0000010-27-4"/></text:p>
          </table:table-cell>
          <table:table-cell table:style-name="Table28.A1" office:value-type="string">
            <text:p text:style-name="P5">-0.125<text:span text:style-name="T5">***</text:span> <text:bookmark text:name="TBL-0000010-27-5"/></text:p>
          </table:table-cell>
          <table:table-cell table:style-name="Table28.A1" office:value-type="string">
            <text:p text:style-name="P5">-0.069 <text:bookmark text:name="TBL-0000010-28-"/><text:bookmark text:name="TBL-0000010-28-1"/></text:p>
          </table:table-cell>
        </table:table-row>
        <table:table-row>
          <table:table-cell table:style-name="Table28.A1" office:value-type="string">
            <text:p text:style-name="P3">  <text:bookmark text:name="TBL-0000010-28-2"/></text:p>
          </table:table-cell>
          <table:table-cell table:style-name="Table28.A1" office:value-type="string">
            <text:p text:style-name="P5">(0.086) <text:bookmark text:name="TBL-0000010-28-3"/></text:p>
          </table:table-cell>
          <table:table-cell table:style-name="Table28.A1" office:value-type="string">
            <text:p text:style-name="P5">(0.086) <text:bookmark text:name="TBL-0000010-28-4"/></text:p>
          </table:table-cell>
          <table:table-cell table:style-name="Table28.A1" office:value-type="string">
            <text:p text:style-name="P5">(0.048) <text:bookmark text:name="TBL-0000010-28-5"/></text:p>
          </table:table-cell>
          <table:table-cell table:style-name="Table28.A1" office:value-type="string">
            <text:p text:style-name="P5">(0.053) <text:bookmark text:name="TBL-0000010-29-"/><text:bookmark text:name="TBL-0000010-29-1"/></text:p>
          </table:table-cell>
        </table:table-row>
        <table:table-row>
          <table:table-cell table:style-name="Table28.A1" office:value-type="string">
            <text:p text:style-name="P3"> Corp Tax Difference <text:bookmark text:name="TBL-0000010-29-2"/></text:p>
          </table:table-cell>
          <table:table-cell table:style-name="Table28.A1" office:value-type="string">
            <text:p text:style-name="P5">0.020 <text:bookmark text:name="TBL-0000010-29-3"/></text:p>
          </table:table-cell>
          <table:table-cell table:style-name="Table28.A1" office:value-type="string">
            <text:p text:style-name="P5">0.031 <text:bookmark text:name="TBL-0000010-29-4"/></text:p>
          </table:table-cell>
          <table:table-cell table:style-name="Table28.A1" office:value-type="string">
            <text:p text:style-name="P5">-0.037 <text:bookmark text:name="TBL-0000010-29-5"/></text:p>
          </table:table-cell>
          <table:table-cell table:style-name="Table28.A1" office:value-type="string">
            <text:p text:style-name="P5">0.058<text:span text:style-name="T5">**</text:span> <text:bookmark text:name="TBL-0000010-30-"/><text:bookmark text:name="TBL-0000010-30-1"/></text:p>
          </table:table-cell>
        </table:table-row>
        <text:soft-page-break/>
        <table:table-row>
          <table:table-cell table:style-name="Table28.A1" office:value-type="string">
            <text:p text:style-name="P3">  <text:bookmark text:name="TBL-0000010-30-2"/></text:p>
          </table:table-cell>
          <table:table-cell table:style-name="Table28.A1" office:value-type="string">
            <text:p text:style-name="P5">(0.048) <text:bookmark text:name="TBL-0000010-30-3"/></text:p>
          </table:table-cell>
          <table:table-cell table:style-name="Table28.A1" office:value-type="string">
            <text:p text:style-name="P5">(0.073) <text:bookmark text:name="TBL-0000010-30-4"/></text:p>
          </table:table-cell>
          <table:table-cell table:style-name="Table28.A1" office:value-type="string">
            <text:p text:style-name="P5">(0.028) <text:bookmark text:name="TBL-0000010-30-5"/></text:p>
          </table:table-cell>
          <table:table-cell table:style-name="Table28.A1" office:value-type="string">
            <text:p text:style-name="P5">(0.026) <text:bookmark text:name="TBL-0000010-31-"/><text:bookmark text:name="TBL-0000010-31-1"/></text:p>
          </table:table-cell>
        </table:table-row>
        <table:table-row>
          <table:table-cell table:style-name="Table28.A1" office:value-type="string">
            <text:p text:style-name="P3"> Workers Comp Tax Difference <text:bookmark text:name="TBL-0000010-31-2"/></text:p>
          </table:table-cell>
          <table:table-cell table:style-name="Table28.A1" office:value-type="string">
            <text:p text:style-name="P5">0.425<text:span text:style-name="T5">**</text:span> <text:bookmark text:name="TBL-0000010-31-3"/></text:p>
          </table:table-cell>
          <table:table-cell table:style-name="Table28.A1" office:value-type="string">
            <text:p text:style-name="P5">0.438 <text:bookmark text:name="TBL-0000010-31-4"/></text:p>
          </table:table-cell>
          <table:table-cell table:style-name="Table28.A1" office:value-type="string">
            <text:p text:style-name="P5">0.149 <text:bookmark text:name="TBL-0000010-31-5"/></text:p>
          </table:table-cell>
          <table:table-cell table:style-name="Table28.A1" office:value-type="string">
            <text:p text:style-name="P5">-0.109 <text:bookmark text:name="TBL-0000010-32-"/><text:bookmark text:name="TBL-0000010-32-1"/></text:p>
          </table:table-cell>
        </table:table-row>
        <table:table-row>
          <table:table-cell table:style-name="Table28.A1" office:value-type="string">
            <text:p text:style-name="P3">  <text:bookmark text:name="TBL-0000010-32-2"/></text:p>
          </table:table-cell>
          <table:table-cell table:style-name="Table28.A1" office:value-type="string">
            <text:p text:style-name="P5">(0.182) <text:bookmark text:name="TBL-0000010-32-3"/></text:p>
          </table:table-cell>
          <table:table-cell table:style-name="Table28.A1" office:value-type="string">
            <text:p text:style-name="P5">(0.293) <text:bookmark text:name="TBL-0000010-32-4"/></text:p>
          </table:table-cell>
          <table:table-cell table:style-name="Table28.A1" office:value-type="string">
            <text:p text:style-name="P5">(0.131) <text:bookmark text:name="TBL-0000010-32-5"/></text:p>
          </table:table-cell>
          <table:table-cell table:style-name="Table28.A1" office:value-type="string">
            <text:p text:style-name="P5">(0.163) <text:bookmark text:name="TBL-0000010-33-"/><text:bookmark text:name="TBL-0000010-33-1"/></text:p>
          </table:table-cell>
        </table:table-row>
        <table:table-row>
          <table:table-cell table:style-name="Table28.A1" office:value-type="string">
            <text:p text:style-name="P3"> Unemp. Tax Difference <text:bookmark text:name="TBL-0000010-33-2"/></text:p>
          </table:table-cell>
          <table:table-cell table:style-name="Table28.A1" office:value-type="string">
            <text:p text:style-name="P5">0.098<text:span text:style-name="T5">*</text:span> <text:bookmark text:name="TBL-0000010-33-3"/></text:p>
          </table:table-cell>
          <table:table-cell table:style-name="Table28.A1" office:value-type="string">
            <text:p text:style-name="P5">0.084 <text:bookmark text:name="TBL-0000010-33-4"/></text:p>
          </table:table-cell>
          <table:table-cell table:style-name="Table28.A1" office:value-type="string">
            <text:p text:style-name="P5">0.031 <text:bookmark text:name="TBL-0000010-33-5"/></text:p>
          </table:table-cell>
          <table:table-cell table:style-name="Table28.A1" office:value-type="string">
            <text:p text:style-name="P5">-0.070 <text:bookmark text:name="TBL-0000010-34-"/><text:bookmark text:name="TBL-0000010-34-1"/></text:p>
          </table:table-cell>
        </table:table-row>
        <table:table-row>
          <table:table-cell table:style-name="Table28.A1" office:value-type="string">
            <text:p text:style-name="P3">  <text:bookmark text:name="TBL-0000010-34-2"/></text:p>
          </table:table-cell>
          <table:table-cell table:style-name="Table28.A1" office:value-type="string">
            <text:p text:style-name="P5">(0.060) <text:bookmark text:name="TBL-0000010-34-3"/></text:p>
          </table:table-cell>
          <table:table-cell table:style-name="Table28.A1" office:value-type="string">
            <text:p text:style-name="P5">(0.062) <text:bookmark text:name="TBL-0000010-34-4"/></text:p>
          </table:table-cell>
          <table:table-cell table:style-name="Table28.A1" office:value-type="string">
            <text:p text:style-name="P5">(0.048) <text:bookmark text:name="TBL-0000010-34-5"/></text:p>
          </table:table-cell>
          <table:table-cell table:style-name="Table28.A1" office:value-type="string">
            <text:p text:style-name="P5">(0.054) <text:bookmark text:name="TBL-0000010-35-"/><text:bookmark text:name="TBL-0000010-35-1"/></text:p>
          </table:table-cell>
        </table:table-row>
        <table:table-row>
          <table:table-cell table:style-name="Table28.A1" office:value-type="string">
            <text:p text:style-name="P3"> Educ Spending Per Cap Diff <text:bookmark text:name="TBL-0000010-35-2"/></text:p>
          </table:table-cell>
          <table:table-cell table:style-name="Table28.A1" office:value-type="string">
            <text:p text:style-name="P5">-0.001 <text:bookmark text:name="TBL-0000010-35-3"/></text:p>
          </table:table-cell>
          <table:table-cell table:style-name="Table28.A1" office:value-type="string">
            <text:p text:style-name="P5">-0.0004 <text:bookmark text:name="TBL-0000010-35-4"/></text:p>
          </table:table-cell>
          <table:table-cell table:style-name="Table28.A1" office:value-type="string">
            <text:p text:style-name="P5">-0.0001 <text:bookmark text:name="TBL-0000010-35-5"/></text:p>
          </table:table-cell>
          <table:table-cell table:style-name="Table28.A1" office:value-type="string">
            <text:p text:style-name="P5">-0.001<text:span text:style-name="T5">*</text:span> <text:bookmark text:name="TBL-0000010-36-"/><text:bookmark text:name="TBL-0000010-36-1"/></text:p>
          </table:table-cell>
        </table:table-row>
        <table:table-row>
          <table:table-cell table:style-name="Table28.A1" office:value-type="string">
            <text:p text:style-name="P3">  <text:bookmark text:name="TBL-0000010-36-2"/></text:p>
          </table:table-cell>
          <table:table-cell table:style-name="Table28.A1" office:value-type="string">
            <text:p text:style-name="P5">(0.001) <text:bookmark text:name="TBL-0000010-36-3"/></text:p>
          </table:table-cell>
          <table:table-cell table:style-name="Table28.A1" office:value-type="string">
            <text:p text:style-name="P5">(0.001) <text:bookmark text:name="TBL-0000010-36-4"/></text:p>
          </table:table-cell>
          <table:table-cell table:style-name="Table28.A1" office:value-type="string">
            <text:p text:style-name="P5">(0.0004) <text:bookmark text:name="TBL-0000010-36-5"/></text:p>
          </table:table-cell>
          <table:table-cell table:style-name="Table28.A1" office:value-type="string">
            <text:p text:style-name="P5">(0.0004) <text:bookmark text:name="TBL-0000010-37-"/><text:bookmark text:name="TBL-0000010-37-1"/></text:p>
          </table:table-cell>
        </table:table-row>
        <table:table-row>
          <table:table-cell table:style-name="Table28.A1" office:value-type="string">
            <text:p text:style-name="P3"> Highway Spending Per Cap Diff <text:bookmark text:name="TBL-0000010-37-2"/></text:p>
          </table:table-cell>
          <table:table-cell table:style-name="Table28.A1" office:value-type="string">
            <text:p text:style-name="P5">-0.002<text:span text:style-name="T5">*</text:span> <text:bookmark text:name="TBL-0000010-37-3"/></text:p>
          </table:table-cell>
          <table:table-cell table:style-name="Table28.A1" office:value-type="string">
            <text:p text:style-name="P5">-0.001 <text:bookmark text:name="TBL-0000010-37-4"/></text:p>
          </table:table-cell>
          <table:table-cell table:style-name="Table28.A1" office:value-type="string">
            <text:p text:style-name="P5">-0.00002 <text:bookmark text:name="TBL-0000010-37-5"/></text:p>
          </table:table-cell>
          <table:table-cell table:style-name="Table28.A1" office:value-type="string">
            <text:p text:style-name="P5">0.001<text:span text:style-name="T5">**</text:span> <text:bookmark text:name="TBL-0000010-38-"/><text:bookmark text:name="TBL-0000010-38-1"/></text:p>
          </table:table-cell>
        </table:table-row>
        <table:table-row>
          <table:table-cell table:style-name="Table28.A1" office:value-type="string">
            <text:p text:style-name="P3">  <text:bookmark text:name="TBL-0000010-38-2"/></text:p>
          </table:table-cell>
          <table:table-cell table:style-name="Table28.A1" office:value-type="string">
            <text:p text:style-name="P5">(0.001) <text:bookmark text:name="TBL-0000010-38-3"/></text:p>
          </table:table-cell>
          <table:table-cell table:style-name="Table28.A1" office:value-type="string">
            <text:p text:style-name="P5">(0.001) <text:bookmark text:name="TBL-0000010-38-4"/></text:p>
          </table:table-cell>
          <table:table-cell table:style-name="Table28.A1" office:value-type="string">
            <text:p text:style-name="P5">(0.001) <text:bookmark text:name="TBL-0000010-38-5"/></text:p>
          </table:table-cell>
          <table:table-cell table:style-name="Table28.A1" office:value-type="string">
            <text:p text:style-name="P5">(0.001) <text:bookmark text:name="TBL-0000010-39-"/><text:bookmark text:name="TBL-0000010-39-1"/></text:p>
          </table:table-cell>
        </table:table-row>
        <table:table-row>
          <table:table-cell table:style-name="Table28.A1" office:value-type="string">
            <text:p text:style-name="P3"> Welfare Spending Per Cap Diff <text:bookmark text:name="TBL-0000010-39-2"/></text:p>
          </table:table-cell>
          <table:table-cell table:style-name="Table28.A1" office:value-type="string">
            <text:p text:style-name="P5">0.0001 <text:bookmark text:name="TBL-0000010-39-3"/></text:p>
          </table:table-cell>
          <table:table-cell table:style-name="Table28.A1" office:value-type="string">
            <text:p text:style-name="P5">-0.0001 <text:bookmark text:name="TBL-0000010-39-4"/></text:p>
          </table:table-cell>
          <table:table-cell table:style-name="Table28.A1" office:value-type="string">
            <text:p text:style-name="P5">0.0002 <text:bookmark text:name="TBL-0000010-39-5"/></text:p>
          </table:table-cell>
          <table:table-cell table:style-name="Table28.A1" office:value-type="string">
            <text:p text:style-name="P5">0.001<text:span text:style-name="T5">*</text:span> <text:bookmark text:name="TBL-0000010-40-"/><text:bookmark text:name="TBL-0000010-40-1"/></text:p>
          </table:table-cell>
        </table:table-row>
        <table:table-row>
          <table:table-cell table:style-name="Table28.A1" office:value-type="string">
            <text:p text:style-name="P3">  <text:bookmark text:name="TBL-0000010-40-2"/></text:p>
          </table:table-cell>
          <table:table-cell table:style-name="Table28.A1" office:value-type="string">
            <text:p text:style-name="P5">(0.001) <text:bookmark text:name="TBL-0000010-40-3"/></text:p>
          </table:table-cell>
          <table:table-cell table:style-name="Table28.A1" office:value-type="string">
            <text:p text:style-name="P5">(0.001) <text:bookmark text:name="TBL-0000010-40-4"/></text:p>
          </table:table-cell>
          <table:table-cell table:style-name="Table28.A1" office:value-type="string">
            <text:p text:style-name="P5">(0.0003) <text:bookmark text:name="TBL-0000010-40-5"/></text:p>
          </table:table-cell>
          <table:table-cell table:style-name="Table28.A1" office:value-type="string">
            <text:p text:style-name="P5">(0.0004) <text:bookmark text:name="TBL-0000010-41-"/><text:bookmark text:name="TBL-0000010-41-1"/></text:p>
          </table:table-cell>
        </table:table-row>
        <table:table-row>
          <table:table-cell table:style-name="Table28.A1" office:value-type="string">
            <text:p text:style-name="P3"> Constant <text:bookmark text:name="TBL-0000010-41-2"/></text:p>
          </table:table-cell>
          <table:table-cell table:style-name="Table28.A1" office:value-type="string">
            <text:p text:style-name="P5">-0.248 <text:bookmark text:name="TBL-0000010-41-3"/></text:p>
          </table:table-cell>
          <table:table-cell table:style-name="Table28.A1" office:value-type="string">
            <text:p text:style-name="P5">-0.507<text:span text:style-name="T5">*</text:span> <text:bookmark text:name="TBL-0000010-41-4"/></text:p>
          </table:table-cell>
          <table:table-cell table:style-name="Table28.A1" office:value-type="string">
            <text:p text:style-name="P5">-0.329<text:span text:style-name="T5">***</text:span> <text:bookmark text:name="TBL-0000010-41-5"/></text:p>
          </table:table-cell>
          <table:table-cell table:style-name="Table28.A1" office:value-type="string">
            <text:p text:style-name="P5">0.381<text:span text:style-name="T5">***</text:span> <text:bookmark text:name="TBL-0000010-42-"/><text:bookmark text:name="TBL-0000010-42-1"/></text:p>
          </table:table-cell>
        </table:table-row>
        <table:table-row>
          <table:table-cell table:style-name="Table28.A1" office:value-type="string">
            <text:p text:style-name="P3">  <text:bookmark text:name="TBL-0000010-42-2"/></text:p>
          </table:table-cell>
          <table:table-cell table:style-name="Table28.A1" office:value-type="string">
            <text:p text:style-name="P5">(0.214) <text:bookmark text:name="TBL-0000010-42-3"/></text:p>
          </table:table-cell>
          <table:table-cell table:style-name="Table28.A1" office:value-type="string">
            <text:p text:style-name="P5">(0.261) <text:bookmark text:name="TBL-0000010-42-4"/></text:p>
          </table:table-cell>
          <table:table-cell table:style-name="Table28.A1" office:value-type="string">
            <text:p text:style-name="P5">(0.113) <text:bookmark text:name="TBL-0000010-42-5"/></text:p>
          </table:table-cell>
          <table:table-cell table:style-name="Table28.A1" office:value-type="string">
            <text:p text:style-name="P5">(0.101) </text:p>
          </table: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text:bookmark text:name="TBL-0000010-43-"/><text:bookmark text:name="TBL-0000010-43-1"/></text:p>
          </table:table-cell>
        </table:table-row>
        <table:table-row>
          <table:table-cell table:style-name="Table28.A1" office:value-type="string">
            <text:p text:style-name="P3">  <text:bookmark text:name="TBL-0000010-44-"/><text:bookmark text:name="TBL-0000010-44-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000010-44-"/><text:bookmark text:name="TBL-00000010-44-1"/></text:p>
          </table:table-cell>
          <table:covered-table-cell/>
          <table:covered-table-cell/>
          <table:covered-table-cell/>
          <table:covered-table-cell/>
        </table:table-row>
        <table:table-row>
          <table:table-cell table:style-name="Table28.A1" office:value-type="string">
            <text:p text:style-name="P4"><text:bookmark text:name="TBL-00000010-45-"/><text:bookmark text:name="TBL-00000010-45-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00010-46-"/><text:bookmark text:name="TBL-00000010-46-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Observations <text:bookmark text:name="TBL-00000010-46-2"/></text:p>
          </table:table-cell>
          <table:table-cell table:style-name="Table28.A1" office:value-type="string">
            <text:p text:style-name="P5">2,223 <text:bookmark text:name="TBL-00000010-46-3"/></text:p>
          </table:table-cell>
          <table:table-cell table:style-name="Table28.A1" office:value-type="string">
            <text:p text:style-name="P5">1,383 <text:bookmark text:name="TBL-00000010-46-4"/></text:p>
          </table:table-cell>
          <table:table-cell table:style-name="Table28.A1" office:value-type="string">
            <text:p text:style-name="P5">8,180 <text:bookmark text:name="TBL-00000010-46-5"/></text:p>
          </table:table-cell>
          <table:table-cell table:style-name="Table28.A1" office:value-type="string">
            <text:p text:style-name="P5">4,935 <text:bookmark text:name="TBL-00000010-47-"/><text:bookmark text:name="TBL-00000010-47-1"/></text:p>
          </table:table-cell>
        </table:table-row>
        <table:table-row>
          <table:table-cell table:style-name="Table28.A1" office:value-type="string">
            <text:p text:style-name="P3"> R<text:span text:style-name="T5">2</text:span> <text:bookmark text:name="TBL-00000010-47-2"/></text:p>
          </table:table-cell>
          <table:table-cell table:style-name="Table28.A1" office:value-type="string">
            <text:p text:style-name="P5">0.117 <text:bookmark text:name="TBL-00000010-47-3"/></text:p>
          </table:table-cell>
          <table:table-cell table:style-name="Table28.A1" office:value-type="string">
            <text:p text:style-name="P5">0.168 <text:bookmark text:name="TBL-00000010-47-4"/></text:p>
          </table:table-cell>
          <table:table-cell table:style-name="Table28.A1" office:value-type="string">
            <text:p text:style-name="P5">0.050 <text:bookmark text:name="TBL-00000010-47-5"/></text:p>
          </table:table-cell>
          <table:table-cell table:style-name="Table28.A1" office:value-type="string">
            <text:p text:style-name="P5">0.089 </text:p>
          </table: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row>
        <table:table-row>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
          </table:table-cell>
          <table:table-cell table:style-name="Table28.A1" office:value-type="string">
            <text:p text:style-name="Horizontal_20_Line"><text:bookmark text:name="TBL-00000010-48-"/><text:bookmark text:name="TBL-00000010-48-1"/></text:p>
          </table:table-cell>
        </table:table-row>
        <table:table-row>
          <table:table-cell table:style-name="Table28.A1" office:value-type="string">
            <text:p text:style-name="P3">  <text:bookmark text:name="TBL-00000010-49-"/><text:bookmark text:name="TBL-00000010-49-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28.A1" table:number-columns-spanned="5" office:value-type="string">
            <text:p text:style-name="P4"><text:bookmark text:name="TBL-000000010-49-"/><text:bookmark text:name="TBL-000000010-49-1"/></text:p>
          </table:table-cell>
          <table:covered-table-cell/>
          <table:covered-table-cell/>
          <table:covered-table-cell/>
          <table:covered-table-cell/>
        </table:table-row>
        <table:table-row>
          <table:table-cell table:style-name="Table28.A1" office:value-type="string">
            <text:p text:style-name="P4"><text:bookmark text:name="TBL-000000010-50-"/><text:bookmark text:name="TBL-000000010-50-1"/></text:p>
          </table:table-cell>
          <table:table-cell table:number-columns-spanned="4" office:value-type="string">
            <text:p text:style-name="P4"/>
          </table:table-cell>
          <table:covered-table-cell/>
          <table:covered-table-cell/>
          <table:covered-table-cell/>
        </table:table-row>
        <table:table-row>
          <table:table-cell table:style-name="Table28.A1" office:value-type="string">
            <text:p text:style-name="P3">  <text:bookmark text:name="TBL-000000010-51-"/><text:bookmark text:name="TBL-000000010-51-1"/></text:p>
          </table:table-cell>
          <table:table-cell table:number-columns-spanned="4" office:value-type="string">
            <text:p text:style-name="P4"/>
          </table:table-cell>
          <table:covered-table-cell/>
          <table:covered-table-cell/>
          <table:covered-table-cell/>
        </table:table-row>
        <text:soft-page-break/>
        <table:table-row>
          <table:table-cell table:style-name="Table28.A1" office:value-type="string">
            <text:p text:style-name="P3"> <text:span text:style-name="T2">Note: </text:span><text:bookmark text:name="TBL-000000010-51-2"/></text:p>
          </table:table-cell>
          <table:table-cell table:style-name="Table28.A1" table:number-columns-spanned="3" office:value-type="string">
            <text:p text:style-name="P10"><text:span text:style-name="T5">*</text:span>p<text:span text:style-name="T2">&lt;</text:span>0.1; <text:span text:style-name="T5">**</text:span>p<text:span text:style-name="T2">&lt;</text:span>0.05; <text:span text:style-name="T5">***</text:span>p<text:span text:style-name="T2">&lt;</text:span>0.01</text:p>
            <text:p text:style-name="P7"><text:bookmark text:name="TBL-000000010-52-"/><text:bookmark text:name="TBL-000000010-52-1"/></text:p>
          </table:table-cell>
          <table:covered-table-cell/>
          <table:covered-table-cell/>
          <table:table-cell office:value-type="string">
            <text:p text:style-name="P4"/>
          </table:table-cell>
        </table:table-row>
        <table:table-row>
          <table:table-cell table:style-name="Table28.A1" office:value-type="string">
            <text:p text:style-name="P3">  <text:bookmark text:name="TBL-000000010-52-2"/></text:p>
          </table:table-cell>
          <table:table-cell table:style-name="Table28.A1" table:number-columns-spanned="3" office:value-type="string">
            <text:p text:style-name="P10">All models are estimated with Ordinary Least Squares</text:p>
            <text:p text:style-name="P7"><text:bookmark text:name="TBL-000000010-53-"/><text:bookmark text:name="TBL-000000010-53-1"/></text:p>
          </table:table-cell>
          <table:covered-table-cell/>
          <table:covered-table-cell/>
          <table:table-cell office:value-type="string">
            <text:p text:style-name="P4"/>
          </table:table-cell>
        </table:table-row>
        <table:table-row>
          <table:table-cell table:style-name="Table28.A1" office:value-type="string">
            <text:p text:style-name="P3">  <text:bookmark text:name="TBL-000000010-53-2"/></text:p>
          </table:table-cell>
          <table:table-cell table:style-name="Table28.A1" table:number-columns-spanned="3" office:value-type="string">
            <text:p text:style-name="P10">and clustered standard errors at the state-pair level.</text:p>
            <text:p text:style-name="P7"><text:bookmark text:name="TBL-000000010-54-"/><text:bookmark text:name="TBL-000000010-54-1"/></text:p>
          </table:table-cell>
          <table:covered-table-cell/>
          <table:covered-table-cell/>
          <table:table-cell office:value-type="string">
            <text:p text:style-name="P4"/>
          </table:table-cell>
        </table:table-row>
        <table:table-row>
          <table:table-cell table:style-name="Table28.A1" office:value-type="string">
            <text:p text:style-name="P3">  </text:p>
          </table:table-cell>
          <table:table-cell table:number-columns-spanned="4" office:value-type="string">
            <text:p text:style-name="P4"/>
          </table:table-cell>
          <table:covered-table-cell/>
          <table:covered-table-cell/>
          <table:covered-table-cell/>
        </table:table-row>
      </table:table>
      <text:p text:style-name="Horizontal_20_Line"/>
      <text:p text:style-name="Horizontal_20_Line"><text:bookmark text:name="x1-2201310"/><office:annotation><dc:date>2016-02-12T14:14:37.913596113</dc:date><text:list text:continue-numbering="true" text:style-name=""><text:list-item><text:p>&lt;!--l. 4--&gt;</text:p></text:list-item></text:list></office:annotation></text:p>
      <text:p text:style-name="P2">Table 10: F-Tests for Density Joint Tax and Expenditure Effects for Total Firm Start Ups</text:p>
      <text:p text:style-name="P1"><text:bookmark text:name="TBL-11"/><text:bookmark text:name="TBL-11-1g"/><text:bookmark text:name="TBL-11-1"/><text:bookmark text:name="TBL-11-2"/><text:bookmark text:name="TBL-11-3"/><text:bookmark text:name="TBL-11-1-"/><office:annotation><dc:date>2016-02-12T14:14:37.913823353</dc:date><text:list text:continue-numbering="true" text:style-name=""><text:list-item><text:p>&lt;!--tex4ht:label?: x1-2201310 --&gt;</text:p></text:list-item></text:list></office:annotation></text:p>
      <table:table table:name="Table29" table:style-name="Table29">
        <table:table-column table:style-name="Table29.A"/>
        <table:table-column table:style-name="Table29.B"/>
        <table:table-column table:style-name="Table29.C"/>
        <table:table-row>
          <table:table-cell table:style-name="Table29.A1" office:value-type="string">
            <text:p text:style-name="P5"><text:bookmark text:name="TBL-11-1-1"/>  <text:bookmark text:name="TBL-11-2-"/><text:bookmark text:name="TBL-11-2-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row>
          <table:table-cell table:style-name="Table29.A1" table:number-columns-spanned="3" office:value-type="string">
            <text:p text:style-name="P4"><text:bookmark text:name="TBL-011-2-"/><text:bookmark text:name="TBL-011-2-1"/></text:p>
          </table:table-cell>
          <table:covered-table-cell/>
          <table:covered-table-cell/>
        </table:table-row>
        <table:table-row>
          <table:table-cell table:style-name="Table29.A1" office:value-type="string">
            <text:p text:style-name="P4"><text:bookmark text:name="TBL-011-3-"/><text:bookmark text:name="TBL-011-3-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row>
          <table:table-cell table:style-name="Table29.A1" office:value-type="string">
            <text:p text:style-name="Horizontal_20_Line"/>
          </table:table-cell>
          <table:table-cell table:style-name="Table29.A1" office:value-type="string">
            <text:p text:style-name="Horizontal_20_Line"/>
          </table:table-cell>
          <table:table-cell table:style-name="Table29.A1" office:value-type="string">
            <text:p text:style-name="Horizontal_20_Line"/>
          </table:table-cell>
        </table:table-row>
        <table:table-row>
          <table:table-cell table:style-name="Table29.A1" office:value-type="string">
            <text:p text:style-name="Horizontal_20_Line"/>
          </table:table-cell>
          <table:table-cell table:style-name="Table29.A1" office:value-type="string">
            <text:p text:style-name="Horizontal_20_Line"/>
          </table:table-cell>
          <table:table-cell table:style-name="Table29.A1" office:value-type="string">
            <text:p text:style-name="Horizontal_20_Line"><text:bookmark text:name="TBL-011-4-"/><text:bookmark text:name="TBL-011-4-1"/></text:p>
          </table:table-cell>
        </table:table-row>
        <table:table-row>
          <table:table-cell table:style-name="Table29.A1" office:value-type="string">
            <text:p text:style-name="P5"> <text:bookmark text:name="TBL-011-5-"/><text:bookmark text:name="TBL-011-5-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row>
          <table:table-cell table:style-name="Table29.A1" table:number-columns-spanned="3" office:value-type="string">
            <text:p text:style-name="P4"><text:bookmark text:name="TBL-0011-5-"/><text:bookmark text:name="TBL-0011-5-1"/></text:p>
          </table:table-cell>
          <table:covered-table-cell/>
          <table:covered-table-cell/>
        </table:table-row>
        <table:table-row>
          <table:table-cell table:style-name="Table29.A1" office:value-type="string">
            <text:p text:style-name="P4"><text:bookmark text:name="TBL-0011-6-"/><text:bookmark text:name="TBL-0011-6-1"/></text:p>
          </table:table-cell>
          <table:table-cell table:number-columns-spanned="2" office:value-type="string">
            <text:p text:style-name="P4"/>
          </table:table-cell>
          <table:covered-table-cell/>
        </table:table-row>
        <table:table-row>
          <table:table-cell table:style-name="Table29.A1" office:value-type="string">
            <text:p text:style-name="P5"> <text:bookmark text:name="TBL-0011-7-"/><text:bookmark text:name="TBL-0011-7-1"/></text:p>
          </table:table-cell>
          <table:table-cell table:number-columns-spanned="2" office:value-type="string">
            <text:p text:style-name="P4"/>
          </table:table-cell>
          <table:covered-table-cell/>
        </table:table-row>
        <table:table-row>
          <table:table-cell table:style-name="Table29.A1" office:value-type="string">
            <text:p text:style-name="P5">  Test <text:bookmark text:name="TBL-0011-7-2"/></text:p>
          </table:table-cell>
          <table:table-cell table:style-name="Table29.A1" office:value-type="string">
            <text:p text:style-name="P5">F-Stat<text:bookmark text:name="TBL-0011-7-3"/></text:p>
          </table:table-cell>
          <table:table-cell table:style-name="Table29.A1" office:value-type="string">
            <text:p text:style-name="P5">P(<text:span text:style-name="T2">&gt;</text:span>F)</text:p>
          </table:table-cell>
        </table:table-row>
        <table:table-row>
          <table:table-cell table:style-name="Table29.A1" office:value-type="string">
            <text:p text:style-name="Horizontal_20_Line"/>
          </table:table-cell>
          <table:table-cell table:style-name="Table29.A1" office:value-type="string">
            <text:p text:style-name="Horizontal_20_Line"/>
          </table:table-cell>
          <table:table-cell table:style-name="Table29.A1" office:value-type="string">
            <text:p text:style-name="Horizontal_20_Line"><text:bookmark text:name="TBL-0011-8-"/><text:bookmark text:name="TBL-0011-8-1"/></text:p>
          </table:table-cell>
        </table:table-row>
        <table:table-row>
          <table:table-cell table:style-name="Table29.A1" office:value-type="string">
            <text:p text:style-name="P5">  <text:bookmark text:name="TBL-0011-9-"/><text:bookmark text:name="TBL-0011-9-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row>
          <table:table-cell table:style-name="Table29.A1" table:number-columns-spanned="3" office:value-type="string">
            <text:p text:style-name="P4"><text:bookmark text:name="TBL-00011-9-"/><text:bookmark text:name="TBL-00011-9-1"/></text:p>
          </table:table-cell>
          <table:covered-table-cell/>
          <table:covered-table-cell/>
        </table:table-row>
        <table:table-row>
          <table:table-cell table:style-name="Table29.A1" office:value-type="string">
            <text:p text:style-name="P4"><text:bookmark text:name="TBL-00011-10-"/><text:bookmark text:name="TBL-00011-10-1"/></text:p>
          </table:table-cell>
          <table:table-cell table:number-columns-spanned="2" office:value-type="string">
            <text:p text:style-name="P4"/>
          </table:table-cell>
          <table:covered-table-cell/>
        </table:table-row>
        <table:table-row>
          <table:table-cell table:style-name="Table29.A1" office:value-type="string">
            <text:p text:style-name="P5">  <text:bookmark text:name="TBL-00011-11-"/><text:bookmark text:name="TBL-00011-11-1"/></text:p>
          </table:table-cell>
          <table:table-cell table:number-columns-spanned="2" office:value-type="string">
            <text:p text:style-name="P4"/>
          </table:table-cell>
          <table:covered-table-cell/>
        </table:table-row>
        <table:table-row>
          <table:table-cell table:style-name="Table29.A1" office:value-type="string">
            <text:p text:style-name="P5">  In MSA Taxes<text:bookmark text:name="TBL-00011-11-2"/></text:p>
          </table:table-cell>
          <table:table-cell table:style-name="Table29.A1" office:value-type="string">
            <text:p text:style-name="P5">0.3468<text:bookmark text:name="TBL-00011-11-3"/></text:p>
          </table:table-cell>
          <table:table-cell table:style-name="Table29.A1" office:value-type="string">
            <text:p text:style-name="P5">0.556 <text:bookmark text:name="TBL-00011-12-"/><text:bookmark text:name="TBL-00011-12-1"/></text:p>
          </table:table-cell>
        </table:table-row>
        <table:table-row>
          <table:table-cell table:style-name="Table29.A1" office:value-type="string">
            <text:p text:style-name="P5">  In MSA Exp <text:bookmark text:name="TBL-00011-12-2"/></text:p>
          </table:table-cell>
          <table:table-cell table:style-name="Table29.A1" office:value-type="string">
            <text:p text:style-name="P5">0.6577<text:bookmark text:name="TBL-00011-12-3"/></text:p>
          </table:table-cell>
          <table:table-cell table:style-name="Table29.A1" office:value-type="string">
            <text:p text:style-name="P5">0.4174<text:bookmark text:name="TBL-00011-13-"/><text:bookmark text:name="TBL-00011-13-1"/></text:p>
          </table:table-cell>
        </table:table-row>
        <table:table-row>
          <table:table-cell table:style-name="Table29.A1" office:value-type="string">
            <text:p text:style-name="P5">  Same MSA Taxes <text:bookmark text:name="TBL-00011-13-2"/></text:p>
          </table:table-cell>
          <table:table-cell table:style-name="Table29.A1" office:value-type="string">
            <text:p text:style-name="P5">0.0086<text:bookmark text:name="TBL-00011-13-3"/></text:p>
          </table:table-cell>
          <table:table-cell table:style-name="Table29.A1" office:value-type="string">
            <text:p text:style-name="P5">0.9261<text:bookmark text:name="TBL-00011-14-"/><text:bookmark text:name="TBL-00011-14-1"/></text:p>
          </table:table-cell>
        </table:table-row>
        <table:table-row>
          <table:table-cell table:style-name="Table29.A1" office:value-type="string">
            <text:p text:style-name="P5">  Same MSA Exp <text:bookmark text:name="TBL-00011-14-2"/></text:p>
          </table:table-cell>
          <table:table-cell table:style-name="Table29.A1" office:value-type="string">
            <text:p text:style-name="P5">1.0351<text:bookmark text:name="TBL-00011-14-3"/></text:p>
          </table:table-cell>
          <table:table-cell table:style-name="Table29.A1" office:value-type="string">
            <text:p text:style-name="P5">0.3091<text:bookmark text:name="TBL-00011-15-"/><text:bookmark text:name="TBL-00011-15-1"/></text:p>
          </table:table-cell>
        </table:table-row>
        <text:soft-page-break/>
        <table:table-row>
          <table:table-cell table:style-name="Table29.A1" office:value-type="string">
            <text:p text:style-name="P5">  Jointly Urban Taxes <text:bookmark text:name="TBL-00011-15-2"/></text:p>
          </table:table-cell>
          <table:table-cell table:style-name="Table29.A1" office:value-type="string">
            <text:p text:style-name="P5">0.9263<text:bookmark text:name="TBL-00011-15-3"/></text:p>
          </table:table-cell>
          <table:table-cell table:style-name="Table29.A1" office:value-type="string">
            <text:p text:style-name="P5">0.3359<text:bookmark text:name="TBL-00011-16-"/><text:bookmark text:name="TBL-00011-16-1"/></text:p>
          </table:table-cell>
        </table:table-row>
        <table:table-row>
          <table:table-cell table:style-name="Table29.A1" office:value-type="string">
            <text:p text:style-name="P5">  Jointly Urban Exp <text:bookmark text:name="TBL-00011-16-2"/></text:p>
          </table:table-cell>
          <table:table-cell table:style-name="Table29.A1" office:value-type="string">
            <text:p text:style-name="P5">0.01 <text:bookmark text:name="TBL-00011-16-3"/></text:p>
          </table:table-cell>
          <table:table-cell table:style-name="Table29.A1" office:value-type="string">
            <text:p text:style-name="P5">0.9203<text:bookmark text:name="TBL-00011-17-"/><text:bookmark text:name="TBL-00011-17-1"/></text:p>
          </table:table-cell>
        </table:table-row>
        <table:table-row>
          <table:table-cell table:style-name="Table29.A1" office:value-type="string">
            <text:p text:style-name="P5">  Jointly Rural Taxes <text:bookmark text:name="TBL-00011-17-2"/></text:p>
          </table:table-cell>
          <table:table-cell table:style-name="Table29.A1" office:value-type="string">
            <text:p text:style-name="P5">5.9731<text:bookmark text:name="TBL-00011-17-3"/></text:p>
          </table:table-cell>
          <table:table-cell table:style-name="Table29.A1" office:value-type="string">
            <text:p text:style-name="P5">0.0146<text:bookmark text:name="TBL-00011-18-"/><text:bookmark text:name="TBL-00011-18-1"/></text:p>
          </table:table-cell>
        </table:table-row>
        <table:table-row>
          <table:table-cell table:style-name="Table29.A1" office:value-type="string">
            <text:p text:style-name="P5">  Jointly Rural Exp <text:bookmark text:name="TBL-00011-18-2"/></text:p>
          </table:table-cell>
          <table:table-cell table:style-name="Table29.A1" office:value-type="string">
            <text:p text:style-name="P5">4.1527<text:bookmark text:name="TBL-00011-18-3"/></text:p>
          </table:table-cell>
          <table:table-cell table:style-name="Table29.A1" office:value-type="string">
            <text:p text:style-name="P5">0.4221</text:p>
          </table:table-cell>
        </table:table-row>
        <table:table-row>
          <table:table-cell table:style-name="Table29.A1" office:value-type="string">
            <text:p text:style-name="Horizontal_20_Line"/>
          </table:table-cell>
          <table:table-cell table:style-name="Table29.A1" office:value-type="string">
            <text:p text:style-name="Horizontal_20_Line"/>
          </table:table-cell>
          <table:table-cell table:style-name="Table29.A1" office:value-type="string">
            <text:p text:style-name="Horizontal_20_Line"><text:bookmark text:name="TBL-00011-19-"/><text:bookmark text:name="TBL-00011-19-1"/></text:p>
          </table:table-cell>
        </table:table-row>
        <table:table-row>
          <table:table-cell table:style-name="Table29.A1" office:value-type="string">
            <text:p text:style-name="P5">  <text:bookmark text:name="TBL-00011-20-"/><text:bookmark text:name="TBL-00011-20-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row>
          <table:table-cell table:style-name="Table29.A1" table:number-columns-spanned="3" office:value-type="string">
            <text:p text:style-name="P4"><text:bookmark text:name="TBL-000011-20-"/><text:bookmark text:name="TBL-000011-20-1"/></text:p>
          </table:table-cell>
          <table:covered-table-cell/>
          <table:covered-table-cell/>
        </table:table-row>
        <table:table-row>
          <table:table-cell table:style-name="Table29.A1" office:value-type="string">
            <text:p text:style-name="P4"><text:bookmark text:name="TBL-000011-21-"/><text:bookmark text:name="TBL-000011-21-1"/></text:p>
          </table:table-cell>
          <table:table-cell table:number-columns-spanned="2" office:value-type="string">
            <text:p text:style-name="P4"/>
          </table:table-cell>
          <table:covered-table-cell/>
        </table:table-row>
        <table:table-row>
          <table:table-cell table:style-name="Table29.A1" office:value-type="string">
            <text:p text:style-name="P5">  <text:bookmark text:name="TBL-000011-22-"/><text:bookmark text:name="TBL-000011-22-1"/></text:p>
          </table:table-cell>
          <table:table-cell table:number-columns-spanned="2" office:value-type="string">
            <text:p text:style-name="P4"/>
          </table:table-cell>
          <table:covered-table-cell/>
        </table:table-row>
        <table:table-row>
          <table:table-cell table:style-name="Table29.A1" office:value-type="string">
            <text:p text:style-name="P5">  </text:p>
          </table:table-cell>
          <table:table-cell table:number-columns-spanned="2" office:value-type="string">
            <text:p text:style-name="P4"/>
          </table:table-cell>
          <table:covered-table-cell/>
        </table:table-row>
      </table:table>
      <text:p text:style-name="Horizontal_20_Line"/>
      <text:p text:style-name="Horizontal_20_Line"><text:bookmark text:name="x1-2201411"/><office:annotation><dc:date>2016-02-12T14:14:37.921092849</dc:date><text:list text:continue-numbering="true" text:style-name=""><text:list-item><text:p>&lt;!--l. 4--&gt;</text:p></text:list-item></text:list></office:annotation></text:p>
      <text:p text:style-name="P2">Table 11: Psuedo-RD for Stability over Time for Total Firm Births</text:p>
      <text:p text:style-name="P1"><text:bookmark text:name="TBL-12"/><text:bookmark text:name="TBL-12-1g"/><text:bookmark text:name="TBL-12-1"/><text:bookmark text:name="TBL-12-2"/><text:bookmark text:name="TBL-12-3"/><text:bookmark text:name="TBL-12-4"/><text:bookmark text:name="TBL-12-5"/><text:bookmark text:name="TBL-12-6"/><text:bookmark text:name="TBL-12-7"/><text:bookmark text:name="TBL-12-8"/><text:bookmark text:name="TBL-12-9"/><text:bookmark text:name="TBL-12-10"/><text:bookmark text:name="TBL-12-11"/><text:bookmark text:name="TBL-12-12"/><text:bookmark text:name="TBL-12-1-"/><office:annotation><dc:date>2016-02-12T14:14:37.921324556</dc:date><text:list text:continue-numbering="true" text:style-name=""><text:list-item><text:p>&lt;!--tex4ht:label?: x1-2201411 --&gt;</text:p></text:list-item></text:list></office:annotation></text:p>
      <table:table table:name="Table30" table:style-name="Table30">
        <table:table-column table:style-name="Table30.A"/>
        <table:table-column table:style-name="Table30.B" table:number-columns-repeated="2"/>
        <table:table-column table:style-name="Table30.D" table:number-columns-repeated="2"/>
        <table:table-column table:style-name="Table30.F"/>
        <table:table-column table:style-name="Table30.G"/>
        <table:table-column table:style-name="Table30.H"/>
        <table:table-column table:style-name="Table30.I"/>
        <table:table-column table:style-name="Table30.B" table:number-columns-repeated="2"/>
        <table:table-column table:style-name="Table30.L"/>
        <table:table-row>
          <table:table-cell table:style-name="Table30.A1" office:value-type="string">
            <text:p text:style-name="P3"><text:bookmark text:name="TBL-12-1-1"/>  <text:bookmark text:name="TBL-12-2-"/><text:bookmark text:name="TBL-12-2-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12-2-"/><text:bookmark text:name="TBL-012-2-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12-3-"/><text:bookmark text:name="TBL-012-3-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12-4-"/><text:bookmark text:name="TBL-012-4-1"/></text:p>
          </table:table-cell>
        </table:table-row>
        <table:table-row>
          <table:table-cell table:style-name="Table30.A1" office:value-type="string">
            <text:p text:style-name="P3"> <text:bookmark text:name="TBL-012-5-"/><text:bookmark text:name="TBL-012-5-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012-5-"/><text:bookmark text:name="TBL-0012-5-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12-6-"/><text:bookmark text:name="TBL-0012-6-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12-7-"/><text:bookmark text:name="TBL-0012-7-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12-7-2"/></text:p>
          </table:table-cell>
          <table:table-cell table:style-name="Table30.A1" table:number-columns-spanned="3" office:value-type="string">
            <text:p text:style-name="P11">Dependent variable:</text:p>
            <text:p text:style-name="P7"/>
          </table:table-cell>
          <table:covered-table-cell/>
          <table:covered-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0.A1" office:value-type="string">
            <text:p text:style-name="P4"/>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012-9-"/><text:bookmark text:name="TBL-0012-9-1"/></text:p>
          </table:table-cell>
        </table:table-row>
        <table:table-row>
          <table:table-cell table:style-name="Table30.A1" office:value-type="string">
            <text:p text:style-name="P3">  <text:bookmark text:name="TBL-0012-10-"/><text:bookmark text:name="TBL-0012-10-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30.A1" table:number-columns-spanned="12" office:value-type="string">
            <text:p text:style-name="P4"><text:bookmark text:name="TBL-00012-10-"/><text:bookmark text:name="TBL-00012-10-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12-11-"/><text:bookmark text:name="TBL-00012-11-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12-12-"/><text:bookmark text:name="TBL-00012-12-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12-12-2"/></text:p>
          </table:table-cell>
          <table:table-cell table:style-name="Table30.A1" table:number-columns-spanned="3" office:value-type="string">
            <text:p text:style-name="P9">births ratio</text:p>
            <text:p text:style-name="P7"><text:bookmark text:name="TBL-00012-13-"/><text:bookmark text:name="TBL-00012-13-1"/></text:p>
          </table:table-cell>
          <table:covered-table-cell/>
          <table:covered-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12-13-2"/></text:p>
          </table:table-cell>
          <table:table-cell table:style-name="Table30.A1" office:value-type="string">
            <text:p text:style-name="P5">1999 <text:bookmark text:name="TBL-00012-13-3"/></text:p>
          </table:table-cell>
          <table:table-cell table:style-name="Table30.A1" office:value-type="string">
            <text:p text:style-name="P5">2000 <text:bookmark text:name="TBL-00012-13-4"/></text:p>
          </table:table-cell>
          <table:table-cell table:style-name="Table30.A1" office:value-type="string">
            <text:p text:style-name="P5">2001 <text:bookmark text:name="TBL-00012-13-5"/></text:p>
          </table:table-cell>
          <table:table-cell table:style-name="Table30.A1" office:value-type="string">
            <text:p text:style-name="P5">2002 <text:bookmark text:name="TBL-00012-13-6"/></text:p>
          </table:table-cell>
          <table:table-cell table:style-name="Table30.A1" office:value-type="string">
            <text:p text:style-name="P5">2003 <text:bookmark text:name="TBL-00012-13-7"/></text:p>
          </table:table-cell>
          <table:table-cell table:style-name="Table30.A1" office:value-type="string">
            <text:p text:style-name="P5">2004 <text:bookmark text:name="TBL-00012-13-8"/></text:p>
          </table:table-cell>
          <table:table-cell table:style-name="Table30.A1" office:value-type="string">
            <text:p text:style-name="P5">2005 <text:bookmark text:name="TBL-00012-13-9"/></text:p>
          </table:table-cell>
          <table:table-cell table:style-name="Table30.A1" office:value-type="string">
            <text:p text:style-name="P5">2006 <text:bookmark text:name="TBL-00012-13-10"/></text:p>
          </table:table-cell>
          <table:table-cell table:style-name="Table30.A1" office:value-type="string">
            <text:p text:style-name="P5">2007 <text:bookmark text:name="TBL-00012-13-11"/></text:p>
          </table:table-cell>
          <table:table-cell table:style-name="Table30.A1" office:value-type="string">
            <text:p text:style-name="P5">2008 <text:bookmark text:name="TBL-00012-13-12"/></text:p>
          </table:table-cell>
          <table:table-cell table:style-name="Table30.A1" office:value-type="string">
            <text:p text:style-name="P5">2009 <text:bookmark text:name="TBL-00012-14-"/><text:bookmark text:name="TBL-00012-14-1"/></text:p>
          </table:table-cell>
        </table:table-row>
        <table:table-row>
          <table:table-cell table:style-name="Table30.A1" office:value-type="string">
            <text:p text:style-name="P3">  <text:bookmark text:name="TBL-00012-15-"/><text:bookmark text:name="TBL-00012-15-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00012-15-"/><text:bookmark text:name="TBL-000012-15-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012-16-"/><text:bookmark text:name="TBL-000012-16-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12-17-"/><text:bookmark text:name="TBL-000012-17-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12-17-2"/></text:p>
          </table:table-cell>
          <table:table-cell table:style-name="Table30.A1" office:value-type="string">
            <text:p text:style-name="P5">(1) <text:bookmark text:name="TBL-000012-17-3"/></text:p>
          </table:table-cell>
          <table:table-cell table:style-name="Table30.A1" office:value-type="string">
            <text:p text:style-name="P5">(2) <text:bookmark text:name="TBL-000012-17-4"/></text:p>
          </table:table-cell>
          <table:table-cell table:style-name="Table30.A1" office:value-type="string">
            <text:p text:style-name="P5">(3) <text:bookmark text:name="TBL-000012-17-5"/></text:p>
          </table:table-cell>
          <table:table-cell table:style-name="Table30.A1" office:value-type="string">
            <text:p text:style-name="P5">(4) <text:bookmark text:name="TBL-000012-17-6"/></text:p>
          </table:table-cell>
          <table:table-cell table:style-name="Table30.A1" office:value-type="string">
            <text:p text:style-name="P5">(5) <text:bookmark text:name="TBL-000012-17-7"/></text:p>
          </table:table-cell>
          <table:table-cell table:style-name="Table30.A1" office:value-type="string">
            <text:p text:style-name="P5">(6) <text:bookmark text:name="TBL-000012-17-8"/></text:p>
          </table:table-cell>
          <table:table-cell table:style-name="Table30.A1" office:value-type="string">
            <text:p text:style-name="P5">(7) <text:bookmark text:name="TBL-000012-17-9"/></text:p>
          </table:table-cell>
          <table:table-cell table:style-name="Table30.A1" office:value-type="string">
            <text:p text:style-name="P5">(8) <text:bookmark text:name="TBL-000012-17-10"/></text:p>
          </table:table-cell>
          <table:table-cell table:style-name="Table30.A1" office:value-type="string">
            <text:p text:style-name="P5">(9) <text:bookmark text:name="TBL-000012-17-11"/></text:p>
          </table:table-cell>
          <table:table-cell table:style-name="Table30.A1" office:value-type="string">
            <text:p text:style-name="P5">(10) <text:bookmark text:name="TBL-000012-17-12"/></text:p>
          </table:table-cell>
          <table:table-cell table:style-name="Table30.A1" office:value-type="string">
            <text:p text:style-name="P5">(11) </text:p>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00012-18-"/><text:bookmark text:name="TBL-000012-18-1"/></text:p>
          </table:table-cell>
        </table:table-row>
        <table:table-row>
          <table:table-cell table:style-name="Table30.A1" office:value-type="string">
            <text:p text:style-name="P3">  <text:bookmark text:name="TBL-000012-19-"/><text:bookmark text:name="TBL-000012-19-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000012-19-"/><text:bookmark text:name="TBL-0000012-19-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0012-20-"/><text:bookmark text:name="TBL-0000012-20-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012-21-"/><text:bookmark text:name="TBL-0000012-21-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Prop Tax Diff<text:bookmark text:name="TBL-0000012-21-2"/></text:p>
          </table:table-cell>
          <table:table-cell table:style-name="Table30.A1" office:value-type="string">
            <text:p text:style-name="P5">-0.411 <text:bookmark text:name="TBL-0000012-21-3"/></text:p>
          </table:table-cell>
          <table:table-cell table:style-name="Table30.A1" office:value-type="string">
            <text:p text:style-name="P5">-0.371 <text:bookmark text:name="TBL-0000012-21-4"/></text:p>
          </table:table-cell>
          <table:table-cell table:style-name="Table30.A1" office:value-type="string">
            <text:p text:style-name="P5">-0.426 <text:bookmark text:name="TBL-0000012-21-5"/></text:p>
          </table:table-cell>
          <table:table-cell table:style-name="Table30.A1" office:value-type="string">
            <text:p text:style-name="P5">-0.390 <text:bookmark text:name="TBL-0000012-21-6"/></text:p>
          </table:table-cell>
          <table:table-cell table:style-name="Table30.A1" office:value-type="string">
            <text:p text:style-name="P5">-0.320 <text:bookmark text:name="TBL-0000012-21-7"/></text:p>
          </table:table-cell>
          <table:table-cell table:style-name="Table30.A1" office:value-type="string">
            <text:p text:style-name="P5">-0.479 <text:bookmark text:name="TBL-0000012-21-8"/></text:p>
          </table:table-cell>
          <table:table-cell table:style-name="Table30.A1" office:value-type="string">
            <text:p text:style-name="P5">-0.344 <text:bookmark text:name="TBL-0000012-21-9"/></text:p>
          </table:table-cell>
          <table:table-cell table:style-name="Table30.A1" office:value-type="string">
            <text:p text:style-name="P5">-0.364 <text:bookmark text:name="TBL-0000012-21-10"/></text:p>
          </table:table-cell>
          <table:table-cell table:style-name="Table30.A1" office:value-type="string">
            <text:p text:style-name="P5">-0.396 <text:bookmark text:name="TBL-0000012-21-11"/></text:p>
          </table:table-cell>
          <table:table-cell table:style-name="Table30.A1" office:value-type="string">
            <text:p text:style-name="P5">-0.311 <text:bookmark text:name="TBL-0000012-21-12"/></text:p>
          </table:table-cell>
          <table:table-cell table:style-name="Table30.A1" office:value-type="string">
            <text:p text:style-name="P5">-0.351<text:span text:style-name="T5">*** </text:span><text:bookmark text:name="TBL-0000012-22-"/><text:bookmark text:name="TBL-0000012-22-1"/></text:p>
          </table:table-cell>
        </table:table-row>
        <table:table-row>
          <table:table-cell table:style-name="Table30.A1" office:value-type="string">
            <text:p text:style-name="P3">  <text:bookmark text:name="TBL-0000012-22-2"/></text:p>
          </table:table-cell>
          <table:table-cell table:style-name="Table30.A1" office:value-type="string">
            <text:p text:style-name="P5">(-0.411) <text:bookmark text:name="TBL-0000012-22-3"/></text:p>
          </table:table-cell>
          <table:table-cell table:style-name="Table30.A1" office:value-type="string">
            <text:p text:style-name="P5">(-0.426) <text:bookmark text:name="TBL-0000012-22-4"/></text:p>
          </table:table-cell>
          <table:table-cell table:style-name="Table30.A1" office:value-type="string">
            <text:p text:style-name="P5">(-0.390) <text:bookmark text:name="TBL-0000012-22-5"/></text:p>
          </table:table-cell>
          <table:table-cell table:style-name="Table30.A1" office:value-type="string">
            <text:p text:style-name="P5">(-0.320) <text:bookmark text:name="TBL-0000012-22-6"/></text:p>
          </table:table-cell>
          <table:table-cell table:style-name="Table30.A1" office:value-type="string">
            <text:p text:style-name="P5">(-0.479)<text:bookmark text:name="TBL-0000012-22-7"/></text:p>
          </table:table-cell>
          <table:table-cell table:style-name="Table30.A1" office:value-type="string">
            <text:p text:style-name="P5">(-0.344) <text:bookmark text:name="TBL-0000012-22-8"/></text:p>
          </table:table-cell>
          <table:table-cell table:style-name="Table30.A1" office:value-type="string">
            <text:p text:style-name="P5">(-0.364) <text:bookmark text:name="TBL-0000012-22-9"/></text:p>
          </table:table-cell>
          <table:table-cell table:style-name="Table30.A1" office:value-type="string">
            <text:p text:style-name="P5">(-0.396) <text:bookmark text:name="TBL-0000012-22-10"/></text:p>
          </table:table-cell>
          <table:table-cell table:style-name="Table30.A1" office:value-type="string">
            <text:p text:style-name="P5">(-0.311) <text:bookmark text:name="TBL-0000012-22-11"/></text:p>
          </table:table-cell>
          <table:table-cell table:style-name="Table30.A1" office:value-type="string">
            <text:p text:style-name="P5">(-0.351) <text:bookmark text:name="TBL-0000012-22-12"/></text:p>
          </table:table-cell>
          <table:table-cell table:style-name="Table30.A1" office:value-type="string">
            <text:p text:style-name="P5">(0.116) <text:bookmark text:name="TBL-0000012-23-"/><text:bookmark text:name="TBL-0000012-23-1"/></text:p>
          </table:table-cell>
        </table:table-row>
        <table:table-row>
          <table:table-cell table:style-name="Table30.A1" office:value-type="string">
            <text:p text:style-name="P3"> Inc Tax Diff <text:bookmark text:name="TBL-0000012-23-2"/></text:p>
          </table:table-cell>
          <table:table-cell table:style-name="Table30.A1" office:value-type="string">
            <text:p text:style-name="P5">-0.025 <text:bookmark text:name="TBL-0000012-23-3"/></text:p>
          </table:table-cell>
          <table:table-cell table:style-name="Table30.A1" office:value-type="string">
            <text:p text:style-name="P5">-0.026 <text:bookmark text:name="TBL-0000012-23-4"/></text:p>
          </table:table-cell>
          <table:table-cell table:style-name="Table30.A1" office:value-type="string">
            <text:p text:style-name="P5">-0.066 <text:bookmark text:name="TBL-0000012-23-5"/></text:p>
          </table:table-cell>
          <table:table-cell table:style-name="Table30.A1" office:value-type="string">
            <text:p text:style-name="P5">-0.061 <text:bookmark text:name="TBL-0000012-23-6"/></text:p>
          </table:table-cell>
          <table:table-cell table:style-name="Table30.A1" office:value-type="string">
            <text:p text:style-name="P5">-0.047 <text:bookmark text:name="TBL-0000012-23-7"/></text:p>
          </table:table-cell>
          <table:table-cell table:style-name="Table30.A1" office:value-type="string">
            <text:p text:style-name="P5">-0.055 <text:bookmark text:name="TBL-0000012-23-8"/></text:p>
          </table:table-cell>
          <table:table-cell table:style-name="Table30.A1" office:value-type="string">
            <text:p text:style-name="P5">-0.063 <text:bookmark text:name="TBL-0000012-23-9"/></text:p>
          </table:table-cell>
          <table:table-cell table:style-name="Table30.A1" office:value-type="string">
            <text:p text:style-name="P5">-0.136 <text:bookmark text:name="TBL-0000012-23-10"/></text:p>
          </table:table-cell>
          <table:table-cell table:style-name="Table30.A1" office:value-type="string">
            <text:p text:style-name="P5">-0.127 <text:bookmark text:name="TBL-0000012-23-11"/></text:p>
          </table:table-cell>
          <table:table-cell table:style-name="Table30.A1" office:value-type="string">
            <text:p text:style-name="P5">-0.123 <text:bookmark text:name="TBL-0000012-23-12"/></text:p>
          </table:table-cell>
          <table:table-cell table:style-name="Table30.A1" office:value-type="string">
            <text:p text:style-name="P5">-0.117<text:span text:style-name="T5">***</text:span><text:bookmark text:name="TBL-0000012-24-"/><text:bookmark text:name="TBL-0000012-24-1"/></text:p>
          </table:table-cell>
        </table:table-row>
        <table:table-row>
          <table:table-cell table:style-name="Table30.A1" office:value-type="string">
            <text:p text:style-name="P3">  <text:bookmark text:name="TBL-0000012-24-2"/></text:p>
          </table:table-cell>
          <table:table-cell table:style-name="Table30.A1" office:value-type="string">
            <text:p text:style-name="P5">(-0.025) <text:bookmark text:name="TBL-0000012-24-3"/></text:p>
          </table:table-cell>
          <table:table-cell table:style-name="Table30.A1" office:value-type="string">
            <text:p text:style-name="P5">(-0.066) <text:bookmark text:name="TBL-0000012-24-4"/></text:p>
          </table:table-cell>
          <table:table-cell table:style-name="Table30.A1" office:value-type="string">
            <text:p text:style-name="P5">(-0.061) <text:bookmark text:name="TBL-0000012-24-5"/></text:p>
          </table:table-cell>
          <table:table-cell table:style-name="Table30.A1" office:value-type="string">
            <text:p text:style-name="P5">(-0.047) <text:bookmark text:name="TBL-0000012-24-6"/></text:p>
          </table:table-cell>
          <table:table-cell table:style-name="Table30.A1" office:value-type="string">
            <text:p text:style-name="P5">(-0.055)<text:bookmark text:name="TBL-0000012-24-7"/></text:p>
          </table:table-cell>
          <table:table-cell table:style-name="Table30.A1" office:value-type="string">
            <text:p text:style-name="P5">(-0.063) <text:bookmark text:name="TBL-0000012-24-8"/></text:p>
          </table:table-cell>
          <table:table-cell table:style-name="Table30.A1" office:value-type="string">
            <text:p text:style-name="P5">(-0.136) <text:bookmark text:name="TBL-0000012-24-9"/></text:p>
          </table:table-cell>
          <table:table-cell table:style-name="Table30.A1" office:value-type="string">
            <text:p text:style-name="P5">(-0.127) <text:bookmark text:name="TBL-0000012-24-10"/></text:p>
          </table:table-cell>
          <table:table-cell table:style-name="Table30.A1" office:value-type="string">
            <text:p text:style-name="P5">(-0.123) <text:bookmark text:name="TBL-0000012-24-11"/></text:p>
          </table:table-cell>
          <table:table-cell table:style-name="Table30.A1" office:value-type="string">
            <text:p text:style-name="P5">(-0.117) <text:bookmark text:name="TBL-0000012-24-12"/></text:p>
          </table:table-cell>
          <table:table-cell table:style-name="Table30.A1" office:value-type="string">
            <text:p text:style-name="P5">(0.026) <text:bookmark text:name="TBL-0000012-25-"/><text:bookmark text:name="TBL-0000012-25-1"/></text:p>
          </table:table-cell>
        </table:table-row>
        <table:table-row>
          <table:table-cell table:style-name="Table30.A1" office:value-type="string">
            <text:p text:style-name="P3"> Cap Tax Diff <text:bookmark text:name="TBL-0000012-25-2"/></text:p>
          </table:table-cell>
          <table:table-cell table:style-name="Table30.A1" office:value-type="string">
            <text:p text:style-name="P5">-0.045 <text:bookmark text:name="TBL-0000012-25-3"/></text:p>
          </table:table-cell>
          <table:table-cell table:style-name="Table30.A1" office:value-type="string">
            <text:p text:style-name="P5">-0.040 <text:bookmark text:name="TBL-0000012-25-4"/></text:p>
          </table:table-cell>
          <table:table-cell table:style-name="Table30.A1" office:value-type="string">
            <text:p text:style-name="P5">-0.025<text:span text:style-name="T5">***</text:span><text:bookmark text:name="TBL-0000012-25-5"/></text:p>
          </table:table-cell>
          <table:table-cell table:style-name="Table30.A1" office:value-type="string">
            <text:p text:style-name="P5">-0.006 <text:bookmark text:name="TBL-0000012-25-6"/></text:p>
          </table:table-cell>
          <table:table-cell table:style-name="Table30.A1" office:value-type="string">
            <text:p text:style-name="P5">-0.018 <text:bookmark text:name="TBL-0000012-25-7"/></text:p>
          </table:table-cell>
          <table:table-cell table:style-name="Table30.A1" office:value-type="string">
            <text:p text:style-name="P5">-0.032 <text:bookmark text:name="TBL-0000012-25-8"/></text:p>
          </table:table-cell>
          <table:table-cell table:style-name="Table30.A1" office:value-type="string">
            <text:p text:style-name="P5">-0.029 <text:bookmark text:name="TBL-0000012-25-9"/></text:p>
          </table:table-cell>
          <table:table-cell table:style-name="Table30.A1" office:value-type="string">
            <text:p text:style-name="P5">0.054 <text:bookmark text:name="TBL-0000012-25-10"/></text:p>
          </table:table-cell>
          <table:table-cell table:style-name="Table30.A1" office:value-type="string">
            <text:p text:style-name="P5">0.036 <text:bookmark text:name="TBL-0000012-25-11"/></text:p>
          </table:table-cell>
          <table:table-cell table:style-name="Table30.A1" office:value-type="string">
            <text:p text:style-name="P5">0.032 <text:bookmark text:name="TBL-0000012-25-12"/></text:p>
          </table:table-cell>
          <table:table-cell table:style-name="Table30.A1" office:value-type="string">
            <text:p text:style-name="P5">0.028 <text:bookmark text:name="TBL-0000012-26-"/><text:bookmark text:name="TBL-0000012-26-1"/></text:p>
          </table:table-cell>
        </table:table-row>
        <table:table-row>
          <table:table-cell table:style-name="Table30.A1" office:value-type="string">
            <text:p text:style-name="P3">  <text:bookmark text:name="TBL-0000012-26-2"/></text:p>
          </table:table-cell>
          <table:table-cell table:style-name="Table30.A1" office:value-type="string">
            <text:p text:style-name="P5">(-0.045) <text:bookmark text:name="TBL-0000012-26-3"/></text:p>
          </table:table-cell>
          <table:table-cell table:style-name="Table30.A1" office:value-type="string">
            <text:p text:style-name="P5">(-0.025) <text:bookmark text:name="TBL-0000012-26-4"/></text:p>
          </table:table-cell>
          <table:table-cell table:style-name="Table30.A1" office:value-type="string">
            <text:p text:style-name="P5">(-0.006) <text:bookmark text:name="TBL-0000012-26-5"/></text:p>
          </table:table-cell>
          <table:table-cell table:style-name="Table30.A1" office:value-type="string">
            <text:p text:style-name="P5">(-0.018) <text:bookmark text:name="TBL-0000012-26-6"/></text:p>
          </table:table-cell>
          <table:table-cell table:style-name="Table30.A1" office:value-type="string">
            <text:p text:style-name="P5">(-0.032)<text:bookmark text:name="TBL-0000012-26-7"/></text:p>
          </table:table-cell>
          <table:table-cell table:style-name="Table30.A1" office:value-type="string">
            <text:p text:style-name="P5">(-0.029) <text:bookmark text:name="TBL-0000012-26-8"/></text:p>
          </table:table-cell>
          <table:table-cell table:style-name="Table30.A1" office:value-type="string">
            <text:p text:style-name="P5">(0.054) <text:bookmark text:name="TBL-0000012-26-9"/></text:p>
          </table:table-cell>
          <table:table-cell table:style-name="Table30.A1" office:value-type="string">
            <text:p text:style-name="P5">(0.036) <text:bookmark text:name="TBL-0000012-26-10"/></text:p>
          </table:table-cell>
          <table:table-cell table:style-name="Table30.A1" office:value-type="string">
            <text:p text:style-name="P5">(0.032) <text:bookmark text:name="TBL-0000012-26-11"/></text:p>
          </table:table-cell>
          <table:table-cell table:style-name="Table30.A1" office:value-type="string">
            <text:p text:style-name="P5">(0.028) <text:bookmark text:name="TBL-0000012-26-12"/></text:p>
          </table:table-cell>
          <table:table-cell table:style-name="Table30.A1" office:value-type="string">
            <text:p text:style-name="P5">(0.023) <text:bookmark text:name="TBL-0000012-27-"/><text:bookmark text:name="TBL-0000012-27-1"/></text:p>
          </table:table-cell>
        </table:table-row>
        <table:table-row>
          <table:table-cell table:style-name="Table30.A1" office:value-type="string">
            <text:p text:style-name="P3"> Sal Tax Diff <text:bookmark text:name="TBL-0000012-27-2"/></text:p>
          </table:table-cell>
          <table:table-cell table:style-name="Table30.A1" office:value-type="string">
            <text:p text:style-name="P5">-0.083 <text:bookmark text:name="TBL-0000012-27-3"/></text:p>
          </table:table-cell>
          <table:table-cell table:style-name="Table30.A1" office:value-type="string">
            <text:p text:style-name="P5">-0.097 <text:bookmark text:name="TBL-0000012-27-4"/></text:p>
          </table:table-cell>
          <table:table-cell table:style-name="Table30.A1" office:value-type="string">
            <text:p text:style-name="P5">-0.104 <text:bookmark text:name="TBL-0000012-27-5"/></text:p>
          </table:table-cell>
          <table:table-cell table:style-name="Table30.A1" office:value-type="string">
            <text:p text:style-name="P5">-0.106 <text:bookmark text:name="TBL-0000012-27-6"/></text:p>
          </table:table-cell>
          <table:table-cell table:style-name="Table30.A1" office:value-type="string">
            <text:p text:style-name="P5">-0.095 <text:bookmark text:name="TBL-0000012-27-7"/></text:p>
          </table:table-cell>
          <table:table-cell table:style-name="Table30.A1" office:value-type="string">
            <text:p text:style-name="P5">-0.119 <text:bookmark text:name="TBL-0000012-27-8"/></text:p>
          </table:table-cell>
          <table:table-cell table:style-name="Table30.A1" office:value-type="string">
            <text:p text:style-name="P5">-0.136 <text:bookmark text:name="TBL-0000012-27-9"/></text:p>
          </table:table-cell>
          <table:table-cell table:style-name="Table30.A1" office:value-type="string">
            <text:p text:style-name="P5">-0.102 <text:bookmark text:name="TBL-0000012-27-10"/></text:p>
          </table:table-cell>
          <table:table-cell table:style-name="Table30.A1" office:value-type="string">
            <text:p text:style-name="P5">-0.110 <text:bookmark text:name="TBL-0000012-27-11"/></text:p>
          </table:table-cell>
          <table:table-cell table:style-name="Table30.A1" office:value-type="string">
            <text:p text:style-name="P5">-0.140 <text:bookmark text:name="TBL-0000012-27-12"/></text:p>
          </table:table-cell>
          <table:table-cell table:style-name="Table30.A1" office:value-type="string">
            <text:p text:style-name="P5">-0.132<text:span text:style-name="T5">**</text:span><text:soft-page-break/><text:span text:style-name="T5">*</text:span><text:bookmark text:name="TBL-0000012-28-"/><text:bookmark text:name="TBL-0000012-28-1"/></text:p>
          </table:table-cell>
        </table:table-row>
        <table:table-row>
          <table:table-cell table:style-name="Table30.A1" office:value-type="string">
            <text:p text:style-name="P3">  <text:bookmark text:name="TBL-0000012-28-2"/></text:p>
          </table:table-cell>
          <table:table-cell table:style-name="Table30.A1" office:value-type="string">
            <text:p text:style-name="P5">(-0.083) <text:bookmark text:name="TBL-0000012-28-3"/></text:p>
          </table:table-cell>
          <table:table-cell table:style-name="Table30.A1" office:value-type="string">
            <text:p text:style-name="P5">(-0.104) <text:bookmark text:name="TBL-0000012-28-4"/></text:p>
          </table:table-cell>
          <table:table-cell table:style-name="Table30.A1" office:value-type="string">
            <text:p text:style-name="P5">(-0.106) <text:bookmark text:name="TBL-0000012-28-5"/></text:p>
          </table:table-cell>
          <table:table-cell table:style-name="Table30.A1" office:value-type="string">
            <text:p text:style-name="P5">(-0.095) <text:bookmark text:name="TBL-0000012-28-6"/></text:p>
          </table:table-cell>
          <table:table-cell table:style-name="Table30.A1" office:value-type="string">
            <text:p text:style-name="P5">(-0.119)<text:bookmark text:name="TBL-0000012-28-7"/></text:p>
          </table:table-cell>
          <table:table-cell table:style-name="Table30.A1" office:value-type="string">
            <text:p text:style-name="P5">(-0.136) <text:bookmark text:name="TBL-0000012-28-8"/></text:p>
          </table:table-cell>
          <table:table-cell table:style-name="Table30.A1" office:value-type="string">
            <text:p text:style-name="P5">(-0.102) <text:bookmark text:name="TBL-0000012-28-9"/></text:p>
          </table:table-cell>
          <table:table-cell table:style-name="Table30.A1" office:value-type="string">
            <text:p text:style-name="P5">(-0.110) <text:bookmark text:name="TBL-0000012-28-10"/></text:p>
          </table:table-cell>
          <table:table-cell table:style-name="Table30.A1" office:value-type="string">
            <text:p text:style-name="P5">(-0.140) <text:bookmark text:name="TBL-0000012-28-11"/></text:p>
          </table:table-cell>
          <table:table-cell table:style-name="Table30.A1" office:value-type="string">
            <text:p text:style-name="P5">(-0.132) <text:bookmark text:name="TBL-0000012-28-12"/></text:p>
          </table:table-cell>
          <table:table-cell table:style-name="Table30.A1" office:value-type="string">
            <text:p text:style-name="P5">(0.026) <text:bookmark text:name="TBL-0000012-29-"/><text:bookmark text:name="TBL-0000012-29-1"/></text:p>
          </table:table-cell>
        </table:table-row>
        <table:table-row>
          <table:table-cell table:style-name="Table30.A1" office:value-type="string">
            <text:p text:style-name="P3"> Corp Tax Diff <text:bookmark text:name="TBL-0000012-29-2"/></text:p>
          </table:table-cell>
          <table:table-cell table:style-name="Table30.A1" office:value-type="string">
            <text:p text:style-name="P5">-0.015 <text:bookmark text:name="TBL-0000012-29-3"/></text:p>
          </table:table-cell>
          <table:table-cell table:style-name="Table30.A1" office:value-type="string">
            <text:p text:style-name="P5">0.011 <text:bookmark text:name="TBL-0000012-29-4"/></text:p>
          </table:table-cell>
          <table:table-cell table:style-name="Table30.A1" office:value-type="string">
            <text:p text:style-name="P5">0.010 <text:bookmark text:name="TBL-0000012-29-5"/></text:p>
          </table:table-cell>
          <table:table-cell table:style-name="Table30.A1" office:value-type="string">
            <text:p text:style-name="P5">0.007 <text:bookmark text:name="TBL-0000012-29-6"/></text:p>
          </table:table-cell>
          <table:table-cell table:style-name="Table30.A1" office:value-type="string">
            <text:p text:style-name="P5">0.035 <text:bookmark text:name="TBL-0000012-29-7"/></text:p>
          </table:table-cell>
          <table:table-cell table:style-name="Table30.A1" office:value-type="string">
            <text:p text:style-name="P5">0.030 <text:bookmark text:name="TBL-0000012-29-8"/></text:p>
          </table:table-cell>
          <table:table-cell table:style-name="Table30.A1" office:value-type="string">
            <text:p text:style-name="P5">0.037<text:span text:style-name="T5">*</text:span> <text:bookmark text:name="TBL-0000012-29-9"/></text:p>
          </table:table-cell>
          <table:table-cell table:style-name="Table30.A1" office:value-type="string">
            <text:p text:style-name="P5">0.019<text:span text:style-name="T5">***</text:span> <text:bookmark text:name="TBL-0000012-29-10"/></text:p>
          </table:table-cell>
          <table:table-cell table:style-name="Table30.A1" office:value-type="string">
            <text:p text:style-name="P5">0.004 <text:bookmark text:name="TBL-0000012-29-11"/></text:p>
          </table:table-cell>
          <table:table-cell table:style-name="Table30.A1" office:value-type="string">
            <text:p text:style-name="P5">0.014<text:span text:style-name="T5">**</text:span> <text:bookmark text:name="TBL-0000012-29-12"/></text:p>
          </table:table-cell>
          <table:table-cell table:style-name="Table30.A1" office:value-type="string">
            <text:p text:style-name="P5">-0.007 <text:bookmark text:name="TBL-0000012-30-"/><text:bookmark text:name="TBL-0000012-30-1"/></text:p>
          </table:table-cell>
        </table:table-row>
        <table:table-row>
          <table:table-cell table:style-name="Table30.A1" office:value-type="string">
            <text:p text:style-name="P3">  <text:bookmark text:name="TBL-0000012-30-2"/></text:p>
          </table:table-cell>
          <table:table-cell table:style-name="Table30.A1" office:value-type="string">
            <text:p text:style-name="P5">(-0.015) <text:bookmark text:name="TBL-0000012-30-3"/></text:p>
          </table:table-cell>
          <table:table-cell table:style-name="Table30.A1" office:value-type="string">
            <text:p text:style-name="P5">(0.010) <text:bookmark text:name="TBL-0000012-30-4"/></text:p>
          </table:table-cell>
          <table:table-cell table:style-name="Table30.A1" office:value-type="string">
            <text:p text:style-name="P5">(0.007) <text:bookmark text:name="TBL-0000012-30-5"/></text:p>
          </table:table-cell>
          <table:table-cell table:style-name="Table30.A1" office:value-type="string">
            <text:p text:style-name="P5">(0.035) <text:bookmark text:name="TBL-0000012-30-6"/></text:p>
          </table:table-cell>
          <table:table-cell table:style-name="Table30.A1" office:value-type="string">
            <text:p text:style-name="P5">(0.030) <text:bookmark text:name="TBL-0000012-30-7"/></text:p>
          </table:table-cell>
          <table:table-cell table:style-name="Table30.A1" office:value-type="string">
            <text:p text:style-name="P5">(0.037) <text:bookmark text:name="TBL-0000012-30-8"/></text:p>
          </table:table-cell>
          <table:table-cell table:style-name="Table30.A1" office:value-type="string">
            <text:p text:style-name="P5">(0.019) <text:bookmark text:name="TBL-0000012-30-9"/></text:p>
          </table:table-cell>
          <table:table-cell table:style-name="Table30.A1" office:value-type="string">
            <text:p text:style-name="P5">(0.004) <text:bookmark text:name="TBL-0000012-30-10"/></text:p>
          </table:table-cell>
          <table:table-cell table:style-name="Table30.A1" office:value-type="string">
            <text:p text:style-name="P5">(0.014) <text:bookmark text:name="TBL-0000012-30-11"/></text:p>
          </table:table-cell>
          <table:table-cell table:style-name="Table30.A1" office:value-type="string">
            <text:p text:style-name="P5">(-0.007) <text:bookmark text:name="TBL-0000012-30-12"/></text:p>
          </table:table-cell>
          <table:table-cell table:style-name="Table30.A1" office:value-type="string">
            <text:p text:style-name="P5">(0.018) <text:bookmark text:name="TBL-0000012-31-"/><text:bookmark text:name="TBL-0000012-31-1"/></text:p>
          </table:table-cell>
        </table:table-row>
        <table:table-row>
          <table:table-cell table:style-name="Table30.A1" office:value-type="string">
            <text:p text:style-name="P3"> Work Comp Diff <text:bookmark text:name="TBL-0000012-31-2"/></text:p>
          </table:table-cell>
          <table:table-cell table:style-name="Table30.A1" office:value-type="string">
            <text:p text:style-name="P5">0.309 <text:bookmark text:name="TBL-0000012-31-3"/></text:p>
          </table:table-cell>
          <table:table-cell table:style-name="Table30.A1" office:value-type="string">
            <text:p text:style-name="P5">0.225 <text:bookmark text:name="TBL-0000012-31-4"/></text:p>
          </table:table-cell>
          <table:table-cell table:style-name="Table30.A1" office:value-type="string">
            <text:p text:style-name="P5">0.201<text:span text:style-name="T5">***</text:span> <text:bookmark text:name="TBL-0000012-31-5"/></text:p>
          </table:table-cell>
          <table:table-cell table:style-name="Table30.A1" office:value-type="string">
            <text:p text:style-name="P5">0.018 <text:bookmark text:name="TBL-0000012-31-6"/></text:p>
          </table:table-cell>
          <table:table-cell table:style-name="Table30.A1" office:value-type="string">
            <text:p text:style-name="P5">0.029 <text:bookmark text:name="TBL-0000012-31-7"/></text:p>
          </table:table-cell>
          <table:table-cell table:style-name="Table30.A1" office:value-type="string">
            <text:p text:style-name="P5">0.071 <text:bookmark text:name="TBL-0000012-31-8"/></text:p>
          </table:table-cell>
          <table:table-cell table:style-name="Table30.A1" office:value-type="string">
            <text:p text:style-name="P5">0.066 <text:bookmark text:name="TBL-0000012-31-9"/></text:p>
          </table:table-cell>
          <table:table-cell table:style-name="Table30.A1" office:value-type="string">
            <text:p text:style-name="P5">0.142 <text:bookmark text:name="TBL-0000012-31-10"/></text:p>
          </table:table-cell>
          <table:table-cell table:style-name="Table30.A1" office:value-type="string">
            <text:p text:style-name="P5">0.102 <text:bookmark text:name="TBL-0000012-31-11"/></text:p>
          </table:table-cell>
          <table:table-cell table:style-name="Table30.A1" office:value-type="string">
            <text:p text:style-name="P5">0.086 <text:bookmark text:name="TBL-0000012-31-12"/></text:p>
          </table:table-cell>
          <table:table-cell table:style-name="Table30.A1" office:value-type="string">
            <text:p text:style-name="P5">0.089 <text:bookmark text:name="TBL-0000012-32-"/><text:bookmark text:name="TBL-0000012-32-1"/></text:p>
          </table:table-cell>
        </table:table-row>
        <table:table-row>
          <table:table-cell table:style-name="Table30.A1" office:value-type="string">
            <text:p text:style-name="P3">  <text:bookmark text:name="TBL-0000012-32-2"/></text:p>
          </table:table-cell>
          <table:table-cell table:style-name="Table30.A1" office:value-type="string">
            <text:p text:style-name="P5">(0.309) <text:bookmark text:name="TBL-0000012-32-3"/></text:p>
          </table:table-cell>
          <table:table-cell table:style-name="Table30.A1" office:value-type="string">
            <text:p text:style-name="P5">(0.201) <text:bookmark text:name="TBL-0000012-32-4"/></text:p>
          </table:table-cell>
          <table:table-cell table:style-name="Table30.A1" office:value-type="string">
            <text:p text:style-name="P5">(0.018) <text:bookmark text:name="TBL-0000012-32-5"/></text:p>
          </table:table-cell>
          <table:table-cell table:style-name="Table30.A1" office:value-type="string">
            <text:p text:style-name="P5">(0.029) <text:bookmark text:name="TBL-0000012-32-6"/></text:p>
          </table:table-cell>
          <table:table-cell table:style-name="Table30.A1" office:value-type="string">
            <text:p text:style-name="P5">(0.071) <text:bookmark text:name="TBL-0000012-32-7"/></text:p>
          </table:table-cell>
          <table:table-cell table:style-name="Table30.A1" office:value-type="string">
            <text:p text:style-name="P5">(0.066) <text:bookmark text:name="TBL-0000012-32-8"/></text:p>
          </table:table-cell>
          <table:table-cell table:style-name="Table30.A1" office:value-type="string">
            <text:p text:style-name="P5">(0.142) <text:bookmark text:name="TBL-0000012-32-9"/></text:p>
          </table:table-cell>
          <table:table-cell table:style-name="Table30.A1" office:value-type="string">
            <text:p text:style-name="P5">(0.102) <text:bookmark text:name="TBL-0000012-32-10"/></text:p>
          </table:table-cell>
          <table:table-cell table:style-name="Table30.A1" office:value-type="string">
            <text:p text:style-name="P5">(0.086) <text:bookmark text:name="TBL-0000012-32-11"/></text:p>
          </table:table-cell>
          <table:table-cell table:style-name="Table30.A1" office:value-type="string">
            <text:p text:style-name="P5">(0.089) <text:bookmark text:name="TBL-0000012-32-12"/></text:p>
          </table:table-cell>
          <table:table-cell table:style-name="Table30.A1" office:value-type="string">
            <text:p text:style-name="P5">(0.092) <text:bookmark text:name="TBL-0000012-33-"/><text:bookmark text:name="TBL-0000012-33-1"/></text:p>
          </table:table-cell>
        </table:table-row>
        <table:table-row>
          <table:table-cell table:style-name="Table30.A1" office:value-type="string">
            <text:p text:style-name="P3"> Unemp. Tax Diff <text:bookmark text:name="TBL-0000012-33-2"/></text:p>
          </table:table-cell>
          <table:table-cell table:style-name="Table30.A1" office:value-type="string">
            <text:p text:style-name="P5">-0.045 <text:bookmark text:name="TBL-0000012-33-3"/></text:p>
          </table:table-cell>
          <table:table-cell table:style-name="Table30.A1" office:value-type="string">
            <text:p text:style-name="P5">0.0001 <text:bookmark text:name="TBL-0000012-33-4"/></text:p>
          </table:table-cell>
          <table:table-cell table:style-name="Table30.A1" office:value-type="string">
            <text:p text:style-name="P5">0.015 <text:bookmark text:name="TBL-0000012-33-5"/></text:p>
          </table:table-cell>
          <table:table-cell table:style-name="Table30.A1" office:value-type="string">
            <text:p text:style-name="P5">0.027 <text:bookmark text:name="TBL-0000012-33-6"/></text:p>
          </table:table-cell>
          <table:table-cell table:style-name="Table30.A1" office:value-type="string">
            <text:p text:style-name="P5">-0.022 <text:bookmark text:name="TBL-0000012-33-7"/></text:p>
          </table:table-cell>
          <table:table-cell table:style-name="Table30.A1" office:value-type="string">
            <text:p text:style-name="P5">0.062<text:span text:style-name="T5">***</text:span> <text:bookmark text:name="TBL-0000012-33-8"/></text:p>
          </table:table-cell>
          <table:table-cell table:style-name="Table30.A1" office:value-type="string">
            <text:p text:style-name="P5">0.003 <text:bookmark text:name="TBL-0000012-33-9"/></text:p>
          </table:table-cell>
          <table:table-cell table:style-name="Table30.A1" office:value-type="string">
            <text:p text:style-name="P5">-0.014 <text:bookmark text:name="TBL-0000012-33-10"/></text:p>
          </table:table-cell>
          <table:table-cell table:style-name="Table30.A1" office:value-type="string">
            <text:p text:style-name="P5">-0.034<text:span text:style-name="T5">*</text:span> <text:bookmark text:name="TBL-0000012-33-11"/></text:p>
          </table:table-cell>
          <table:table-cell table:style-name="Table30.A1" office:value-type="string">
            <text:p text:style-name="P5">0.020 <text:bookmark text:name="TBL-0000012-33-12"/></text:p>
          </table:table-cell>
          <table:table-cell table:style-name="Table30.A1" office:value-type="string">
            <text:p text:style-name="P5">0.070<text:span text:style-name="T5">*</text:span> <text:bookmark text:name="TBL-0000012-34-"/><text:bookmark text:name="TBL-0000012-34-1"/></text:p>
          </table:table-cell>
        </table:table-row>
        <table:table-row>
          <table:table-cell table:style-name="Table30.A1" office:value-type="string">
            <text:p text:style-name="P3">  <text:bookmark text:name="TBL-0000012-34-2"/></text:p>
          </table:table-cell>
          <table:table-cell table:style-name="Table30.A1" office:value-type="string">
            <text:p text:style-name="P5">(-0.045) <text:bookmark text:name="TBL-0000012-34-3"/></text:p>
          </table:table-cell>
          <table:table-cell table:style-name="Table30.A1" office:value-type="string">
            <text:p text:style-name="P5">(0.015) <text:bookmark text:name="TBL-0000012-34-4"/></text:p>
          </table:table-cell>
          <table:table-cell table:style-name="Table30.A1" office:value-type="string">
            <text:p text:style-name="P5">(0.027) <text:bookmark text:name="TBL-0000012-34-5"/></text:p>
          </table:table-cell>
          <table:table-cell table:style-name="Table30.A1" office:value-type="string">
            <text:p text:style-name="P5">(-0.022) <text:bookmark text:name="TBL-0000012-34-6"/></text:p>
          </table:table-cell>
          <table:table-cell table:style-name="Table30.A1" office:value-type="string">
            <text:p text:style-name="P5">(0.062) <text:bookmark text:name="TBL-0000012-34-7"/></text:p>
          </table:table-cell>
          <table:table-cell table:style-name="Table30.A1" office:value-type="string">
            <text:p text:style-name="P5">(0.003) <text:bookmark text:name="TBL-0000012-34-8"/></text:p>
          </table:table-cell>
          <table:table-cell table:style-name="Table30.A1" office:value-type="string">
            <text:p text:style-name="P5">(-0.014) <text:bookmark text:name="TBL-0000012-34-9"/></text:p>
          </table:table-cell>
          <table:table-cell table:style-name="Table30.A1" office:value-type="string">
            <text:p text:style-name="P5">(-0.034) <text:bookmark text:name="TBL-0000012-34-10"/></text:p>
          </table:table-cell>
          <table:table-cell table:style-name="Table30.A1" office:value-type="string">
            <text:p text:style-name="P5">(0.020) <text:bookmark text:name="TBL-0000012-34-11"/></text:p>
          </table:table-cell>
          <table:table-cell table:style-name="Table30.A1" office:value-type="string">
            <text:p text:style-name="P5">(0.070) <text:bookmark text:name="TBL-0000012-34-12"/></text:p>
          </table:table-cell>
          <table:table-cell table:style-name="Table30.A1" office:value-type="string">
            <text:p text:style-name="P5">(0.039) <text:bookmark text:name="TBL-0000012-35-"/><text:bookmark text:name="TBL-0000012-35-1"/></text:p>
          </table:table-cell>
        </table:table-row>
        <table:table-row>
          <table:table-cell table:style-name="Table30.A1" office:value-type="string">
            <text:p text:style-name="P3"> Ln Educ Diff <text:bookmark text:name="TBL-0000012-35-2"/></text:p>
          </table:table-cell>
          <table:table-cell table:style-name="Table30.A1" office:value-type="string">
            <text:p text:style-name="P5">-0.0001 <text:bookmark text:name="TBL-0000012-35-3"/></text:p>
          </table:table-cell>
          <table:table-cell table:style-name="Table30.A1" office:value-type="string">
            <text:p text:style-name="P5">-0.0002 <text:bookmark text:name="TBL-0000012-35-4"/></text:p>
          </table:table-cell>
          <table:table-cell table:style-name="Table30.A1" office:value-type="string">
            <text:p text:style-name="P5">-0.0003 <text:bookmark text:name="TBL-0000012-35-5"/></text:p>
          </table:table-cell>
          <table:table-cell table:style-name="Table30.A1" office:value-type="string">
            <text:p text:style-name="P5">-0.0002 <text:bookmark text:name="TBL-0000012-35-6"/></text:p>
          </table:table-cell>
          <table:table-cell table:style-name="Table30.A1" office:value-type="string">
            <text:p text:style-name="P5">-0.0002<text:bookmark text:name="TBL-0000012-35-7"/></text:p>
          </table:table-cell>
          <table:table-cell table:style-name="Table30.A1" office:value-type="string">
            <text:p text:style-name="P5">-0.001<text:span text:style-name="T5">**</text:span><text:bookmark text:name="TBL-0000012-35-8"/></text:p>
          </table:table-cell>
          <table:table-cell table:style-name="Table30.A1" office:value-type="string">
            <text:p text:style-name="P5">-0.0003<text:span text:style-name="T5">***</text:span><text:bookmark text:name="TBL-0000012-35-9"/></text:p>
          </table:table-cell>
          <table:table-cell table:style-name="Table30.A1" office:value-type="string">
            <text:p text:style-name="P5">0.0001 <text:bookmark text:name="TBL-0000012-35-10"/></text:p>
          </table:table-cell>
          <table:table-cell table:style-name="Table30.A1" office:value-type="string">
            <text:p text:style-name="P5">-0.0002 <text:bookmark text:name="TBL-0000012-35-11"/></text:p>
          </table:table-cell>
          <table:table-cell table:style-name="Table30.A1" office:value-type="string">
            <text:p text:style-name="P5">-0.0001 <text:bookmark text:name="TBL-0000012-35-12"/></text:p>
          </table:table-cell>
          <table:table-cell table:style-name="Table30.A1" office:value-type="string">
            <text:p text:style-name="P5">-0.0002 <text:bookmark text:name="TBL-0000012-36-"/><text:bookmark text:name="TBL-0000012-36-1"/></text:p>
          </table:table-cell>
        </table:table-row>
        <table:table-row>
          <table:table-cell table:style-name="Table30.A1" office:value-type="string">
            <text:p text:style-name="P3">  <text:bookmark text:name="TBL-0000012-36-2"/></text:p>
          </table:table-cell>
          <table:table-cell table:style-name="Table30.A1" office:value-type="string">
            <text:p text:style-name="P5">(-0.0001)<text:bookmark text:name="TBL-0000012-36-3"/></text:p>
          </table:table-cell>
          <table:table-cell table:style-name="Table30.A1" office:value-type="string">
            <text:p text:style-name="P5">(-0.0003)<text:bookmark text:name="TBL-0000012-36-4"/></text:p>
          </table:table-cell>
          <table:table-cell table:style-name="Table30.A1" office:value-type="string">
            <text:p text:style-name="P5">(-0.0002)<text:bookmark text:name="TBL-0000012-36-5"/></text:p>
          </table:table-cell>
          <table:table-cell table:style-name="Table30.A1" office:value-type="string">
            <text:p text:style-name="P5">(-0.0002)<text:bookmark text:name="TBL-0000012-36-6"/></text:p>
          </table:table-cell>
          <table:table-cell table:style-name="Table30.A1" office:value-type="string">
            <text:p text:style-name="P5">(-0.001)<text:bookmark text:name="TBL-0000012-36-7"/></text:p>
          </table:table-cell>
          <table:table-cell table:style-name="Table30.A1" office:value-type="string">
            <text:p text:style-name="P5">(-0.0003)<text:bookmark text:name="TBL-0000012-36-8"/></text:p>
          </table:table-cell>
          <table:table-cell table:style-name="Table30.A1" office:value-type="string">
            <text:p text:style-name="P5">(0.0001) <text:bookmark text:name="TBL-0000012-36-9"/></text:p>
          </table:table-cell>
          <table:table-cell table:style-name="Table30.A1" office:value-type="string">
            <text:p text:style-name="P5">(-0.0002)<text:bookmark text:name="TBL-0000012-36-10"/></text:p>
          </table:table-cell>
          <table:table-cell table:style-name="Table30.A1" office:value-type="string">
            <text:p text:style-name="P5">(-0.0001)<text:bookmark text:name="TBL-0000012-36-11"/></text:p>
          </table:table-cell>
          <table:table-cell table:style-name="Table30.A1" office:value-type="string">
            <text:p text:style-name="P5">(-0.0002)<text:bookmark text:name="TBL-0000012-36-12"/></text:p>
          </table:table-cell>
          <table:table-cell table:style-name="Table30.A1" office:value-type="string">
            <text:p text:style-name="P5">(0.0002) <text:bookmark text:name="TBL-0000012-37-"/><text:bookmark text:name="TBL-0000012-37-1"/></text:p>
          </table:table-cell>
        </table:table-row>
        <table:table-row>
          <table:table-cell table:style-name="Table30.A1" office:value-type="string">
            <text:p text:style-name="P3"> Ln Hwy Diff <text:bookmark text:name="TBL-0000012-37-2"/></text:p>
          </table:table-cell>
          <table:table-cell table:style-name="Table30.A1" office:value-type="string">
            <text:p text:style-name="P5">0.001 <text:bookmark text:name="TBL-0000012-37-3"/></text:p>
          </table:table-cell>
          <table:table-cell table:style-name="Table30.A1" office:value-type="string">
            <text:p text:style-name="P5">0.002 <text:bookmark text:name="TBL-0000012-37-4"/></text:p>
          </table:table-cell>
          <table:table-cell table:style-name="Table30.A1" office:value-type="string">
            <text:p text:style-name="P5">0.001<text:span text:style-name="T5">***</text:span> <text:bookmark text:name="TBL-0000012-37-5"/></text:p>
          </table:table-cell>
          <table:table-cell table:style-name="Table30.A1" office:value-type="string">
            <text:p text:style-name="P5">0.0002 <text:bookmark text:name="TBL-0000012-37-6"/></text:p>
          </table:table-cell>
          <table:table-cell table:style-name="Table30.A1" office:value-type="string">
            <text:p text:style-name="P5">0.0004 <text:bookmark text:name="TBL-0000012-37-7"/></text:p>
          </table:table-cell>
          <table:table-cell table:style-name="Table30.A1" office:value-type="string">
            <text:p text:style-name="P5">0.0004<text:span text:style-name="T5">***</text:span><text:bookmark text:name="TBL-0000012-37-8"/></text:p>
          </table:table-cell>
          <table:table-cell table:style-name="Table30.A1" office:value-type="string">
            <text:p text:style-name="P5">0.0001 <text:bookmark text:name="TBL-0000012-37-9"/></text:p>
          </table:table-cell>
          <table:table-cell table:style-name="Table30.A1" office:value-type="string">
            <text:p text:style-name="P5">0.0002<text:span text:style-name="T5">*</text:span> <text:bookmark text:name="TBL-0000012-37-10"/></text:p>
          </table:table-cell>
          <table:table-cell table:style-name="Table30.A1" office:value-type="string">
            <text:p text:style-name="P5">0.0001 <text:bookmark text:name="TBL-0000012-37-11"/></text:p>
          </table:table-cell>
          <table:table-cell table:style-name="Table30.A1" office:value-type="string">
            <text:p text:style-name="P5">-0.0002 <text:bookmark text:name="TBL-0000012-37-12"/></text:p>
          </table:table-cell>
          <table:table-cell table:style-name="Table30.A1" office:value-type="string">
            <text:p text:style-name="P5">-0.0004 <text:bookmark text:name="TBL-0000012-38-"/><text:bookmark text:name="TBL-0000012-38-1"/></text:p>
          </table:table-cell>
        </table:table-row>
        <table:table-row>
          <table:table-cell table:style-name="Table30.A1" office:value-type="string">
            <text:p text:style-name="P3">  <text:bookmark text:name="TBL-0000012-38-2"/></text:p>
          </table:table-cell>
          <table:table-cell table:style-name="Table30.A1" office:value-type="string">
            <text:p text:style-name="P5">(0.001) <text:bookmark text:name="TBL-0000012-38-3"/></text:p>
          </table:table-cell>
          <table:table-cell table:style-name="Table30.A1" office:value-type="string">
            <text:p text:style-name="P5">(0.001) <text:bookmark text:name="TBL-0000012-38-4"/></text:p>
          </table:table-cell>
          <table:table-cell table:style-name="Table30.A1" office:value-type="string">
            <text:p text:style-name="P5">(0.0002) <text:bookmark text:name="TBL-0000012-38-5"/></text:p>
          </table:table-cell>
          <table:table-cell table:style-name="Table30.A1" office:value-type="string">
            <text:p text:style-name="P5">(0.0004) <text:bookmark text:name="TBL-0000012-38-6"/></text:p>
          </table:table-cell>
          <table:table-cell table:style-name="Table30.A1" office:value-type="string">
            <text:p text:style-name="P5">(0.0004)<text:bookmark text:name="TBL-0000012-38-7"/></text:p>
          </table:table-cell>
          <table:table-cell table:style-name="Table30.A1" office:value-type="string">
            <text:p text:style-name="P5">(0.0001) <text:bookmark text:name="TBL-0000012-38-8"/></text:p>
          </table:table-cell>
          <table:table-cell table:style-name="Table30.A1" office:value-type="string">
            <text:p text:style-name="P5">(0.0002) <text:bookmark text:name="TBL-0000012-38-9"/></text:p>
          </table:table-cell>
          <table:table-cell table:style-name="Table30.A1" office:value-type="string">
            <text:p text:style-name="P5">(0.0001) <text:bookmark text:name="TBL-0000012-38-10"/></text:p>
          </table:table-cell>
          <table:table-cell table:style-name="Table30.A1" office:value-type="string">
            <text:p text:style-name="P5">(-0.0002)<text:bookmark text:name="TBL-0000012-38-11"/></text:p>
          </table:table-cell>
          <table:table-cell table:style-name="Table30.A1" office:value-type="string">
            <text:p text:style-name="P5">(-0.0004)<text:bookmark text:name="TBL-0000012-38-12"/></text:p>
          </table:table-cell>
          <table:table-cell table:style-name="Table30.A1" office:value-type="string">
            <text:p text:style-name="P5">(0.0003) <text:bookmark text:name="TBL-0000012-39-"/><text:bookmark text:name="TBL-0000012-39-1"/></text:p>
          </table:table-cell>
        </table:table-row>
        <table:table-row>
          <table:table-cell table:style-name="Table30.A1" office:value-type="string">
            <text:p text:style-name="P3"> Ln Welf. Diff <text:bookmark text:name="TBL-0000012-39-2"/></text:p>
          </table:table-cell>
          <table:table-cell table:style-name="Table30.A1" office:value-type="string">
            <text:p text:style-name="P5">0.001 <text:bookmark text:name="TBL-0000012-39-3"/></text:p>
          </table:table-cell>
          <table:table-cell table:style-name="Table30.A1" office:value-type="string">
            <text:p text:style-name="P5">0.001 <text:bookmark text:name="TBL-0000012-39-4"/></text:p>
          </table:table-cell>
          <table:table-cell table:style-name="Table30.A1" office:value-type="string">
            <text:p text:style-name="P5">0.001 <text:bookmark text:name="TBL-0000012-39-5"/></text:p>
          </table:table-cell>
          <table:table-cell table:style-name="Table30.A1" office:value-type="string">
            <text:p text:style-name="P5">0.001 <text:bookmark text:name="TBL-0000012-39-6"/></text:p>
          </table:table-cell>
          <table:table-cell table:style-name="Table30.A1" office:value-type="string">
            <text:p text:style-name="P5">0.001 <text:bookmark text:name="TBL-0000012-39-7"/></text:p>
          </table:table-cell>
          <table:table-cell table:style-name="Table30.A1" office:value-type="string">
            <text:p text:style-name="P5">0.0005 <text:bookmark text:name="TBL-0000012-39-8"/></text:p>
          </table:table-cell>
          <table:table-cell table:style-name="Table30.A1" office:value-type="string">
            <text:p text:style-name="P5">0.001 <text:bookmark text:name="TBL-0000012-39-9"/></text:p>
          </table:table-cell>
          <table:table-cell table:style-name="Table30.A1" office:value-type="string">
            <text:p text:style-name="P5">0.001 <text:bookmark text:name="TBL-0000012-39-10"/></text:p>
          </table:table-cell>
          <table:table-cell table:style-name="Table30.A1" office:value-type="string">
            <text:p text:style-name="P5">0.001 <text:bookmark text:name="TBL-0000012-39-11"/></text:p>
          </table:table-cell>
          <table:table-cell table:style-name="Table30.A1" office:value-type="string">
            <text:p text:style-name="P5">0.001 <text:bookmark text:name="TBL-0000012-39-12"/></text:p>
          </table:table-cell>
          <table:table-cell table:style-name="Table30.A1" office:value-type="string">
            <text:p text:style-name="P5">0.001<text:span text:style-name="T5">***</text:span> <text:bookmark text:name="TBL-0000012-40-"/><text:bookmark text:name="TBL-0000012-40-1"/></text:p>
          </table:table-cell>
        </table:table-row>
        <table:table-row>
          <table:table-cell table:style-name="Table30.A1" office:value-type="string">
            <text:p text:style-name="P3">  <text:bookmark text:name="TBL-0000012-40-2"/></text:p>
          </table:table-cell>
          <table:table-cell table:style-name="Table30.A1" office:value-type="string">
            <text:p text:style-name="P5">(0.001) <text:bookmark text:name="TBL-0000012-40-3"/></text:p>
          </table:table-cell>
          <table:table-cell table:style-name="Table30.A1" office:value-type="string">
            <text:p text:style-name="P5">(0.001) <text:bookmark text:name="TBL-0000012-40-4"/></text:p>
          </table:table-cell>
          <table:table-cell table:style-name="Table30.A1" office:value-type="string">
            <text:p text:style-name="P5">(0.001) <text:bookmark text:name="TBL-0000012-40-5"/></text:p>
          </table:table-cell>
          <table:table-cell table:style-name="Table30.A1" office:value-type="string">
            <text:p text:style-name="P5">(0.001) <text:bookmark text:name="TBL-0000012-40-6"/></text:p>
          </table:table-cell>
          <table:table-cell table:style-name="Table30.A1" office:value-type="string">
            <text:p text:style-name="P5">(0.0005)<text:bookmark text:name="TBL-0000012-40-7"/></text:p>
          </table:table-cell>
          <table:table-cell table:style-name="Table30.A1" office:value-type="string">
            <text:p text:style-name="P5">(0.001) <text:bookmark text:name="TBL-0000012-40-8"/></text:p>
          </table:table-cell>
          <table:table-cell table:style-name="Table30.A1" office:value-type="string">
            <text:p text:style-name="P5">(0.001) <text:bookmark text:name="TBL-0000012-40-9"/></text:p>
          </table:table-cell>
          <table:table-cell table:style-name="Table30.A1" office:value-type="string">
            <text:p text:style-name="P5">(0.001) <text:bookmark text:name="TBL-0000012-40-10"/></text:p>
          </table:table-cell>
          <table:table-cell table:style-name="Table30.A1" office:value-type="string">
            <text:p text:style-name="P5">(0.001) <text:bookmark text:name="TBL-0000012-40-11"/></text:p>
          </table:table-cell>
          <table:table-cell table:style-name="Table30.A1" office:value-type="string">
            <text:p text:style-name="P5">(0.001) <text:bookmark text:name="TBL-0000012-40-12"/></text:p>
          </table:table-cell>
          <table:table-cell table:style-name="Table30.A1" office:value-type="string">
            <text:p text:style-name="P5">(0.0002) <text:bookmark text:name="TBL-0000012-41-"/><text:bookmark text:name="TBL-0000012-41-1"/></text:p>
          </table:table-cell>
        </table:table-row>
        <table:table-row>
          <table:table-cell table:style-name="Table30.A1" office:value-type="string">
            <text:p text:style-name="P3"> Constant <text:bookmark text:name="TBL-0000012-41-2"/></text:p>
          </table:table-cell>
          <table:table-cell table:style-name="Table30.A1" office:value-type="string">
            <text:p text:style-name="P5">-0.034 <text:bookmark text:name="TBL-0000012-41-3"/></text:p>
          </table:table-cell>
          <table:table-cell table:style-name="Table30.A1" office:value-type="string">
            <text:p text:style-name="P5">-0.026<text:span text:style-name="T5">*</text:span> <text:bookmark text:name="TBL-0000012-41-4"/></text:p>
          </table:table-cell>
          <table:table-cell table:style-name="Table30.A1" office:value-type="string">
            <text:p text:style-name="P5">-0.013 <text:bookmark text:name="TBL-0000012-41-5"/></text:p>
          </table:table-cell>
          <table:table-cell table:style-name="Table30.A1" office:value-type="string">
            <text:p text:style-name="P5">-0.057<text:span text:style-name="T5">***</text:span><text:bookmark text:name="TBL-0000012-41-6"/></text:p>
          </table:table-cell>
          <table:table-cell table:style-name="Table30.A1" office:value-type="string">
            <text:p text:style-name="P5">0.007 <text:bookmark text:name="TBL-0000012-41-7"/></text:p>
          </table:table-cell>
          <table:table-cell table:style-name="Table30.A1" office:value-type="string">
            <text:p text:style-name="P5">-0.042<text:span text:style-name="T5">***</text:span><text:bookmark text:name="TBL-0000012-41-8"/></text:p>
          </table:table-cell>
          <table:table-cell table:style-name="Table30.A1" office:value-type="string">
            <text:p text:style-name="P5">-0.015 <text:bookmark text:name="TBL-0000012-41-9"/></text:p>
          </table:table-cell>
          <table:table-cell table:style-name="Table30.A1" office:value-type="string">
            <text:p text:style-name="P5">-0.097 <text:bookmark text:name="TBL-0000012-41-10"/></text:p>
          </table:table-cell>
          <table:table-cell table:style-name="Table30.A1" office:value-type="string">
            <text:p text:style-name="P5">-0.072 <text:bookmark text:name="TBL-0000012-41-11"/></text:p>
          </table:table-cell>
          <table:table-cell table:style-name="Table30.A1" office:value-type="string">
            <text:p text:style-name="P5">-0.086 <text:bookmark text:name="TBL-0000012-41-12"/></text:p>
          </table:table-cell>
          <table:table-cell table:style-name="Table30.A1" office:value-type="string">
            <text:p text:style-name="P5">-0.075 <text:bookmark text:name="TBL-0000012-42-"/><text:bookmark text:name="TBL-0000012-42-1"/></text:p>
          </table:table-cell>
        </table:table-row>
        <table:table-row>
          <table:table-cell table:style-name="Table30.A1" office:value-type="string">
            <text:p text:style-name="P3">  <text:bookmark text:name="TBL-0000012-42-2"/></text:p>
          </table:table-cell>
          <table:table-cell table:style-name="Table30.A1" office:value-type="string">
            <text:p text:style-name="P5">(-0.034) <text:bookmark text:name="TBL-0000012-42-3"/></text:p>
          </table:table-cell>
          <table:table-cell table:style-name="Table30.A1" office:value-type="string">
            <text:p text:style-name="P5">(-0.013) <text:bookmark text:name="TBL-0000012-42-4"/></text:p>
          </table:table-cell>
          <table:table-cell table:style-name="Table30.A1" office:value-type="string">
            <text:p text:style-name="P5">(-0.057) <text:bookmark text:name="TBL-0000012-42-5"/></text:p>
          </table:table-cell>
          <table:table-cell table:style-name="Table30.A1" office:value-type="string">
            <text:p text:style-name="P5">(0.007) <text:bookmark text:name="TBL-0000012-42-6"/></text:p>
          </table:table-cell>
          <table:table-cell table:style-name="Table30.A1" office:value-type="string">
            <text:p text:style-name="P5">(-0.042)<text:bookmark text:name="TBL-0000012-42-7"/></text:p>
          </table:table-cell>
          <table:table-cell table:style-name="Table30.A1" office:value-type="string">
            <text:p text:style-name="P5">(-0.015) <text:bookmark text:name="TBL-0000012-42-8"/></text:p>
          </table:table-cell>
          <table:table-cell table:style-name="Table30.A1" office:value-type="string">
            <text:p text:style-name="P5">(-0.097) <text:bookmark text:name="TBL-0000012-42-9"/></text:p>
          </table:table-cell>
          <table:table-cell table:style-name="Table30.A1" office:value-type="string">
            <text:p text:style-name="P5">(-0.072) <text:bookmark text:name="TBL-0000012-42-10"/></text:p>
          </table:table-cell>
          <table:table-cell table:style-name="Table30.A1" office:value-type="string">
            <text:p text:style-name="P5">(-0.086) <text:bookmark text:name="TBL-0000012-42-11"/></text:p>
          </table:table-cell>
          <table:table-cell table:style-name="Table30.A1" office:value-type="string">
            <text:p text:style-name="P5">(-0.075) <text:bookmark text:name="TBL-0000012-42-12"/></text:p>
          </table:table-cell>
          <table:table-cell table:style-name="Table30.A1" office:value-type="string">
            <text:p text:style-name="P5">(0.056) </text:p>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000012-43-"/><text:bookmark text:name="TBL-0000012-43-1"/></text:p>
          </table:table-cell>
        </table:table-row>
        <table:table-row>
          <table:table-cell table:style-name="Table30.A1" office:value-type="string">
            <text:p text:style-name="P3">  <text:bookmark text:name="TBL-0000012-44-"/><text:bookmark text:name="TBL-0000012-44-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30.A1" table:number-columns-spanned="12" office:value-type="string">
            <text:p text:style-name="P4"><text:bookmark text:name="TBL-00000012-44-"/><text:bookmark text:name="TBL-00000012-44-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00012-45-"/><text:bookmark text:name="TBL-00000012-45-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0012-46-"/><text:bookmark text:name="TBL-00000012-46-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controls<text:bookmark text:name="TBL-00000012-46-2"/></text:p>
          </table:table-cell>
          <table:table-cell table:style-name="Table30.A1" office:value-type="string">
            <text:p text:style-name="P5">Yes <text:bookmark text:name="TBL-00000012-46-3"/></text:p>
          </table:table-cell>
          <table:table-cell table:style-name="Table30.A1" office:value-type="string">
            <text:p text:style-name="P5">Yes <text:bookmark text:name="TBL-00000012-46-4"/></text:p>
          </table:table-cell>
          <table:table-cell table:style-name="Table30.A1" office:value-type="string">
            <text:p text:style-name="P5">Yes <text:bookmark text:name="TBL-00000012-46-5"/></text:p>
          </table:table-cell>
          <table:table-cell table:style-name="Table30.A1" office:value-type="string">
            <text:p text:style-name="P5">Yes <text:bookmark text:name="TBL-00000012-46-6"/></text:p>
          </table:table-cell>
          <table:table-cell table:style-name="Table30.A1" office:value-type="string">
            <text:p text:style-name="P5">Yes <text:bookmark text:name="TBL-00000012-46-7"/></text:p>
          </table:table-cell>
          <table:table-cell table:style-name="Table30.A1" office:value-type="string">
            <text:p text:style-name="P5">Yes <text:bookmark text:name="TBL-00000012-46-8"/></text:p>
          </table:table-cell>
          <table:table-cell table:style-name="Table30.A1" office:value-type="string">
            <text:p text:style-name="P5">Yes <text:bookmark text:name="TBL-00000012-46-9"/></text:p>
          </table:table-cell>
          <table:table-cell table:style-name="Table30.A1" office:value-type="string">
            <text:p text:style-name="P5">Yes <text:bookmark text:name="TBL-00000012-46-10"/></text:p>
          </table:table-cell>
          <table:table-cell table:style-name="Table30.A1" office:value-type="string">
            <text:p text:style-name="P5">Yes <text:bookmark text:name="TBL-00000012-46-11"/></text:p>
          </table:table-cell>
          <table:table-cell table:style-name="Table30.A1" office:value-type="string">
            <text:p text:style-name="P5">Yes <text:bookmark text:name="TBL-00000012-46-12"/></text:p>
          </table:table-cell>
          <table:table-cell table:style-name="Table30.A1" office:value-type="string">
            <text:p text:style-name="P5">Yes <text:bookmark text:name="TBL-00000012-47-"/><text:bookmark text:name="TBL-00000012-47-1"/></text:p>
          </table:table-cell>
        </table:table-row>
        <table:table-row>
          <table:table-cell table:style-name="Table30.A1" office:value-type="string">
            <text:p text:style-name="P3"> amenities <text:bookmark text:name="TBL-00000012-47-2"/></text:p>
          </table:table-cell>
          <table:table-cell table:style-name="Table30.A1" office:value-type="string">
            <text:p text:style-name="P5">No <text:bookmark text:name="TBL-00000012-47-3"/></text:p>
          </table:table-cell>
          <table:table-cell table:style-name="Table30.A1" office:value-type="string">
            <text:p text:style-name="P5">No <text:bookmark text:name="TBL-00000012-47-4"/></text:p>
          </table:table-cell>
          <table:table-cell table:style-name="Table30.A1" office:value-type="string">
            <text:p text:style-name="P5">No <text:bookmark text:name="TBL-00000012-47-5"/></text:p>
          </table:table-cell>
          <table:table-cell table:style-name="Table30.A1" office:value-type="string">
            <text:p text:style-name="P5">No <text:bookmark text:name="TBL-00000012-47-6"/></text:p>
          </table:table-cell>
          <table:table-cell table:style-name="Table30.A1" office:value-type="string">
            <text:p text:style-name="P5">No <text:bookmark text:name="TBL-00000012-47-7"/></text:p>
          </table:table-cell>
          <table:table-cell table:style-name="Table30.A1" office:value-type="string">
            <text:p text:style-name="P5">No <text:bookmark text:name="TBL-00000012-47-8"/></text:p>
          </table:table-cell>
          <table:table-cell table:style-name="Table30.A1" office:value-type="string">
            <text:p text:style-name="P5">No <text:bookmark text:name="TBL-00000012-47-9"/></text:p>
          </table:table-cell>
          <table:table-cell table:style-name="Table30.A1" office:value-type="string">
            <text:p text:style-name="P5">No <text:bookmark text:name="TBL-00000012-47-10"/></text:p>
          </table:table-cell>
          <table:table-cell table:style-name="Table30.A1" office:value-type="string">
            <text:p text:style-name="P5">No <text:bookmark text:name="TBL-00000012-47-11"/></text:p>
          </table:table-cell>
          <table:table-cell table:style-name="Table30.A1" office:value-type="string">
            <text:p text:style-name="P5">No <text:bookmark text:name="TBL-00000012-47-12"/></text:p>
          </table:table-cell>
          <table:table-cell table:style-name="Table30.A1" office:value-type="string">
            <text:p text:style-name="P5">No </text:p>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0000012-48-"/><text:bookmark text:name="TBL-00000012-48-1"/></text:p>
          </table:table-cell>
        </table:table-row>
        <table:table-row>
          <table:table-cell table:style-name="Table30.A1" office:value-type="string">
            <text:p text:style-name="P3">  <text:bookmark text:name="TBL-00000012-49-"/><text:bookmark text:name="TBL-00000012-49-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00000012-49-"/><text:bookmark text:name="TBL-000000012-49-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000012-50-"/><text:bookmark text:name="TBL-000000012-50-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00012-51-"/><text:bookmark text:name="TBL-000000012-51-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Observations <text:bookmark text:name="TBL-000000012-51-2"/></text:p>
          </table:table-cell>
          <table:table-cell table:style-name="Table30.A1" office:value-type="string">
            <text:p text:style-name="P5">1,193 <text:bookmark text:name="TBL-000000012-51-3"/></text:p>
          </table:table-cell>
          <table:table-cell table:style-name="Table30.A1" office:value-type="string">
            <text:p text:style-name="P5">1,188 <text:bookmark text:name="TBL-000000012-51-4"/></text:p>
          </table:table-cell>
          <table:table-cell table:style-name="Table30.A1" office:value-type="string">
            <text:p text:style-name="P5">1,191 <text:bookmark text:name="TBL-000000012-51-5"/></text:p>
          </table:table-cell>
          <table:table-cell table:style-name="Table30.A1" office:value-type="string">
            <text:p text:style-name="P5">1,195 <text:bookmark text:name="TBL-000000012-51-6"/></text:p>
          </table:table-cell>
          <table:table-cell table:style-name="Table30.A1" office:value-type="string">
            <text:p text:style-name="P5">1,189 <text:bookmark text:name="TBL-000000012-51-7"/></text:p>
          </table:table-cell>
          <table:table-cell table:style-name="Table30.A1" office:value-type="string">
            <text:p text:style-name="P5">1,188 <text:bookmark text:name="TBL-000000012-51-8"/></text:p>
          </table:table-cell>
          <table:table-cell table:style-name="Table30.A1" office:value-type="string">
            <text:p text:style-name="P5">1,191 <text:bookmark text:name="TBL-000000012-51-9"/></text:p>
          </table:table-cell>
          <table:table-cell table:style-name="Table30.A1" office:value-type="string">
            <text:p text:style-name="P5">1,194 <text:bookmark text:name="TBL-000000012-51-10"/></text:p>
          </table:table-cell>
          <table:table-cell table:style-name="Table30.A1" office:value-type="string">
            <text:p text:style-name="P5">1,199 <text:bookmark text:name="TBL-000000012-51-11"/></text:p>
          </table:table-cell>
          <table:table-cell table:style-name="Table30.A1" office:value-type="string">
            <text:p text:style-name="P5">1,196 <text:bookmark text:name="TBL-000000012-51-12"/></text:p>
          </table:table-cell>
          <table:table-cell table:style-name="Table30.A1" office:value-type="string">
            <text:p text:style-name="P5">1,191 <text:bookmark text:name="TBL-000000012-52-"/><text:bookmark text:name="TBL-000000012-52-1"/></text:p>
          </table:table-cell>
        </table:table-row>
        <table:table-row>
          <table:table-cell table:style-name="Table30.A1" office:value-type="string">
            <text:p text:style-name="P3"> R<text:span text:style-name="T5">2</text:span> <text:bookmark text:name="TBL-000000012-52-2"/></text:p>
          </table:table-cell>
          <table:table-cell table:style-name="Table30.A1" office:value-type="string">
            <text:p text:style-name="P5">0.068 <text:bookmark text:name="TBL-000000012-52-3"/></text:p>
          </table:table-cell>
          <table:table-cell table:style-name="Table30.A1" office:value-type="string">
            <text:p text:style-name="P5">0.059 <text:bookmark text:name="TBL-000000012-52-4"/></text:p>
          </table:table-cell>
          <table:table-cell table:style-name="Table30.A1" office:value-type="string">
            <text:p text:style-name="P5">0.066 <text:bookmark text:name="TBL-000000012-52-5"/></text:p>
          </table:table-cell>
          <table:table-cell table:style-name="Table30.A1" office:value-type="string">
            <text:p text:style-name="P5">0.050 <text:bookmark text:name="TBL-000000012-52-6"/></text:p>
          </table:table-cell>
          <table:table-cell table:style-name="Table30.A1" office:value-type="string">
            <text:p text:style-name="P5">0.052 <text:bookmark text:name="TBL-000000012-52-7"/></text:p>
          </table:table-cell>
          <table:table-cell table:style-name="Table30.A1" office:value-type="string">
            <text:p text:style-name="P5">0.068 <text:bookmark text:name="TBL-000000012-52-8"/></text:p>
          </table:table-cell>
          <table:table-cell table:style-name="Table30.A1" office:value-type="string">
            <text:p text:style-name="P5">0.064 <text:bookmark text:name="TBL-000000012-52-9"/></text:p>
          </table:table-cell>
          <table:table-cell table:style-name="Table30.A1" office:value-type="string">
            <text:p text:style-name="P5">0.062 <text:bookmark text:name="TBL-000000012-52-10"/></text:p>
          </table:table-cell>
          <table:table-cell table:style-name="Table30.A1" office:value-type="string">
            <text:p text:style-name="P5">0.069 <text:bookmark text:name="TBL-000000012-52-11"/></text:p>
          </table:table-cell>
          <table:table-cell table:style-name="Table30.A1" office:value-type="string">
            <text:p text:style-name="P5">0.067 <text:bookmark text:name="TBL-000000012-52-12"/></text:p>
          </table:table-cell>
          <table:table-cell table:style-name="Table30.A1" office:value-type="string">
            <text:p text:style-name="P5">0.077 </text:p>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row>
        <table:table-row>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
          </table:table-cell>
          <table:table-cell table:style-name="Table30.A1" office:value-type="string">
            <text:p text:style-name="Horizontal_20_Line"><text:bookmark text:name="TBL-000000012-53-"/><text:bookmark text:name="TBL-000000012-53-1"/></text:p>
          </table:table-cell>
        </table:table-row>
        <table:table-row>
          <table:table-cell table:style-name="Table30.A1" office:value-type="string">
            <text:p text:style-name="P3">  <text:bookmark text:name="TBL-000000012-54-"/><text:bookmark text:name="TBL-000000012-54-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table:number-columns-spanned="12" office:value-type="string">
            <text:p text:style-name="P4"><text:bookmark text:name="TBL-0000000012-54-"/><text:bookmark text:name="TBL-0000000012-54-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4"><text:bookmark text:name="TBL-0000000012-55-"/><text:bookmark text:name="TBL-0000000012-55-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000012-56-"/><text:bookmark text:name="TBL-0000000012-56-1"/></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0.A1" office:value-type="string">
            <text:p text:style-name="P3"> <text:span text:style-name="T2">Note: </text:span><text:bookmark text:name="TBL-0000000012-56-2"/></text:p>
          </table:table-cell>
          <table:table-cell table:style-name="Table30.A1" table:number-columns-spanned="3" office:value-type="string">
            <text:p text:style-name="P10"><text:span text:style-name="T5">*</text:span>p<text:span text:style-name="T2">&lt;</text:span>0.1;<text:span text:style-name="T5">**</text:span>p<text:span text:style-name="T2">&lt;</text:span>0.05;<text:span text:style-name="T5">***</text:span>p<text:span text:style-name="T2">&lt;</text:span>0.01</text:p>
            <text:p text:style-name="P7"><text:bookmark text:name="TBL-0000000012-57-"/><text:bookmark text:name="TBL-0000000012-57-1"/></text:p>
          </table:table-cell>
          <table:covered-table-cell/>
          <table:covered-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0.A1" office:value-type="string">
            <text:p text:style-name="P3">  <text:bookmark text:name="TBL-0000000012-57-2"/></text:p>
          </table:table-cell>
          <table:table-cell table:style-name="Table30.A1" table:number-columns-spanned="3" office:value-type="string">
            <text:p text:style-name="P10">All models are estimated with Ordinary Least Squares and clustered standard errors at the state-pair level.</text:p>
            <text:p text:style-name="P7"><text:bookmark text:name="TBL-0000000012-58-"/><text:bookmark text:name="TBL-0000000012-58-1"/></text:p>
          </table:table-cell>
          <table:covered-table-cell/>
          <table:covered-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0.A1" office:value-type="string">
            <text:p text:style-name="P3">  </text:p>
          </table:table-cell>
          <table:table-cell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Horizontal_20_Line"/>
      <text:p text:style-name="Horizontal_20_Line"><text:bookmark text:name="x1-2201512"/><office:annotation><dc:date>2016-02-12T14:14:37.990872373</dc:date><text:list text:continue-numbering="true" text:style-name=""><text:list-item><text:p>&lt;!--l. 4--&gt;</text:p></text:list-item></text:list></office:annotation></text:p>
      <text:p text:style-name="P2">Table 12: Results for Firm Entry across NAICS Subcodes for </text:p>
      <text:p text:style-name="P1"><text:bookmark text:name="TBL-13"/><text:bookmark text:name="TBL-13-1g"/><text:bookmark text:name="TBL-13-1"/><text:bookmark text:name="TBL-13-2"/><text:bookmark text:name="TBL-13-3"/><text:bookmark text:name="TBL-13-4"/><text:bookmark text:name="TBL-13-5"/><text:bookmark text:name="TBL-13-6"/><text:bookmark text:name="TBL-13-7"/><text:bookmark text:name="TBL-13-8"/><text:bookmark text:name="TBL-13-9"/><text:bookmark text:name="TBL-13-1-"/><office:annotation><dc:date>2016-02-12T14:14:37.991197793</dc:date><text:list text:continue-numbering="true" text:style-name=""><text:list-item><text:p>&lt;!--tex4ht:label?: x1-2201512 --&gt;</text:p></text:list-item></text:list></office:annotation></text:p>
      <table:table table:name="Table31" table:style-name="Table31">
        <table:table-column table:style-name="Table31.A"/>
        <table:table-column table:style-name="Table31.B"/>
        <table:table-column table:style-name="Table31.C"/>
        <table:table-column table:style-name="Table31.B"/>
        <table:table-column table:style-name="Table31.C"/>
        <table:table-column table:style-name="Table31.B"/>
        <table:table-column table:style-name="Table31.C"/>
        <table:table-column table:style-name="Table31.B"/>
        <table:table-column table:style-name="Table31.I"/>
        <table:table-row>
          <table:table-cell table:style-name="Table31.A1" office:value-type="string">
            <text:p text:style-name="P3"><text:bookmark text:name="TBL-13-1-1"/>  <text:bookmark text:name="TBL-13-2-"/><text:bookmark text:name="TBL-13-2-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13-2-"/><text:bookmark text:name="TBL-013-2-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13-3-"/><text:bookmark text:name="TBL-013-3-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ext:soft-page-break/>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13-4-"/><text:bookmark text:name="TBL-013-4-1"/></text:p>
          </table:table-cell>
        </table:table-row>
        <table:table-row>
          <table:table-cell table:style-name="Table31.A1" office:value-type="string">
            <text:p text:style-name="P3"> <text:bookmark text:name="TBL-013-5-"/><text:bookmark text:name="TBL-013-5-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13-5-"/><text:bookmark text:name="TBL-0013-5-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13-6-"/><text:bookmark text:name="TBL-0013-6-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13-7-"/><text:bookmark text:name="TBL-0013-7-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13-7-2"/></text:p>
          </table:table-cell>
          <table:table-cell table:style-name="Table31.A1" table:number-columns-spanned="3" office:value-type="string">
            <text:p text:style-name="P11">Dependent variable:</text:p>
            <text:p text:style-name="P7"/>
          </table:table-cell>
          <table:covered-table-cell/>
          <table:covered-table-cell/>
          <table:table-cell table:number-columns-spanned="5" office:value-type="string">
            <text:p text:style-name="P4"/>
          </table:table-cell>
          <table:covered-table-cell/>
          <table:covered-table-cell/>
          <table:covered-table-cell/>
          <table:covered-table-cell/>
        </table:table-row>
        <table:table-row>
          <table:table-cell table:style-name="Table31.A1" office:value-type="string">
            <text:p text:style-name="P4"/>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013-9-"/><text:bookmark text:name="TBL-0013-9-1"/></text:p>
          </table:table-cell>
        </table:table-row>
        <table:table-row>
          <table:table-cell table:style-name="Table31.A1" office:value-type="string">
            <text:p text:style-name="P3">  <text:bookmark text:name="TBL-0013-10-"/><text:bookmark text:name="TBL-0013-10-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13-10-"/><text:bookmark text:name="TBL-00013-10-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13-11-"/><text:bookmark text:name="TBL-00013-11-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13-12-"/><text:bookmark text:name="TBL-00013-12-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13-12-2"/></text:p>
          </table:table-cell>
          <table:table-cell table:style-name="Table31.A1" table:number-columns-spanned="3" office:value-type="string">
            <text:p text:style-name="P9">births ratio</text:p>
            <text:p text:style-name="P7"><text:bookmark text:name="TBL-00013-13-"/><text:bookmark text:name="TBL-00013-13-1"/></text:p>
          </table:table-cell>
          <table:covered-table-cell/>
          <table:covered-table-cell/>
          <table:table-cell table:number-columns-spanned="5" office:value-type="string">
            <text:p text:style-name="P4"/>
          </table:table-cell>
          <table:covered-table-cell/>
          <table:covered-table-cell/>
          <table:covered-table-cell/>
          <table:covered-table-cell/>
        </table:table-row>
        <table:table-row>
          <table:table-cell table:style-name="Table31.A1" office:value-type="string">
            <text:p text:style-name="P3">  <text:bookmark text:name="TBL-00013-13-2"/></text:p>
          </table:table-cell>
          <table:table-cell table:style-name="Table31.A1" office:value-type="string">
            <text:p text:style-name="P5">Farming<text:bookmark text:name="TBL-00013-13-3"/></text:p>
          </table:table-cell>
          <table:table-cell table:style-name="Table31.A1" office:value-type="string">
            <text:p text:style-name="P5">Farming <text:bookmark text:name="TBL-00013-13-4"/></text:p>
          </table:table-cell>
          <table:table-cell table:style-name="Table31.A1" office:value-type="string">
            <text:p text:style-name="P5">Manuf <text:bookmark text:name="TBL-00013-13-5"/></text:p>
          </table:table-cell>
          <table:table-cell table:style-name="Table31.A1" office:value-type="string">
            <text:p text:style-name="P5">Manuf <text:bookmark text:name="TBL-00013-13-6"/></text:p>
          </table:table-cell>
          <table:table-cell table:style-name="Table31.A1" office:value-type="string">
            <text:p text:style-name="P5">Retail <text:bookmark text:name="TBL-00013-13-7"/></text:p>
          </table:table-cell>
          <table:table-cell table:style-name="Table31.A1" office:value-type="string">
            <text:p text:style-name="P5">Retail <text:bookmark text:name="TBL-00013-13-8"/></text:p>
          </table:table-cell>
          <table:table-cell table:style-name="Table31.A1" office:value-type="string">
            <text:p text:style-name="P5">Finance <text:bookmark text:name="TBL-00013-13-9"/></text:p>
          </table:table-cell>
          <table:table-cell table:style-name="Table31.A1" office:value-type="string">
            <text:p text:style-name="P5">Finance <text:bookmark text:name="TBL-00013-14-"/><text:bookmark text:name="TBL-00013-14-1"/></text:p>
          </table:table-cell>
        </table:table-row>
        <table:table-row>
          <table:table-cell table:style-name="Table31.A1" office:value-type="string">
            <text:p text:style-name="P3">  <text:bookmark text:name="TBL-00013-15-"/><text:bookmark text:name="TBL-00013-15-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013-15-"/><text:bookmark text:name="TBL-000013-15-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013-16-"/><text:bookmark text:name="TBL-000013-16-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13-17-"/><text:bookmark text:name="TBL-000013-17-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13-17-2"/></text:p>
          </table:table-cell>
          <table:table-cell table:style-name="Table31.A1" office:value-type="string">
            <text:p text:style-name="P5">(1) <text:bookmark text:name="TBL-000013-17-3"/></text:p>
          </table:table-cell>
          <table:table-cell table:style-name="Table31.A1" office:value-type="string">
            <text:p text:style-name="P5">(2) <text:bookmark text:name="TBL-000013-17-4"/></text:p>
          </table:table-cell>
          <table:table-cell table:style-name="Table31.A1" office:value-type="string">
            <text:p text:style-name="P5">(3) <text:bookmark text:name="TBL-000013-17-5"/></text:p>
          </table:table-cell>
          <table:table-cell table:style-name="Table31.A1" office:value-type="string">
            <text:p text:style-name="P5">(4) <text:bookmark text:name="TBL-000013-17-6"/></text:p>
          </table:table-cell>
          <table:table-cell table:style-name="Table31.A1" office:value-type="string">
            <text:p text:style-name="P5">(5) <text:bookmark text:name="TBL-000013-17-7"/></text:p>
          </table:table-cell>
          <table:table-cell table:style-name="Table31.A1" office:value-type="string">
            <text:p text:style-name="P5">(6) <text:bookmark text:name="TBL-000013-17-8"/></text:p>
          </table:table-cell>
          <table:table-cell table:style-name="Table31.A1" office:value-type="string">
            <text:p text:style-name="P5">(7) <text:bookmark text:name="TBL-000013-17-9"/></text:p>
          </table:table-cell>
          <table:table-cell table:style-name="Table31.A1" office:value-type="string">
            <text:p text:style-name="P5">(8) </text:p>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00013-18-"/><text:bookmark text:name="TBL-000013-18-1"/></text:p>
          </table:table-cell>
        </table:table-row>
        <table:table-row>
          <table:table-cell table:style-name="Table31.A1" office:value-type="string">
            <text:p text:style-name="P3">  <text:bookmark text:name="TBL-000013-19-"/><text:bookmark text:name="TBL-000013-19-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0013-19-"/><text:bookmark text:name="TBL-0000013-19-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0013-20-"/><text:bookmark text:name="TBL-0000013-20-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013-21-"/><text:bookmark text:name="TBL-0000013-21-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Property Tax Difference<text:bookmark text:name="TBL-0000013-21-2"/></text:p>
          </table:table-cell>
          <table:table-cell table:style-name="Table31.A1" office:value-type="string">
            <text:p text:style-name="P5">-0.035 <text:bookmark text:name="TBL-0000013-21-3"/></text:p>
          </table:table-cell>
          <table:table-cell table:style-name="Table31.A1" office:value-type="string">
            <text:p text:style-name="P5">0.058 <text:bookmark text:name="TBL-0000013-21-4"/></text:p>
          </table:table-cell>
          <table:table-cell table:style-name="Table31.A1" office:value-type="string">
            <text:p text:style-name="P5">-0.037 <text:bookmark text:name="TBL-0000013-21-5"/></text:p>
          </table:table-cell>
          <table:table-cell table:style-name="Table31.A1" office:value-type="string">
            <text:p text:style-name="P5">0.054 <text:bookmark text:name="TBL-0000013-21-6"/></text:p>
          </table:table-cell>
          <table:table-cell table:style-name="Table31.A1" office:value-type="string">
            <text:p text:style-name="P5">-0.003 <text:bookmark text:name="TBL-0000013-21-7"/></text:p>
          </table:table-cell>
          <table:table-cell table:style-name="Table31.A1" office:value-type="string">
            <text:p text:style-name="P5">0.087 <text:bookmark text:name="TBL-0000013-21-8"/></text:p>
          </table:table-cell>
          <table:table-cell table:style-name="Table31.A1" office:value-type="string">
            <text:p text:style-name="P5">-0.025 <text:bookmark text:name="TBL-0000013-21-9"/></text:p>
          </table:table-cell>
          <table:table-cell table:style-name="Table31.A1" office:value-type="string">
            <text:p text:style-name="P5">0.066 <text:bookmark text:name="TBL-0000013-22-"/><text:bookmark text:name="TBL-0000013-22-1"/></text:p>
          </table:table-cell>
        </table:table-row>
        <table:table-row>
          <table:table-cell table:style-name="Table31.A1" office:value-type="string">
            <text:p text:style-name="P3">  <text:bookmark text:name="TBL-0000013-22-2"/></text:p>
          </table:table-cell>
          <table:table-cell table:style-name="Table31.A1" office:value-type="string">
            <text:p text:style-name="P5">(-0.035)<text:bookmark text:name="TBL-0000013-22-3"/></text:p>
          </table:table-cell>
          <table:table-cell table:style-name="Table31.A1" office:value-type="string">
            <text:p text:style-name="P5">(0.058) <text:bookmark text:name="TBL-0000013-22-4"/></text:p>
          </table:table-cell>
          <table:table-cell table:style-name="Table31.A1" office:value-type="string">
            <text:p text:style-name="P5">(-0.037)<text:bookmark text:name="TBL-0000013-22-5"/></text:p>
          </table:table-cell>
          <table:table-cell table:style-name="Table31.A1" office:value-type="string">
            <text:p text:style-name="P5">(0.054) <text:bookmark text:name="TBL-0000013-22-6"/></text:p>
          </table:table-cell>
          <table:table-cell table:style-name="Table31.A1" office:value-type="string">
            <text:p text:style-name="P5">(-0.003)<text:bookmark text:name="TBL-0000013-22-7"/></text:p>
          </table:table-cell>
          <table:table-cell table:style-name="Table31.A1" office:value-type="string">
            <text:p text:style-name="P5">(0.087) <text:bookmark text:name="TBL-0000013-22-8"/></text:p>
          </table:table-cell>
          <table:table-cell table:style-name="Table31.A1" office:value-type="string">
            <text:p text:style-name="P5">(-0.025)<text:bookmark text:name="TBL-0000013-22-9"/></text:p>
          </table:table-cell>
          <table:table-cell table:style-name="Table31.A1" office:value-type="string">
            <text:p text:style-name="P5">(0.066) <text:bookmark text:name="TBL-0000013-23-"/><text:bookmark text:name="TBL-0000013-23-1"/></text:p>
          </table:table-cell>
        </table:table-row>
        <text:soft-page-break/>
        <table:table-row>
          <table:table-cell table:style-name="Table31.A1" office:value-type="string">
            <text:p text:style-name="P3"> Income Tax Difference <text:bookmark text:name="TBL-0000013-23-2"/></text:p>
          </table:table-cell>
          <table:table-cell table:style-name="Table31.A1" office:value-type="string">
            <text:p text:style-name="P5">-0.061 <text:bookmark text:name="TBL-0000013-23-3"/></text:p>
          </table:table-cell>
          <table:table-cell table:style-name="Table31.A1" office:value-type="string">
            <text:p text:style-name="P5">-0.048 <text:bookmark text:name="TBL-0000013-23-4"/></text:p>
          </table:table-cell>
          <table:table-cell table:style-name="Table31.A1" office:value-type="string">
            <text:p text:style-name="P5">-0.062 <text:bookmark text:name="TBL-0000013-23-5"/></text:p>
          </table:table-cell>
          <table:table-cell table:style-name="Table31.A1" office:value-type="string">
            <text:p text:style-name="P5">-0.049 <text:bookmark text:name="TBL-0000013-23-6"/></text:p>
          </table:table-cell>
          <table:table-cell table:style-name="Table31.A1" office:value-type="string">
            <text:p text:style-name="P5">-0.061 <text:bookmark text:name="TBL-0000013-23-7"/></text:p>
          </table:table-cell>
          <table:table-cell table:style-name="Table31.A1" office:value-type="string">
            <text:p text:style-name="P5">-0.049 <text:bookmark text:name="TBL-0000013-23-8"/></text:p>
          </table:table-cell>
          <table:table-cell table:style-name="Table31.A1" office:value-type="string">
            <text:p text:style-name="P5">-0.060 <text:bookmark text:name="TBL-0000013-23-9"/></text:p>
          </table:table-cell>
          <table:table-cell table:style-name="Table31.A1" office:value-type="string">
            <text:p text:style-name="P5">-0.047 <text:bookmark text:name="TBL-0000013-24-"/><text:bookmark text:name="TBL-0000013-24-1"/></text:p>
          </table:table-cell>
        </table:table-row>
        <table:table-row>
          <table:table-cell table:style-name="Table31.A1" office:value-type="string">
            <text:p text:style-name="P3">  <text:bookmark text:name="TBL-0000013-24-2"/></text:p>
          </table:table-cell>
          <table:table-cell table:style-name="Table31.A1" office:value-type="string">
            <text:p text:style-name="P5">(-0.061)<text:bookmark text:name="TBL-0000013-24-3"/></text:p>
          </table:table-cell>
          <table:table-cell table:style-name="Table31.A1" office:value-type="string">
            <text:p text:style-name="P5">(-0.048) <text:bookmark text:name="TBL-0000013-24-4"/></text:p>
          </table:table-cell>
          <table:table-cell table:style-name="Table31.A1" office:value-type="string">
            <text:p text:style-name="P5">(-0.062)<text:bookmark text:name="TBL-0000013-24-5"/></text:p>
          </table:table-cell>
          <table:table-cell table:style-name="Table31.A1" office:value-type="string">
            <text:p text:style-name="P5">(-0.049) <text:bookmark text:name="TBL-0000013-24-6"/></text:p>
          </table:table-cell>
          <table:table-cell table:style-name="Table31.A1" office:value-type="string">
            <text:p text:style-name="P5">(-0.061)<text:bookmark text:name="TBL-0000013-24-7"/></text:p>
          </table:table-cell>
          <table:table-cell table:style-name="Table31.A1" office:value-type="string">
            <text:p text:style-name="P5">(-0.049) <text:bookmark text:name="TBL-0000013-24-8"/></text:p>
          </table:table-cell>
          <table:table-cell table:style-name="Table31.A1" office:value-type="string">
            <text:p text:style-name="P5">(-0.060)<text:bookmark text:name="TBL-0000013-24-9"/></text:p>
          </table:table-cell>
          <table:table-cell table:style-name="Table31.A1" office:value-type="string">
            <text:p text:style-name="P5">(-0.047) <text:bookmark text:name="TBL-0000013-25-"/><text:bookmark text:name="TBL-0000013-25-1"/></text:p>
          </table:table-cell>
        </table:table-row>
        <table:table-row>
          <table:table-cell table:style-name="Table31.A1" office:value-type="string">
            <text:p text:style-name="P3"> Capital Gains Tax Difference <text:bookmark text:name="TBL-0000013-25-2"/></text:p>
          </table:table-cell>
          <table:table-cell table:style-name="Table31.A1" office:value-type="string">
            <text:p text:style-name="P5">0.045 <text:bookmark text:name="TBL-0000013-25-3"/></text:p>
          </table:table-cell>
          <table:table-cell table:style-name="Table31.A1" office:value-type="string">
            <text:p text:style-name="P5">0.051 <text:bookmark text:name="TBL-0000013-25-4"/></text:p>
          </table:table-cell>
          <table:table-cell table:style-name="Table31.A1" office:value-type="string">
            <text:p text:style-name="P5">0.047 <text:bookmark text:name="TBL-0000013-25-5"/></text:p>
          </table:table-cell>
          <table:table-cell table:style-name="Table31.A1" office:value-type="string">
            <text:p text:style-name="P5">0.052 <text:bookmark text:name="TBL-0000013-25-6"/></text:p>
          </table:table-cell>
          <table:table-cell table:style-name="Table31.A1" office:value-type="string">
            <text:p text:style-name="P5">0.045 <text:bookmark text:name="TBL-0000013-25-7"/></text:p>
          </table:table-cell>
          <table:table-cell table:style-name="Table31.A1" office:value-type="string">
            <text:p text:style-name="P5">0.051 <text:bookmark text:name="TBL-0000013-25-8"/></text:p>
          </table:table-cell>
          <table:table-cell table:style-name="Table31.A1" office:value-type="string">
            <text:p text:style-name="P5">0.044 <text:bookmark text:name="TBL-0000013-25-9"/></text:p>
          </table:table-cell>
          <table:table-cell table:style-name="Table31.A1" office:value-type="string">
            <text:p text:style-name="P5">0.050 <text:bookmark text:name="TBL-0000013-26-"/><text:bookmark text:name="TBL-0000013-26-1"/></text:p>
          </table:table-cell>
        </table:table-row>
        <table:table-row>
          <table:table-cell table:style-name="Table31.A1" office:value-type="string">
            <text:p text:style-name="P3">  <text:bookmark text:name="TBL-0000013-26-2"/></text:p>
          </table:table-cell>
          <table:table-cell table:style-name="Table31.A1" office:value-type="string">
            <text:p text:style-name="P5">(0.045) <text:bookmark text:name="TBL-0000013-26-3"/></text:p>
          </table:table-cell>
          <table:table-cell table:style-name="Table31.A1" office:value-type="string">
            <text:p text:style-name="P5">(0.051) <text:bookmark text:name="TBL-0000013-26-4"/></text:p>
          </table:table-cell>
          <table:table-cell table:style-name="Table31.A1" office:value-type="string">
            <text:p text:style-name="P5">(0.047) <text:bookmark text:name="TBL-0000013-26-5"/></text:p>
          </table:table-cell>
          <table:table-cell table:style-name="Table31.A1" office:value-type="string">
            <text:p text:style-name="P5">(0.052) <text:bookmark text:name="TBL-0000013-26-6"/></text:p>
          </table:table-cell>
          <table:table-cell table:style-name="Table31.A1" office:value-type="string">
            <text:p text:style-name="P5">(0.045) <text:bookmark text:name="TBL-0000013-26-7"/></text:p>
          </table:table-cell>
          <table:table-cell table:style-name="Table31.A1" office:value-type="string">
            <text:p text:style-name="P5">(0.051) <text:bookmark text:name="TBL-0000013-26-8"/></text:p>
          </table:table-cell>
          <table:table-cell table:style-name="Table31.A1" office:value-type="string">
            <text:p text:style-name="P5">(0.044) <text:bookmark text:name="TBL-0000013-26-9"/></text:p>
          </table:table-cell>
          <table:table-cell table:style-name="Table31.A1" office:value-type="string">
            <text:p text:style-name="P5">(0.050) <text:bookmark text:name="TBL-0000013-27-"/><text:bookmark text:name="TBL-0000013-27-1"/></text:p>
          </table:table-cell>
        </table:table-row>
        <table:table-row>
          <table:table-cell table:style-name="Table31.A1" office:value-type="string">
            <text:p text:style-name="P3"> Sales Tax Difference <text:bookmark text:name="TBL-0000013-27-2"/></text:p>
          </table:table-cell>
          <table:table-cell table:style-name="Table31.A1" office:value-type="string">
            <text:p text:style-name="P5">-0.042 <text:bookmark text:name="TBL-0000013-27-3"/></text:p>
          </table:table-cell>
          <table:table-cell table:style-name="Table31.A1" office:value-type="string">
            <text:p text:style-name="P5">-0.041 <text:bookmark text:name="TBL-0000013-27-4"/></text:p>
          </table:table-cell>
          <table:table-cell table:style-name="Table31.A1" office:value-type="string">
            <text:p text:style-name="P5">-0.038 <text:bookmark text:name="TBL-0000013-27-5"/></text:p>
          </table:table-cell>
          <table:table-cell table:style-name="Table31.A1" office:value-type="string">
            <text:p text:style-name="P5">-0.037 <text:bookmark text:name="TBL-0000013-27-6"/></text:p>
          </table:table-cell>
          <table:table-cell table:style-name="Table31.A1" office:value-type="string">
            <text:p text:style-name="P5">-0.043 <text:bookmark text:name="TBL-0000013-27-7"/></text:p>
          </table:table-cell>
          <table:table-cell table:style-name="Table31.A1" office:value-type="string">
            <text:p text:style-name="P5">-0.042 <text:bookmark text:name="TBL-0000013-27-8"/></text:p>
          </table:table-cell>
          <table:table-cell table:style-name="Table31.A1" office:value-type="string">
            <text:p text:style-name="P5">-0.038 <text:bookmark text:name="TBL-0000013-27-9"/></text:p>
          </table:table-cell>
          <table:table-cell table:style-name="Table31.A1" office:value-type="string">
            <text:p text:style-name="P5">-0.038 <text:bookmark text:name="TBL-0000013-28-"/><text:bookmark text:name="TBL-0000013-28-1"/></text:p>
          </table:table-cell>
        </table:table-row>
        <table:table-row>
          <table:table-cell table:style-name="Table31.A1" office:value-type="string">
            <text:p text:style-name="P3">  <text:bookmark text:name="TBL-0000013-28-2"/></text:p>
          </table:table-cell>
          <table:table-cell table:style-name="Table31.A1" office:value-type="string">
            <text:p text:style-name="P5">(-0.042)<text:bookmark text:name="TBL-0000013-28-3"/></text:p>
          </table:table-cell>
          <table:table-cell table:style-name="Table31.A1" office:value-type="string">
            <text:p text:style-name="P5">(-0.041) <text:bookmark text:name="TBL-0000013-28-4"/></text:p>
          </table:table-cell>
          <table:table-cell table:style-name="Table31.A1" office:value-type="string">
            <text:p text:style-name="P5">(-0.038)<text:bookmark text:name="TBL-0000013-28-5"/></text:p>
          </table:table-cell>
          <table:table-cell table:style-name="Table31.A1" office:value-type="string">
            <text:p text:style-name="P5">(-0.037) <text:bookmark text:name="TBL-0000013-28-6"/></text:p>
          </table:table-cell>
          <table:table-cell table:style-name="Table31.A1" office:value-type="string">
            <text:p text:style-name="P5">(-0.043)<text:bookmark text:name="TBL-0000013-28-7"/></text:p>
          </table:table-cell>
          <table:table-cell table:style-name="Table31.A1" office:value-type="string">
            <text:p text:style-name="P5">(-0.042) <text:bookmark text:name="TBL-0000013-28-8"/></text:p>
          </table:table-cell>
          <table:table-cell table:style-name="Table31.A1" office:value-type="string">
            <text:p text:style-name="P5">(-0.038)<text:bookmark text:name="TBL-0000013-28-9"/></text:p>
          </table:table-cell>
          <table:table-cell table:style-name="Table31.A1" office:value-type="string">
            <text:p text:style-name="P5">(-0.038) <text:bookmark text:name="TBL-0000013-29-"/><text:bookmark text:name="TBL-0000013-29-1"/></text:p>
          </table:table-cell>
        </table:table-row>
        <table:table-row>
          <table:table-cell table:style-name="Table31.A1" office:value-type="string">
            <text:p text:style-name="P3"> Corp Tax Difference <text:bookmark text:name="TBL-0000013-29-2"/></text:p>
          </table:table-cell>
          <table:table-cell table:style-name="Table31.A1" office:value-type="string">
            <text:p text:style-name="P5">0.001 <text:bookmark text:name="TBL-0000013-29-3"/></text:p>
          </table:table-cell>
          <table:table-cell table:style-name="Table31.A1" office:value-type="string">
            <text:p text:style-name="P5">0.003 <text:bookmark text:name="TBL-0000013-29-4"/></text:p>
          </table:table-cell>
          <table:table-cell table:style-name="Table31.A1" office:value-type="string">
            <text:p text:style-name="P5">0.002 <text:bookmark text:name="TBL-0000013-29-5"/></text:p>
          </table:table-cell>
          <table:table-cell table:style-name="Table31.A1" office:value-type="string">
            <text:p text:style-name="P5">0.005 <text:bookmark text:name="TBL-0000013-29-6"/></text:p>
          </table:table-cell>
          <table:table-cell table:style-name="Table31.A1" office:value-type="string">
            <text:p text:style-name="P5">0.001 <text:bookmark text:name="TBL-0000013-29-7"/></text:p>
          </table:table-cell>
          <table:table-cell table:style-name="Table31.A1" office:value-type="string">
            <text:p text:style-name="P5">0.003 <text:bookmark text:name="TBL-0000013-29-8"/></text:p>
          </table:table-cell>
          <table:table-cell table:style-name="Table31.A1" office:value-type="string">
            <text:p text:style-name="P5">0.001 <text:bookmark text:name="TBL-0000013-29-9"/></text:p>
          </table:table-cell>
          <table:table-cell table:style-name="Table31.A1" office:value-type="string">
            <text:p text:style-name="P5">0.004 <text:bookmark text:name="TBL-0000013-30-"/><text:bookmark text:name="TBL-0000013-30-1"/></text:p>
          </table:table-cell>
        </table:table-row>
        <table:table-row>
          <table:table-cell table:style-name="Table31.A1" office:value-type="string">
            <text:p text:style-name="P3">  <text:bookmark text:name="TBL-0000013-30-2"/></text:p>
          </table:table-cell>
          <table:table-cell table:style-name="Table31.A1" office:value-type="string">
            <text:p text:style-name="P5">(0.001) <text:bookmark text:name="TBL-0000013-30-3"/></text:p>
          </table:table-cell>
          <table:table-cell table:style-name="Table31.A1" office:value-type="string">
            <text:p text:style-name="P5">(0.003) <text:bookmark text:name="TBL-0000013-30-4"/></text:p>
          </table:table-cell>
          <table:table-cell table:style-name="Table31.A1" office:value-type="string">
            <text:p text:style-name="P5">(0.002) <text:bookmark text:name="TBL-0000013-30-5"/></text:p>
          </table:table-cell>
          <table:table-cell table:style-name="Table31.A1" office:value-type="string">
            <text:p text:style-name="P5">(0.005) <text:bookmark text:name="TBL-0000013-30-6"/></text:p>
          </table:table-cell>
          <table:table-cell table:style-name="Table31.A1" office:value-type="string">
            <text:p text:style-name="P5">(0.001) <text:bookmark text:name="TBL-0000013-30-7"/></text:p>
          </table:table-cell>
          <table:table-cell table:style-name="Table31.A1" office:value-type="string">
            <text:p text:style-name="P5">(0.003) <text:bookmark text:name="TBL-0000013-30-8"/></text:p>
          </table:table-cell>
          <table:table-cell table:style-name="Table31.A1" office:value-type="string">
            <text:p text:style-name="P5">(0.001) <text:bookmark text:name="TBL-0000013-30-9"/></text:p>
          </table:table-cell>
          <table:table-cell table:style-name="Table31.A1" office:value-type="string">
            <text:p text:style-name="P5">(0.004) <text:bookmark text:name="TBL-0000013-31-"/><text:bookmark text:name="TBL-0000013-31-1"/></text:p>
          </table:table-cell>
        </table:table-row>
        <table:table-row>
          <table:table-cell table:style-name="Table31.A1" office:value-type="string">
            <text:p text:style-name="P3"> Workers Comp Tax Difference <text:bookmark text:name="TBL-0000013-31-2"/></text:p>
          </table:table-cell>
          <table:table-cell table:style-name="Table31.A1" office:value-type="string">
            <text:p text:style-name="P5">0.283 <text:bookmark text:name="TBL-0000013-31-3"/></text:p>
          </table:table-cell>
          <table:table-cell table:style-name="Table31.A1" office:value-type="string">
            <text:p text:style-name="P5">0.204 <text:bookmark text:name="TBL-0000013-31-4"/></text:p>
          </table:table-cell>
          <table:table-cell table:style-name="Table31.A1" office:value-type="string">
            <text:p text:style-name="P5">0.298 <text:bookmark text:name="TBL-0000013-31-5"/></text:p>
          </table:table-cell>
          <table:table-cell table:style-name="Table31.A1" office:value-type="string">
            <text:p text:style-name="P5">0.213 <text:bookmark text:name="TBL-0000013-31-6"/></text:p>
          </table:table-cell>
          <table:table-cell table:style-name="Table31.A1" office:value-type="string">
            <text:p text:style-name="P5">0.290 <text:bookmark text:name="TBL-0000013-31-7"/></text:p>
          </table:table-cell>
          <table:table-cell table:style-name="Table31.A1" office:value-type="string">
            <text:p text:style-name="P5">0.215 <text:bookmark text:name="TBL-0000013-31-8"/></text:p>
          </table:table-cell>
          <table:table-cell table:style-name="Table31.A1" office:value-type="string">
            <text:p text:style-name="P5">0.300 <text:bookmark text:name="TBL-0000013-31-9"/></text:p>
          </table:table-cell>
          <table:table-cell table:style-name="Table31.A1" office:value-type="string">
            <text:p text:style-name="P5">0.213 <text:bookmark text:name="TBL-0000013-32-"/><text:bookmark text:name="TBL-0000013-32-1"/></text:p>
          </table:table-cell>
        </table:table-row>
        <table:table-row>
          <table:table-cell table:style-name="Table31.A1" office:value-type="string">
            <text:p text:style-name="P3">  <text:bookmark text:name="TBL-0000013-32-2"/></text:p>
          </table:table-cell>
          <table:table-cell table:style-name="Table31.A1" office:value-type="string">
            <text:p text:style-name="P5">(0.283) <text:bookmark text:name="TBL-0000013-32-3"/></text:p>
          </table:table-cell>
          <table:table-cell table:style-name="Table31.A1" office:value-type="string">
            <text:p text:style-name="P5">(0.204) <text:bookmark text:name="TBL-0000013-32-4"/></text:p>
          </table:table-cell>
          <table:table-cell table:style-name="Table31.A1" office:value-type="string">
            <text:p text:style-name="P5">(0.298) <text:bookmark text:name="TBL-0000013-32-5"/></text:p>
          </table:table-cell>
          <table:table-cell table:style-name="Table31.A1" office:value-type="string">
            <text:p text:style-name="P5">(0.213) <text:bookmark text:name="TBL-0000013-32-6"/></text:p>
          </table:table-cell>
          <table:table-cell table:style-name="Table31.A1" office:value-type="string">
            <text:p text:style-name="P5">(0.290) <text:bookmark text:name="TBL-0000013-32-7"/></text:p>
          </table:table-cell>
          <table:table-cell table:style-name="Table31.A1" office:value-type="string">
            <text:p text:style-name="P5">(0.215) <text:bookmark text:name="TBL-0000013-32-8"/></text:p>
          </table:table-cell>
          <table:table-cell table:style-name="Table31.A1" office:value-type="string">
            <text:p text:style-name="P5">(0.300) <text:bookmark text:name="TBL-0000013-32-9"/></text:p>
          </table:table-cell>
          <table:table-cell table:style-name="Table31.A1" office:value-type="string">
            <text:p text:style-name="P5">(0.213) <text:bookmark text:name="TBL-0000013-33-"/><text:bookmark text:name="TBL-0000013-33-1"/></text:p>
          </table:table-cell>
        </table:table-row>
        <table:table-row>
          <table:table-cell table:style-name="Table31.A1" office:value-type="string">
            <text:p text:style-name="P3"> Unemp. Tax Difference <text:bookmark text:name="TBL-0000013-33-2"/></text:p>
          </table:table-cell>
          <table:table-cell table:style-name="Table31.A1" office:value-type="string">
            <text:p text:style-name="P5">-0.106 <text:bookmark text:name="TBL-0000013-33-3"/></text:p>
          </table:table-cell>
          <table:table-cell table:style-name="Table31.A1" office:value-type="string">
            <text:p text:style-name="P5">-0.109 <text:bookmark text:name="TBL-0000013-33-4"/></text:p>
          </table:table-cell>
          <table:table-cell table:style-name="Table31.A1" office:value-type="string">
            <text:p text:style-name="P5">-0.108 <text:bookmark text:name="TBL-0000013-33-5"/></text:p>
          </table:table-cell>
          <table:table-cell table:style-name="Table31.A1" office:value-type="string">
            <text:p text:style-name="P5">-0.110 <text:bookmark text:name="TBL-0000013-33-6"/></text:p>
          </table:table-cell>
          <table:table-cell table:style-name="Table31.A1" office:value-type="string">
            <text:p text:style-name="P5">-0.109 <text:bookmark text:name="TBL-0000013-33-7"/></text:p>
          </table:table-cell>
          <table:table-cell table:style-name="Table31.A1" office:value-type="string">
            <text:p text:style-name="P5">-0.111 <text:bookmark text:name="TBL-0000013-33-8"/></text:p>
          </table:table-cell>
          <table:table-cell table:style-name="Table31.A1" office:value-type="string">
            <text:p text:style-name="P5">-0.106 <text:bookmark text:name="TBL-0000013-33-9"/></text:p>
          </table:table-cell>
          <table:table-cell table:style-name="Table31.A1" office:value-type="string">
            <text:p text:style-name="P5">-0.107 <text:bookmark text:name="TBL-0000013-34-"/><text:bookmark text:name="TBL-0000013-34-1"/></text:p>
          </table:table-cell>
        </table:table-row>
        <table:table-row>
          <table:table-cell table:style-name="Table31.A1" office:value-type="string">
            <text:p text:style-name="P3">  <text:bookmark text:name="TBL-0000013-34-2"/></text:p>
          </table:table-cell>
          <table:table-cell table:style-name="Table31.A1" office:value-type="string">
            <text:p text:style-name="P5">(-0.106)<text:bookmark text:name="TBL-0000013-34-3"/></text:p>
          </table:table-cell>
          <table:table-cell table:style-name="Table31.A1" office:value-type="string">
            <text:p text:style-name="P5">(-0.109) <text:bookmark text:name="TBL-0000013-34-4"/></text:p>
          </table:table-cell>
          <table:table-cell table:style-name="Table31.A1" office:value-type="string">
            <text:p text:style-name="P5">(-0.108)<text:bookmark text:name="TBL-0000013-34-5"/></text:p>
          </table:table-cell>
          <table:table-cell table:style-name="Table31.A1" office:value-type="string">
            <text:p text:style-name="P5">(-0.110) <text:bookmark text:name="TBL-0000013-34-6"/></text:p>
          </table:table-cell>
          <table:table-cell table:style-name="Table31.A1" office:value-type="string">
            <text:p text:style-name="P5">(-0.109)<text:bookmark text:name="TBL-0000013-34-7"/></text:p>
          </table:table-cell>
          <table:table-cell table:style-name="Table31.A1" office:value-type="string">
            <text:p text:style-name="P5">(-0.111) <text:bookmark text:name="TBL-0000013-34-8"/></text:p>
          </table:table-cell>
          <table:table-cell table:style-name="Table31.A1" office:value-type="string">
            <text:p text:style-name="P5">(-0.106)<text:bookmark text:name="TBL-0000013-34-9"/></text:p>
          </table:table-cell>
          <table:table-cell table:style-name="Table31.A1" office:value-type="string">
            <text:p text:style-name="P5">(-0.107) <text:bookmark text:name="TBL-0000013-35-"/><text:bookmark text:name="TBL-0000013-35-1"/></text:p>
          </table:table-cell>
        </table:table-row>
        <table:table-row>
          <table:table-cell table:style-name="Table31.A1" office:value-type="string">
            <text:p text:style-name="P3"> Educ Spending Per Cap Diff <text:bookmark text:name="TBL-0000013-35-2"/></text:p>
          </table:table-cell>
          <table:table-cell table:style-name="Table31.A1" office:value-type="string">
            <text:p text:style-name="P5">0.0002 <text:bookmark text:name="TBL-0000013-35-3"/></text:p>
          </table:table-cell>
          <table:table-cell table:style-name="Table31.A1" office:value-type="string">
            <text:p text:style-name="P5">0.0003 <text:bookmark text:name="TBL-0000013-35-4"/></text:p>
          </table:table-cell>
          <table:table-cell table:style-name="Table31.A1" office:value-type="string">
            <text:p text:style-name="P5">0.0002 <text:bookmark text:name="TBL-0000013-35-5"/></text:p>
          </table:table-cell>
          <table:table-cell table:style-name="Table31.A1" office:value-type="string">
            <text:p text:style-name="P5">0.0003 <text:bookmark text:name="TBL-0000013-35-6"/></text:p>
          </table:table-cell>
          <table:table-cell table:style-name="Table31.A1" office:value-type="string">
            <text:p text:style-name="P5">0.0003 <text:bookmark text:name="TBL-0000013-35-7"/></text:p>
          </table:table-cell>
          <table:table-cell table:style-name="Table31.A1" office:value-type="string">
            <text:p text:style-name="P5">0.0003 <text:bookmark text:name="TBL-0000013-35-8"/></text:p>
          </table:table-cell>
          <table:table-cell table:style-name="Table31.A1" office:value-type="string">
            <text:p text:style-name="P5">0.0002 <text:bookmark text:name="TBL-0000013-35-9"/></text:p>
          </table:table-cell>
          <table:table-cell table:style-name="Table31.A1" office:value-type="string">
            <text:p text:style-name="P5">0.0003 <text:bookmark text:name="TBL-0000013-36-"/><text:bookmark text:name="TBL-0000013-36-1"/></text:p>
          </table:table-cell>
        </table:table-row>
        <table:table-row>
          <table:table-cell table:style-name="Table31.A1" office:value-type="string">
            <text:p text:style-name="P3">  <text:bookmark text:name="TBL-0000013-36-2"/></text:p>
          </table:table-cell>
          <table:table-cell table:style-name="Table31.A1" office:value-type="string">
            <text:p text:style-name="P5">(0.0002)<text:bookmark text:name="TBL-0000013-36-3"/></text:p>
          </table:table-cell>
          <table:table-cell table:style-name="Table31.A1" office:value-type="string">
            <text:p text:style-name="P5">(0.0003) <text:bookmark text:name="TBL-0000013-36-4"/></text:p>
          </table:table-cell>
          <table:table-cell table:style-name="Table31.A1" office:value-type="string">
            <text:p text:style-name="P5">(0.0002)<text:bookmark text:name="TBL-0000013-36-5"/></text:p>
          </table:table-cell>
          <table:table-cell table:style-name="Table31.A1" office:value-type="string">
            <text:p text:style-name="P5">(0.0003) <text:bookmark text:name="TBL-0000013-36-6"/></text:p>
          </table:table-cell>
          <table:table-cell table:style-name="Table31.A1" office:value-type="string">
            <text:p text:style-name="P5">(0.0003)<text:bookmark text:name="TBL-0000013-36-7"/></text:p>
          </table:table-cell>
          <table:table-cell table:style-name="Table31.A1" office:value-type="string">
            <text:p text:style-name="P5">(0.0003) <text:bookmark text:name="TBL-0000013-36-8"/></text:p>
          </table:table-cell>
          <table:table-cell table:style-name="Table31.A1" office:value-type="string">
            <text:p text:style-name="P5">(0.0002)<text:bookmark text:name="TBL-0000013-36-9"/></text:p>
          </table:table-cell>
          <table:table-cell table:style-name="Table31.A1" office:value-type="string">
            <text:p text:style-name="P5">(0.0003) <text:bookmark text:name="TBL-0000013-37-"/><text:bookmark text:name="TBL-0000013-37-1"/></text:p>
          </table:table-cell>
        </table:table-row>
        <table:table-row>
          <table:table-cell table:style-name="Table31.A1" office:value-type="string">
            <text:p text:style-name="P3"> Highway Spending Per Cap Diff <text:bookmark text:name="TBL-0000013-37-2"/></text:p>
          </table:table-cell>
          <table:table-cell table:style-name="Table31.A1" office:value-type="string">
            <text:p text:style-name="P5">0.0001 <text:bookmark text:name="TBL-0000013-37-3"/></text:p>
          </table:table-cell>
          <table:table-cell table:style-name="Table31.A1" office:value-type="string">
            <text:p text:style-name="P5">-0.0003 <text:bookmark text:name="TBL-0000013-37-4"/></text:p>
          </table:table-cell>
          <table:table-cell table:style-name="Table31.A1" office:value-type="string">
            <text:p text:style-name="P5">0.0001 <text:bookmark text:name="TBL-0000013-37-5"/></text:p>
          </table:table-cell>
          <table:table-cell table:style-name="Table31.A1" office:value-type="string">
            <text:p text:style-name="P5">-0.0003 <text:bookmark text:name="TBL-0000013-37-6"/></text:p>
          </table:table-cell>
          <table:table-cell table:style-name="Table31.A1" office:value-type="string">
            <text:p text:style-name="P5">0.0001 <text:bookmark text:name="TBL-0000013-37-7"/></text:p>
          </table:table-cell>
          <table:table-cell table:style-name="Table31.A1" office:value-type="string">
            <text:p text:style-name="P5">-0.0003 <text:bookmark text:name="TBL-0000013-37-8"/></text:p>
          </table:table-cell>
          <table:table-cell table:style-name="Table31.A1" office:value-type="string">
            <text:p text:style-name="P5">0.0001 <text:bookmark text:name="TBL-0000013-37-9"/></text:p>
          </table:table-cell>
          <table:table-cell table:style-name="Table31.A1" office:value-type="string">
            <text:p text:style-name="P5">-0.0003 <text:bookmark text:name="TBL-0000013-38-"/><text:bookmark text:name="TBL-0000013-38-1"/></text:p>
          </table:table-cell>
        </table:table-row>
        <table:table-row>
          <table:table-cell table:style-name="Table31.A1" office:value-type="string">
            <text:p text:style-name="P3">  <text:bookmark text:name="TBL-0000013-38-2"/></text:p>
          </table:table-cell>
          <table:table-cell table:style-name="Table31.A1" office:value-type="string">
            <text:p text:style-name="P5">(0.0001)<text:bookmark text:name="TBL-0000013-38-3"/></text:p>
          </table:table-cell>
          <table:table-cell table:style-name="Table31.A1" office:value-type="string">
            <text:p text:style-name="P5">(-0.0003)<text:bookmark text:name="TBL-0000013-38-4"/></text:p>
          </table:table-cell>
          <table:table-cell table:style-name="Table31.A1" office:value-type="string">
            <text:p text:style-name="P5">(0.0001)<text:bookmark text:name="TBL-0000013-38-5"/></text:p>
          </table:table-cell>
          <table:table-cell table:style-name="Table31.A1" office:value-type="string">
            <text:p text:style-name="P5">(-0.0003)<text:bookmark text:name="TBL-0000013-38-6"/></text:p>
          </table:table-cell>
          <table:table-cell table:style-name="Table31.A1" office:value-type="string">
            <text:p text:style-name="P5">(0.0001)<text:bookmark text:name="TBL-0000013-38-7"/></text:p>
          </table:table-cell>
          <table:table-cell table:style-name="Table31.A1" office:value-type="string">
            <text:p text:style-name="P5">(-0.0003)<text:bookmark text:name="TBL-0000013-38-8"/></text:p>
          </table:table-cell>
          <table:table-cell table:style-name="Table31.A1" office:value-type="string">
            <text:p text:style-name="P5">(0.0001)<text:bookmark text:name="TBL-0000013-38-9"/></text:p>
          </table:table-cell>
          <table:table-cell table:style-name="Table31.A1" office:value-type="string">
            <text:p text:style-name="P5">(-0.0003) <text:bookmark text:name="TBL-0000013-39-"/><text:bookmark text:name="TBL-0000013-39-1"/></text:p>
          </table:table-cell>
        </table:table-row>
        <table:table-row>
          <table:table-cell table:style-name="Table31.A1" office:value-type="string">
            <text:p text:style-name="P3"> Welfare Spending Per Cap Diff <text:bookmark text:name="TBL-0000013-39-2"/></text:p>
          </table:table-cell>
          <table:table-cell table:style-name="Table31.A1" office:value-type="string">
            <text:p text:style-name="P5">0.001 <text:bookmark text:name="TBL-0000013-39-3"/></text:p>
          </table:table-cell>
          <table:table-cell table:style-name="Table31.A1" office:value-type="string">
            <text:p text:style-name="P5">0.001 <text:bookmark text:name="TBL-0000013-39-4"/></text:p>
          </table:table-cell>
          <table:table-cell table:style-name="Table31.A1" office:value-type="string">
            <text:p text:style-name="P5">0.001 <text:bookmark text:name="TBL-0000013-39-5"/></text:p>
          </table:table-cell>
          <table:table-cell table:style-name="Table31.A1" office:value-type="string">
            <text:p text:style-name="P5">0.001 <text:bookmark text:name="TBL-0000013-39-6"/></text:p>
          </table:table-cell>
          <table:table-cell table:style-name="Table31.A1" office:value-type="string">
            <text:p text:style-name="P5">0.001 <text:bookmark text:name="TBL-0000013-39-7"/></text:p>
          </table:table-cell>
          <table:table-cell table:style-name="Table31.A1" office:value-type="string">
            <text:p text:style-name="P5">0.001 <text:bookmark text:name="TBL-0000013-39-8"/></text:p>
          </table:table-cell>
          <table:table-cell table:style-name="Table31.A1" office:value-type="string">
            <text:p text:style-name="P5">0.001 <text:bookmark text:name="TBL-0000013-39-9"/></text:p>
          </table:table-cell>
          <table:table-cell table:style-name="Table31.A1" office:value-type="string">
            <text:p text:style-name="P5">0.001 <text:bookmark text:name="TBL-0000013-40-"/><text:bookmark text:name="TBL-0000013-40-1"/></text:p>
          </table:table-cell>
        </table:table-row>
        <table:table-row>
          <table:table-cell table:style-name="Table31.A1" office:value-type="string">
            <text:p text:style-name="P3">  <text:bookmark text:name="TBL-0000013-40-2"/></text:p>
          </table:table-cell>
          <table:table-cell table:style-name="Table31.A1" office:value-type="string">
            <text:p text:style-name="P5">(0.001) <text:bookmark text:name="TBL-0000013-40-3"/></text:p>
          </table:table-cell>
          <table:table-cell table:style-name="Table31.A1" office:value-type="string">
            <text:p text:style-name="P5">(0.001) <text:bookmark text:name="TBL-0000013-40-4"/></text:p>
          </table:table-cell>
          <table:table-cell table:style-name="Table31.A1" office:value-type="string">
            <text:p text:style-name="P5">(0.001) <text:bookmark text:name="TBL-0000013-40-5"/></text:p>
          </table:table-cell>
          <table:table-cell table:style-name="Table31.A1" office:value-type="string">
            <text:p text:style-name="P5">(0.001) <text:bookmark text:name="TBL-0000013-40-6"/></text:p>
          </table:table-cell>
          <table:table-cell table:style-name="Table31.A1" office:value-type="string">
            <text:p text:style-name="P5">(0.001) <text:bookmark text:name="TBL-0000013-40-7"/></text:p>
          </table:table-cell>
          <table:table-cell table:style-name="Table31.A1" office:value-type="string">
            <text:p text:style-name="P5">(0.001) <text:bookmark text:name="TBL-0000013-40-8"/></text:p>
          </table:table-cell>
          <table:table-cell table:style-name="Table31.A1" office:value-type="string">
            <text:p text:style-name="P5">(0.001) <text:bookmark text:name="TBL-0000013-40-9"/></text:p>
          </table:table-cell>
          <table:table-cell table:style-name="Table31.A1" office:value-type="string">
            <text:p text:style-name="P5">(0.001) <text:bookmark text:name="TBL-0000013-41-"/><text:bookmark text:name="TBL-0000013-41-1"/></text:p>
          </table:table-cell>
        </table:table-row>
        <table:table-row>
          <table:table-cell table:style-name="Table31.A1" office:value-type="string">
            <text:p text:style-name="P3"> Constant <text:bookmark text:name="TBL-0000013-41-2"/></text:p>
          </table:table-cell>
          <table:table-cell table:style-name="Table31.A1" office:value-type="string">
            <text:p text:style-name="P5">-0.020 <text:bookmark text:name="TBL-0000013-41-3"/></text:p>
          </table:table-cell>
          <table:table-cell table:style-name="Table31.A1" office:value-type="string">
            <text:p text:style-name="P5">-0.002 <text:bookmark text:name="TBL-0000013-41-4"/></text:p>
          </table:table-cell>
          <table:table-cell table:style-name="Table31.A1" office:value-type="string">
            <text:p text:style-name="P5">-0.024 <text:bookmark text:name="TBL-0000013-41-5"/></text:p>
          </table:table-cell>
          <table:table-cell table:style-name="Table31.A1" office:value-type="string">
            <text:p text:style-name="P5">-0.009 <text:bookmark text:name="TBL-0000013-41-6"/></text:p>
          </table:table-cell>
          <table:table-cell table:style-name="Table31.A1" office:value-type="string">
            <text:p text:style-name="P5">-0.014 <text:bookmark text:name="TBL-0000013-41-7"/></text:p>
          </table:table-cell>
          <table:table-cell table:style-name="Table31.A1" office:value-type="string">
            <text:p text:style-name="P5">0.002 <text:bookmark text:name="TBL-0000013-41-8"/></text:p>
          </table:table-cell>
          <table:table-cell table:style-name="Table31.A1" office:value-type="string">
            <text:p text:style-name="P5">-0.016 <text:bookmark text:name="TBL-0000013-41-9"/></text:p>
          </table:table-cell>
          <table:table-cell table:style-name="Table31.A1" office:value-type="string">
            <text:p text:style-name="P5">-0.0005 <text:bookmark text:name="TBL-0000013-42-"/><text:bookmark text:name="TBL-0000013-42-1"/></text:p>
          </table:table-cell>
        </table:table-row>
        <table:table-row>
          <table:table-cell table:style-name="Table31.A1" office:value-type="string">
            <text:p text:style-name="P3">  <text:bookmark text:name="TBL-0000013-42-2"/></text:p>
          </table:table-cell>
          <table:table-cell table:style-name="Table31.A1" office:value-type="string">
            <text:p text:style-name="P5">(-0.020)<text:bookmark text:name="TBL-0000013-42-3"/></text:p>
          </table:table-cell>
          <table:table-cell table:style-name="Table31.A1" office:value-type="string">
            <text:p text:style-name="P5">(-0.002) <text:bookmark text:name="TBL-0000013-42-4"/></text:p>
          </table:table-cell>
          <table:table-cell table:style-name="Table31.A1" office:value-type="string">
            <text:p text:style-name="P5">(-0.024)<text:bookmark text:name="TBL-0000013-42-5"/></text:p>
          </table:table-cell>
          <table:table-cell table:style-name="Table31.A1" office:value-type="string">
            <text:p text:style-name="P5">(-0.009) <text:bookmark text:name="TBL-0000013-42-6"/></text:p>
          </table:table-cell>
          <table:table-cell table:style-name="Table31.A1" office:value-type="string">
            <text:p text:style-name="P5">(-0.014)<text:bookmark text:name="TBL-0000013-42-7"/></text:p>
          </table:table-cell>
          <table:table-cell table:style-name="Table31.A1" office:value-type="string">
            <text:p text:style-name="P5">(0.002) <text:bookmark text:name="TBL-0000013-42-8"/></text:p>
          </table:table-cell>
          <table:table-cell table:style-name="Table31.A1" office:value-type="string">
            <text:p text:style-name="P5">(-0.016)<text:bookmark text:name="TBL-0000013-42-9"/></text:p>
          </table:table-cell>
          <table:table-cell table:style-name="Table31.A1" office:value-type="string">
            <text:p text:style-name="P5">(-0.0005) </text:p>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000013-43-"/><text:bookmark text:name="TBL-0000013-43-1"/></text:p>
          </table:table-cell>
        </table:table-row>
        <table:table-row>
          <table:table-cell table:style-name="Table31.A1" office:value-type="string">
            <text:p text:style-name="P3">  <text:bookmark text:name="TBL-0000013-44-"/><text:bookmark text:name="TBL-0000013-44-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00013-44-"/><text:bookmark text:name="TBL-00000013-44-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00013-45-"/><text:bookmark text:name="TBL-00000013-45-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0013-46-"/><text:bookmark text:name="TBL-00000013-46-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controls<text:bookmark text:name="TBL-00000013-46-2"/></text:p>
          </table:table-cell>
          <table:table-cell table:style-name="Table31.A1" office:value-type="string">
            <text:p text:style-name="P5">Yes <text:bookmark text:name="TBL-00000013-46-3"/></text:p>
          </table:table-cell>
          <table:table-cell table:style-name="Table31.A1" office:value-type="string">
            <text:p text:style-name="P5">No <text:bookmark text:name="TBL-00000013-46-4"/></text:p>
          </table:table-cell>
          <table:table-cell table:style-name="Table31.A1" office:value-type="string">
            <text:p text:style-name="P5">Yes <text:bookmark text:name="TBL-00000013-46-5"/></text:p>
          </table:table-cell>
          <table:table-cell table:style-name="Table31.A1" office:value-type="string">
            <text:p text:style-name="P5">No <text:bookmark text:name="TBL-00000013-46-6"/></text:p>
          </table:table-cell>
          <table:table-cell table:style-name="Table31.A1" office:value-type="string">
            <text:p text:style-name="P5">Yes <text:bookmark text:name="TBL-00000013-46-7"/></text:p>
          </table:table-cell>
          <table:table-cell table:style-name="Table31.A1" office:value-type="string">
            <text:p text:style-name="P5">No <text:bookmark text:name="TBL-00000013-46-8"/></text:p>
          </table:table-cell>
          <table:table-cell table:style-name="Table31.A1" office:value-type="string">
            <text:p text:style-name="P5">Yes <text:bookmark text:name="TBL-00000013-46-9"/></text:p>
          </table:table-cell>
          <table:table-cell table:style-name="Table31.A1" office:value-type="string">
            <text:p text:style-name="P5">No <text:bookmark text:name="TBL-00000013-47-"/><text:bookmark text:name="TBL-00000013-47-1"/></text:p>
          </table:table-cell>
        </table:table-row>
        <text:soft-page-break/>
        <table:table-row>
          <table:table-cell table:style-name="Table31.A1" office:value-type="string">
            <text:p text:style-name="P3"> amenities <text:bookmark text:name="TBL-00000013-47-2"/></text:p>
          </table:table-cell>
          <table:table-cell table:style-name="Table31.A1" office:value-type="string">
            <text:p text:style-name="P5">No <text:bookmark text:name="TBL-00000013-47-3"/></text:p>
          </table:table-cell>
          <table:table-cell table:style-name="Table31.A1" office:value-type="string">
            <text:p text:style-name="P5">No <text:bookmark text:name="TBL-00000013-47-4"/></text:p>
          </table:table-cell>
          <table:table-cell table:style-name="Table31.A1" office:value-type="string">
            <text:p text:style-name="P5">No <text:bookmark text:name="TBL-00000013-47-5"/></text:p>
          </table:table-cell>
          <table:table-cell table:style-name="Table31.A1" office:value-type="string">
            <text:p text:style-name="P5">No <text:bookmark text:name="TBL-00000013-47-6"/></text:p>
          </table:table-cell>
          <table:table-cell table:style-name="Table31.A1" office:value-type="string">
            <text:p text:style-name="P5">No <text:bookmark text:name="TBL-00000013-47-7"/></text:p>
          </table:table-cell>
          <table:table-cell table:style-name="Table31.A1" office:value-type="string">
            <text:p text:style-name="P5">No <text:bookmark text:name="TBL-00000013-47-8"/></text:p>
          </table:table-cell>
          <table:table-cell table:style-name="Table31.A1" office:value-type="string">
            <text:p text:style-name="P5">No <text:bookmark text:name="TBL-00000013-47-9"/></text:p>
          </table:table-cell>
          <table:table-cell table:style-name="Table31.A1" office:value-type="string">
            <text:p text:style-name="P5">No </text:p>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0000013-48-"/><text:bookmark text:name="TBL-00000013-48-1"/></text:p>
          </table:table-cell>
        </table:table-row>
        <table:table-row>
          <table:table-cell table:style-name="Table31.A1" office:value-type="string">
            <text:p text:style-name="P3">  <text:bookmark text:name="TBL-00000013-49-"/><text:bookmark text:name="TBL-00000013-49-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000013-49-"/><text:bookmark text:name="TBL-000000013-49-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000013-50-"/><text:bookmark text:name="TBL-000000013-50-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00013-51-"/><text:bookmark text:name="TBL-000000013-51-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Observations <text:bookmark text:name="TBL-000000013-51-2"/></text:p>
          </table:table-cell>
          <table:table-cell table:style-name="Table31.A1" office:value-type="string">
            <text:p text:style-name="P5">15,084 <text:bookmark text:name="TBL-000000013-51-3"/></text:p>
          </table:table-cell>
          <table:table-cell table:style-name="Table31.A1" office:value-type="string">
            <text:p text:style-name="P5">15,084 <text:bookmark text:name="TBL-000000013-51-4"/></text:p>
          </table:table-cell>
          <table:table-cell table:style-name="Table31.A1" office:value-type="string">
            <text:p text:style-name="P5">15,609 <text:bookmark text:name="TBL-000000013-51-5"/></text:p>
          </table:table-cell>
          <table:table-cell table:style-name="Table31.A1" office:value-type="string">
            <text:p text:style-name="P5">15,609 <text:bookmark text:name="TBL-000000013-51-6"/></text:p>
          </table:table-cell>
          <table:table-cell table:style-name="Table31.A1" office:value-type="string">
            <text:p text:style-name="P5">16,081 <text:bookmark text:name="TBL-000000013-51-7"/></text:p>
          </table:table-cell>
          <table:table-cell table:style-name="Table31.A1" office:value-type="string">
            <text:p text:style-name="P5">16,081 <text:bookmark text:name="TBL-000000013-51-8"/></text:p>
          </table:table-cell>
          <table:table-cell table:style-name="Table31.A1" office:value-type="string">
            <text:p text:style-name="P5">15,582 <text:bookmark text:name="TBL-000000013-51-9"/></text:p>
          </table:table-cell>
          <table:table-cell table:style-name="Table31.A1" office:value-type="string">
            <text:p text:style-name="P5">15,582 <text:bookmark text:name="TBL-000000013-52-"/><text:bookmark text:name="TBL-000000013-52-1"/></text:p>
          </table:table-cell>
        </table:table-row>
        <table:table-row>
          <table:table-cell table:style-name="Table31.A1" office:value-type="string">
            <text:p text:style-name="P3"> R<text:span text:style-name="T5">2</text:span> <text:bookmark text:name="TBL-000000013-52-2"/></text:p>
          </table:table-cell>
          <table:table-cell table:style-name="Table31.A1" office:value-type="string">
            <text:p text:style-name="P5">0.038 <text:bookmark text:name="TBL-000000013-52-3"/></text:p>
          </table:table-cell>
          <table:table-cell table:style-name="Table31.A1" office:value-type="string">
            <text:p text:style-name="P5">0.023 <text:bookmark text:name="TBL-000000013-52-4"/></text:p>
          </table:table-cell>
          <table:table-cell table:style-name="Table31.A1" office:value-type="string">
            <text:p text:style-name="P5">0.037 <text:bookmark text:name="TBL-000000013-52-5"/></text:p>
          </table:table-cell>
          <table:table-cell table:style-name="Table31.A1" office:value-type="string">
            <text:p text:style-name="P5">0.023 <text:bookmark text:name="TBL-000000013-52-6"/></text:p>
          </table:table-cell>
          <table:table-cell table:style-name="Table31.A1" office:value-type="string">
            <text:p text:style-name="P5">0.037 <text:bookmark text:name="TBL-000000013-52-7"/></text:p>
          </table:table-cell>
          <table:table-cell table:style-name="Table31.A1" office:value-type="string">
            <text:p text:style-name="P5">0.023 <text:bookmark text:name="TBL-000000013-52-8"/></text:p>
          </table:table-cell>
          <table:table-cell table:style-name="Table31.A1" office:value-type="string">
            <text:p text:style-name="P5">0.036 <text:bookmark text:name="TBL-000000013-52-9"/></text:p>
          </table:table-cell>
          <table:table-cell table:style-name="Table31.A1" office:value-type="string">
            <text:p text:style-name="P5">0.022 </text:p>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row>
        <table:table-row>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
          </table:table-cell>
          <table:table-cell table:style-name="Table31.A1" office:value-type="string">
            <text:p text:style-name="Horizontal_20_Line"><text:bookmark text:name="TBL-000000013-53-"/><text:bookmark text:name="TBL-000000013-53-1"/></text:p>
          </table:table-cell>
        </table:table-row>
        <table:table-row>
          <table:table-cell table:style-name="Table31.A1" office:value-type="string">
            <text:p text:style-name="P3">  <text:bookmark text:name="TBL-000000013-54-"/><text:bookmark text:name="TBL-000000013-54-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table:number-columns-spanned="9" office:value-type="string">
            <text:p text:style-name="P4"><text:bookmark text:name="TBL-0000000013-54-"/><text:bookmark text:name="TBL-0000000013-54-1"/></text:p>
          </table:table-cell>
          <table:covered-table-cell/>
          <table:covered-table-cell/>
          <table:covered-table-cell/>
          <table:covered-table-cell/>
          <table:covered-table-cell/>
          <table:covered-table-cell/>
          <table:covered-table-cell/>
          <table:covered-table-cell/>
        </table:table-row>
        <table:table-row>
          <table:table-cell table:style-name="Table31.A1" office:value-type="string">
            <text:p text:style-name="P4"><text:bookmark text:name="TBL-0000000013-55-"/><text:bookmark text:name="TBL-0000000013-55-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bookmark text:name="TBL-0000000013-56-"/><text:bookmark text:name="TBL-0000000013-56-1"/></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row>
          <table:table-cell table:style-name="Table31.A1" office:value-type="string">
            <text:p text:style-name="P3"> <text:span text:style-name="T2">Note: </text:span><text:bookmark text:name="TBL-0000000013-56-2"/></text:p>
          </table:table-cell>
          <table:table-cell table:style-name="Table31.A1" table:number-columns-spanned="3" office:value-type="string">
            <text:p text:style-name="P10"><text:span text:style-name="T5">*</text:span>p<text:span text:style-name="T2">&lt;</text:span>0.1;<text:span text:style-name="T5">**</text:span>p<text:span text:style-name="T2">&lt;</text:span>0.05;<text:span text:style-name="T5">***</text:span>p<text:span text:style-name="T2">&lt;</text:span>0.01</text:p>
            <text:p text:style-name="P7"><text:bookmark text:name="TBL-0000000013-57-"/><text:bookmark text:name="TBL-0000000013-57-1"/></text:p>
          </table:table-cell>
          <table:covered-table-cell/>
          <table:covered-table-cell/>
          <table:table-cell table:number-columns-spanned="5" office:value-type="string">
            <text:p text:style-name="P4"/>
          </table:table-cell>
          <table:covered-table-cell/>
          <table:covered-table-cell/>
          <table:covered-table-cell/>
          <table:covered-table-cell/>
        </table:table-row>
        <table:table-row>
          <table:table-cell table:style-name="Table31.A1" office:value-type="string">
            <text:p text:style-name="P3">  <text:bookmark text:name="TBL-0000000013-57-2"/></text:p>
          </table:table-cell>
          <table:table-cell table:style-name="Table31.A1" table:number-columns-spanned="3" office:value-type="string">
            <text:p text:style-name="P10">All models are estimated with Ordinary Least Squares and clustered standard errors at the state-pair level.</text:p>
            <text:p text:style-name="P7"><text:bookmark text:name="TBL-0000000013-58-"/><text:bookmark text:name="TBL-0000000013-58-1"/></text:p>
          </table:table-cell>
          <table:covered-table-cell/>
          <table:covered-table-cell/>
          <table:table-cell table:number-columns-spanned="5" office:value-type="string">
            <text:p text:style-name="P4"/>
          </table:table-cell>
          <table:covered-table-cell/>
          <table:covered-table-cell/>
          <table:covered-table-cell/>
          <table:covered-table-cell/>
        </table:table-row>
        <table:table-row>
          <table:table-cell table:style-name="Table31.A1" office:value-type="string">
            <text:p text:style-name="P3">  </text:p>
          </table:table-cell>
          <table:table-cell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Horizontal_20_Line"/>
      <text:p text:style-name="Horizontal_20_Line"><text:bookmark text:name="x1-2201613"/><office:annotation><dc:date>2016-02-12T14:14:38.051573045</dc:date><text:list text:continue-numbering="true" text:style-name=""><text:list-item><text:p>&lt;!--l. 4--&gt;</text:p></text:list-item></text:list></office:annotation></text:p>
      <text:p text:style-name="P2">Table 13: Counties with Income Tax Agreements for Total Firm Births</text:p>
      <text:p text:style-name="P1"><text:bookmark text:name="TBL-14"/><text:bookmark text:name="TBL-14-1g"/><text:bookmark text:name="TBL-14-1"/><text:bookmark text:name="TBL-14-2"/><text:bookmark text:name="TBL-14-3"/><text:bookmark text:name="TBL-14-4"/><text:bookmark text:name="TBL-14-5"/><text:bookmark text:name="TBL-14-1-"/><office:annotation><dc:date>2016-02-12T14:14:38.051928070</dc:date><text:list text:continue-numbering="true" text:style-name=""><text:list-item><text:p>&lt;!--tex4ht:label?: x1-2201613 --&gt;</text:p></text:list-item></text:list></office:annotation></text:p>
      <table:table table:name="Table32" table:style-name="Table32">
        <table:table-column table:style-name="Table32.A"/>
        <table:table-column table:style-name="Table32.B" table:number-columns-repeated="2"/>
        <table:table-column table:style-name="Table32.D"/>
        <table:table-column table:style-name="Table32.E"/>
        <table:table-row>
          <table:table-cell table:style-name="Table32.A1" office:value-type="string">
            <text:p text:style-name="P3"><text:bookmark text:name="TBL-14-1-1"/>  <text:bookmark text:name="TBL-14-2-"/><text:bookmark text:name="TBL-14-2-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14-2-"/><text:bookmark text:name="TBL-014-2-1"/></text:p>
          </table:table-cell>
          <table:covered-table-cell/>
          <table:covered-table-cell/>
          <table:covered-table-cell/>
          <table:covered-table-cell/>
        </table:table-row>
        <table:table-row>
          <table:table-cell table:style-name="Table32.A1" office:value-type="string">
            <text:p text:style-name="P4"><text:bookmark text:name="TBL-014-3-"/><text:bookmark text:name="TBL-014-3-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14-4-"/><text:bookmark text:name="TBL-014-4-1"/></text:p>
          </table:table-cell>
        </table:table-row>
        <table:table-row>
          <table:table-cell table:style-name="Table32.A1" office:value-type="string">
            <text:p text:style-name="P3"> <text:bookmark text:name="TBL-014-5-"/><text:bookmark text:name="TBL-014-5-1"/></text:p>
          </table:table-cell>
          <table:table-cell table:number-columns-spanned="4" office:value-type="string">
            <text:p text:style-name="P4"/>
          </table:table-cell>
          <table:covered-table-cell/>
          <table:covered-table-cell/>
          <table:covered-table-cell/>
        </table:table-row>
        <text:soft-page-break/>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14-5-"/><text:bookmark text:name="TBL-0014-5-1"/></text:p>
          </table:table-cell>
          <table:covered-table-cell/>
          <table:covered-table-cell/>
          <table:covered-table-cell/>
          <table:covered-table-cell/>
        </table:table-row>
        <table:table-row>
          <table:table-cell table:style-name="Table32.A1" office:value-type="string">
            <text:p text:style-name="P4"><text:bookmark text:name="TBL-0014-6-"/><text:bookmark text:name="TBL-0014-6-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14-7-"/><text:bookmark text:name="TBL-0014-7-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14-7-2"/></text:p>
          </table:table-cell>
          <table:table-cell table:style-name="Table32.A1" table:number-columns-spanned="3" office:value-type="string">
            <text:p text:style-name="P11">Dependent variable:</text:p>
            <text:p text:style-name="P7"/>
          </table:table-cell>
          <table:covered-table-cell/>
          <table:covered-table-cell/>
          <table:table-cell office:value-type="string">
            <text:p text:style-name="P4"/>
          </table:table-cell>
        </table:table-row>
        <table:table-row>
          <table:table-cell table:style-name="Table32.A1" office:value-type="string">
            <text:p text:style-name="P4"/>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014-9-"/><text:bookmark text:name="TBL-0014-9-1"/></text:p>
          </table:table-cell>
        </table:table-row>
        <table:table-row>
          <table:table-cell table:style-name="Table32.A1" office:value-type="string">
            <text:p text:style-name="P3">  <text:bookmark text:name="TBL-0014-10-"/><text:bookmark text:name="TBL-0014-10-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14-10-"/><text:bookmark text:name="TBL-00014-10-1"/></text:p>
          </table:table-cell>
          <table:covered-table-cell/>
          <table:covered-table-cell/>
          <table:covered-table-cell/>
          <table:covered-table-cell/>
        </table:table-row>
        <table:table-row>
          <table:table-cell table:style-name="Table32.A1" office:value-type="string">
            <text:p text:style-name="P4"><text:bookmark text:name="TBL-00014-11-"/><text:bookmark text:name="TBL-00014-11-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14-12-"/><text:bookmark text:name="TBL-00014-12-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14-12-2"/></text:p>
          </table:table-cell>
          <table:table-cell table:style-name="Table32.A1" table:number-columns-spanned="3" office:value-type="string">
            <text:p text:style-name="P9">births ratio</text:p>
            <text:p text:style-name="P7"><text:bookmark text:name="TBL-00014-13-"/><text:bookmark text:name="TBL-00014-13-1"/></text:p>
          </table:table-cell>
          <table:covered-table-cell/>
          <table:covered-table-cell/>
          <table:table-cell office:value-type="string">
            <text:p text:style-name="P4"/>
          </table:table-cell>
        </table:table-row>
        <table:table-row>
          <table:table-cell table:style-name="Table32.A1" office:value-type="string">
            <text:p text:style-name="P3">  <text:bookmark text:name="TBL-00014-13-2"/></text:p>
          </table:table-cell>
          <table:table-cell table:style-name="Table32.A1" office:value-type="string">
            <text:p text:style-name="P5">Recipricol<text:bookmark text:name="TBL-00014-13-3"/></text:p>
          </table:table-cell>
          <table:table-cell table:style-name="Table32.A1" office:value-type="string">
            <text:p text:style-name="P5">Recipricol<text:bookmark text:name="TBL-00014-13-4"/></text:p>
          </table:table-cell>
          <table:table-cell table:style-name="Table32.A1" office:value-type="string">
            <text:p text:style-name="P5">No Recipricol<text:bookmark text:name="TBL-00014-13-5"/></text:p>
          </table:table-cell>
          <table:table-cell table:style-name="Table32.A1" office:value-type="string">
            <text:p text:style-name="P5">No Recipricol<text:bookmark text:name="TBL-00014-14-"/><text:bookmark text:name="TBL-00014-14-1"/></text:p>
          </table:table-cell>
        </table:table-row>
        <table:table-row>
          <table:table-cell table:style-name="Table32.A1" office:value-type="string">
            <text:p text:style-name="P3">  <text:bookmark text:name="TBL-00014-15-"/><text:bookmark text:name="TBL-00014-15-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014-15-"/><text:bookmark text:name="TBL-000014-15-1"/></text:p>
          </table:table-cell>
          <table:covered-table-cell/>
          <table:covered-table-cell/>
          <table:covered-table-cell/>
          <table:covered-table-cell/>
        </table:table-row>
        <table:table-row>
          <table:table-cell table:style-name="Table32.A1" office:value-type="string">
            <text:p text:style-name="P4"><text:bookmark text:name="TBL-000014-16-"/><text:bookmark text:name="TBL-000014-16-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14-17-"/><text:bookmark text:name="TBL-000014-17-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14-17-2"/></text:p>
          </table:table-cell>
          <table:table-cell table:style-name="Table32.A1" office:value-type="string">
            <text:p text:style-name="P5">(1) <text:bookmark text:name="TBL-000014-17-3"/></text:p>
          </table:table-cell>
          <table:table-cell table:style-name="Table32.A1" office:value-type="string">
            <text:p text:style-name="P5">(2) <text:bookmark text:name="TBL-000014-17-4"/></text:p>
          </table:table-cell>
          <table:table-cell table:style-name="Table32.A1" office:value-type="string">
            <text:p text:style-name="P5">(3) <text:bookmark text:name="TBL-000014-17-5"/></text:p>
          </table:table-cell>
          <table:table-cell table:style-name="Table32.A1" office:value-type="string">
            <text:p text:style-name="P5">(4) </text:p>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00014-18-"/><text:bookmark text:name="TBL-000014-18-1"/></text:p>
          </table:table-cell>
        </table:table-row>
        <table:table-row>
          <table:table-cell table:style-name="Table32.A1" office:value-type="string">
            <text:p text:style-name="P3">  <text:bookmark text:name="TBL-000014-19-"/><text:bookmark text:name="TBL-000014-19-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0014-19-"/><text:bookmark text:name="TBL-0000014-19-1"/></text:p>
          </table:table-cell>
          <table:covered-table-cell/>
          <table:covered-table-cell/>
          <table:covered-table-cell/>
          <table:covered-table-cell/>
        </table:table-row>
        <table:table-row>
          <table:table-cell table:style-name="Table32.A1" office:value-type="string">
            <text:p text:style-name="P4"><text:bookmark text:name="TBL-0000014-20-"/><text:bookmark text:name="TBL-0000014-20-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014-21-"/><text:bookmark text:name="TBL-0000014-21-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Property Tax Difference<text:bookmark text:name="TBL-0000014-21-2"/></text:p>
          </table:table-cell>
          <table:table-cell table:style-name="Table32.A1" office:value-type="string">
            <text:p text:style-name="P5">0.293 <text:bookmark text:name="TBL-0000014-21-3"/></text:p>
          </table:table-cell>
          <table:table-cell table:style-name="Table32.A1" office:value-type="string">
            <text:p text:style-name="P5">0.306 <text:bookmark text:name="TBL-0000014-21-4"/></text:p>
          </table:table-cell>
          <table:table-cell table:style-name="Table32.A1" office:value-type="string">
            <text:p text:style-name="P5">-0.319<text:span text:style-name="T5">** </text:span><text:bookmark text:name="TBL-0000014-21-5"/></text:p>
          </table:table-cell>
          <table:table-cell table:style-name="Table32.A1" office:value-type="string">
            <text:p text:style-name="P5">-0.473<text:span text:style-name="T5">***</text:span> <text:bookmark text:name="TBL-0000014-22-"/><text:bookmark text:name="TBL-0000014-22-1"/></text:p>
          </table:table-cell>
        </table:table-row>
        <table:table-row>
          <table:table-cell table:style-name="Table32.A1" office:value-type="string">
            <text:p text:style-name="P3">  <text:bookmark text:name="TBL-0000014-22-2"/></text:p>
          </table:table-cell>
          <table:table-cell table:style-name="Table32.A1" office:value-type="string">
            <text:p text:style-name="P5">(0.297) <text:bookmark text:name="TBL-0000014-22-3"/></text:p>
          </table:table-cell>
          <table:table-cell table:style-name="Table32.A1" office:value-type="string">
            <text:p text:style-name="P5">(0.323) <text:bookmark text:name="TBL-0000014-22-4"/></text:p>
          </table:table-cell>
          <table:table-cell table:style-name="Table32.A1" office:value-type="string">
            <text:p text:style-name="P5">(0.160) <text:bookmark text:name="TBL-0000014-22-5"/></text:p>
          </table:table-cell>
          <table:table-cell table:style-name="Table32.A1" office:value-type="string">
            <text:p text:style-name="P5">(0.161) <text:bookmark text:name="TBL-0000014-23-"/><text:bookmark text:name="TBL-0000014-23-1"/></text:p>
          </table:table-cell>
        </table:table-row>
        <table:table-row>
          <table:table-cell table:style-name="Table32.A1" office:value-type="string">
            <text:p text:style-name="P3"> Income Tax Difference <text:bookmark text:name="TBL-0000014-23-2"/></text:p>
          </table:table-cell>
          <table:table-cell table:style-name="Table32.A1" office:value-type="string">
            <text:p text:style-name="P5">-0.118 <text:bookmark text:name="TBL-0000014-23-3"/></text:p>
          </table:table-cell>
          <table:table-cell table:style-name="Table32.A1" office:value-type="string">
            <text:p text:style-name="P5">-0.201<text:span text:style-name="T5">***</text:span><text:bookmark text:name="TBL-0000014-23-4"/></text:p>
          </table:table-cell>
          <table:table-cell table:style-name="Table32.A1" office:value-type="string">
            <text:p text:style-name="P5">-0.060<text:span text:style-name="T5">**</text:span> <text:bookmark text:name="TBL-0000014-23-5"/></text:p>
          </table:table-cell>
          <table:table-cell table:style-name="Table32.A1" office:value-type="string">
            <text:p text:style-name="P5">-0.077<text:span text:style-name="T5">***</text:span> <text:bookmark text:name="TBL-0000014-24-"/><text:bookmark text:name="TBL-0000014-24-1"/></text:p>
          </table:table-cell>
        </table:table-row>
        <table:table-row>
          <table:table-cell table:style-name="Table32.A1" office:value-type="string">
            <text:p text:style-name="P3">  <text:bookmark text:name="TBL-0000014-24-2"/></text:p>
          </table:table-cell>
          <table:table-cell table:style-name="Table32.A1" office:value-type="string">
            <text:p text:style-name="P5">(0.083) <text:bookmark text:name="TBL-0000014-24-3"/></text:p>
          </table:table-cell>
          <table:table-cell table:style-name="Table32.A1" office:value-type="string">
            <text:p text:style-name="P5">(0.076) <text:bookmark text:name="TBL-0000014-24-4"/></text:p>
          </table:table-cell>
          <table:table-cell table:style-name="Table32.A1" office:value-type="string">
            <text:p text:style-name="P5">(0.026) <text:bookmark text:name="TBL-0000014-24-5"/></text:p>
          </table:table-cell>
          <table:table-cell table:style-name="Table32.A1" office:value-type="string">
            <text:p text:style-name="P5">(0.029) <text:bookmark text:name="TBL-0000014-25-"/><text:bookmark text:name="TBL-0000014-25-1"/></text:p>
          </table:table-cell>
        </table:table-row>
        <text:soft-page-break/>
        <table:table-row>
          <table:table-cell table:style-name="Table32.A1" office:value-type="string">
            <text:p text:style-name="P3"> Capital Gains Tax Difference <text:bookmark text:name="TBL-0000014-25-2"/></text:p>
          </table:table-cell>
          <table:table-cell table:style-name="Table32.A1" office:value-type="string">
            <text:p text:style-name="P5">0.077<text:span text:style-name="T5">**</text:span> <text:bookmark text:name="TBL-0000014-25-3"/></text:p>
          </table:table-cell>
          <table:table-cell table:style-name="Table32.A1" office:value-type="string">
            <text:p text:style-name="P5">0.157<text:span text:style-name="T5">**</text:span> <text:bookmark text:name="TBL-0000014-25-4"/></text:p>
          </table:table-cell>
          <table:table-cell table:style-name="Table32.A1" office:value-type="string">
            <text:p text:style-name="P5">-0.011 <text:bookmark text:name="TBL-0000014-25-5"/></text:p>
          </table:table-cell>
          <table:table-cell table:style-name="Table32.A1" office:value-type="string">
            <text:p text:style-name="P5">0.024 <text:bookmark text:name="TBL-0000014-26-"/><text:bookmark text:name="TBL-0000014-26-1"/></text:p>
          </table:table-cell>
        </table:table-row>
        <table:table-row>
          <table:table-cell table:style-name="Table32.A1" office:value-type="string">
            <text:p text:style-name="P3">  <text:bookmark text:name="TBL-0000014-26-2"/></text:p>
          </table:table-cell>
          <table:table-cell table:style-name="Table32.A1" office:value-type="string">
            <text:p text:style-name="P5">(0.037) <text:bookmark text:name="TBL-0000014-26-3"/></text:p>
          </table:table-cell>
          <table:table-cell table:style-name="Table32.A1" office:value-type="string">
            <text:p text:style-name="P5">(0.069) <text:bookmark text:name="TBL-0000014-26-4"/></text:p>
          </table:table-cell>
          <table:table-cell table:style-name="Table32.A1" office:value-type="string">
            <text:p text:style-name="P5">(0.023) <text:bookmark text:name="TBL-0000014-26-5"/></text:p>
          </table:table-cell>
          <table:table-cell table:style-name="Table32.A1" office:value-type="string">
            <text:p text:style-name="P5">(0.027) <text:bookmark text:name="TBL-0000014-27-"/><text:bookmark text:name="TBL-0000014-27-1"/></text:p>
          </table:table-cell>
        </table:table-row>
        <table:table-row>
          <table:table-cell table:style-name="Table32.A1" office:value-type="string">
            <text:p text:style-name="P3"> Sales Tax Difference <text:bookmark text:name="TBL-0000014-27-2"/></text:p>
          </table:table-cell>
          <table:table-cell table:style-name="Table32.A1" office:value-type="string">
            <text:p text:style-name="P5">-0.020 <text:bookmark text:name="TBL-0000014-27-3"/></text:p>
          </table:table-cell>
          <table:table-cell table:style-name="Table32.A1" office:value-type="string">
            <text:p text:style-name="P5">-0.090 <text:bookmark text:name="TBL-0000014-27-4"/></text:p>
          </table:table-cell>
          <table:table-cell table:style-name="Table32.A1" office:value-type="string">
            <text:p text:style-name="P5">-0.106<text:span text:style-name="T5">***</text:span> <text:bookmark text:name="TBL-0000014-27-5"/></text:p>
          </table:table-cell>
          <table:table-cell table:style-name="Table32.A1" office:value-type="string">
            <text:p text:style-name="P5">-0.072<text:span text:style-name="T5">**</text:span> <text:bookmark text:name="TBL-0000014-28-"/><text:bookmark text:name="TBL-0000014-28-1"/></text:p>
          </table:table-cell>
        </table:table-row>
        <table:table-row>
          <table:table-cell table:style-name="Table32.A1" office:value-type="string">
            <text:p text:style-name="P3">  <text:bookmark text:name="TBL-0000014-28-2"/></text:p>
          </table:table-cell>
          <table:table-cell table:style-name="Table32.A1" office:value-type="string">
            <text:p text:style-name="P5">(0.063) <text:bookmark text:name="TBL-0000014-28-3"/></text:p>
          </table:table-cell>
          <table:table-cell table:style-name="Table32.A1" office:value-type="string">
            <text:p text:style-name="P5">(0.087) <text:bookmark text:name="TBL-0000014-28-4"/></text:p>
          </table:table-cell>
          <table:table-cell table:style-name="Table32.A1" office:value-type="string">
            <text:p text:style-name="P5">(0.031) <text:bookmark text:name="TBL-0000014-28-5"/></text:p>
          </table:table-cell>
          <table:table-cell table:style-name="Table32.A1" office:value-type="string">
            <text:p text:style-name="P5">(0.032) <text:bookmark text:name="TBL-0000014-29-"/><text:bookmark text:name="TBL-0000014-29-1"/></text:p>
          </table:table-cell>
        </table:table-row>
        <table:table-row>
          <table:table-cell table:style-name="Table32.A1" office:value-type="string">
            <text:p text:style-name="P3"> Corp Tax Difference <text:bookmark text:name="TBL-0000014-29-2"/></text:p>
          </table:table-cell>
          <table:table-cell table:style-name="Table32.A1" office:value-type="string">
            <text:p text:style-name="P5">0.085<text:span text:style-name="T5">**</text:span> <text:bookmark text:name="TBL-0000014-29-3"/></text:p>
          </table:table-cell>
          <table:table-cell table:style-name="Table32.A1" office:value-type="string">
            <text:p text:style-name="P5">0.061<text:span text:style-name="T5">*</text:span> <text:bookmark text:name="TBL-0000014-29-4"/></text:p>
          </table:table-cell>
          <table:table-cell table:style-name="Table32.A1" office:value-type="string">
            <text:p text:style-name="P5">0.027 <text:bookmark text:name="TBL-0000014-29-5"/></text:p>
          </table:table-cell>
          <table:table-cell table:style-name="Table32.A1" office:value-type="string">
            <text:p text:style-name="P5">0.006 <text:bookmark text:name="TBL-0000014-30-"/><text:bookmark text:name="TBL-0000014-30-1"/></text:p>
          </table:table-cell>
        </table:table-row>
        <table:table-row>
          <table:table-cell table:style-name="Table32.A1" office:value-type="string">
            <text:p text:style-name="P3">  <text:bookmark text:name="TBL-0000014-30-2"/></text:p>
          </table:table-cell>
          <table:table-cell table:style-name="Table32.A1" office:value-type="string">
            <text:p text:style-name="P5">(0.042) <text:bookmark text:name="TBL-0000014-30-3"/></text:p>
          </table:table-cell>
          <table:table-cell table:style-name="Table32.A1" office:value-type="string">
            <text:p text:style-name="P5">(0.036) <text:bookmark text:name="TBL-0000014-30-4"/></text:p>
          </table:table-cell>
          <table:table-cell table:style-name="Table32.A1" office:value-type="string">
            <text:p text:style-name="P5">(0.025) <text:bookmark text:name="TBL-0000014-30-5"/></text:p>
          </table:table-cell>
          <table:table-cell table:style-name="Table32.A1" office:value-type="string">
            <text:p text:style-name="P5">(0.025) <text:bookmark text:name="TBL-0000014-31-"/><text:bookmark text:name="TBL-0000014-31-1"/></text:p>
          </table:table-cell>
        </table:table-row>
        <table:table-row>
          <table:table-cell table:style-name="Table32.A1" office:value-type="string">
            <text:p text:style-name="P3"> Workers Comp Tax Difference <text:bookmark text:name="TBL-0000014-31-2"/></text:p>
          </table:table-cell>
          <table:table-cell table:style-name="Table32.A1" office:value-type="string">
            <text:p text:style-name="P5">0.382<text:span text:style-name="T5">***</text:span> <text:bookmark text:name="TBL-0000014-31-3"/></text:p>
          </table:table-cell>
          <table:table-cell table:style-name="Table32.A1" office:value-type="string">
            <text:p text:style-name="P5">0.039 <text:bookmark text:name="TBL-0000014-31-4"/></text:p>
          </table:table-cell>
          <table:table-cell table:style-name="Table32.A1" office:value-type="string">
            <text:p text:style-name="P5">-0.175 <text:bookmark text:name="TBL-0000014-31-5"/></text:p>
          </table:table-cell>
          <table:table-cell table:style-name="Table32.A1" office:value-type="string">
            <text:p text:style-name="P5">0.087 <text:bookmark text:name="TBL-0000014-32-"/><text:bookmark text:name="TBL-0000014-32-1"/></text:p>
          </table:table-cell>
        </table:table-row>
        <table:table-row>
          <table:table-cell table:style-name="Table32.A1" office:value-type="string">
            <text:p text:style-name="P3">  <text:bookmark text:name="TBL-0000014-32-2"/></text:p>
          </table:table-cell>
          <table:table-cell table:style-name="Table32.A1" office:value-type="string">
            <text:p text:style-name="P5">(0.134) <text:bookmark text:name="TBL-0000014-32-3"/></text:p>
          </table:table-cell>
          <table:table-cell table:style-name="Table32.A1" office:value-type="string">
            <text:p text:style-name="P5">(0.183) <text:bookmark text:name="TBL-0000014-32-4"/></text:p>
          </table:table-cell>
          <table:table-cell table:style-name="Table32.A1" office:value-type="string">
            <text:p text:style-name="P5">(0.124) <text:bookmark text:name="TBL-0000014-32-5"/></text:p>
          </table:table-cell>
          <table:table-cell table:style-name="Table32.A1" office:value-type="string">
            <text:p text:style-name="P5">(0.137) <text:bookmark text:name="TBL-0000014-33-"/><text:bookmark text:name="TBL-0000014-33-1"/></text:p>
          </table:table-cell>
        </table:table-row>
        <table:table-row>
          <table:table-cell table:style-name="Table32.A1" office:value-type="string">
            <text:p text:style-name="P3"> Unemp. Tax Difference <text:bookmark text:name="TBL-0000014-33-2"/></text:p>
          </table:table-cell>
          <table:table-cell table:style-name="Table32.A1" office:value-type="string">
            <text:p text:style-name="P5">-0.086 <text:bookmark text:name="TBL-0000014-33-3"/></text:p>
          </table:table-cell>
          <table:table-cell table:style-name="Table32.A1" office:value-type="string">
            <text:p text:style-name="P5">-0.024 <text:bookmark text:name="TBL-0000014-33-4"/></text:p>
          </table:table-cell>
          <table:table-cell table:style-name="Table32.A1" office:value-type="string">
            <text:p text:style-name="P5">0.005 <text:bookmark text:name="TBL-0000014-33-5"/></text:p>
          </table:table-cell>
          <table:table-cell table:style-name="Table32.A1" office:value-type="string">
            <text:p text:style-name="P5">-0.024 <text:bookmark text:name="TBL-0000014-34-"/><text:bookmark text:name="TBL-0000014-34-1"/></text:p>
          </table:table-cell>
        </table:table-row>
        <table:table-row>
          <table:table-cell table:style-name="Table32.A1" office:value-type="string">
            <text:p text:style-name="P3">  <text:bookmark text:name="TBL-0000014-34-2"/></text:p>
          </table:table-cell>
          <table:table-cell table:style-name="Table32.A1" office:value-type="string">
            <text:p text:style-name="P5">(0.074) <text:bookmark text:name="TBL-0000014-34-3"/></text:p>
          </table:table-cell>
          <table:table-cell table:style-name="Table32.A1" office:value-type="string">
            <text:p text:style-name="P5">(0.092) <text:bookmark text:name="TBL-0000014-34-4"/></text:p>
          </table:table-cell>
          <table:table-cell table:style-name="Table32.A1" office:value-type="string">
            <text:p text:style-name="P5">(0.040) <text:bookmark text:name="TBL-0000014-34-5"/></text:p>
          </table:table-cell>
          <table:table-cell table:style-name="Table32.A1" office:value-type="string">
            <text:p text:style-name="P5">(0.043) <text:bookmark text:name="TBL-0000014-35-"/><text:bookmark text:name="TBL-0000014-35-1"/></text:p>
          </table:table-cell>
        </table:table-row>
        <table:table-row>
          <table:table-cell table:style-name="Table32.A1" office:value-type="string">
            <text:p text:style-name="P3"> Educ Spending Per Cap Diff <text:bookmark text:name="TBL-0000014-35-2"/></text:p>
          </table:table-cell>
          <table:table-cell table:style-name="Table32.A1" office:value-type="string">
            <text:p text:style-name="P5">0.0003 <text:bookmark text:name="TBL-0000014-35-3"/></text:p>
          </table:table-cell>
          <table:table-cell table:style-name="Table32.A1" office:value-type="string">
            <text:p text:style-name="P5">-0.00002<text:bookmark text:name="TBL-0000014-35-4"/></text:p>
          </table:table-cell>
          <table:table-cell table:style-name="Table32.A1" office:value-type="string">
            <text:p text:style-name="P5">-0.0003 <text:bookmark text:name="TBL-0000014-35-5"/></text:p>
          </table:table-cell>
          <table:table-cell table:style-name="Table32.A1" office:value-type="string">
            <text:p text:style-name="P5">-0.0003 <text:bookmark text:name="TBL-0000014-36-"/><text:bookmark text:name="TBL-0000014-36-1"/></text:p>
          </table:table-cell>
        </table:table-row>
        <table:table-row>
          <table:table-cell table:style-name="Table32.A1" office:value-type="string">
            <text:p text:style-name="P3">  <text:bookmark text:name="TBL-0000014-36-2"/></text:p>
          </table:table-cell>
          <table:table-cell table:style-name="Table32.A1" office:value-type="string">
            <text:p text:style-name="P5">(0.0005) <text:bookmark text:name="TBL-0000014-36-3"/></text:p>
          </table:table-cell>
          <table:table-cell table:style-name="Table32.A1" office:value-type="string">
            <text:p text:style-name="P5">(0.001) <text:bookmark text:name="TBL-0000014-36-4"/></text:p>
          </table:table-cell>
          <table:table-cell table:style-name="Table32.A1" office:value-type="string">
            <text:p text:style-name="P5">(0.0003) <text:bookmark text:name="TBL-0000014-36-5"/></text:p>
          </table:table-cell>
          <table:table-cell table:style-name="Table32.A1" office:value-type="string">
            <text:p text:style-name="P5">(0.0003) <text:bookmark text:name="TBL-0000014-37-"/><text:bookmark text:name="TBL-0000014-37-1"/></text:p>
          </table:table-cell>
        </table:table-row>
        <table:table-row>
          <table:table-cell table:style-name="Table32.A1" office:value-type="string">
            <text:p text:style-name="P3"> Highway Spending Per Cap Diff <text:bookmark text:name="TBL-0000014-37-2"/></text:p>
          </table:table-cell>
          <table:table-cell table:style-name="Table32.A1" office:value-type="string">
            <text:p text:style-name="P5">-0.001 <text:bookmark text:name="TBL-0000014-37-3"/></text:p>
          </table:table-cell>
          <table:table-cell table:style-name="Table32.A1" office:value-type="string">
            <text:p text:style-name="P5">-0.001 <text:bookmark text:name="TBL-0000014-37-4"/></text:p>
          </table:table-cell>
          <table:table-cell table:style-name="Table32.A1" office:value-type="string">
            <text:p text:style-name="P5">0.001<text:span text:style-name="T5">**</text:span> <text:bookmark text:name="TBL-0000014-37-5"/></text:p>
          </table:table-cell>
          <table:table-cell table:style-name="Table32.A1" office:value-type="string">
            <text:p text:style-name="P5">0.001<text:span text:style-name="T5">**</text:span> <text:bookmark text:name="TBL-0000014-38-"/><text:bookmark text:name="TBL-0000014-38-1"/></text:p>
          </table:table-cell>
        </table:table-row>
        <table:table-row>
          <table:table-cell table:style-name="Table32.A1" office:value-type="string">
            <text:p text:style-name="P3">  <text:bookmark text:name="TBL-0000014-38-2"/></text:p>
          </table:table-cell>
          <table:table-cell table:style-name="Table32.A1" office:value-type="string">
            <text:p text:style-name="P5">(0.001) <text:bookmark text:name="TBL-0000014-38-3"/></text:p>
          </table:table-cell>
          <table:table-cell table:style-name="Table32.A1" office:value-type="string">
            <text:p text:style-name="P5">(0.001) <text:bookmark text:name="TBL-0000014-38-4"/></text:p>
          </table:table-cell>
          <table:table-cell table:style-name="Table32.A1" office:value-type="string">
            <text:p text:style-name="P5">(0.0004) <text:bookmark text:name="TBL-0000014-38-5"/></text:p>
          </table:table-cell>
          <table:table-cell table:style-name="Table32.A1" office:value-type="string">
            <text:p text:style-name="P5">(0.0005) <text:bookmark text:name="TBL-0000014-39-"/><text:bookmark text:name="TBL-0000014-39-1"/></text:p>
          </table:table-cell>
        </table:table-row>
        <table:table-row>
          <table:table-cell table:style-name="Table32.A1" office:value-type="string">
            <text:p text:style-name="P3"> Welfare Spending Per Cap Diff <text:bookmark text:name="TBL-0000014-39-2"/></text:p>
          </table:table-cell>
          <table:table-cell table:style-name="Table32.A1" office:value-type="string">
            <text:p text:style-name="P5">0.001<text:span text:style-name="T5">**</text:span> <text:bookmark text:name="TBL-0000014-39-3"/></text:p>
          </table:table-cell>
          <table:table-cell table:style-name="Table32.A1" office:value-type="string">
            <text:p text:style-name="P5">0.0003 <text:bookmark text:name="TBL-0000014-39-4"/></text:p>
          </table:table-cell>
          <table:table-cell table:style-name="Table32.A1" office:value-type="string">
            <text:p text:style-name="P5">0.0004 <text:bookmark text:name="TBL-0000014-39-5"/></text:p>
          </table:table-cell>
          <table:table-cell table:style-name="Table32.A1" office:value-type="string">
            <text:p text:style-name="P5">0.001<text:span text:style-name="T5">**</text:span> <text:bookmark text:name="TBL-0000014-40-"/><text:bookmark text:name="TBL-0000014-40-1"/></text:p>
          </table:table-cell>
        </table:table-row>
        <table:table-row>
          <table:table-cell table:style-name="Table32.A1" office:value-type="string">
            <text:p text:style-name="P3">  <text:bookmark text:name="TBL-0000014-40-2"/></text:p>
          </table:table-cell>
          <table:table-cell table:style-name="Table32.A1" office:value-type="string">
            <text:p text:style-name="P5">(0.0003) <text:bookmark text:name="TBL-0000014-40-3"/></text:p>
          </table:table-cell>
          <table:table-cell table:style-name="Table32.A1" office:value-type="string">
            <text:p text:style-name="P5">(0.0005) <text:bookmark text:name="TBL-0000014-40-4"/></text:p>
          </table:table-cell>
          <table:table-cell table:style-name="Table32.A1" office:value-type="string">
            <text:p text:style-name="P5">(0.0002) <text:bookmark text:name="TBL-0000014-40-5"/></text:p>
          </table:table-cell>
          <table:table-cell table:style-name="Table32.A1" office:value-type="string">
            <text:p text:style-name="P5">(0.0003) <text:bookmark text:name="TBL-0000014-41-"/><text:bookmark text:name="TBL-0000014-41-1"/></text:p>
          </table:table-cell>
        </table:table-row>
        <table:table-row>
          <table:table-cell table:style-name="Table32.A1" office:value-type="string">
            <text:p text:style-name="P3"> Constant <text:bookmark text:name="TBL-0000014-41-2"/></text:p>
          </table:table-cell>
          <table:table-cell table:style-name="Table32.A1" office:value-type="string">
            <text:p text:style-name="P5">-0.071 <text:bookmark text:name="TBL-0000014-41-3"/></text:p>
          </table:table-cell>
          <table:table-cell table:style-name="Table32.A1" office:value-type="string">
            <text:p text:style-name="P5">-0.218 <text:bookmark text:name="TBL-0000014-41-4"/></text:p>
          </table:table-cell>
          <table:table-cell table:style-name="Table32.A1" office:value-type="string">
            <text:p text:style-name="P5">-0.011 <text:bookmark text:name="TBL-0000014-41-5"/></text:p>
          </table:table-cell>
          <table:table-cell table:style-name="Table32.A1" office:value-type="string">
            <text:p text:style-name="P5">-0.041 <text:bookmark text:name="TBL-0000014-42-"/><text:bookmark text:name="TBL-0000014-42-1"/></text:p>
          </table:table-cell>
        </table:table-row>
        <table:table-row>
          <table:table-cell table:style-name="Table32.A1" office:value-type="string">
            <text:p text:style-name="P3">  <text:bookmark text:name="TBL-0000014-42-2"/></text:p>
          </table:table-cell>
          <table:table-cell table:style-name="Table32.A1" office:value-type="string">
            <text:p text:style-name="P5">(0.229) <text:bookmark text:name="TBL-0000014-42-3"/></text:p>
          </table:table-cell>
          <table:table-cell table:style-name="Table32.A1" office:value-type="string">
            <text:p text:style-name="P5">(0.171) <text:bookmark text:name="TBL-0000014-42-4"/></text:p>
          </table:table-cell>
          <table:table-cell table:style-name="Table32.A1" office:value-type="string">
            <text:p text:style-name="P5">(0.079) <text:bookmark text:name="TBL-0000014-42-5"/></text:p>
          </table:table-cell>
          <table:table-cell table:style-name="Table32.A1" office:value-type="string">
            <text:p text:style-name="P5">(0.094) </text:p>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000014-43-"/><text:bookmark text:name="TBL-0000014-43-1"/></text:p>
          </table:table-cell>
        </table:table-row>
        <table:table-row>
          <table:table-cell table:style-name="Table32.A1" office:value-type="string">
            <text:p text:style-name="P3">  <text:bookmark text:name="TBL-0000014-44-"/><text:bookmark text:name="TBL-0000014-44-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00014-44-"/><text:bookmark text:name="TBL-00000014-44-1"/></text:p>
          </table:table-cell>
          <table:covered-table-cell/>
          <table:covered-table-cell/>
          <table:covered-table-cell/>
          <table:covered-table-cell/>
        </table:table-row>
        <table:table-row>
          <table:table-cell table:style-name="Table32.A1" office:value-type="string">
            <text:p text:style-name="P4"><text:bookmark text:name="TBL-00000014-45-"/><text:bookmark text:name="TBL-00000014-45-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0014-46-"/><text:bookmark text:name="TBL-00000014-46-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controls <text:bookmark text:name="TBL-00000014-46-2"/></text:p>
          </table:table-cell>
          <table:table-cell table:style-name="Table32.A1" office:value-type="string">
            <text:p text:style-name="P5">Yes <text:bookmark text:name="TBL-00000014-46-3"/></text:p>
          </table:table-cell>
          <table:table-cell table:style-name="Table32.A1" office:value-type="string">
            <text:p text:style-name="P5">No <text:bookmark text:name="TBL-00000014-46-4"/></text:p>
          </table:table-cell>
          <table:table-cell table:style-name="Table32.A1" office:value-type="string">
            <text:p text:style-name="P5">Yes <text:bookmark text:name="TBL-00000014-46-5"/></text:p>
          </table:table-cell>
          <table:table-cell table:style-name="Table32.A1" office:value-type="string">
            <text:p text:style-name="P5">No <text:bookmark text:name="TBL-00000014-47-"/><text:bookmark text:name="TBL-00000014-47-1"/></text:p>
          </table:table-cell>
        </table:table-row>
        <table:table-row>
          <table:table-cell table:style-name="Table32.A1" office:value-type="string">
            <text:p text:style-name="P3"> amenities <text:bookmark text:name="TBL-00000014-47-2"/></text:p>
          </table:table-cell>
          <table:table-cell table:style-name="Table32.A1" office:value-type="string">
            <text:p text:style-name="P5">Yes <text:bookmark text:name="TBL-00000014-47-3"/></text:p>
          </table:table-cell>
          <table:table-cell table:style-name="Table32.A1" office:value-type="string">
            <text:p text:style-name="P5">No <text:bookmark text:name="TBL-00000014-47-4"/></text:p>
          </table:table-cell>
          <table:table-cell table:style-name="Table32.A1" office:value-type="string">
            <text:p text:style-name="P5">Yes <text:bookmark text:name="TBL-00000014-47-5"/></text:p>
          </table:table-cell>
          <table:table-cell table:style-name="Table32.A1" office:value-type="string">
            <text:p text:style-name="P5">No </text:p>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0000014-48-"/><text:bookmark text:name="TBL-00000014-48-1"/></text:p>
          </table:table-cell>
        </table:table-row>
        <text:soft-page-break/>
        <table:table-row>
          <table:table-cell table:style-name="Table32.A1" office:value-type="string">
            <text:p text:style-name="P3">  <text:bookmark text:name="TBL-00000014-49-"/><text:bookmark text:name="TBL-00000014-49-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000014-49-"/><text:bookmark text:name="TBL-000000014-49-1"/></text:p>
          </table:table-cell>
          <table:covered-table-cell/>
          <table:covered-table-cell/>
          <table:covered-table-cell/>
          <table:covered-table-cell/>
        </table:table-row>
        <table:table-row>
          <table:table-cell table:style-name="Table32.A1" office:value-type="string">
            <text:p text:style-name="P4"><text:bookmark text:name="TBL-000000014-50-"/><text:bookmark text:name="TBL-000000014-50-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00014-51-"/><text:bookmark text:name="TBL-000000014-51-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Observations <text:bookmark text:name="TBL-000000014-51-2"/></text:p>
          </table:table-cell>
          <table:table-cell table:style-name="Table32.A1" office:value-type="string">
            <text:p text:style-name="P5">2,850 <text:bookmark text:name="TBL-000000014-51-3"/></text:p>
          </table:table-cell>
          <table:table-cell table:style-name="Table32.A1" office:value-type="string">
            <text:p text:style-name="P5">2,850 <text:bookmark text:name="TBL-000000014-51-4"/></text:p>
          </table:table-cell>
          <table:table-cell table:style-name="Table32.A1" office:value-type="string">
            <text:p text:style-name="P5">10,265 <text:bookmark text:name="TBL-000000014-51-5"/></text:p>
          </table:table-cell>
          <table:table-cell table:style-name="Table32.A1" office:value-type="string">
            <text:p text:style-name="P5">10,265 <text:bookmark text:name="TBL-000000014-52-"/><text:bookmark text:name="TBL-000000014-52-1"/></text:p>
          </table:table-cell>
        </table:table-row>
        <table:table-row>
          <table:table-cell table:style-name="Table32.A1" office:value-type="string">
            <text:p text:style-name="P3"> R<text:span text:style-name="T5">2</text:span> <text:bookmark text:name="TBL-000000014-52-2"/></text:p>
          </table:table-cell>
          <table:table-cell table:style-name="Table32.A1" office:value-type="string">
            <text:p text:style-name="P5">0.151 <text:bookmark text:name="TBL-000000014-52-3"/></text:p>
          </table:table-cell>
          <table:table-cell table:style-name="Table32.A1" office:value-type="string">
            <text:p text:style-name="P5">0.063 <text:bookmark text:name="TBL-000000014-52-4"/></text:p>
          </table:table-cell>
          <table:table-cell table:style-name="Table32.A1" office:value-type="string">
            <text:p text:style-name="P5">0.131 <text:bookmark text:name="TBL-000000014-52-5"/></text:p>
          </table:table-cell>
          <table:table-cell table:style-name="Table32.A1" office:value-type="string">
            <text:p text:style-name="P5">0.059 </text:p>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row>
        <table:table-row>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
          </table:table-cell>
          <table:table-cell table:style-name="Table32.A1" office:value-type="string">
            <text:p text:style-name="Horizontal_20_Line"><text:bookmark text:name="TBL-000000014-53-"/><text:bookmark text:name="TBL-000000014-53-1"/></text:p>
          </table:table-cell>
        </table:table-row>
        <table:table-row>
          <table:table-cell table:style-name="Table32.A1" office:value-type="string">
            <text:p text:style-name="P3">  <text:bookmark text:name="TBL-000000014-54-"/><text:bookmark text:name="TBL-000000014-54-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row>
          <table:table-cell table:style-name="Table32.A1" table:number-columns-spanned="5" office:value-type="string">
            <text:p text:style-name="P4"><text:bookmark text:name="TBL-0000000014-54-"/><text:bookmark text:name="TBL-0000000014-54-1"/></text:p>
          </table:table-cell>
          <table:covered-table-cell/>
          <table:covered-table-cell/>
          <table:covered-table-cell/>
          <table:covered-table-cell/>
        </table:table-row>
        <table:table-row>
          <table:table-cell table:style-name="Table32.A1" office:value-type="string">
            <text:p text:style-name="P4"><text:bookmark text:name="TBL-0000000014-55-"/><text:bookmark text:name="TBL-0000000014-55-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bookmark text:name="TBL-0000000014-56-"/><text:bookmark text:name="TBL-0000000014-56-1"/></text:p>
          </table:table-cell>
          <table:table-cell table:number-columns-spanned="4" office:value-type="string">
            <text:p text:style-name="P4"/>
          </table:table-cell>
          <table:covered-table-cell/>
          <table:covered-table-cell/>
          <table:covered-table-cell/>
        </table:table-row>
        <table:table-row>
          <table:table-cell table:style-name="Table32.A1" office:value-type="string">
            <text:p text:style-name="P3"> <text:span text:style-name="T2">Note: </text:span><text:bookmark text:name="TBL-0000000014-56-2"/></text:p>
          </table:table-cell>
          <table:table-cell table:style-name="Table32.A1" table:number-columns-spanned="3" office:value-type="string">
            <text:p text:style-name="P10"><text:span text:style-name="T5">*</text:span>p<text:span text:style-name="T2">&lt;</text:span>0.1; <text:span text:style-name="T5">**</text:span>p<text:span text:style-name="T2">&lt;</text:span>0.05; <text:span text:style-name="T5">***</text:span>p<text:span text:style-name="T2">&lt;</text:span>0.01</text:p>
            <text:p text:style-name="P7"><text:bookmark text:name="TBL-0000000014-57-"/><text:bookmark text:name="TBL-0000000014-57-1"/></text:p>
          </table:table-cell>
          <table:covered-table-cell/>
          <table:covered-table-cell/>
          <table:table-cell office:value-type="string">
            <text:p text:style-name="P4"/>
          </table:table-cell>
        </table:table-row>
        <table:table-row>
          <table:table-cell table:style-name="Table32.A1" office:value-type="string">
            <text:p text:style-name="P3">  <text:bookmark text:name="TBL-0000000014-57-2"/></text:p>
          </table:table-cell>
          <table:table-cell table:style-name="Table32.A1" table:number-columns-spanned="3" office:value-type="string">
            <text:p text:style-name="P10">All models are estimated with Ordinary Least Squares</text:p>
            <text:p text:style-name="P7"><text:bookmark text:name="TBL-0000000014-58-"/><text:bookmark text:name="TBL-0000000014-58-1"/></text:p>
          </table:table-cell>
          <table:covered-table-cell/>
          <table:covered-table-cell/>
          <table:table-cell office:value-type="string">
            <text:p text:style-name="P4"/>
          </table:table-cell>
        </table:table-row>
        <table:table-row>
          <table:table-cell table:style-name="Table32.A1" office:value-type="string">
            <text:p text:style-name="P3">  <text:bookmark text:name="TBL-0000000014-58-2"/></text:p>
          </table:table-cell>
          <table:table-cell table:style-name="Table32.A1" table:number-columns-spanned="3" office:value-type="string">
            <text:p text:style-name="P10">and clustered standard errors at the state-pair level.</text:p>
            <text:p text:style-name="P7"><text:bookmark text:name="TBL-0000000014-59-"/><text:bookmark text:name="TBL-0000000014-59-1"/></text:p>
          </table:table-cell>
          <table:covered-table-cell/>
          <table:covered-table-cell/>
          <table:table-cell office:value-type="string">
            <text:p text:style-name="P4"/>
          </table:table-cell>
        </table:table-row>
        <table:table-row>
          <table:table-cell table:style-name="Table32.A1" office:value-type="string">
            <text:p text:style-name="P3">  </text:p>
          </table:table-cell>
          <table:table-cell table:number-columns-spanned="4" office:value-type="string">
            <text:p text:style-name="P4"/>
          </table:table-cell>
          <table:covered-table-cell/>
          <table:covered-table-cell/>
          <table:covered-table-cell/>
        </table:table-row>
      </table:table>
      <text:p text:style-name="Horizontal_20_Line"/>
      <text:p text:style-name="Horizontal_20_Line"><text:bookmark text:name="x1-2201714"/><office:annotation><dc:date>2016-02-12T14:14:38.093596562</dc:date><text:list text:continue-numbering="true" text:style-name=""><text:list-item><text:p>&lt;!--l. 4--&gt;</text:p></text:list-item></text:list></office:annotation></text:p>
      <text:p text:style-name="P2">Table 14: F-Tests for Recipricol Agreement Joint Tax and Expenditure Effects for Total Firm Start Ups</text:p>
      <text:p text:style-name="P1"><text:bookmark text:name="TBL-15"/><text:bookmark text:name="TBL-15-1g"/><text:bookmark text:name="TBL-15-1"/><text:bookmark text:name="TBL-15-2"/><text:bookmark text:name="TBL-15-3"/><text:bookmark text:name="TBL-15-1-"/><office:annotation><dc:date>2016-02-12T14:14:38.093932135</dc:date><text:list text:continue-numbering="true" text:style-name=""><text:list-item><text:p>&lt;!--tex4ht:label?: x1-2201714 --&gt;</text:p></text:list-item></text:list></office:annotation></text:p>
      <table:table table:name="Table33" table:style-name="Table33">
        <table:table-column table:style-name="Table33.A"/>
        <table:table-column table:style-name="Table33.B"/>
        <table:table-column table:style-name="Table33.C"/>
        <table:table-row>
          <table:table-cell table:style-name="Table33.A1" office:value-type="string">
            <text:p text:style-name="P5"><text:bookmark text:name="TBL-15-1-1"/>  <text:bookmark text:name="TBL-15-2-"/><text:bookmark text:name="TBL-15-2-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able:table-row>
          <table:table-cell table:style-name="Table33.A1" table:number-columns-spanned="3" office:value-type="string">
            <text:p text:style-name="P4"><text:bookmark text:name="TBL-015-2-"/><text:bookmark text:name="TBL-015-2-1"/></text:p>
          </table:table-cell>
          <table:covered-table-cell/>
          <table:covered-table-cell/>
        </table:table-row>
        <table:table-row>
          <table:table-cell table:style-name="Table33.A1" office:value-type="string">
            <text:p text:style-name="P4"><text:bookmark text:name="TBL-015-3-"/><text:bookmark text:name="TBL-015-3-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able:table-row>
          <table:table-cell table:style-name="Table33.A1" office:value-type="string">
            <text:p text:style-name="Horizontal_20_Line"/>
          </table:table-cell>
          <table:table-cell table:style-name="Table33.A1" office:value-type="string">
            <text:p text:style-name="Horizontal_20_Line"/>
          </table:table-cell>
          <table:table-cell table:style-name="Table33.A1" office:value-type="string">
            <text:p text:style-name="Horizontal_20_Line"/>
          </table:table-cell>
        </table:table-row>
        <table:table-row>
          <table:table-cell table:style-name="Table33.A1" office:value-type="string">
            <text:p text:style-name="Horizontal_20_Line"/>
          </table:table-cell>
          <table:table-cell table:style-name="Table33.A1" office:value-type="string">
            <text:p text:style-name="Horizontal_20_Line"/>
          </table:table-cell>
          <table:table-cell table:style-name="Table33.A1" office:value-type="string">
            <text:p text:style-name="Horizontal_20_Line"><text:bookmark text:name="TBL-015-4-"/><text:bookmark text:name="TBL-015-4-1"/></text:p>
          </table:table-cell>
        </table:table-row>
        <table:table-row>
          <table:table-cell table:style-name="Table33.A1" office:value-type="string">
            <text:p text:style-name="P5"> <text:bookmark text:name="TBL-015-5-"/><text:bookmark text:name="TBL-015-5-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ext:soft-page-break/>
        <table:table-row>
          <table:table-cell table:style-name="Table33.A1" table:number-columns-spanned="3" office:value-type="string">
            <text:p text:style-name="P4"><text:bookmark text:name="TBL-0015-5-"/><text:bookmark text:name="TBL-0015-5-1"/></text:p>
          </table:table-cell>
          <table:covered-table-cell/>
          <table:covered-table-cell/>
        </table:table-row>
        <table:table-row>
          <table:table-cell table:style-name="Table33.A1" office:value-type="string">
            <text:p text:style-name="P4"><text:bookmark text:name="TBL-0015-6-"/><text:bookmark text:name="TBL-0015-6-1"/></text:p>
          </table:table-cell>
          <table:table-cell table:number-columns-spanned="2" office:value-type="string">
            <text:p text:style-name="P4"/>
          </table:table-cell>
          <table:covered-table-cell/>
        </table:table-row>
        <table:table-row>
          <table:table-cell table:style-name="Table33.A1" office:value-type="string">
            <text:p text:style-name="P5"> <text:bookmark text:name="TBL-0015-7-"/><text:bookmark text:name="TBL-0015-7-1"/></text:p>
          </table:table-cell>
          <table:table-cell table:number-columns-spanned="2" office:value-type="string">
            <text:p text:style-name="P4"/>
          </table:table-cell>
          <table:covered-table-cell/>
        </table:table-row>
        <table:table-row>
          <table:table-cell table:style-name="Table33.A1" office:value-type="string">
            <text:p text:style-name="P5">  Test <text:bookmark text:name="TBL-0015-7-2"/></text:p>
          </table:table-cell>
          <table:table-cell table:style-name="Table33.A1" office:value-type="string">
            <text:p text:style-name="P5">F-Stat <text:bookmark text:name="TBL-0015-7-3"/></text:p>
          </table:table-cell>
          <table:table-cell table:style-name="Table33.A1" office:value-type="string">
            <text:p text:style-name="P5">P(<text:span text:style-name="T2">&gt;</text:span>F)</text:p>
          </table:table-cell>
        </table:table-row>
        <table:table-row>
          <table:table-cell table:style-name="Table33.A1" office:value-type="string">
            <text:p text:style-name="Horizontal_20_Line"/>
          </table:table-cell>
          <table:table-cell table:style-name="Table33.A1" office:value-type="string">
            <text:p text:style-name="Horizontal_20_Line"/>
          </table:table-cell>
          <table:table-cell table:style-name="Table33.A1" office:value-type="string">
            <text:p text:style-name="Horizontal_20_Line"><text:bookmark text:name="TBL-0015-8-"/><text:bookmark text:name="TBL-0015-8-1"/></text:p>
          </table:table-cell>
        </table:table-row>
        <table:table-row>
          <table:table-cell table:style-name="Table33.A1" office:value-type="string">
            <text:p text:style-name="P5">  <text:bookmark text:name="TBL-0015-9-"/><text:bookmark text:name="TBL-0015-9-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able:table-row>
          <table:table-cell table:style-name="Table33.A1" table:number-columns-spanned="3" office:value-type="string">
            <text:p text:style-name="P4"><text:bookmark text:name="TBL-00015-9-"/><text:bookmark text:name="TBL-00015-9-1"/></text:p>
          </table:table-cell>
          <table:covered-table-cell/>
          <table:covered-table-cell/>
        </table:table-row>
        <table:table-row>
          <table:table-cell table:style-name="Table33.A1" office:value-type="string">
            <text:p text:style-name="P4"><text:bookmark text:name="TBL-00015-10-"/><text:bookmark text:name="TBL-00015-10-1"/></text:p>
          </table:table-cell>
          <table:table-cell table:number-columns-spanned="2" office:value-type="string">
            <text:p text:style-name="P4"/>
          </table:table-cell>
          <table:covered-table-cell/>
        </table:table-row>
        <table:table-row>
          <table:table-cell table:style-name="Table33.A1" office:value-type="string">
            <text:p text:style-name="P5">  <text:bookmark text:name="TBL-00015-11-"/><text:bookmark text:name="TBL-00015-11-1"/></text:p>
          </table:table-cell>
          <table:table-cell table:number-columns-spanned="2" office:value-type="string">
            <text:p text:style-name="P4"/>
          </table:table-cell>
          <table:covered-table-cell/>
        </table:table-row>
        <table:table-row>
          <table:table-cell table:style-name="Table33.A1" office:value-type="string">
            <text:p text:style-name="P5">  Recipricol, No Amenities, No Controls Taxes<text:bookmark text:name="TBL-00015-11-2"/></text:p>
          </table:table-cell>
          <table:table-cell table:style-name="Table33.A1" office:value-type="string">
            <text:p text:style-name="P5">0.4536 <text:bookmark text:name="TBL-00015-11-3"/></text:p>
          </table:table-cell>
          <table:table-cell table:style-name="Table33.A1" office:value-type="string">
            <text:p text:style-name="P5">0.5007<text:bookmark text:name="TBL-00015-12-"/><text:bookmark text:name="TBL-00015-12-1"/></text:p>
          </table:table-cell>
        </table:table-row>
        <table:table-row>
          <table:table-cell table:style-name="Table33.A1" office:value-type="string">
            <text:p text:style-name="P5">  Recipricol, No Amenities, No Controls Expenditures <text:bookmark text:name="TBL-00015-12-2"/></text:p>
          </table:table-cell>
          <table:table-cell table:style-name="Table33.A1" office:value-type="string">
            <text:p text:style-name="P5">0.5644 <text:bookmark text:name="TBL-00015-12-3"/></text:p>
          </table:table-cell>
          <table:table-cell table:style-name="Table33.A1" office:value-type="string">
            <text:p text:style-name="P5">0.4526<text:bookmark text:name="TBL-00015-13-"/><text:bookmark text:name="TBL-00015-13-1"/></text:p>
          </table:table-cell>
        </table:table-row>
        <table:table-row>
          <table:table-cell table:style-name="Table33.A1" office:value-type="string">
            <text:p text:style-name="P5">  Recipricol, Amenities, Controls Taxes <text:bookmark text:name="TBL-00015-13-2"/></text:p>
          </table:table-cell>
          <table:table-cell table:style-name="Table33.A1" office:value-type="string">
            <text:p text:style-name="P5">1.9347 <text:bookmark text:name="TBL-00015-13-3"/></text:p>
          </table:table-cell>
          <table:table-cell table:style-name="Table33.A1" office:value-type="string">
            <text:p text:style-name="P5">0.5007<text:bookmark text:name="TBL-00015-14-"/><text:bookmark text:name="TBL-00015-14-1"/></text:p>
          </table:table-cell>
        </table:table-row>
        <table:table-row>
          <table:table-cell table:style-name="Table33.A1" office:value-type="string">
            <text:p text:style-name="P5">  Recipricol, Amenities, Controls Expenditures <text:bookmark text:name="TBL-00015-14-2"/></text:p>
          </table:table-cell>
          <table:table-cell table:style-name="Table33.A1" office:value-type="string">
            <text:p text:style-name="P5">0.0196 <text:bookmark text:name="TBL-00015-14-3"/></text:p>
          </table:table-cell>
          <table:table-cell table:style-name="Table33.A1" office:value-type="string">
            <text:p text:style-name="P5">0.4526<text:bookmark text:name="TBL-00015-15-"/><text:bookmark text:name="TBL-00015-15-1"/></text:p>
          </table:table-cell>
        </table:table-row>
        <table:table-row>
          <table:table-cell table:style-name="Table33.A1" office:value-type="string">
            <text:p text:style-name="P5">  Non-Recip, No Amenities, No Controls Taxes <text:bookmark text:name="TBL-00015-15-2"/></text:p>
          </table:table-cell>
          <table:table-cell table:style-name="Table33.A1" office:value-type="string">
            <text:p text:style-name="P5">5.6154 <text:bookmark text:name="TBL-00015-15-3"/></text:p>
          </table:table-cell>
          <table:table-cell table:style-name="Table33.A1" office:value-type="string">
            <text:p text:style-name="P5">0.0178<text:bookmark text:name="TBL-00015-16-"/><text:bookmark text:name="TBL-00015-16-1"/></text:p>
          </table:table-cell>
        </table:table-row>
        <table:table-row>
          <table:table-cell table:style-name="Table33.A1" office:value-type="string">
            <text:p text:style-name="P5">  Non-Recip, No Amenities, No Controls Expenditures <text:bookmark text:name="TBL-00015-16-2"/></text:p>
          </table:table-cell>
          <table:table-cell table:style-name="Table33.A1" office:value-type="string">
            <text:p text:style-name="P5">5.3559 <text:bookmark text:name="TBL-00015-16-3"/></text:p>
          </table:table-cell>
          <table:table-cell table:style-name="Table33.A1" office:value-type="string">
            <text:p text:style-name="P5">0.0207<text:bookmark text:name="TBL-00015-17-"/><text:bookmark text:name="TBL-00015-17-1"/></text:p>
          </table:table-cell>
        </table:table-row>
        <table:table-row>
          <table:table-cell table:style-name="Table33.A1" office:value-type="string">
            <text:p text:style-name="P5">  Non-Recip, Amenities, Controls Taxes <text:bookmark text:name="TBL-00015-17-2"/></text:p>
          </table:table-cell>
          <table:table-cell table:style-name="Table33.A1" office:value-type="string">
            <text:p text:style-name="P5">12.0609<text:bookmark text:name="TBL-00015-17-3"/></text:p>
          </table:table-cell>
          <table:table-cell table:style-name="Table33.A1" office:value-type="string">
            <text:p text:style-name="P5">5e-04 <text:bookmark text:name="TBL-00015-18-"/><text:bookmark text:name="TBL-00015-18-1"/></text:p>
          </table:table-cell>
        </table:table-row>
        <table:table-row>
          <table:table-cell table:style-name="Table33.A1" office:value-type="string">
            <text:p text:style-name="P5">  Non-recip, Amenities, Controls Expenditures <text:bookmark text:name="TBL-00015-18-2"/></text:p>
          </table:table-cell>
          <table:table-cell table:style-name="Table33.A1" office:value-type="string">
            <text:p text:style-name="P5">4.9544 <text:bookmark text:name="TBL-00015-18-3"/></text:p>
          </table:table-cell>
          <table:table-cell table:style-name="Table33.A1" office:value-type="string">
            <text:p text:style-name="P5">0.026 </text:p>
          </table:table-cell>
        </table:table-row>
        <table:table-row>
          <table:table-cell table:style-name="Table33.A1" office:value-type="string">
            <text:p text:style-name="Horizontal_20_Line"/>
          </table:table-cell>
          <table:table-cell table:style-name="Table33.A1" office:value-type="string">
            <text:p text:style-name="Horizontal_20_Line"/>
          </table:table-cell>
          <table:table-cell table:style-name="Table33.A1" office:value-type="string">
            <text:p text:style-name="Horizontal_20_Line"><text:bookmark text:name="TBL-00015-19-"/><text:bookmark text:name="TBL-00015-19-1"/></text:p>
          </table:table-cell>
        </table:table-row>
        <table:table-row>
          <table:table-cell table:style-name="Table33.A1" office:value-type="string">
            <text:p text:style-name="P5">  <text:bookmark text:name="TBL-00015-20-"/><text:bookmark text:name="TBL-00015-20-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able:table-row>
          <table:table-cell table:style-name="Table33.A1" table:number-columns-spanned="3" office:value-type="string">
            <text:p text:style-name="P4"><text:bookmark text:name="TBL-000015-20-"/><text:bookmark text:name="TBL-000015-20-1"/></text:p>
          </table:table-cell>
          <table:covered-table-cell/>
          <table:covered-table-cell/>
        </table:table-row>
        <table:table-row>
          <table:table-cell table:style-name="Table33.A1" office:value-type="string">
            <text:p text:style-name="P4"><text:bookmark text:name="TBL-000015-21-"/><text:bookmark text:name="TBL-000015-21-1"/></text:p>
          </table:table-cell>
          <table:table-cell table:number-columns-spanned="2" office:value-type="string">
            <text:p text:style-name="P4"/>
          </table:table-cell>
          <table:covered-table-cell/>
        </table:table-row>
        <table:table-row>
          <table:table-cell table:style-name="Table33.A1" office:value-type="string">
            <text:p text:style-name="P5">  <text:bookmark text:name="TBL-000015-22-"/><text:bookmark text:name="TBL-000015-22-1"/></text:p>
          </table:table-cell>
          <table:table-cell table:number-columns-spanned="2" office:value-type="string">
            <text:p text:style-name="P4"/>
          </table:table-cell>
          <table:covered-table-cell/>
        </table:table-row>
        <table:table-row>
          <table:table-cell table:style-name="Table33.A1" office:value-type="string">
            <text:p text:style-name="P5">  </text:p>
          </table:table-cell>
          <table:table-cell table:number-columns-spanned="2" office:value-type="string">
            <text:p text:style-name="P4"/>
          </table:table-cell>
          <table:covered-table-cell/>
        </table:table-row>
      </table:table>
      <text:p text:style-name="Horizontal_20_Line"/>
      <text:p text:style-name="Horizontal_20_Line"><office:annotation><dc:date>2016-02-12T14:14:38.104413637</dc:date><text:list text:continue-numbering="true" text:style-name=""><text:list-item><text:p>&lt;!--l. 299--&gt;</text:p></text:list-item></text:list></office:annotation></text:p>
      <text:p text:style-name="Text_20_Body.noindent"><office:annotation><dc:date>2016-02-12T14:14:38.104539036</dc:date><text:list text:continue-numbering="true" text:style-name=""><text:list-item><text:p>&lt;!--l. 301--&gt;</text:p></text:list-item></text:list></office:annotation><draw:frame draw:style-name="fr1" draw:name="Image31" text:anchor-type="as-char" svg:width="0.7862in" svg:height="0.3929in" draw:z-index="30"><draw:image xlink:href="../../analysis/output/_--_weightedtax.png" xlink:type="simple" xlink:show="embed" xlink:actuate="onLoad"/></draw:frame><office:annotation><dc:date>2016-02-12T14:14:38.104785155</dc:date><text:list text:continue-numbering="true" text:style-name=""><text:list-item><text:p>&lt;!--l. 302--&gt;</text:p></text:list-item></text:list></office:annotation> </text:p>
      <text:p text:style-name="Horizontal_20_Line"/>
      <text:p text:style-name="Horizontal_20_Line"><text:bookmark text:name="x1-2201815"/><text:soft-page-break/><office:annotation><dc:date>2016-02-12T14:14:38.104937531</dc:date><text:list text:continue-numbering="true" text:style-name=""><text:list-item><text:p>&lt;!--l. 4--&gt;</text:p></text:list-item></text:list></office:annotation></text:p>
      <text:p text:style-name="P2">Table 15: Correlation Between Industry Firm Entry</text:p>
      <text:p text:style-name="P1"><text:bookmark text:name="TBL-16"/><text:bookmark text:name="TBL-16-1g"/><text:bookmark text:name="TBL-16-1"/><text:bookmark text:name="TBL-16-2"/><text:bookmark text:name="TBL-16-3"/><text:bookmark text:name="TBL-16-4"/><text:bookmark text:name="TBL-16-5"/><text:bookmark text:name="TBL-16-6"/><text:bookmark text:name="TBL-16-1-"/><office:annotation><dc:date>2016-02-12T14:14:38.105209472</dc:date><text:list text:continue-numbering="true" text:style-name=""><text:list-item><text:p>&lt;!--tex4ht:label?: x1-2201815 --&gt;</text:p></text:list-item></text:list></office:annotatio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office:value-type="string">
            <text:p text:style-name="P5"><text:bookmark text:name="TBL-16-1-1"/>  <text:bookmark text:name="TBL-16-2-"/><text:bookmark text:name="TBL-16-2-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row>
          <table:table-cell table:style-name="Table34.A1" table:number-columns-spanned="6" office:value-type="string">
            <text:p text:style-name="P4"><text:bookmark text:name="TBL-016-2-"/><text:bookmark text:name="TBL-016-2-1"/></text:p>
          </table:table-cell>
          <table:covered-table-cell/>
          <table:covered-table-cell/>
          <table:covered-table-cell/>
          <table:covered-table-cell/>
          <table:covered-table-cell/>
        </table:table-row>
        <table:table-row>
          <table:table-cell table:style-name="Table34.A1" office:value-type="string">
            <text:p text:style-name="P4"><text:bookmark text:name="TBL-016-3-"/><text:bookmark text:name="TBL-016-3-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row>
        <table:table-row>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text:bookmark text:name="TBL-016-4-"/><text:bookmark text:name="TBL-016-4-1"/></text:p>
          </table:table-cell>
        </table:table-row>
        <table:table-row>
          <table:table-cell table:style-name="Table34.A1" office:value-type="string">
            <text:p text:style-name="P5"> <text:bookmark text:name="TBL-016-5-"/><text:bookmark text:name="TBL-016-5-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row>
          <table:table-cell table:style-name="Table34.A1" table:number-columns-spanned="6" office:value-type="string">
            <text:p text:style-name="P4"><text:bookmark text:name="TBL-0016-5-"/><text:bookmark text:name="TBL-0016-5-1"/></text:p>
          </table:table-cell>
          <table:covered-table-cell/>
          <table:covered-table-cell/>
          <table:covered-table-cell/>
          <table:covered-table-cell/>
          <table:covered-table-cell/>
        </table:table-row>
        <table:table-row>
          <table:table-cell table:style-name="Table34.A1" office:value-type="string">
            <text:p text:style-name="P4"><text:bookmark text:name="TBL-0016-6-"/><text:bookmark text:name="TBL-0016-6-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bookmark text:name="TBL-0016-7-"/><text:bookmark text:name="TBL-0016-7-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bookmark text:name="TBL-0016-7-2"/></text:p>
          </table:table-cell>
          <table:table-cell table:style-name="Table34.A1" office:value-type="string">
            <text:p text:style-name="P5">Total<text:bookmark text:name="TBL-0016-7-3"/></text:p>
          </table:table-cell>
          <table:table-cell table:style-name="Table34.A1" office:value-type="string">
            <text:p text:style-name="P5">Agriculture<text:bookmark text:name="TBL-0016-7-4"/></text:p>
          </table:table-cell>
          <table:table-cell table:style-name="Table34.A1" office:value-type="string">
            <text:p text:style-name="P5">Manufacturing<text:bookmark text:name="TBL-0016-7-5"/></text:p>
          </table:table-cell>
          <table:table-cell table:style-name="Table34.A1" office:value-type="string">
            <text:p text:style-name="P5">Retail Trade<text:bookmark text:name="TBL-0016-7-6"/></text:p>
          </table:table-cell>
          <table:table-cell table:style-name="Table34.A1" office:value-type="string">
            <text:p text:style-name="P5">Finance and insurance</text:p>
          </table:table-cell>
        </table:table-row>
        <table:table-row>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text:bookmark text:name="TBL-0016-8-"/><text:bookmark text:name="TBL-0016-8-1"/></text:p>
          </table:table-cell>
        </table:table-row>
        <table:table-row>
          <table:table-cell table:style-name="Table34.A1" office:value-type="string">
            <text:p text:style-name="P5">  <text:bookmark text:name="TBL-0016-9-"/><text:bookmark text:name="TBL-0016-9-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row>
          <table:table-cell table:style-name="Table34.A1" table:number-columns-spanned="6" office:value-type="string">
            <text:p text:style-name="P4"><text:bookmark text:name="TBL-00016-9-"/><text:bookmark text:name="TBL-00016-9-1"/></text:p>
          </table:table-cell>
          <table:covered-table-cell/>
          <table:covered-table-cell/>
          <table:covered-table-cell/>
          <table:covered-table-cell/>
          <table:covered-table-cell/>
        </table:table-row>
        <table:table-row>
          <table:table-cell table:style-name="Table34.A1" office:value-type="string">
            <text:p text:style-name="P4"><text:bookmark text:name="TBL-00016-10-"/><text:bookmark text:name="TBL-00016-10-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bookmark text:name="TBL-00016-11-"/><text:bookmark text:name="TBL-00016-11-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otal <text:bookmark text:name="TBL-00016-11-2"/></text:p>
          </table:table-cell>
          <table:table-cell table:style-name="Table34.A1" office:value-type="string">
            <text:p text:style-name="P5">1 <text:bookmark text:name="TBL-00016-11-3"/></text:p>
          </table:table-cell>
          <table:table-cell table:style-name="Table34.A1" office:value-type="string">
            <text:p text:style-name="P5">0<text:span text:style-name="T2">.</text:span>991 <text:bookmark text:name="TBL-00016-11-4"/></text:p>
          </table:table-cell>
          <table:table-cell table:style-name="Table34.A1" office:value-type="string">
            <text:p text:style-name="P5">0<text:span text:style-name="T2">.</text:span>992 <text:bookmark text:name="TBL-00016-11-5"/></text:p>
          </table:table-cell>
          <table:table-cell table:style-name="Table34.A1" office:value-type="string">
            <text:p text:style-name="P5">0<text:span text:style-name="T2">.</text:span>994 <text:bookmark text:name="TBL-00016-11-6"/></text:p>
          </table:table-cell>
          <table:table-cell table:style-name="Table34.A1" office:value-type="string">
            <text:p text:style-name="P5">0<text:span text:style-name="T2">.</text:span>994 <text:bookmark text:name="TBL-00016-12-"/><text:bookmark text:name="TBL-00016-12-1"/></text:p>
          </table:table-cell>
        </table:table-row>
        <table:table-row>
          <table:table-cell table:style-name="Table34.A1" office:value-type="string">
            <text:p text:style-name="P5">  Agriculture <text:bookmark text:name="TBL-00016-12-2"/></text:p>
          </table:table-cell>
          <table:table-cell table:style-name="Table34.A1" office:value-type="string">
            <text:p text:style-name="P5">0<text:span text:style-name="T2">.</text:span>991<text:bookmark text:name="TBL-00016-12-3"/></text:p>
          </table:table-cell>
          <table:table-cell table:style-name="Table34.A1" office:value-type="string">
            <text:p text:style-name="P5">1 <text:bookmark text:name="TBL-00016-12-4"/></text:p>
          </table:table-cell>
          <table:table-cell table:style-name="Table34.A1" office:value-type="string">
            <text:p text:style-name="P5">0<text:span text:style-name="T2">.</text:span>993 <text:bookmark text:name="TBL-00016-12-5"/></text:p>
          </table:table-cell>
          <table:table-cell table:style-name="Table34.A1" office:value-type="string">
            <text:p text:style-name="P5">0<text:span text:style-name="T2">.</text:span>990 <text:bookmark text:name="TBL-00016-12-6"/></text:p>
          </table:table-cell>
          <table:table-cell table:style-name="Table34.A1" office:value-type="string">
            <text:p text:style-name="P5">0<text:span text:style-name="T2">.</text:span>991 <text:bookmark text:name="TBL-00016-13-"/><text:bookmark text:name="TBL-00016-13-1"/></text:p>
          </table:table-cell>
        </table:table-row>
        <table:table-row>
          <table:table-cell table:style-name="Table34.A1" office:value-type="string">
            <text:p text:style-name="P5">  Manufacturing <text:bookmark text:name="TBL-00016-13-2"/></text:p>
          </table:table-cell>
          <table:table-cell table:style-name="Table34.A1" office:value-type="string">
            <text:p text:style-name="P5">0<text:span text:style-name="T2">.</text:span>992<text:bookmark text:name="TBL-00016-13-3"/></text:p>
          </table:table-cell>
          <table:table-cell table:style-name="Table34.A1" office:value-type="string">
            <text:p text:style-name="P5">0<text:span text:style-name="T2">.</text:span>993 <text:bookmark text:name="TBL-00016-13-4"/></text:p>
          </table:table-cell>
          <table:table-cell table:style-name="Table34.A1" office:value-type="string">
            <text:p text:style-name="P5">1 <text:bookmark text:name="TBL-00016-13-5"/></text:p>
          </table:table-cell>
          <table:table-cell table:style-name="Table34.A1" office:value-type="string">
            <text:p text:style-name="P5">0<text:span text:style-name="T2">.</text:span>988 <text:bookmark text:name="TBL-00016-13-6"/></text:p>
          </table:table-cell>
          <table:table-cell table:style-name="Table34.A1" office:value-type="string">
            <text:p text:style-name="P5">0<text:span text:style-name="T2">.</text:span>990 <text:bookmark text:name="TBL-00016-14-"/><text:bookmark text:name="TBL-00016-14-1"/></text:p>
          </table:table-cell>
        </table:table-row>
        <table:table-row>
          <table:table-cell table:style-name="Table34.A1" office:value-type="string">
            <text:p text:style-name="P5">  Retail Trade <text:bookmark text:name="TBL-00016-14-2"/></text:p>
          </table:table-cell>
          <table:table-cell table:style-name="Table34.A1" office:value-type="string">
            <text:p text:style-name="P5">0<text:span text:style-name="T2">.</text:span>994<text:bookmark text:name="TBL-00016-14-3"/></text:p>
          </table:table-cell>
          <table:table-cell table:style-name="Table34.A1" office:value-type="string">
            <text:p text:style-name="P5">0<text:span text:style-name="T2">.</text:span>990 <text:bookmark text:name="TBL-00016-14-4"/></text:p>
          </table:table-cell>
          <table:table-cell table:style-name="Table34.A1" office:value-type="string">
            <text:p text:style-name="P5">0<text:span text:style-name="T2">.</text:span>988 <text:bookmark text:name="TBL-00016-14-5"/></text:p>
          </table:table-cell>
          <table:table-cell table:style-name="Table34.A1" office:value-type="string">
            <text:p text:style-name="P5">1 <text:bookmark text:name="TBL-00016-14-6"/></text:p>
          </table:table-cell>
          <table:table-cell table:style-name="Table34.A1" office:value-type="string">
            <text:p text:style-name="P5">0<text:span text:style-name="T2">.</text:span>991 <text:bookmark text:name="TBL-00016-15-"/><text:bookmark text:name="TBL-00016-15-1"/></text:p>
          </table:table-cell>
        </table:table-row>
        <table:table-row>
          <table:table-cell table:style-name="Table34.A1" office:value-type="string">
            <text:p text:style-name="P5">  Finance and insurance <text:bookmark text:name="TBL-00016-15-2"/></text:p>
          </table:table-cell>
          <table:table-cell table:style-name="Table34.A1" office:value-type="string">
            <text:p text:style-name="P5">0<text:span text:style-name="T2">.</text:span>994<text:bookmark text:name="TBL-00016-15-3"/></text:p>
          </table:table-cell>
          <table:table-cell table:style-name="Table34.A1" office:value-type="string">
            <text:p text:style-name="P5">0<text:span text:style-name="T2">.</text:span>991 <text:bookmark text:name="TBL-00016-15-4"/></text:p>
          </table:table-cell>
          <table:table-cell table:style-name="Table34.A1" office:value-type="string">
            <text:p text:style-name="P5">0<text:span text:style-name="T2">.</text:span>990 <text:bookmark text:name="TBL-00016-15-5"/></text:p>
          </table:table-cell>
          <table:table-cell table:style-name="Table34.A1" office:value-type="string">
            <text:p text:style-name="P5">0<text:span text:style-name="T2">.</text:span>991 <text:bookmark text:name="TBL-00016-15-6"/></text:p>
          </table:table-cell>
          <table:table-cell table:style-name="Table34.A1" office:value-type="string">
            <text:p text:style-name="P5">1 </text:p>
          </table:table-cell>
        </table:table-row>
        <table:table-row>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
          </table:table-cell>
          <table:table-cell table:style-name="Table34.A1" office:value-type="string">
            <text:p text:style-name="Horizontal_20_Line"><text:bookmark text:name="TBL-00016-16-"/><text:bookmark text:name="TBL-00016-16-1"/></text:p>
          </table:table-cell>
        </table:table-row>
        <table:table-row>
          <table:table-cell table:style-name="Table34.A1" office:value-type="string">
            <text:p text:style-name="P5">  <text:bookmark text:name="TBL-00016-17-"/><text:bookmark text:name="TBL-00016-17-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row>
          <table:table-cell table:style-name="Table34.A1" table:number-columns-spanned="6" office:value-type="string">
            <text:p text:style-name="P4"><text:bookmark text:name="TBL-000016-17-"/><text:bookmark text:name="TBL-000016-17-1"/></text:p>
          </table:table-cell>
          <table:covered-table-cell/>
          <table:covered-table-cell/>
          <table:covered-table-cell/>
          <table:covered-table-cell/>
          <table:covered-table-cell/>
        </table:table-row>
        <text:soft-page-break/>
        <table:table-row>
          <table:table-cell table:style-name="Table34.A1" office:value-type="string">
            <text:p text:style-name="P4"><text:bookmark text:name="TBL-000016-18-"/><text:bookmark text:name="TBL-000016-18-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bookmark text:name="TBL-000016-19-"/><text:bookmark text:name="TBL-000016-19-1"/></text:p>
          </table:table-cell>
          <table:table-cell table:number-columns-spanned="5" office:value-type="string">
            <text:p text:style-name="P4"/>
          </table:table-cell>
          <table:covered-table-cell/>
          <table:covered-table-cell/>
          <table:covered-table-cell/>
          <table:covered-table-cell/>
        </table:table-row>
        <table:table-row>
          <table:table-cell table:style-name="Table34.A1" office:value-type="string">
            <text:p text:style-name="P5">  </text:p>
          </table:table-cell>
          <table:table-cell table:number-columns-spanned="5" office:value-type="string">
            <text:p text:style-name="P4"/>
          </table:table-cell>
          <table:covered-table-cell/>
          <table:covered-table-cell/>
          <table:covered-table-cell/>
          <table:covered-table-cell/>
        </table:table-row>
      </table:table>
      <text:p text:style-name="Horizontal_20_Line"/>
      <text:p text:style-name="Horizontal_20_Line"><text:bookmark text:name="x1-2201916"/><office:annotation><dc:date>2016-02-12T14:14:38.121242055</dc:date><text:list text:continue-numbering="true" text:style-name=""><text:list-item><text:p>&lt;!--l. 4--&gt;</text:p></text:list-item></text:list></office:annotation></text:p>
      <text:p text:style-name="P2">Table 16: Result Comparison for Total Firm Births</text:p>
      <text:p text:style-name="P1"><text:bookmark text:name="TBL-17"/><text:bookmark text:name="TBL-17-1g"/><text:bookmark text:name="TBL-17-1"/><text:bookmark text:name="TBL-17-2"/><text:bookmark text:name="TBL-17-3"/><text:bookmark text:name="TBL-17-4"/><text:bookmark text:name="TBL-17-5"/><text:bookmark text:name="TBL-17-6"/><text:bookmark text:name="TBL-17-7"/><text:bookmark text:name="TBL-17-1-"/><office:annotation><dc:date>2016-02-12T14:14:38.121585848</dc:date><text:list text:continue-numbering="true" text:style-name=""><text:list-item><text:p>&lt;!--tex4ht:label?: x1-2201916 --&gt;</text:p></text:list-item></text:list></office:annotatio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5"><text:bookmark text:name="TBL-17-1-1"/>  <text:bookmark text:name="TBL-17-2-"/><text:bookmark text:name="TBL-17-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table:number-columns-spanned="7" office:value-type="string">
            <text:p text:style-name="P4"><text:bookmark text:name="TBL-017-2-"/><text:bookmark text:name="TBL-017-2-1"/></text:p>
          </table:table-cell>
          <table:covered-table-cell/>
          <table:covered-table-cell/>
          <table:covered-table-cell/>
          <table:covered-table-cell/>
          <table:covered-table-cell/>
          <table:covered-table-cell/>
        </table:table-row>
        <table:table-row>
          <table:table-cell table:style-name="Table35.A1" office:value-type="string">
            <text:p text:style-name="P4"><text:bookmark text:name="TBL-017-3-"/><text:bookmark text:name="TBL-017-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row>
        <table:table-row>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text:bookmark text:name="TBL-017-4-"/><text:bookmark text:name="TBL-017-4-1"/></text:p>
          </table:table-cell>
        </table:table-row>
        <table:table-row>
          <table:table-cell table:style-name="Table35.A1" office:value-type="string">
            <text:p text:style-name="P5"> <text:bookmark text:name="TBL-017-5-"/><text:bookmark text:name="TBL-017-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table:number-columns-spanned="7" office:value-type="string">
            <text:p text:style-name="P4"><text:bookmark text:name="TBL-0017-5-"/><text:bookmark text:name="TBL-0017-5-1"/></text:p>
          </table:table-cell>
          <table:covered-table-cell/>
          <table:covered-table-cell/>
          <table:covered-table-cell/>
          <table:covered-table-cell/>
          <table:covered-table-cell/>
          <table:covered-table-cell/>
        </table:table-row>
        <table:table-row>
          <table:table-cell table:style-name="Table35.A1" office:value-type="string">
            <text:p text:style-name="P4"><text:bookmark text:name="TBL-0017-6-"/><text:bookmark text:name="TBL-0017-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bookmark text:name="TBL-0017-7-"/><text:bookmark text:name="TBL-0017-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mean firm entry <text:bookmark text:name="TBL-0017-7-2"/></text:p>
          </table:table-cell>
          <table:table-cell table:style-name="Table35.A1" office:value-type="string">
            <text:p text:style-name="P5">preffered side<text:bookmark text:name="TBL-0017-7-3"/></text:p>
          </table:table-cell>
          <table:table-cell table:style-name="Table35.A1" office:value-type="string">
            <text:p text:style-name="P5">abs weighted tax<text:bookmark text:name="TBL-0017-7-4"/></text:p>
          </table:table-cell>
          <table:table-cell table:style-name="Table35.A1" office:value-type="string">
            <text:p text:style-name="P5">preferred side<text:bookmark text:name="TBL-0017-7-5"/></text:p>
          </table:table-cell>
          <table:table-cell table:style-name="Table35.A1" office:value-type="string">
            <text:p text:style-name="P5">same? <text:bookmark text:name="TBL-0017-7-6"/></text:p>
          </table:table-cell>
          <table:table-cell table:style-name="Table35.A1" office:value-type="string">
            <text:p text:style-name="P5">sub state <text:bookmark text:name="TBL-0017-7-7"/></text:p>
          </table:table-cell>
          <table:table-cell table:style-name="Table35.A1" office:value-type="string">
            <text:p text:style-name="P5">nbr state </text:p>
          </table:table-cell>
        </table:table-row>
        <table:table-row>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text:bookmark text:name="TBL-0017-8-"/><text:bookmark text:name="TBL-0017-8-1"/></text:p>
          </table:table-cell>
        </table:table-row>
        <table:table-row>
          <table:table-cell table:style-name="Table35.A1" office:value-type="string">
            <text:p text:style-name="P5">  <text:bookmark text:name="TBL-0017-9-"/><text:bookmark text:name="TBL-0017-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table:number-columns-spanned="7" office:value-type="string">
            <text:p text:style-name="P4"><text:bookmark text:name="TBL-00017-9-"/><text:bookmark text:name="TBL-00017-9-1"/></text:p>
          </table:table-cell>
          <table:covered-table-cell/>
          <table:covered-table-cell/>
          <table:covered-table-cell/>
          <table:covered-table-cell/>
          <table:covered-table-cell/>
          <table:covered-table-cell/>
        </table:table-row>
        <table:table-row>
          <table:table-cell table:style-name="Table35.A1" office:value-type="string">
            <text:p text:style-name="P4"><text:bookmark text:name="TBL-00017-10-"/><text:bookmark text:name="TBL-00017-1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bookmark text:name="TBL-00017-11-"/><text:bookmark text:name="TBL-00017-1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2<text:span text:style-name="T2">.</text:span>591<text:bookmark text:name="TBL-00017-11-2"/></text:p>
          </table:table-cell>
          <table:table-cell table:style-name="Table35.A1" office:value-type="string">
            <text:p text:style-name="P5">nbr <text:bookmark text:name="TBL-00017-11-3"/></text:p>
          </table:table-cell>
          <table:table-cell table:style-name="Table35.A1" office:value-type="string">
            <text:p text:style-name="P5">0<text:span text:style-name="T2">.</text:span>010 <text:bookmark text:name="TBL-00017-11-4"/></text:p>
          </table:table-cell>
          <table:table-cell table:style-name="Table35.A1" office:value-type="string">
            <text:p text:style-name="P5">sub <text:bookmark text:name="TBL-00017-11-5"/></text:p>
          </table:table-cell>
          <table:table-cell table:style-name="Table35.A1" office:value-type="string">
            <text:p text:style-name="P5">different<text:bookmark text:name="TBL-00017-11-6"/></text:p>
          </table:table-cell>
          <table:table-cell table:style-name="Table35.A1" office:value-type="string">
            <text:p text:style-name="P5">kansas <text:bookmark text:name="TBL-00017-11-7"/></text:p>
          </table:table-cell>
          <table:table-cell table:style-name="Table35.A1" office:value-type="string">
            <text:p text:style-name="P5">nebraska <text:bookmark text:name="TBL-00017-12-"/><text:bookmark text:name="TBL-00017-12-1"/></text:p>
          </table:table-cell>
        </table:table-row>
        <table:table-row>
          <table:table-cell table:style-name="Table35.A1" office:value-type="string">
            <text:p text:style-name="P5">  2<text:span text:style-name="T2">.</text:span>260 <text:bookmark text:name="TBL-00017-12-2"/></text:p>
          </table:table-cell>
          <table:table-cell table:style-name="Table35.A1" office:value-type="string">
            <text:p text:style-name="P5">nbr <text:bookmark text:name="TBL-00017-12-3"/></text:p>
          </table:table-cell>
          <table:table-cell table:style-name="Table35.A1" office:value-type="string">
            <text:p text:style-name="P5">0<text:span text:style-name="T2">.</text:span>016 <text:bookmark text:name="TBL-00017-12-4"/></text:p>
          </table:table-cell>
          <table:table-cell table:style-name="Table35.A1" office:value-type="string">
            <text:p text:style-name="P5">nbr <text:bookmark text:name="TBL-00017-12-5"/></text:p>
          </table:table-cell>
          <table:table-cell table:style-name="Table35.A1" office:value-type="string">
            <text:p text:style-name="P5">same <text:bookmark text:name="TBL-00017-12-6"/></text:p>
          </table:table-cell>
          <table:table-cell table:style-name="Table35.A1" office:value-type="string">
            <text:p text:style-name="P5">maryland<text:bookmark text:name="TBL-00017-12-7"/></text:p>
          </table:table-cell>
          <table:table-cell table:style-name="Table35.A1" office:value-type="string">
            <text:p text:style-name="P5">west virginia<text:bookmark text:name="TBL-00017-13-"/><text:bookmark text:name="TBL-00017-13-1"/></text:p>
          </table:table-cell>
        </table:table-row>
        <table:table-row>
          <table:table-cell table:style-name="Table35.A1" office:value-type="string">
            <text:p text:style-name="P5">  2<text:span text:style-name="T2">.</text:span>194 <text:bookmark text:name="TBL-00017-13-2"/></text:p>
          </table:table-cell>
          <table:table-cell table:style-name="Table35.A1" office:value-type="string">
            <text:p text:style-name="P5">sub <text:bookmark text:name="TBL-00017-13-3"/></text:p>
          </table:table-cell>
          <table:table-cell table:style-name="Table35.A1" office:value-type="string">
            <text:p text:style-name="P5">0<text:span text:style-name="T2">.</text:span>294 <text:bookmark text:name="TBL-00017-13-4"/></text:p>
          </table:table-cell>
          <table:table-cell table:style-name="Table35.A1" office:value-type="string">
            <text:p text:style-name="P5">sub <text:bookmark text:name="TBL-00017-13-5"/></text:p>
          </table:table-cell>
          <table:table-cell table:style-name="Table35.A1" office:value-type="string">
            <text:p text:style-name="P5">same <text:bookmark text:name="TBL-00017-13-6"/></text:p>
          </table:table-cell>
          <table:table-cell table:style-name="Table35.A1" office:value-type="string">
            <text:p text:style-name="P5">alabama <text:bookmark text:name="TBL-00017-13-7"/></text:p>
          </table:table-cell>
          <table:table-cell table:style-name="Table35.A1" office:value-type="string">
            <text:p text:style-name="P5">georgia <text:bookmark text:name="TBL-00017-14-"/><text:bookmark text:name="TBL-00017-14-1"/></text:p>
          </table:table-cell>
        </table:table-row>
        <table:table-row>
          <table:table-cell table:style-name="Table35.A1" office:value-type="string">
            <text:p text:style-name="P5">  2<text:span text:style-name="T2">.</text:span>126 <text:bookmark text:name="TBL-00017-14-2"/></text:p>
          </table:table-cell>
          <table:table-cell table:style-name="Table35.A1" office:value-type="string">
            <text:p text:style-name="P5">sub <text:bookmark text:name="TBL-00017-14-3"/></text:p>
          </table:table-cell>
          <table:table-cell table:style-name="Table35.A1" office:value-type="string">
            <text:p text:style-name="P5">0<text:span text:style-name="T2">.</text:span>205 <text:bookmark text:name="TBL-00017-14-4"/></text:p>
          </table:table-cell>
          <table:table-cell table:style-name="Table35.A1" office:value-type="string">
            <text:p text:style-name="P5">nbr <text:bookmark text:name="TBL-00017-14-5"/></text:p>
          </table:table-cell>
          <table:table-cell table:style-name="Table35.A1" office:value-type="string">
            <text:p text:style-name="P5">different<text:bookmark text:name="TBL-00017-14-6"/></text:p>
          </table:table-cell>
          <table:table-cell table:style-name="Table35.A1" office:value-type="string">
            <text:p text:style-name="P5">minnesota<text:bookmark text:name="TBL-00017-14-7"/></text:p>
          </table:table-cell>
          <table:table-cell table:style-name="Table35.A1" office:value-type="string">
            <text:p text:style-name="P5">wisconsin <text:bookmark text:name="TBL-00017-15-"/><text:bookmark text:name="TBL-00017-15-1"/></text:p>
          </table:table-cell>
        </table:table-row>
        <text:soft-page-break/>
        <table:table-row>
          <table:table-cell table:style-name="Table35.A1" office:value-type="string">
            <text:p text:style-name="P5">  1<text:span text:style-name="T2">.</text:span>808 <text:bookmark text:name="TBL-00017-15-2"/></text:p>
          </table:table-cell>
          <table:table-cell table:style-name="Table35.A1" office:value-type="string">
            <text:p text:style-name="P5">sub <text:bookmark text:name="TBL-00017-15-3"/></text:p>
          </table:table-cell>
          <table:table-cell table:style-name="Table35.A1" office:value-type="string">
            <text:p text:style-name="P5">0<text:span text:style-name="T2">.</text:span>097 <text:bookmark text:name="TBL-00017-15-4"/></text:p>
          </table:table-cell>
          <table:table-cell table:style-name="Table35.A1" office:value-type="string">
            <text:p text:style-name="P5">nbr <text:bookmark text:name="TBL-00017-15-5"/></text:p>
          </table:table-cell>
          <table:table-cell table:style-name="Table35.A1" office:value-type="string">
            <text:p text:style-name="P5">different<text:bookmark text:name="TBL-00017-15-6"/></text:p>
          </table:table-cell>
          <table:table-cell table:style-name="Table35.A1" office:value-type="string">
            <text:p text:style-name="P5">ohio <text:bookmark text:name="TBL-00017-15-7"/></text:p>
          </table:table-cell>
          <table:table-cell table:style-name="Table35.A1" office:value-type="string">
            <text:p text:style-name="P5">pennsylvania<text:bookmark text:name="TBL-00017-16-"/><text:bookmark text:name="TBL-00017-16-1"/></text:p>
          </table:table-cell>
        </table:table-row>
        <table:table-row>
          <table:table-cell table:style-name="Table35.A1" office:value-type="string">
            <text:p text:style-name="P5">  1<text:span text:style-name="T2">.</text:span>743 <text:bookmark text:name="TBL-00017-16-2"/></text:p>
          </table:table-cell>
          <table:table-cell table:style-name="Table35.A1" office:value-type="string">
            <text:p text:style-name="P5">sub <text:bookmark text:name="TBL-00017-16-3"/></text:p>
          </table:table-cell>
          <table:table-cell table:style-name="Table35.A1" office:value-type="string">
            <text:p text:style-name="P5">0<text:span text:style-name="T2">.</text:span>555 <text:bookmark text:name="TBL-00017-16-4"/></text:p>
          </table:table-cell>
          <table:table-cell table:style-name="Table35.A1" office:value-type="string">
            <text:p text:style-name="P5">sub <text:bookmark text:name="TBL-00017-16-5"/></text:p>
          </table:table-cell>
          <table:table-cell table:style-name="Table35.A1" office:value-type="string">
            <text:p text:style-name="P5">same <text:bookmark text:name="TBL-00017-16-6"/></text:p>
          </table:table-cell>
          <table:table-cell table:style-name="Table35.A1" office:value-type="string">
            <text:p text:style-name="P5">colorado <text:bookmark text:name="TBL-00017-16-7"/></text:p>
          </table:table-cell>
          <table:table-cell table:style-name="Table35.A1" office:value-type="string">
            <text:p text:style-name="P5">kansas <text:bookmark text:name="TBL-00017-17-"/><text:bookmark text:name="TBL-00017-17-1"/></text:p>
          </table:table-cell>
        </table:table-row>
        <table:table-row>
          <table:table-cell table:style-name="Table35.A1" office:value-type="string">
            <text:p text:style-name="P5">  1<text:span text:style-name="T2">.</text:span>568 <text:bookmark text:name="TBL-00017-17-2"/></text:p>
          </table:table-cell>
          <table:table-cell table:style-name="Table35.A1" office:value-type="string">
            <text:p text:style-name="P5">nbr <text:bookmark text:name="TBL-00017-17-3"/></text:p>
          </table:table-cell>
          <table:table-cell table:style-name="Table35.A1" office:value-type="string">
            <text:p text:style-name="P5">0<text:span text:style-name="T2">.</text:span>105 <text:bookmark text:name="TBL-00017-17-4"/></text:p>
          </table:table-cell>
          <table:table-cell table:style-name="Table35.A1" office:value-type="string">
            <text:p text:style-name="P5">nbr <text:bookmark text:name="TBL-00017-17-5"/></text:p>
          </table:table-cell>
          <table:table-cell table:style-name="Table35.A1" office:value-type="string">
            <text:p text:style-name="P5">same <text:bookmark text:name="TBL-00017-17-6"/></text:p>
          </table:table-cell>
          <table:table-cell table:style-name="Table35.A1" office:value-type="string">
            <text:p text:style-name="P5">arizona <text:bookmark text:name="TBL-00017-17-7"/></text:p>
          </table:table-cell>
          <table:table-cell table:style-name="Table35.A1" office:value-type="string">
            <text:p text:style-name="P5">nevada <text:bookmark text:name="TBL-00017-18-"/><text:bookmark text:name="TBL-00017-18-1"/></text:p>
          </table:table-cell>
        </table:table-row>
        <table:table-row>
          <table:table-cell table:style-name="Table35.A1" office:value-type="string">
            <text:p text:style-name="P5">  1<text:span text:style-name="T2">.</text:span>513 <text:bookmark text:name="TBL-00017-18-2"/></text:p>
          </table:table-cell>
          <table:table-cell table:style-name="Table35.A1" office:value-type="string">
            <text:p text:style-name="P5">nbr <text:bookmark text:name="TBL-00017-18-3"/></text:p>
          </table:table-cell>
          <table:table-cell table:style-name="Table35.A1" office:value-type="string">
            <text:p text:style-name="P5">0<text:span text:style-name="T2">.</text:span>256 <text:bookmark text:name="TBL-00017-18-4"/></text:p>
          </table:table-cell>
          <table:table-cell table:style-name="Table35.A1" office:value-type="string">
            <text:p text:style-name="P5">sub <text:bookmark text:name="TBL-00017-18-5"/></text:p>
          </table:table-cell>
          <table:table-cell table:style-name="Table35.A1" office:value-type="string">
            <text:p text:style-name="P5">different<text:bookmark text:name="TBL-00017-18-6"/></text:p>
          </table:table-cell>
          <table:table-cell table:style-name="Table35.A1" office:value-type="string">
            <text:p text:style-name="P5">idaho <text:bookmark text:name="TBL-00017-18-7"/></text:p>
          </table:table-cell>
          <table:table-cell table:style-name="Table35.A1" office:value-type="string">
            <text:p text:style-name="P5">utah <text:bookmark text:name="TBL-00017-19-"/><text:bookmark text:name="TBL-00017-19-1"/></text:p>
          </table:table-cell>
        </table:table-row>
        <table:table-row>
          <table:table-cell table:style-name="Table35.A1" office:value-type="string">
            <text:p text:style-name="P5">  1<text:span text:style-name="T2">.</text:span>477 <text:bookmark text:name="TBL-00017-19-2"/></text:p>
          </table:table-cell>
          <table:table-cell table:style-name="Table35.A1" office:value-type="string">
            <text:p text:style-name="P5">sub <text:bookmark text:name="TBL-00017-19-3"/></text:p>
          </table:table-cell>
          <table:table-cell table:style-name="Table35.A1" office:value-type="string">
            <text:p text:style-name="P5">0<text:span text:style-name="T2">.</text:span>119 <text:bookmark text:name="TBL-00017-19-4"/></text:p>
          </table:table-cell>
          <table:table-cell table:style-name="Table35.A1" office:value-type="string">
            <text:p text:style-name="P5">sub <text:bookmark text:name="TBL-00017-19-5"/></text:p>
          </table:table-cell>
          <table:table-cell table:style-name="Table35.A1" office:value-type="string">
            <text:p text:style-name="P5">same <text:bookmark text:name="TBL-00017-19-6"/></text:p>
          </table:table-cell>
          <table:table-cell table:style-name="Table35.A1" office:value-type="string">
            <text:p text:style-name="P5">oklahoma<text:bookmark text:name="TBL-00017-19-7"/></text:p>
          </table:table-cell>
          <table:table-cell table:style-name="Table35.A1" office:value-type="string">
            <text:p text:style-name="P5">texas <text:bookmark text:name="TBL-00017-20-"/><text:bookmark text:name="TBL-00017-20-1"/></text:p>
          </table:table-cell>
        </table:table-row>
        <table:table-row>
          <table:table-cell table:style-name="Table35.A1" office:value-type="string">
            <text:p text:style-name="P5">  1<text:span text:style-name="T2">.</text:span>376 <text:bookmark text:name="TBL-00017-20-2"/></text:p>
          </table:table-cell>
          <table:table-cell table:style-name="Table35.A1" office:value-type="string">
            <text:p text:style-name="P5">nbr <text:bookmark text:name="TBL-00017-20-3"/></text:p>
          </table:table-cell>
          <table:table-cell table:style-name="Table35.A1" office:value-type="string">
            <text:p text:style-name="P5">0<text:span text:style-name="T2">.</text:span>015 <text:bookmark text:name="TBL-00017-20-4"/></text:p>
          </table:table-cell>
          <table:table-cell table:style-name="Table35.A1" office:value-type="string">
            <text:p text:style-name="P5">nbr <text:bookmark text:name="TBL-00017-20-5"/></text:p>
          </table:table-cell>
          <table:table-cell table:style-name="Table35.A1" office:value-type="string">
            <text:p text:style-name="P5">same <text:bookmark text:name="TBL-00017-20-6"/></text:p>
          </table:table-cell>
          <table:table-cell table:style-name="Table35.A1" office:value-type="string">
            <text:p text:style-name="P5">kentucky <text:bookmark text:name="TBL-00017-20-7"/></text:p>
          </table:table-cell>
          <table:table-cell table:style-name="Table35.A1" office:value-type="string">
            <text:p text:style-name="P5">west virginia</text:p>
          </table:table-cell>
        </table:table-row>
        <table:table-row>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
          </table:table-cell>
          <table:table-cell table:style-name="Table35.A1" office:value-type="string">
            <text:p text:style-name="Horizontal_20_Line"><text:bookmark text:name="TBL-00017-21-"/><text:bookmark text:name="TBL-00017-21-1"/></text:p>
          </table:table-cell>
        </table:table-row>
        <table:table-row>
          <table:table-cell table:style-name="Table35.A1" office:value-type="string">
            <text:p text:style-name="P5">  <text:bookmark text:name="TBL-00017-22-"/><text:bookmark text:name="TBL-00017-2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table:number-columns-spanned="7" office:value-type="string">
            <text:p text:style-name="P4"><text:bookmark text:name="TBL-000017-22-"/><text:bookmark text:name="TBL-000017-22-1"/></text:p>
          </table:table-cell>
          <table:covered-table-cell/>
          <table:covered-table-cell/>
          <table:covered-table-cell/>
          <table:covered-table-cell/>
          <table:covered-table-cell/>
          <table:covered-table-cell/>
        </table:table-row>
        <table:table-row>
          <table:table-cell table:style-name="Table35.A1" office:value-type="string">
            <text:p text:style-name="P4"><text:bookmark text:name="TBL-000017-23-"/><text:bookmark text:name="TBL-000017-2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bookmark text:name="TBL-000017-24-"/><text:bookmark text:name="TBL-000017-2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5.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
      <text:p text:style-name="Horizontal_20_Line"/>
      <text:p text:style-name="Horizontal_20_Line"><text:bookmark text:name="x1-2202017"/><office:annotation><dc:date>2016-02-12T14:14:38.147849186</dc:date><text:list text:continue-numbering="true" text:style-name=""><text:list-item><text:p>&lt;!--l. 4--&gt;</text:p></text:list-item></text:list></office:annotation></text:p>
      <text:p text:style-name="P2">Table 17: Result Comparison for Estimated Firm Enry</text:p>
      <text:p text:style-name="P1"><text:bookmark text:name="TBL-18"/><text:bookmark text:name="TBL-18-1g"/><text:bookmark text:name="TBL-18-1"/><text:bookmark text:name="TBL-18-2"/><text:bookmark text:name="TBL-18-3"/><text:bookmark text:name="TBL-18-4"/><text:bookmark text:name="TBL-18-5"/><text:bookmark text:name="TBL-18-6"/><text:bookmark text:name="TBL-18-7"/><text:bookmark text:name="TBL-18-1-"/><office:annotation><dc:date>2016-02-12T14:14:38.148252007</dc:date><text:list text:continue-numbering="true" text:style-name=""><text:list-item><text:p>&lt;!--tex4ht:label?: x1-2202017 --&gt;</text:p></text:list-item></text:list></office:annotatio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5"><text:bookmark text:name="TBL-18-1-1"/>  <text:bookmark text:name="TBL-18-2-"/><text:bookmark text:name="TBL-18-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table:number-columns-spanned="7" office:value-type="string">
            <text:p text:style-name="P4"><text:bookmark text:name="TBL-018-2-"/><text:bookmark text:name="TBL-018-2-1"/></text:p>
          </table:table-cell>
          <table:covered-table-cell/>
          <table:covered-table-cell/>
          <table:covered-table-cell/>
          <table:covered-table-cell/>
          <table:covered-table-cell/>
          <table:covered-table-cell/>
        </table:table-row>
        <table:table-row>
          <table:table-cell table:style-name="Table36.A1" office:value-type="string">
            <text:p text:style-name="P4"><text:bookmark text:name="TBL-018-3-"/><text:bookmark text:name="TBL-018-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row>
        <table:table-row>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text:bookmark text:name="TBL-018-4-"/><text:bookmark text:name="TBL-018-4-1"/></text:p>
          </table:table-cell>
        </table:table-row>
        <table:table-row>
          <table:table-cell table:style-name="Table36.A1" office:value-type="string">
            <text:p text:style-name="P5"> <text:bookmark text:name="TBL-018-5-"/><text:bookmark text:name="TBL-018-5-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table:number-columns-spanned="7" office:value-type="string">
            <text:p text:style-name="P4"><text:bookmark text:name="TBL-0018-5-"/><text:bookmark text:name="TBL-0018-5-1"/></text:p>
          </table:table-cell>
          <table:covered-table-cell/>
          <table:covered-table-cell/>
          <table:covered-table-cell/>
          <table:covered-table-cell/>
          <table:covered-table-cell/>
          <table:covered-table-cell/>
        </table:table-row>
        <table:table-row>
          <table:table-cell table:style-name="Table36.A1" office:value-type="string">
            <text:p text:style-name="P4"><text:bookmark text:name="TBL-0018-6-"/><text:bookmark text:name="TBL-0018-6-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bookmark text:name="TBL-0018-7-"/><text:bookmark text:name="TBL-0018-7-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mean firm entry <text:bookmark text:name="TBL-0018-7-2"/></text:p>
          </table:table-cell>
          <table:table-cell table:style-name="Table36.A1" office:value-type="string">
            <text:p text:style-name="P5">preffered <text:soft-page-break/>side<text:bookmark text:name="TBL-0018-7-3"/></text:p>
          </table:table-cell>
          <table:table-cell table:style-name="Table36.A1" office:value-type="string">
            <text:p text:style-name="P5">abs weighted <text:soft-page-break/>tax<text:bookmark text:name="TBL-0018-7-4"/></text:p>
          </table:table-cell>
          <table:table-cell table:style-name="Table36.A1" office:value-type="string">
            <text:p text:style-name="P5">preferred <text:soft-page-break/>side<text:bookmark text:name="TBL-0018-7-5"/></text:p>
          </table:table-cell>
          <table:table-cell table:style-name="Table36.A1" office:value-type="string">
            <text:p text:style-name="P5">same? <text:bookmark text:name="TBL-0018-7-6"/></text:p>
          </table:table-cell>
          <table:table-cell table:style-name="Table36.A1" office:value-type="string">
            <text:p text:style-name="P5">sub state <text:bookmark text:name="TBL-0018-7-7"/></text:p>
          </table:table-cell>
          <table:table-cell table:style-name="Table36.A1" office:value-type="string">
            <text:p text:style-name="P5">nbr state </text:p>
          </table:table-cell>
        </table:table-row>
        <table:table-row>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text:bookmark text:name="TBL-0018-8-"/><text:bookmark text:name="TBL-0018-8-1"/></text:p>
          </table:table-cell>
        </table:table-row>
        <table:table-row>
          <table:table-cell table:style-name="Table36.A1" office:value-type="string">
            <text:p text:style-name="P5">  <text:bookmark text:name="TBL-0018-9-"/><text:bookmark text:name="TBL-0018-9-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table:number-columns-spanned="7" office:value-type="string">
            <text:p text:style-name="P4"><text:bookmark text:name="TBL-00018-9-"/><text:bookmark text:name="TBL-00018-9-1"/></text:p>
          </table:table-cell>
          <table:covered-table-cell/>
          <table:covered-table-cell/>
          <table:covered-table-cell/>
          <table:covered-table-cell/>
          <table:covered-table-cell/>
          <table:covered-table-cell/>
        </table:table-row>
        <table:table-row>
          <table:table-cell table:style-name="Table36.A1" office:value-type="string">
            <text:p text:style-name="P4"><text:bookmark text:name="TBL-00018-10-"/><text:bookmark text:name="TBL-00018-10-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bookmark text:name="TBL-00018-11-"/><text:bookmark text:name="TBL-00018-11-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0<text:span text:style-name="T2">.</text:span>913<text:bookmark text:name="TBL-00018-11-2"/></text:p>
          </table:table-cell>
          <table:table-cell table:style-name="Table36.A1" office:value-type="string">
            <text:p text:style-name="P5">nbr <text:bookmark text:name="TBL-00018-11-3"/></text:p>
          </table:table-cell>
          <table:table-cell table:style-name="Table36.A1" office:value-type="string">
            <text:p text:style-name="P5">1<text:span text:style-name="T2">.</text:span>018 <text:bookmark text:name="TBL-00018-11-4"/></text:p>
          </table:table-cell>
          <table:table-cell table:style-name="Table36.A1" office:value-type="string">
            <text:p text:style-name="P5">sub <text:bookmark text:name="TBL-00018-11-5"/></text:p>
          </table:table-cell>
          <table:table-cell table:style-name="Table36.A1" office:value-type="string">
            <text:p text:style-name="P5">different<text:bookmark text:name="TBL-00018-11-6"/></text:p>
          </table:table-cell>
          <table:table-cell table:style-name="Table36.A1" office:value-type="string">
            <text:p text:style-name="P5">delaware <text:bookmark text:name="TBL-00018-11-7"/></text:p>
          </table:table-cell>
          <table:table-cell table:style-name="Table36.A1" office:value-type="string">
            <text:p text:style-name="P5">new jersey <text:bookmark text:name="TBL-00018-12-"/><text:bookmark text:name="TBL-00018-12-1"/></text:p>
          </table:table-cell>
        </table:table-row>
        <table:table-row>
          <table:table-cell table:style-name="Table36.A1" office:value-type="string">
            <text:p text:style-name="P5">  0<text:span text:style-name="T2">.</text:span>864 <text:bookmark text:name="TBL-00018-12-2"/></text:p>
          </table:table-cell>
          <table:table-cell table:style-name="Table36.A1" office:value-type="string">
            <text:p text:style-name="P5">sub <text:bookmark text:name="TBL-00018-12-3"/></text:p>
          </table:table-cell>
          <table:table-cell table:style-name="Table36.A1" office:value-type="string">
            <text:p text:style-name="P5">0<text:span text:style-name="T2">.</text:span>998 <text:bookmark text:name="TBL-00018-12-4"/></text:p>
          </table:table-cell>
          <table:table-cell table:style-name="Table36.A1" office:value-type="string">
            <text:p text:style-name="P5">sub <text:bookmark text:name="TBL-00018-12-5"/></text:p>
          </table:table-cell>
          <table:table-cell table:style-name="Table36.A1" office:value-type="string">
            <text:p text:style-name="P5">same <text:bookmark text:name="TBL-00018-12-6"/></text:p>
          </table:table-cell>
          <table:table-cell table:style-name="Table36.A1" office:value-type="string">
            <text:p text:style-name="P5">new hampshire<text:bookmark text:name="TBL-00018-12-7"/></text:p>
          </table:table-cell>
          <table:table-cell table:style-name="Table36.A1" office:value-type="string">
            <text:p text:style-name="P5">vermont <text:bookmark text:name="TBL-00018-13-"/><text:bookmark text:name="TBL-00018-13-1"/></text:p>
          </table:table-cell>
        </table:table-row>
        <table:table-row>
          <table:table-cell table:style-name="Table36.A1" office:value-type="string">
            <text:p text:style-name="P5">  0<text:span text:style-name="T2">.</text:span>477 <text:bookmark text:name="TBL-00018-13-2"/></text:p>
          </table:table-cell>
          <table:table-cell table:style-name="Table36.A1" office:value-type="string">
            <text:p text:style-name="P5">sub <text:bookmark text:name="TBL-00018-13-3"/></text:p>
          </table:table-cell>
          <table:table-cell table:style-name="Table36.A1" office:value-type="string">
            <text:p text:style-name="P5">0<text:span text:style-name="T2">.</text:span>719 <text:bookmark text:name="TBL-00018-13-4"/></text:p>
          </table:table-cell>
          <table:table-cell table:style-name="Table36.A1" office:value-type="string">
            <text:p text:style-name="P5">sub <text:bookmark text:name="TBL-00018-13-5"/></text:p>
          </table:table-cell>
          <table:table-cell table:style-name="Table36.A1" office:value-type="string">
            <text:p text:style-name="P5">same <text:bookmark text:name="TBL-00018-13-6"/></text:p>
          </table:table-cell>
          <table:table-cell table:style-name="Table36.A1" office:value-type="string">
            <text:p text:style-name="P5">maine <text:bookmark text:name="TBL-00018-13-7"/></text:p>
          </table:table-cell>
          <table:table-cell table:style-name="Table36.A1" office:value-type="string">
            <text:p text:style-name="P5">new hampshire<text:bookmark text:name="TBL-00018-14-"/><text:bookmark text:name="TBL-00018-14-1"/></text:p>
          </table:table-cell>
        </table:table-row>
        <table:table-row>
          <table:table-cell table:style-name="Table36.A1" office:value-type="string">
            <text:p text:style-name="P5">  0<text:span text:style-name="T2">.</text:span>033 <text:bookmark text:name="TBL-00018-14-2"/></text:p>
          </table:table-cell>
          <table:table-cell table:style-name="Table36.A1" office:value-type="string">
            <text:p text:style-name="P5">sub <text:bookmark text:name="TBL-00018-14-3"/></text:p>
          </table:table-cell>
          <table:table-cell table:style-name="Table36.A1" office:value-type="string">
            <text:p text:style-name="P5">0<text:span text:style-name="T2">.</text:span>655 <text:bookmark text:name="TBL-00018-14-4"/></text:p>
          </table:table-cell>
          <table:table-cell table:style-name="Table36.A1" office:value-type="string">
            <text:p text:style-name="P5">nbr <text:bookmark text:name="TBL-00018-14-5"/></text:p>
          </table:table-cell>
          <table:table-cell table:style-name="Table36.A1" office:value-type="string">
            <text:p text:style-name="P5">different<text:bookmark text:name="TBL-00018-14-6"/></text:p>
          </table:table-cell>
          <table:table-cell table:style-name="Table36.A1" office:value-type="string">
            <text:p text:style-name="P5">nebraska <text:bookmark text:name="TBL-00018-14-7"/></text:p>
          </table:table-cell>
          <table:table-cell table:style-name="Table36.A1" office:value-type="string">
            <text:p text:style-name="P5">wyoming <text:bookmark text:name="TBL-00018-15-"/><text:bookmark text:name="TBL-00018-15-1"/></text:p>
          </table:table-cell>
        </table:table-row>
        <table:table-row>
          <table:table-cell table:style-name="Table36.A1" office:value-type="string">
            <text:p text:style-name="P5">  0<text:span text:style-name="T2">.</text:span>219 <text:bookmark text:name="TBL-00018-15-2"/></text:p>
          </table:table-cell>
          <table:table-cell table:style-name="Table36.A1" office:value-type="string">
            <text:p text:style-name="P5">nbr <text:bookmark text:name="TBL-00018-15-3"/></text:p>
          </table:table-cell>
          <table:table-cell table:style-name="Table36.A1" office:value-type="string">
            <text:p text:style-name="P5">0<text:span text:style-name="T2">.</text:span>637 <text:bookmark text:name="TBL-00018-15-4"/></text:p>
          </table:table-cell>
          <table:table-cell table:style-name="Table36.A1" office:value-type="string">
            <text:p text:style-name="P5">nbr <text:bookmark text:name="TBL-00018-15-5"/></text:p>
          </table:table-cell>
          <table:table-cell table:style-name="Table36.A1" office:value-type="string">
            <text:p text:style-name="P5">same <text:bookmark text:name="TBL-00018-15-6"/></text:p>
          </table:table-cell>
          <table:table-cell table:style-name="Table36.A1" office:value-type="string">
            <text:p text:style-name="P5">delaware <text:bookmark text:name="TBL-00018-15-7"/></text:p>
          </table:table-cell>
          <table:table-cell table:style-name="Table36.A1" office:value-type="string">
            <text:p text:style-name="P5">pennsylvania <text:bookmark text:name="TBL-00018-16-"/><text:bookmark text:name="TBL-00018-16-1"/></text:p>
          </table:table-cell>
        </table:table-row>
        <table:table-row>
          <table:table-cell table:style-name="Table36.A1" office:value-type="string">
            <text:p text:style-name="P5">  0<text:span text:style-name="T2">.</text:span>763 <text:bookmark text:name="TBL-00018-16-2"/></text:p>
          </table:table-cell>
          <table:table-cell table:style-name="Table36.A1" office:value-type="string">
            <text:p text:style-name="P5">sub <text:bookmark text:name="TBL-00018-16-3"/></text:p>
          </table:table-cell>
          <table:table-cell table:style-name="Table36.A1" office:value-type="string">
            <text:p text:style-name="P5">0<text:span text:style-name="T2">.</text:span>636 <text:bookmark text:name="TBL-00018-16-4"/></text:p>
          </table:table-cell>
          <table:table-cell table:style-name="Table36.A1" office:value-type="string">
            <text:p text:style-name="P5">sub <text:bookmark text:name="TBL-00018-16-5"/></text:p>
          </table:table-cell>
          <table:table-cell table:style-name="Table36.A1" office:value-type="string">
            <text:p text:style-name="P5">same <text:bookmark text:name="TBL-00018-16-6"/></text:p>
          </table:table-cell>
          <table:table-cell table:style-name="Table36.A1" office:value-type="string">
            <text:p text:style-name="P5">montana <text:bookmark text:name="TBL-00018-16-7"/></text:p>
          </table:table-cell>
          <table:table-cell table:style-name="Table36.A1" office:value-type="string">
            <text:p text:style-name="P5">north dakota <text:bookmark text:name="TBL-00018-17-"/><text:bookmark text:name="TBL-00018-17-1"/></text:p>
          </table:table-cell>
        </table:table-row>
        <table:table-row>
          <table:table-cell table:style-name="Table36.A1" office:value-type="string">
            <text:p text:style-name="P5">  1<text:span text:style-name="T2">.</text:span>146 <text:bookmark text:name="TBL-00018-17-2"/></text:p>
          </table:table-cell>
          <table:table-cell table:style-name="Table36.A1" office:value-type="string">
            <text:p text:style-name="P5">nbr <text:bookmark text:name="TBL-00018-17-3"/></text:p>
          </table:table-cell>
          <table:table-cell table:style-name="Table36.A1" office:value-type="string">
            <text:p text:style-name="P5">0<text:span text:style-name="T2">.</text:span>608 <text:bookmark text:name="TBL-00018-17-4"/></text:p>
          </table:table-cell>
          <table:table-cell table:style-name="Table36.A1" office:value-type="string">
            <text:p text:style-name="P5">nbr <text:bookmark text:name="TBL-00018-17-5"/></text:p>
          </table:table-cell>
          <table:table-cell table:style-name="Table36.A1" office:value-type="string">
            <text:p text:style-name="P5">same <text:bookmark text:name="TBL-00018-17-6"/></text:p>
          </table:table-cell>
          <table:table-cell table:style-name="Table36.A1" office:value-type="string">
            <text:p text:style-name="P5">delaware <text:bookmark text:name="TBL-00018-17-7"/></text:p>
          </table:table-cell>
          <table:table-cell table:style-name="Table36.A1" office:value-type="string">
            <text:p text:style-name="P5">maryland <text:bookmark text:name="TBL-00018-18-"/><text:bookmark text:name="TBL-00018-18-1"/></text:p>
          </table:table-cell>
        </table:table-row>
        <table:table-row>
          <table:table-cell table:style-name="Table36.A1" office:value-type="string">
            <text:p text:style-name="P5">  0<text:span text:style-name="T2">.</text:span>297 <text:bookmark text:name="TBL-00018-18-2"/></text:p>
          </table:table-cell>
          <table:table-cell table:style-name="Table36.A1" office:value-type="string">
            <text:p text:style-name="P5">nbr <text:bookmark text:name="TBL-00018-18-3"/></text:p>
          </table:table-cell>
          <table:table-cell table:style-name="Table36.A1" office:value-type="string">
            <text:p text:style-name="P5">0<text:span text:style-name="T2">.</text:span>565 <text:bookmark text:name="TBL-00018-18-4"/></text:p>
          </table:table-cell>
          <table:table-cell table:style-name="Table36.A1" office:value-type="string">
            <text:p text:style-name="P5">nbr <text:bookmark text:name="TBL-00018-18-5"/></text:p>
          </table:table-cell>
          <table:table-cell table:style-name="Table36.A1" office:value-type="string">
            <text:p text:style-name="P5">same <text:bookmark text:name="TBL-00018-18-6"/></text:p>
          </table:table-cell>
          <table:table-cell table:style-name="Table36.A1" office:value-type="string">
            <text:p text:style-name="P5">idaho <text:bookmark text:name="TBL-00018-18-7"/></text:p>
          </table:table-cell>
          <table:table-cell table:style-name="Table36.A1" office:value-type="string">
            <text:p text:style-name="P5">wyoming <text:bookmark text:name="TBL-00018-19-"/><text:bookmark text:name="TBL-00018-19-1"/></text:p>
          </table:table-cell>
        </table:table-row>
        <table:table-row>
          <table:table-cell table:style-name="Table36.A1" office:value-type="string">
            <text:p text:style-name="P5">  0<text:span text:style-name="T2">.</text:span>295 <text:bookmark text:name="TBL-00018-19-2"/></text:p>
          </table:table-cell>
          <table:table-cell table:style-name="Table36.A1" office:value-type="string">
            <text:p text:style-name="P5">nbr <text:bookmark text:name="TBL-00018-19-3"/></text:p>
          </table:table-cell>
          <table:table-cell table:style-name="Table36.A1" office:value-type="string">
            <text:p text:style-name="P5">0<text:span text:style-name="T2">.</text:span>558 <text:bookmark text:name="TBL-00018-19-4"/></text:p>
          </table:table-cell>
          <table:table-cell table:style-name="Table36.A1" office:value-type="string">
            <text:p text:style-name="P5">nbr <text:bookmark text:name="TBL-00018-19-5"/></text:p>
          </table:table-cell>
          <table:table-cell table:style-name="Table36.A1" office:value-type="string">
            <text:p text:style-name="P5">same <text:bookmark text:name="TBL-00018-19-6"/></text:p>
          </table:table-cell>
          <table:table-cell table:style-name="Table36.A1" office:value-type="string">
            <text:p text:style-name="P5">california <text:bookmark text:name="TBL-00018-19-7"/></text:p>
          </table:table-cell>
          <table:table-cell table:style-name="Table36.A1" office:value-type="string">
            <text:p text:style-name="P5">oregon <text:bookmark text:name="TBL-00018-20-"/><text:bookmark text:name="TBL-00018-20-1"/></text:p>
          </table:table-cell>
        </table:table-row>
        <table:table-row>
          <table:table-cell table:style-name="Table36.A1" office:value-type="string">
            <text:p text:style-name="P5">  1<text:span text:style-name="T2">.</text:span>743 <text:bookmark text:name="TBL-00018-20-2"/></text:p>
          </table:table-cell>
          <table:table-cell table:style-name="Table36.A1" office:value-type="string">
            <text:p text:style-name="P5">sub <text:bookmark text:name="TBL-00018-20-3"/></text:p>
          </table:table-cell>
          <table:table-cell table:style-name="Table36.A1" office:value-type="string">
            <text:p text:style-name="P5">0<text:span text:style-name="T2">.</text:span>555 <text:bookmark text:name="TBL-00018-20-4"/></text:p>
          </table:table-cell>
          <table:table-cell table:style-name="Table36.A1" office:value-type="string">
            <text:p text:style-name="P5">sub <text:bookmark text:name="TBL-00018-20-5"/></text:p>
          </table:table-cell>
          <table:table-cell table:style-name="Table36.A1" office:value-type="string">
            <text:p text:style-name="P5">same <text:bookmark text:name="TBL-00018-20-6"/></text:p>
          </table:table-cell>
          <table:table-cell table:style-name="Table36.A1" office:value-type="string">
            <text:p text:style-name="P5">colorado <text:bookmark text:name="TBL-00018-20-7"/></text:p>
          </table:table-cell>
          <table:table-cell table:style-name="Table36.A1" office:value-type="string">
            <text:p text:style-name="P5">kansas </text:p>
          </table:table-cell>
        </table:table-row>
        <table:table-row>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
          </table:table-cell>
          <table:table-cell table:style-name="Table36.A1" office:value-type="string">
            <text:p text:style-name="Horizontal_20_Line"><text:bookmark text:name="TBL-00018-21-"/><text:bookmark text:name="TBL-00018-21-1"/></text:p>
          </table:table-cell>
        </table:table-row>
        <table:table-row>
          <table:table-cell table:style-name="Table36.A1" office:value-type="string">
            <text:p text:style-name="P5">  <text:bookmark text:name="TBL-00018-22-"/><text:bookmark text:name="TBL-00018-22-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table:number-columns-spanned="7" office:value-type="string">
            <text:p text:style-name="P4"><text:bookmark text:name="TBL-000018-22-"/><text:bookmark text:name="TBL-000018-22-1"/></text:p>
          </table:table-cell>
          <table:covered-table-cell/>
          <table:covered-table-cell/>
          <table:covered-table-cell/>
          <table:covered-table-cell/>
          <table:covered-table-cell/>
          <table:covered-table-cell/>
        </table:table-row>
        <table:table-row>
          <table:table-cell table:style-name="Table36.A1" office:value-type="string">
            <text:p text:style-name="P4"><text:bookmark text:name="TBL-000018-23-"/><text:bookmark text:name="TBL-000018-23-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bookmark text:name="TBL-000018-24-"/><text:bookmark text:name="TBL-000018-24-1"/></text:p>
          </table:table-cell>
          <table:table-cell table:number-columns-spanned="6" office:value-type="string">
            <text:p text:style-name="P4"/>
          </table:table-cell>
          <table:covered-table-cell/>
          <table:covered-table-cell/>
          <table:covered-table-cell/>
          <table:covered-table-cell/>
          <table:covered-table-cell/>
        </table:table-row>
        <table:table-row>
          <table:table-cell table:style-name="Table36.A1" office:value-type="string">
            <text:p text:style-name="P5">  </text:p>
          </table:table-cell>
          <table:table-cell table:number-columns-spanned="6" office:value-type="string">
            <text:p text:style-name="P4"/>
          </table:table-cell>
          <table:covered-table-cell/>
          <table:covered-table-cell/>
          <table:covered-table-cell/>
          <table:covered-table-cell/>
          <table:covered-table-cell/>
        </table:table-row>
      </table:table>
      <text:p text:style-name="Horizontal_20_Line"/>
      <text:h text:style-name="Heading_20_3" text:outline-level="3">9 <text:bookmark text:name="x1-230009"/>Proof of Equation (4)</text:h>
      <text:p text:style-name="Text_20_Body.noindent"><office:annotation><dc:date>2016-02-12T14:14:38.174297272</dc:date><text:list text:continue-numbering="true" text:style-name=""><text:list-item><text:p>&lt;!--l. 311--&gt;</text:p></text:list-item></text:list></office:annotation>et us define a country by a closed, connected set Θ ∈ ℝ<text:span text:style-name="T5">2</text:span>, which is broken up into a countable collection of open sets <text:span text:style-name="T2">θ</text:span><text:span text:style-name="T4">i</text:span><text:span text:style-name="T2">,</text:span> <text:span text:style-name="T2">i </text:span>= 1<text:span text:style-name="T2">,...,n</text:span>, such that for any <text:span text:style-name="T2">i</text:span>≠<text:span text:style-name="T2">j,</text:span> <text:span text:style-name="T2">θ</text:span><text:span text:style-name="T4">i</text:span> ∩<text:span text:style-name="T2">θ</text:span><text:span text:style-name="T4">j</text:span> = ∅, and letting the closure of <text:span text:style-name="T2">θ</text:span><text:span text:style-name="T4">i</text:span> be denoted, <text:span text:style-name="T2">θ</text:span><text:span text:style-name="T4">i</text:span>, ∪<text:span text:style-name="T4">i</text:span><text:span text:style-name="T3">=1</text:span><text:span text:style-name="T6">k</text:span><text:span text:style-name="T2">θ</text:span><text:span text:style-name="T3"> </text:span><text:span text:style-name="T4">i</text:span> = <text:soft-page-break/><text:span text:style-name="T2">C</text:span>.<text:a xlink:type="simple" xlink:href="../master18.html#fn17x0">17</text:a><text:bookmark text:name="x1-23001f17"/><office:annotation><dc:date>2016-02-12T14:14:38.177213160</dc:date><text:list text:continue-numbering="true" text:style-name=""><text:list-item><text:p>&lt;!--l. 313--&gt;</text:p></text:list-item></text:list></office:annotation> </text:p>
      <text:p text:style-name="Text_20_Body.indent">Moreover, two sets <text:span text:style-name="T2">θ</text:span><text:span text:style-name="T4">i</text:span><text:span text:style-name="T2">,θ</text:span><text:span text:style-name="T4">j</text:span> are denoted <text:span text:style-name="T2">adjacent </text:span>if <text:span text:style-name="T2">θ</text:span><text:span text:style-name="T4">i</text:span> ∩<text:span text:style-name="T2">θ</text:span><text:span text:style-name="T4">j</text:span>≠0, for <text:span text:style-name="T2">i</text:span>≠<text:span text:style-name="T2">j</text:span>, and that the cardinality, #(<text:span text:style-name="T2">θ</text:span><text:span text:style-name="T4">i</text:span>∩<text:span text:style-name="T2">θ</text:span><text:span text:style-name="T4">j</text:span>) = ∞.<text:a xlink:type="simple" xlink:href="../master19.html#fn18x0">18</text:a><text:bookmark text:name="x1-23002f18"/> Then for two adjacent counties, <text:span text:style-name="T2">i,j</text:span>, we denote their border by <text:span text:style-name="T2">B</text:span><text:span text:style-name="T4">ij</text:span> = <text:span text:style-name="T2">A</text:span><text:span text:style-name="T4">i</text:span> ∩<text:span text:style-name="T2">A</text:span><text:span text:style-name="T4">j</text:span>. Further, they are <text:span text:style-name="T2">cornered </text:span>if <text:span text:style-name="T2">A</text:span><text:span text:style-name="T4">i</text:span> ∩<text:span text:style-name="T2">A</text:span><text:span text:style-name="T4">j</text:span>≠0<text:span text:style-name="T2">,</text:span> <text:span text:style-name="T2">i</text:span>≠<text:span text:style-name="T2">j</text:span>, and #(<text:span text:style-name="T2">θ</text:span><text:span text:style-name="T4">i</text:span> ∩<text:span text:style-name="T2">θ</text:span><text:span text:style-name="T4">j</text:span>) <text:span text:style-name="T2">&lt; </text:span>∞.<office:annotation><dc:date>2016-02-12T14:14:38.182287888</dc:date><text:list text:continue-numbering="true" text:style-name=""><text:list-item><text:p>&lt;!--l. 315--&gt;</text:p></text:list-item></text:list></office:annotation> </text:p>
      <text:p text:style-name="P16">We now make the following definitions.<text:a xlink:type="simple" xlink:href="../master20.html#fn19x0">19</text:a><text:bookmark text:name="x1-23003f19"/> </text:p>
      <table:table table:name="Table37" table:style-name="Table37">
        <table:table-column table:style-name="Table37.A"/>
        <table:table-column table:style-name="Table37.B"/>
        <table:table-row>
          <table:table-cell table:style-name="Table37.A1" office:value-type="string">
            <text:p text:style-name="P6"><text:bookmark text:name="x1-23004r20"/><draw:frame draw:style-name="fr1" draw:name="Image32" text:anchor-type="as-char" svg:width="2.1772in" svg:height="0.2083in" draw:z-index="31"><draw:image xlink:href="../master25x.png" xlink:type="simple" xlink:show="embed" xlink:actuate="onLoad"/></draw:frame></text:p>
          </table:table-cell>
          <table:table-cell table:style-name="Table37.A1" office:value-type="string">
            <text:p text:style-name="Table_20_Contents">(20)</text:p>
          </table:table-cell>
        </table:table-row>
      </table:table>
      <table:table table:name="Table38" table:style-name="Table38">
        <table:table-column table:style-name="Table38.A"/>
        <table:table-column table:style-name="Table38.B"/>
        <table:table-row>
          <table:table-cell table:style-name="Table38.A1" office:value-type="string">
            <text:p text:style-name="P6"><text:bookmark text:name="x1-23005r21"/><office:annotation><dc:date>2016-02-12T14:14:38.183817057</dc:date><text:list text:continue-numbering="true" text:style-name=""><text:list-item><text:p>&lt;!--l. 317--&gt;</text:p></text:list-item></text:list></office:annotation><draw:frame draw:style-name="fr1" draw:name="Image33" text:anchor-type="as-char" svg:width="1.8854in" svg:height="0.2189in" draw:z-index="32"><draw:image xlink:href="../master26x.png" xlink:type="simple" xlink:show="embed" xlink:actuate="onLoad"/></draw:frame></text:p>
          </table:table-cell>
          <table:table-cell table:style-name="Table38.A1" office:value-type="string">
            <text:p text:style-name="Table_20_Contents">(21)</text:p>
          </table:table-cell>
        </table:table-row>
      </table:table>
      <table:table table:name="Table39" table:style-name="Table39">
        <table:table-column table:style-name="Table39.A"/>
        <table:table-column table:style-name="Table39.B"/>
        <table:table-row>
          <table:table-cell table:style-name="Table39.A1" office:value-type="string">
            <text:p text:style-name="P6"><text:bookmark text:name="x1-23006r22"/><office:annotation><dc:date>2016-02-12T14:14:38.184897756</dc:date><text:list text:continue-numbering="true" text:style-name=""><text:list-item><text:p>&lt;!--l. 319--&gt;</text:p></text:list-item></text:list></office:annotation><draw:frame draw:style-name="fr1" draw:name="Image34" text:anchor-type="as-char" svg:width="4.1146in" svg:height="0.198in" draw:z-index="33"><draw:image xlink:href="../master27x.png" xlink:type="simple" xlink:show="embed" xlink:actuate="onLoad"/></draw:frame></text:p>
          </table:table-cell>
          <table:table-cell table:style-name="Table39.A1" office:value-type="string">
            <text:p text:style-name="Table_20_Contents">(22)</text:p>
          </table:table-cell>
        </table:table-row>
      </table:table>
      <text:p text:style-name="Text_20_Body.indent"><office:annotation><dc:date>2016-02-12T14:14:38.185911685</dc:date><text:list text:continue-numbering="true" text:style-name=""><text:list-item><text:p>&lt;!--l. 321--&gt;</text:p></text:list-item></text:list></office:annotation><office:annotation><dc:date>2016-02-12T14:14:38.185929029</dc:date><text:list text:continue-numbering="true" text:style-name=""><text:list-item><text:p>&lt;!--l. 323--&gt;</text:p></text:list-item></text:list></office:annotation>Where, <draw:frame draw:style-name="fr1" draw:name="Image35" text:anchor-type="as-char" svg:width="0.7862in" svg:height="0.3929in" draw:z-index="34"><draw:image xlink:href="../cmsy10-c-42.png" xlink:type="simple" xlink:show="embed" xlink:actuate="onLoad"/></draw:frame><text:span text:style-name="T4">ϵ</text:span>(<text:span text:style-name="T2">b</text:span>) denotes the epsilon ball around a point <text:span text:style-name="T2">b</text:span>.<office:annotation><dc:date>2016-02-12T14:14:38.186517979</dc:date><text:list text:continue-numbering="true" text:style-name=""><text:list-item><text:p>&lt;!--l. 325--&gt;</text:p></text:list-item></text:list></office:annotation> </text:p>
      <text:p text:style-name="Text_20_Body.indent">Now, let us have a set of <text:span text:style-name="T2">K </text:span>covariates, where each one is in ℝ that we are interested in over <text:span text:style-name="T2">T </text:span>time periods, such that we have the random matrix {Ω<text:span text:style-name="T4">α</text:span><text:span text:style-name="T2">,ϵ</text:span><text:span text:style-name="T4">α</text:span> : <text:span text:style-name="T2">α </text:span>∈ Θ} be a set of random matrices such that Ω<text:span text:style-name="T4">α</text:span> is a <text:span text:style-name="T2">T </text:span>× <text:span text:style-name="T2">K </text:span>matrix, and <text:span text:style-name="T2">ϵ </text:span>is a <text:span text:style-name="T2">T </text:span>× 1 vector, and we believe that firm entry rate for each location is determined by,<office:annotation><dc:date>2016-02-12T14:14:38.188513753</dc:date><text:list text:continue-numbering="true" text:style-name=""><text:list-item><text:p>&lt;!--l. 327--&gt;</text:p></text:list-item></text:list></office:annotation> </text:p>
      <text:p text:style-name="P15"><draw:frame draw:style-name="fr1" draw:name="Image36" text:anchor-type="as-char" svg:width="0.7862in" svg:height="0.3929in" draw:z-index="35"><draw:image xlink:href="../master28x.png" xlink:type="simple" xlink:show="embed" xlink:actuate="onLoad"/></draw:frame></text:p>
      <text:p text:style-name="Text_20_Body.indent"><office:annotation><dc:date>2016-02-12T14:14:38.188763892</dc:date><text:list text:continue-numbering="true" text:style-name=""><text:list-item><text:p>&lt;!--l. 329--&gt;</text:p></text:list-item></text:list></office:annotation>Where, let us split Ω<text:span text:style-name="T4">α</text:span> into a partitioned matrix, Ω<text:span text:style-name="T4">α</text:span> = [<text:span text:style-name="T2">Z</text:span><text:span text:style-name="T4">α</text:span> <text:span text:style-name="T2">X</text:span><text:span text:style-name="T4">α</text:span>], and Γ<text:span text:style-name="T4">α</text:span> = [<text:span text:style-name="T2">γ</text:span><text:span text:style-name="T4">α</text:span><text:span text:style-name="T2">β</text:span><text:span text:style-name="T4">α</text:span>]. Then,<office:annotation><dc:date>2016-02-12T14:14:38.189950118</dc:date><text:list text:continue-numbering="true" text:style-name=""><text:list-item><text:p>&lt;!--l. 331--&gt;</text:p></text:list-item></text:list></office:annotation> </text:p>
      <text:p text:style-name="P15"><draw:frame draw:style-name="fr1" draw:name="Image37" text:anchor-type="as-char" svg:width="0.7862in" svg:height="0.3929in" draw:z-index="36"><draw:image xlink:href="../master29x.png" xlink:type="simple" xlink:show="embed" xlink:actuate="onLoad"/></draw:frame></text:p>
      <text:p text:style-name="Text_20_Body.indent"><office:annotation><dc:date>2016-02-12T14:14:38.190275244</dc:date><text:list text:continue-numbering="true" text:style-name=""><text:list-item><text:p>&lt;!--l. 333--&gt;</text:p></text:list-item></text:list></office:annotation>Then, for any <text:span text:style-name="T2">α </text:span>∈ <text:span text:style-name="T2">θ</text:span><text:span text:style-name="T4">i</text:span><text:span text:style-name="T2">,</text:span> <text:span text:style-name="T2">α </text:span>∈ <text:span text:style-name="T2">θ</text:span><text:span text:style-name="T4">j</text:span> such that <text:span text:style-name="T2">θ</text:span><text:span text:style-name="T4">i</text:span> ∩<text:span text:style-name="T2">θ</text:span><text:span text:style-name="T4">j</text:span> ⁄= ∅,<office:annotation><dc:date>2016-02-12T14:14:38.191865906</dc:date><text:list text:continue-numbering="true" text:style-name=""><text:list-item><text:p>&lt;!--l. 335--&gt;</text:p></text:list-item></text:list></office:annotation> </text:p>
      <text:p text:style-name="P15"><draw:frame draw:style-name="fr1" draw:name="Image38" text:anchor-type="as-char" svg:width="0.7862in" svg:height="0.3929in" draw:z-index="37"><draw:image xlink:href="../master30x.png" xlink:type="simple" xlink:show="embed" xlink:actuate="onLoad"/></draw:frame></text:p>
      <text:p text:style-name="Text_20_Body.indent"><office:annotation><dc:date>2016-02-12T14:14:38.192197511</dc:date><text:list text:continue-numbering="true" text:style-name=""><text:list-item><text:p>&lt;!--l. 337--&gt;</text:p></text:list-item></text:list></office:annotation>Now, we need that, <text:span text:style-name="T2">E</text:span>[<text:span text:style-name="T2">Z</text:span><text:span text:style-name="T4">α</text:span><text:span text:style-name="T2">γ</text:span><text:span text:style-name="T4">α</text:span> -<text:span text:style-name="T2">Z</text:span><text:span text:style-name="T4">α</text:span><text:span text:style-name="T3">′</text:span><text:span text:style-name="T2">γ</text:span><text:span text:style-name="T4">α</text:span><text:span text:style-name="T3">′</text:span>] → 0 as <text:span text:style-name="T2">α,α</text:span>′→ <text:span text:style-name="T2">b </text:span>= {<text:span text:style-name="T2">λα</text:span>+(1-<text:span text:style-name="T2">λ</text:span>)<text:span text:style-name="T2">α</text:span>′ : ∀<text:span text:style-name="T2">λ </text:span>∈ (0<text:span text:style-name="T2">, </text:span>1)}∩{<text:span text:style-name="T2">θ</text:span><text:span text:style-name="T4">i</text:span> ∩<text:span text:style-name="T2">θ</text:span><text:span text:style-name="T4">j</text:span>}. Then,<office:annotation><dc:date>2016-02-12T14:14:38.195232061</dc:date><text:list text:continue-numbering="true" text:style-name=""><text:list-item><text:p>&lt;!--l. 339--&gt;</text:p></text:list-item></text:list></office:annotation> </text:p>
      <text:p text:style-name="P15"><draw:frame draw:style-name="fr1" draw:name="Image39" text:anchor-type="as-char" svg:width="0.7862in" svg:height="0.3929in" draw:z-index="38"><draw:image xlink:href="../master31x.png" xlink:type="simple" xlink:show="embed" xlink:actuate="onLoad"/></draw:frame></text:p>
      <text:p text:style-name="P18"><office:annotation><dc:date>2016-02-12T14:14:38.195543140</dc:date><text:list text:continue-numbering="true" text:style-name=""><text:list-item><text:p>&lt;!--l. 341--&gt;</text:p></text:list-item></text:list></office:annotation>But, as <text:span text:style-name="T2">α,α</text:span>′→ <text:span text:style-name="T2">b,</text:span> ||<text:span text:style-name="T2">α,α</text:span>′||<text:span text:style-name="T3">2</text:span> <text:span text:style-name="T2">&lt; δ</text:span><draw:frame draw:style-name="fr1" draw:name="Image40" text:anchor-type="as-char" svg:width="0.7862in" svg:height="0.3929in" draw:z-index="39"><draw:image xlink:href="../master32x.png" xlink:type="simple" xlink:show="embed" xlink:actuate="onLoad"/></draw:frame>(<text:span text:style-name="T2">Z</text:span><text:span text:style-name="T4">α</text:span> - <text:span text:style-name="T2">Z</text:span><text:span text:style-name="T4">α</text:span><text:span text:style-name="T3">′</text:span>) <text:span text:style-name="T2">&lt; ϵ</text:span>, and ((<text:span text:style-name="T2">γ</text:span><text:span text:style-name="T4">α</text:span> - <text:span text:style-name="T2">γ</text:span><text:span text:style-name="T4">α</text:span><text:span text:style-name="T3">′</text:span>) <text:span text:style-name="T2">&lt; ϵ</text:span>. Thus,<office:annotation><dc:date>2016-02-12T14:14:38.197805369</dc:date><text:list text:continue-numbering="true" text:style-name=""><text:list-item><text:p>&lt;!--l. 343--&gt;</text:p></text:list-item></text:list></office:annotation> </text:p>
      <text:p text:style-name="P15"><draw:frame draw:style-name="fr1" draw:name="Image41" text:anchor-type="as-char" svg:width="0.7862in" svg:height="0.3929in" draw:z-index="40"><draw:image xlink:href="../master33x.png" xlink:type="simple" xlink:show="embed" xlink:actuate="onLoad"/></draw:frame></text:p>
      <text:p text:style-name="Text_20_Body.indent"><office:annotation><dc:date>2016-02-12T14:14:38.198148464</dc:date><text:list text:continue-numbering="true" text:style-name=""><text:list-item><text:p>&lt;!--l. 345--&gt;</text:p></text:list-item></text:list></office:annotation>Since <text:span text:style-name="T2">ϵ </text:span>is arbitrary, <text:span text:style-name="T2">Z</text:span><text:span text:style-name="T4">α</text:span><text:span text:style-name="T2">γ</text:span><text:span text:style-name="T4">α</text:span> - <text:span text:style-name="T2">Z</text:span><text:span text:style-name="T4">α</text:span><text:span text:style-name="T3">′</text:span><text:span text:style-name="T2">γ</text:span><text:span text:style-name="T4">α</text:span><text:span text:style-name="T3">′</text:span> → 0, and<office:annotation><dc:date>2016-02-12T14:14:38.199437584</dc:date><text:list text:continue-numbering="true" text:style-name=""><text:list-item><text:p>&lt;!--l. 347--&gt;</text:p></text:list-item></text:list></office:annotation> </text:p>
      <text:p text:style-name="P17"><draw:frame draw:style-name="fr1" draw:name="Image42" text:anchor-type="as-char" svg:width="0.7862in" svg:height="0.3929in" draw:z-index="41"><draw:image xlink:href="../master34x.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acts of Taxes on Firm Entry Rates along State Borders</dc:title>
    <meta:document-statistic meta:table-count="39" meta:image-count="42" meta:object-count="0" meta:page-count="50" meta:paragraph-count="2507" meta:word-count="10417" meta:character-count="67117" meta:non-whitespace-character-count="55959"/>
    <meta:generator>LibreOffice/4.2.8.2$Linux_X86_64 LibreOffice_project/420m0$Build-2</meta:generator>
    <meta:user-defined meta:name="date">2016-02-12 14:13:00</meta:user-defined>
    <meta:user-defined meta:name="originator">TeX4ht (http://www.cse.ohio-state.edu/~gurari/TeX4ht/)</meta:user-defined>
    <meta:user-defined meta:name="src">master.tex</meta:user-defined>
  </office:meta>
</office:document-meta>
</file>